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1.2819+[.A1]*(20.7789-11.2819)/160" office:value-type="float" office:value="11.2819" calcext:value-type="float">
            <text:p>11.2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.2819+[.A2]*(20.7789-11.2819)/160" office:value-type="float" office:value="11.34125625" calcext:value-type="float">
            <text:p>11.3412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.2819+[.A3]*(20.7789-11.2819)/160" office:value-type="float" office:value="11.4006125" calcext:value-type="float">
            <text:p>11.4006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.2819+[.A4]*(20.7789-11.2819)/160" office:value-type="float" office:value="11.45996875" calcext:value-type="float">
            <text:p>11.4599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1.2819+[.A5]*(20.7789-11.2819)/160" office:value-type="float" office:value="11.519325" calcext:value-type="float">
            <text:p>11.519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1.2819+[.A6]*(20.7789-11.2819)/160" office:value-type="float" office:value="11.57868125" calcext:value-type="float">
            <text:p>11.5786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.2819+[.A7]*(20.7789-11.2819)/160" office:value-type="float" office:value="11.6380375" calcext:value-type="float">
            <text:p>11.6380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1.2819+[.A8]*(20.7789-11.2819)/160" office:value-type="float" office:value="11.69739375" calcext:value-type="float">
            <text:p>11.69739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1.2819+[.A9]*(20.7789-11.2819)/160" office:value-type="float" office:value="11.75675" calcext:value-type="float">
            <text:p>11.75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.2819+[.A10]*(20.7789-11.2819)/160" office:value-type="float" office:value="11.81610625" calcext:value-type="float">
            <text:p>11.8161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.2819+[.A11]*(20.7789-11.2819)/160" office:value-type="float" office:value="11.8754625" calcext:value-type="float">
            <text:p>11.8754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1.2819+[.A12]*(20.7789-11.2819)/160" office:value-type="float" office:value="11.93481875" calcext:value-type="float">
            <text:p>11.93481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.2819+[.A13]*(20.7789-11.2819)/160" office:value-type="float" office:value="11.994175" calcext:value-type="float">
            <text:p>11.994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1.2819+[.A14]*(20.7789-11.2819)/160" office:value-type="float" office:value="12.05353125" calcext:value-type="float">
            <text:p>12.0535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1.2819+[.A15]*(20.7789-11.2819)/160" office:value-type="float" office:value="12.1128875" calcext:value-type="float">
            <text:p>12.1128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.2819+[.A16]*(20.7789-11.2819)/160" office:value-type="float" office:value="12.17224375" calcext:value-type="float">
            <text:p>12.1722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.2819+[.A17]*(20.7789-11.2819)/160" office:value-type="float" office:value="12.2316" calcext:value-type="float">
            <text:p>12.2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1.2819+[.A18]*(20.7789-11.2819)/160" office:value-type="float" office:value="12.29095625" calcext:value-type="float">
            <text:p>12.29095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.2819+[.A19]*(20.7789-11.2819)/160" office:value-type="float" office:value="12.3503125" calcext:value-type="float">
            <text:p>12.3503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1.2819+[.A20]*(20.7789-11.2819)/160" office:value-type="float" office:value="12.40966875" calcext:value-type="float">
            <text:p>12.4096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1.2819+[.A21]*(20.7789-11.2819)/160" office:value-type="float" office:value="12.469025" calcext:value-type="float">
            <text:p>12.469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.2819+[.A22]*(20.7789-11.2819)/160" office:value-type="float" office:value="12.52838125" calcext:value-type="float">
            <text:p>12.52838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1.2819+[.A23]*(20.7789-11.2819)/160" office:value-type="float" office:value="12.5877375" calcext:value-type="float">
            <text:p>12.5877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1.2819+[.A24]*(20.7789-11.2819)/160" office:value-type="float" office:value="12.64709375" calcext:value-type="float">
            <text:p>12.64709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.2819+[.A25]*(20.7789-11.2819)/160" office:value-type="float" office:value="12.70645" calcext:value-type="float">
            <text:p>12.706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.2819+[.A26]*(20.7789-11.2819)/160" office:value-type="float" office:value="12.76580625" calcext:value-type="float">
            <text:p>12.7658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1.2819+[.A27]*(20.7789-11.2819)/160" office:value-type="float" office:value="12.8251625" calcext:value-type="float">
            <text:p>12.8251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.2819+[.A28]*(20.7789-11.2819)/160" office:value-type="float" office:value="12.88451875" calcext:value-type="float">
            <text:p>12.8845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1.2819+[.A29]*(20.7789-11.2819)/160" office:value-type="float" office:value="12.943875" calcext:value-type="float">
            <text:p>12.943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1.2819+[.A30]*(20.7789-11.2819)/160" office:value-type="float" office:value="13.00323125" calcext:value-type="float">
            <text:p>13.0032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.2819+[.A31]*(20.7789-11.2819)/160" office:value-type="float" office:value="13.0625875" calcext:value-type="float">
            <text:p>13.0625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1.2819+[.A32]*(20.7789-11.2819)/160" office:value-type="float" office:value="13.12194375" calcext:value-type="float">
            <text:p>13.1219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1.2819+[.A33]*(20.7789-11.2819)/160" office:value-type="float" office:value="13.1813" calcext:value-type="float">
            <text:p>13.18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.2819+[.A34]*(20.7789-11.2819)/160" office:value-type="float" office:value="13.24065625" calcext:value-type="float">
            <text:p>13.24065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1.2819+[.A35]*(20.7789-11.2819)/160" office:value-type="float" office:value="13.3000125" calcext:value-type="float">
            <text:p>13.3000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1.2819+[.A36]*(20.7789-11.2819)/160" office:value-type="float" office:value="13.35936875" calcext:value-type="float">
            <text:p>13.35936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.2819+[.A37]*(20.7789-11.2819)/160" office:value-type="float" office:value="13.418725" calcext:value-type="float">
            <text:p>13.418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1.2819+[.A38]*(20.7789-11.2819)/160" office:value-type="float" office:value="13.47808125" calcext:value-type="float">
            <text:p>13.47808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1.2819+[.A39]*(20.7789-11.2819)/160" office:value-type="float" office:value="13.5374375" calcext:value-type="float">
            <text:p>13.5374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.2819+[.A40]*(20.7789-11.2819)/160" office:value-type="float" office:value="13.59679375" calcext:value-type="float">
            <text:p>13.59679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1.2819+[.A41]*(20.7789-11.2819)/160" office:value-type="float" office:value="13.65615" calcext:value-type="float">
            <text:p>13.65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1.2819+[.A42]*(20.7789-11.2819)/160" office:value-type="float" office:value="13.71550625" calcext:value-type="float">
            <text:p>13.71550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.2819+[.A43]*(20.7789-11.2819)/160" office:value-type="float" office:value="13.7748625" calcext:value-type="float">
            <text:p>13.7748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1.2819+[.A44]*(20.7789-11.2819)/160" office:value-type="float" office:value="13.83421875" calcext:value-type="float">
            <text:p>13.83421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1.2819+[.A45]*(20.7789-11.2819)/160" office:value-type="float" office:value="13.893575" calcext:value-type="float">
            <text:p>13.893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.2819+[.A46]*(20.7789-11.2819)/160" office:value-type="float" office:value="13.95293125" calcext:value-type="float">
            <text:p>13.95293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1.2819+[.A47]*(20.7789-11.2819)/160" office:value-type="float" office:value="14.0122875" calcext:value-type="float">
            <text:p>14.012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1.2819+[.A48]*(20.7789-11.2819)/160" office:value-type="float" office:value="14.07164375" calcext:value-type="float">
            <text:p>14.07164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.2819+[.A49]*(20.7789-11.2819)/160" office:value-type="float" office:value="14.131" calcext:value-type="float">
            <text:p>14.1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1.2819+[.A50]*(20.7789-11.2819)/160" office:value-type="float" office:value="14.19035625" calcext:value-type="float">
            <text:p>14.1903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1.2819+[.A51]*(20.7789-11.2819)/160" office:value-type="float" office:value="14.2497125" calcext:value-type="float">
            <text:p>14.2497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.2819+[.A52]*(20.7789-11.2819)/160" office:value-type="float" office:value="14.30906875" calcext:value-type="float">
            <text:p>14.30906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1.2819+[.A53]*(20.7789-11.2819)/160" office:value-type="float" office:value="14.368425" calcext:value-type="float">
            <text:p>14.3684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1.2819+[.A54]*(20.7789-11.2819)/160" office:value-type="float" office:value="14.42778125" calcext:value-type="float">
            <text:p>14.42778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.2819+[.A55]*(20.7789-11.2819)/160" office:value-type="float" office:value="14.4871375" calcext:value-type="float">
            <text:p>14.4871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1.2819+[.A56]*(20.7789-11.2819)/160" office:value-type="float" office:value="14.54649375" calcext:value-type="float">
            <text:p>14.54649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1.2819+[.A57]*(20.7789-11.2819)/160" office:value-type="float" office:value="14.60585" calcext:value-type="float">
            <text:p>14.605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.2819+[.A58]*(20.7789-11.2819)/160" office:value-type="float" office:value="14.66520625" calcext:value-type="float">
            <text:p>14.665206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1.2819+[.A59]*(20.7789-11.2819)/160" office:value-type="float" office:value="14.7245625" calcext:value-type="float">
            <text:p>14.7245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1.2819+[.A60]*(20.7789-11.2819)/160" office:value-type="float" office:value="14.78391875" calcext:value-type="float">
            <text:p>14.78391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.2819+[.A61]*(20.7789-11.2819)/160" office:value-type="float" office:value="14.843275" calcext:value-type="float">
            <text:p>14.84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1.2819+[.A62]*(20.7789-11.2819)/160" office:value-type="float" office:value="14.90263125" calcext:value-type="float">
            <text:p>14.90263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1.2819+[.A63]*(20.7789-11.2819)/160" office:value-type="float" office:value="14.9619875" calcext:value-type="float">
            <text:p>14.9619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.2819+[.A64]*(20.7789-11.2819)/160" office:value-type="float" office:value="15.02134375" calcext:value-type="float">
            <text:p>15.02134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1.2819+[.A65]*(20.7789-11.2819)/160" office:value-type="float" office:value="15.0807" calcext:value-type="float">
            <text:p>15.08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1.2819+[.A66]*(20.7789-11.2819)/160" office:value-type="float" office:value="15.14005625" calcext:value-type="float">
            <text:p>15.14005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.2819+[.A67]*(20.7789-11.2819)/160" office:value-type="float" office:value="15.1994125" calcext:value-type="float">
            <text:p>15.1994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1.2819+[.A68]*(20.7789-11.2819)/160" office:value-type="float" office:value="15.25876875" calcext:value-type="float">
            <text:p>15.25876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1.2819+[.A69]*(20.7789-11.2819)/160" office:value-type="float" office:value="15.318125" calcext:value-type="float">
            <text:p>15.318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.2819+[.A70]*(20.7789-11.2819)/160" office:value-type="float" office:value="15.37748125" calcext:value-type="float">
            <text:p>15.37748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1.2819+[.A71]*(20.7789-11.2819)/160" office:value-type="float" office:value="15.4368375" calcext:value-type="float">
            <text:p>15.4368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1.2819+[.A72]*(20.7789-11.2819)/160" office:value-type="float" office:value="15.49619375" calcext:value-type="float">
            <text:p>15.49619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.2819+[.A73]*(20.7789-11.2819)/160" office:value-type="float" office:value="15.55555" calcext:value-type="float">
            <text:p>15.555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1.2819+[.A74]*(20.7789-11.2819)/160" office:value-type="float" office:value="15.61490625" calcext:value-type="float">
            <text:p>15.61490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1.2819+[.A75]*(20.7789-11.2819)/160" office:value-type="float" office:value="15.6742625" calcext:value-type="float">
            <text:p>15.67426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.2819+[.A76]*(20.7789-11.2819)/160" office:value-type="float" office:value="15.73361875" calcext:value-type="float">
            <text:p>15.73361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1.2819+[.A77]*(20.7789-11.2819)/160" office:value-type="float" office:value="15.792975" calcext:value-type="float">
            <text:p>15.7929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1.2819+[.A78]*(20.7789-11.2819)/160" office:value-type="float" office:value="15.85233125" calcext:value-type="float">
            <text:p>15.852331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.2819+[.A79]*(20.7789-11.2819)/160" office:value-type="float" office:value="15.9116875" calcext:value-type="float">
            <text:p>15.9116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1.2819+[.A80]*(20.7789-11.2819)/160" office:value-type="float" office:value="15.97104375" calcext:value-type="float">
            <text:p>15.97104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1.2819+[.A81]*(20.7789-11.2819)/160" office:value-type="float" office:value="16.0304" calcext:value-type="float">
            <text:p>16.0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.2819+[.A82]*(20.7789-11.2819)/160" office:value-type="float" office:value="16.08975625" calcext:value-type="float">
            <text:p>16.089756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1.2819+[.A83]*(20.7789-11.2819)/160" office:value-type="float" office:value="16.1491125" calcext:value-type="float">
            <text:p>16.1491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1.2819+[.A84]*(20.7789-11.2819)/160" office:value-type="float" office:value="16.20846875" calcext:value-type="float">
            <text:p>16.2084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.2819+[.A85]*(20.7789-11.2819)/160" office:value-type="float" office:value="16.267825" calcext:value-type="float">
            <text:p>16.267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1.2819+[.A86]*(20.7789-11.2819)/160" office:value-type="float" office:value="16.32718125" calcext:value-type="float">
            <text:p>16.32718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1.2819+[.A87]*(20.7789-11.2819)/160" office:value-type="float" office:value="16.3865375" calcext:value-type="float">
            <text:p>16.3865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.2819+[.A88]*(20.7789-11.2819)/160" office:value-type="float" office:value="16.44589375" calcext:value-type="float">
            <text:p>16.44589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1.2819+[.A89]*(20.7789-11.2819)/160" office:value-type="float" office:value="16.50525" calcext:value-type="float">
            <text:p>16.505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1.2819+[.A90]*(20.7789-11.2819)/160" office:value-type="float" office:value="16.56460625" calcext:value-type="float">
            <text:p>16.56460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.2819+[.A91]*(20.7789-11.2819)/160" office:value-type="float" office:value="16.6239625" calcext:value-type="float">
            <text:p>16.6239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1.2819+[.A92]*(20.7789-11.2819)/160" office:value-type="float" office:value="16.68331875" calcext:value-type="float">
            <text:p>16.68331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1.2819+[.A93]*(20.7789-11.2819)/160" office:value-type="float" office:value="16.742675" calcext:value-type="float">
            <text:p>16.7426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1.2819+[.A94]*(20.7789-11.2819)/160" office:value-type="float" office:value="16.80203125" calcext:value-type="float">
            <text:p>16.80203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1.2819+[.A95]*(20.7789-11.2819)/160" office:value-type="float" office:value="16.8613875" calcext:value-type="float">
            <text:p>16.8613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1.2819+[.A96]*(20.7789-11.2819)/160" office:value-type="float" office:value="16.92074375" calcext:value-type="float">
            <text:p>16.9207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1.2819+[.A97]*(20.7789-11.2819)/160" office:value-type="float" office:value="16.9801" calcext:value-type="float">
            <text:p>16.98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1.2819+[.A98]*(20.7789-11.2819)/160" office:value-type="float" office:value="17.03945625" calcext:value-type="float">
            <text:p>17.03945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1.2819+[.A99]*(20.7789-11.2819)/160" office:value-type="float" office:value="17.0988125" calcext:value-type="float">
            <text:p>17.0988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1.2819+[.A100]*(20.7789-11.2819)/160" office:value-type="float" office:value="17.15816875" calcext:value-type="float">
            <text:p>17.15816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1.2819+[.A101]*(20.7789-11.2819)/160" office:value-type="float" office:value="17.217525" calcext:value-type="float">
            <text:p>17.2175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1.2819+[.A102]*(20.7789-11.2819)/160" office:value-type="float" office:value="17.27688125" calcext:value-type="float">
            <text:p>17.27688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1.2819+[.A103]*(20.7789-11.2819)/160" office:value-type="float" office:value="17.3362375" calcext:value-type="float">
            <text:p>17.33623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1.2819+[.A104]*(20.7789-11.2819)/160" office:value-type="float" office:value="17.39559375" calcext:value-type="float">
            <text:p>17.395593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1.2819+[.A105]*(20.7789-11.2819)/160" office:value-type="float" office:value="17.45495" calcext:value-type="float">
            <text:p>17.45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1.2819+[.A106]*(20.7789-11.2819)/160" office:value-type="float" office:value="17.51430625" calcext:value-type="float">
            <text:p>17.51430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1.2819+[.A107]*(20.7789-11.2819)/160" office:value-type="float" office:value="17.5736625" calcext:value-type="float">
            <text:p>17.5736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1.2819+[.A108]*(20.7789-11.2819)/160" office:value-type="float" office:value="17.63301875" calcext:value-type="float">
            <text:p>17.633018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1.2819+[.A109]*(20.7789-11.2819)/160" office:value-type="float" office:value="17.692375" calcext:value-type="float">
            <text:p>17.6923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1.2819+[.A110]*(20.7789-11.2819)/160" office:value-type="float" office:value="17.75173125" calcext:value-type="float">
            <text:p>17.75173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1.2819+[.A111]*(20.7789-11.2819)/160" office:value-type="float" office:value="17.8110875" calcext:value-type="float">
            <text:p>17.81108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1.2819+[.A112]*(20.7789-11.2819)/160" office:value-type="float" office:value="17.87044375" calcext:value-type="float">
            <text:p>17.87044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1.2819+[.A113]*(20.7789-11.2819)/160" office:value-type="float" office:value="17.9298" calcext:value-type="float">
            <text:p>17.92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1.2819+[.A114]*(20.7789-11.2819)/160" office:value-type="float" office:value="17.98915625" calcext:value-type="float">
            <text:p>17.989156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1.2819+[.A115]*(20.7789-11.2819)/160" office:value-type="float" office:value="18.0485125" calcext:value-type="float">
            <text:p>18.0485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1.2819+[.A116]*(20.7789-11.2819)/160" office:value-type="float" office:value="18.10786875" calcext:value-type="float">
            <text:p>18.107868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1.2819+[.A117]*(20.7789-11.2819)/160" office:value-type="float" office:value="18.167225" calcext:value-type="float">
            <text:p>18.1672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1.2819+[.A118]*(20.7789-11.2819)/160" office:value-type="float" office:value="18.22658125" calcext:value-type="float">
            <text:p>18.22658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1.2819+[.A119]*(20.7789-11.2819)/160" office:value-type="float" office:value="18.2859375" calcext:value-type="float">
            <text:p>18.28593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1.2819+[.A120]*(20.7789-11.2819)/160" office:value-type="float" office:value="18.34529375" calcext:value-type="float">
            <text:p>18.34529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1.2819+[.A121]*(20.7789-11.2819)/160" office:value-type="float" office:value="18.40465" calcext:value-type="float">
            <text:p>18.404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1.2819+[.A122]*(20.7789-11.2819)/160" office:value-type="float" office:value="18.46400625" calcext:value-type="float">
            <text:p>18.464006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1.2819+[.A123]*(20.7789-11.2819)/160" office:value-type="float" office:value="18.5233625" calcext:value-type="float">
            <text:p>18.52336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1.2819+[.A124]*(20.7789-11.2819)/160" office:value-type="float" office:value="18.58271875" calcext:value-type="float">
            <text:p>18.582718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1.2819+[.A125]*(20.7789-11.2819)/160" office:value-type="float" office:value="18.642075" calcext:value-type="float">
            <text:p>18.642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1.2819+[.A126]*(20.7789-11.2819)/160" office:value-type="float" office:value="18.70143125" calcext:value-type="float">
            <text:p>18.70143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1.2819+[.A127]*(20.7789-11.2819)/160" office:value-type="float" office:value="18.7607875" calcext:value-type="float">
            <text:p>18.76078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1.2819+[.A128]*(20.7789-11.2819)/160" office:value-type="float" office:value="18.82014375" calcext:value-type="float">
            <text:p>18.8201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1.2819+[.A129]*(20.7789-11.2819)/160" office:value-type="float" office:value="18.8795" calcext:value-type="float">
            <text:p>18.87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1.2819+[.A130]*(20.7789-11.2819)/160" office:value-type="float" office:value="18.93885625" calcext:value-type="float">
            <text:p>18.938856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1.2819+[.A131]*(20.7789-11.2819)/160" office:value-type="float" office:value="18.9982125" calcext:value-type="float">
            <text:p>18.9982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1.2819+[.A132]*(20.7789-11.2819)/160" office:value-type="float" office:value="19.05756875" calcext:value-type="float">
            <text:p>19.057568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1.2819+[.A133]*(20.7789-11.2819)/160" office:value-type="float" office:value="19.116925" calcext:value-type="float">
            <text:p>19.1169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1.2819+[.A134]*(20.7789-11.2819)/160" office:value-type="float" office:value="19.17628125" calcext:value-type="float">
            <text:p>19.17628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1.2819+[.A135]*(20.7789-11.2819)/160" office:value-type="float" office:value="19.2356375" calcext:value-type="float">
            <text:p>19.23563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1.2819+[.A136]*(20.7789-11.2819)/160" office:value-type="float" office:value="19.29499375" calcext:value-type="float">
            <text:p>19.294993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1.2819+[.A137]*(20.7789-11.2819)/160" office:value-type="float" office:value="19.35435" calcext:value-type="float">
            <text:p>19.354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1.2819+[.A138]*(20.7789-11.2819)/160" office:value-type="float" office:value="19.41370625" calcext:value-type="float">
            <text:p>19.413706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1.2819+[.A139]*(20.7789-11.2819)/160" office:value-type="float" office:value="19.4730625" calcext:value-type="float">
            <text:p>19.4730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1.2819+[.A140]*(20.7789-11.2819)/160" office:value-type="float" office:value="19.53241875" calcext:value-type="float">
            <text:p>19.532418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1.2819+[.A141]*(20.7789-11.2819)/160" office:value-type="float" office:value="19.591775" calcext:value-type="float">
            <text:p>19.591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1.2819+[.A142]*(20.7789-11.2819)/160" office:value-type="float" office:value="19.65113125" calcext:value-type="float">
            <text:p>19.65113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1.2819+[.A143]*(20.7789-11.2819)/160" office:value-type="float" office:value="19.7104875" calcext:value-type="float">
            <text:p>19.71048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1.2819+[.A144]*(20.7789-11.2819)/160" office:value-type="float" office:value="19.76984375" calcext:value-type="float">
            <text:p>19.769843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1.2819+[.A145]*(20.7789-11.2819)/160" office:value-type="float" office:value="19.8292" calcext:value-type="float">
            <text:p>19.8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1.2819+[.A146]*(20.7789-11.2819)/160" office:value-type="float" office:value="19.88855625" calcext:value-type="float">
            <text:p>19.888556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1.2819+[.A147]*(20.7789-11.2819)/160" office:value-type="float" office:value="19.9479125" calcext:value-type="float">
            <text:p>19.9479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1.2819+[.A148]*(20.7789-11.2819)/160" office:value-type="float" office:value="20.00726875" calcext:value-type="float">
            <text:p>20.00726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1.2819+[.A149]*(20.7789-11.2819)/160" office:value-type="float" office:value="20.066625" calcext:value-type="float">
            <text:p>20.066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1.2819+[.A150]*(20.7789-11.2819)/160" office:value-type="float" office:value="20.12598125" calcext:value-type="float">
            <text:p>20.1259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1.2819+[.A151]*(20.7789-11.2819)/160" office:value-type="float" office:value="20.1853375" calcext:value-type="float">
            <text:p>20.18533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1.2819+[.A152]*(20.7789-11.2819)/160" office:value-type="float" office:value="20.24469375" calcext:value-type="float">
            <text:p>20.244693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1.2819+[.A153]*(20.7789-11.2819)/160" office:value-type="float" office:value="20.30405" calcext:value-type="float">
            <text:p>20.304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1.2819+[.A154]*(20.7789-11.2819)/160" office:value-type="float" office:value="20.36340625" calcext:value-type="float">
            <text:p>20.363406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1.2819+[.A155]*(20.7789-11.2819)/160" office:value-type="float" office:value="20.4227625" calcext:value-type="float">
            <text:p>20.42276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1.2819+[.A156]*(20.7789-11.2819)/160" office:value-type="float" office:value="20.48211875" calcext:value-type="float">
            <text:p>20.48211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1.2819+[.A157]*(20.7789-11.2819)/160" office:value-type="float" office:value="20.541475" calcext:value-type="float">
            <text:p>20.5414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1.2819+[.A158]*(20.7789-11.2819)/160" office:value-type="float" office:value="20.60083125" calcext:value-type="float">
            <text:p>20.60083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1.2819+[.A159]*(20.7789-11.2819)/160" office:value-type="float" office:value="20.6601875" calcext:value-type="float">
            <text:p>20.66018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1.2819+[.A160]*(20.7789-11.2819)/160" office:value-type="float" office:value="20.71954375" calcext:value-type="float">
            <text:p>20.71954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1.2819+[.A161]*(20.7789-11.2819)/160" office:value-type="float" office:value="20.7789" calcext:value-type="float">
            <text:p>20.7789</text:p>
          </table:table-cell>
        </table:table-row>
      </table:table>
      <table:table table:name="Sheet2" table:style-name="ta1">
        <table:shapes>
          <draw:frame draw:z-index="0" draw:style-name="gr1" draw:text-style-name="P1" svg:width="266.71mm" svg:height="183.63mm" svg:x="225.28mm" svg:y="14.05mm">
            <loext:p draw:notify-on-update-of-ranges="Sheet2.A1:Sheet2.A79 Sheet2.B1:Sheet2.B1 Sheet2.B1:Sheet2.B79 Sheet2.E1:Sheet2.E79 Sheet2.D1:Sheet2.D1 Sheet2.F1:Sheet2.F79 Sheet2.C1:Sheet2.C79 Sheet2.F1:Sheet2.F1 Sheet2.D1:Sheet2.D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Jumping Water</text:p>
          </table:table-cell>
          <table:table-cell/>
          <table:table-cell office:value-type="string" calcext:value-type="string">
            <text:p>All lowerlayer Water</text:p>
          </table:table-cell>
          <table:table-cell/>
          <table:table-cell office:value-type="string" calcext:value-type="string">
            <text:p>Arbitrary Positio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13.4791" calcext:value-type="float">
            <text:p>13.4791</text:p>
          </table:table-cell>
          <table:table-cell office:value-type="float" office:value="0.0577911" calcext:value-type="float">
            <text:p>0.0577911</text:p>
          </table:table-cell>
          <table:table-cell office:value-type="float" office:value="13.8368" calcext:value-type="float">
            <text:p>13.8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387" calcext:value-type="float">
            <text:p>13.5387</text:p>
          </table:table-cell>
          <table:table-cell office:value-type="float" office:value="0.054717" calcext:value-type="float">
            <text:p>0.054717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983" calcext:value-type="float">
            <text:p>13.5983</text:p>
          </table:table-cell>
          <table:table-cell office:value-type="float" office:value="0.0649887" calcext:value-type="float">
            <text:p>0.0649887</text:p>
          </table:table-cell>
          <table:table-cell office:value-type="float" office:value="13.9558" calcext:value-type="float">
            <text:p>13.955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6579" calcext:value-type="float">
            <text:p>13.6579</text:p>
          </table:table-cell>
          <table:table-cell office:value-type="float" office:value="0.071458" calcext:value-type="float">
            <text:p>0.071458</text:p>
          </table:table-cell>
          <table:table-cell office:value-type="float" office:value="14.0154" calcext:value-type="float">
            <text:p>14.0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 table:visibility="collapse">
          <table:table-cell table:number-columns-repeated="2"/>
          <table:table-cell office:value-type="float" office:value="13.7175" calcext:value-type="float">
            <text:p>13.7175</text:p>
          </table:table-cell>
          <table:table-cell office:value-type="float" office:value="0.0718726" calcext:value-type="float">
            <text:p>0.0718726</text:p>
          </table:table-cell>
          <table:table-cell office:value-type="float" office:value="14.0749" calcext:value-type="float">
            <text:p>14.0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 table:visibility="collapse">
          <table:table-cell table:number-columns-repeated="2"/>
          <table:table-cell office:value-type="float" office:value="13.7771" calcext:value-type="float">
            <text:p>13.7771</text:p>
          </table:table-cell>
          <table:table-cell office:value-type="float" office:value="0.0723114" calcext:value-type="float">
            <text:p>0.0723114</text:p>
          </table:table-cell>
          <table:table-cell office:value-type="float" office:value="14.1344" calcext:value-type="float">
            <text:p>14.1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8367" calcext:value-type="float">
            <text:p>13.8367</text:p>
          </table:table-cell>
          <table:table-cell office:value-type="float" office:value="0.072784" calcext:value-type="float">
            <text:p>0.072784</text:p>
          </table:table-cell>
          <table:table-cell office:value-type="float" office:value="14.1939" calcext:value-type="float">
            <text:p>14.193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0.189964" calcext:value-type="float">
            <text:p>0.189964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0701763" calcext:value-type="float">
            <text:p>0.0701763</text:p>
          </table:table-cell>
          <table:table-cell office:value-type="float" office:value="14.2535" calcext:value-type="float">
            <text:p>14.2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13.9559" calcext:value-type="float">
            <text:p>13.9559</text:p>
          </table:table-cell>
          <table:table-cell office:value-type="float" office:value="0.0670698" calcext:value-type="float">
            <text:p>0.0670698</text:p>
          </table:table-cell>
          <table:table-cell office:value-type="float" office:value="14.313" calcext:value-type="float">
            <text:p>14.3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0.160267" calcext:value-type="float">
            <text:p>0.160267</text:p>
          </table:table-cell>
          <table:table-cell office:value-type="float" office:value="14.0155" calcext:value-type="float">
            <text:p>14.0155</text:p>
          </table:table-cell>
          <table:table-cell office:value-type="float" office:value="0.0635162" calcext:value-type="float">
            <text:p>0.0635162</text:p>
          </table:table-cell>
          <table:table-cell office:value-type="float" office:value="14.3725" calcext:value-type="float">
            <text:p>14.3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14.075" calcext:value-type="float">
            <text:p>14.075</text:p>
          </table:table-cell>
          <table:table-cell office:value-type="float" office:value="0.0578673" calcext:value-type="float">
            <text:p>0.0578673</text:p>
          </table:table-cell>
          <table:table-cell office:value-type="float" office:value="14.432" calcext:value-type="float">
            <text:p>14.43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0.168391" calcext:value-type="float">
            <text:p>0.168391</text:p>
          </table:table-cell>
          <table:table-cell office:value-type="float" office:value="14.1346" calcext:value-type="float">
            <text:p>14.1346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14.4916" calcext:value-type="float">
            <text:p>14.4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0.161115" calcext:value-type="float">
            <text:p>0.161115</text:p>
          </table:table-cell>
          <table:table-cell office:value-type="float" office:value="14.1942" calcext:value-type="float">
            <text:p>14.1942</text:p>
          </table:table-cell>
          <table:table-cell office:value-type="float" office:value="0.0466577" calcext:value-type="float">
            <text:p>0.0466577</text:p>
          </table:table-cell>
          <table:table-cell office:value-type="float" office:value="14.5511" calcext:value-type="float">
            <text:p>14.5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0.152524" calcext:value-type="float">
            <text:p>0.152524</text:p>
          </table:table-cell>
          <table:table-cell office:value-type="float" office:value="14.2538" calcext:value-type="float">
            <text:p>14.2538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14.6106" calcext:value-type="float">
            <text:p>14.6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0.142255" calcext:value-type="float">
            <text:p>0.142255</text:p>
          </table:table-cell>
          <table:table-cell office:value-type="float" office:value="14.3134" calcext:value-type="float">
            <text:p>14.3134</text:p>
          </table:table-cell>
          <table:table-cell office:value-type="float" office:value="0.0341479" calcext:value-type="float">
            <text:p>0.0341479</text:p>
          </table:table-cell>
          <table:table-cell office:value-type="float" office:value="14.6701" calcext:value-type="float">
            <text:p>14.670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0.14237" calcext:value-type="float">
            <text:p>0.14237</text:p>
          </table:table-cell>
          <table:table-cell office:value-type="float" office:value="14.373" calcext:value-type="float">
            <text:p>14.373</text:p>
          </table:table-cell>
          <table:table-cell office:value-type="float" office:value="0.0295604" calcext:value-type="float">
            <text:p>0.0295604</text:p>
          </table:table-cell>
          <table:table-cell office:value-type="float" office:value="14.7297" calcext:value-type="float">
            <text:p>14.7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0.153923" calcext:value-type="float">
            <text:p>0.153923</text:p>
          </table:table-cell>
          <table:table-cell office:value-type="float" office:value="14.4326" calcext:value-type="float">
            <text:p>14.4326</text:p>
          </table:table-cell>
          <table:table-cell office:value-type="float" office:value="0.0262627" calcext:value-type="float">
            <text:p>0.0262627</text:p>
          </table:table-cell>
          <table:table-cell office:value-type="float" office:value="14.7892" calcext:value-type="float">
            <text:p>14.7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14.4922" calcext:value-type="float">
            <text:p>14.4922</text:p>
          </table:table-cell>
          <table:table-cell office:value-type="float" office:value="0.0244165" calcext:value-type="float">
            <text:p>0.0244165</text:p>
          </table:table-cell>
          <table:table-cell office:value-type="float" office:value="14.8487" calcext:value-type="float">
            <text:p>14.8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0.140524" calcext:value-type="float">
            <text:p>0.140524</text:p>
          </table:table-cell>
          <table:table-cell office:value-type="float" office:value="14.5518" calcext:value-type="float">
            <text:p>14.5518</text:p>
          </table:table-cell>
          <table:table-cell office:value-type="float" office:value="0.0226512" calcext:value-type="float">
            <text:p>0.0226512</text:p>
          </table:table-cell>
          <table:table-cell office:value-type="float" office:value="14.9082" calcext:value-type="float">
            <text:p>14.908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0.128355" calcext:value-type="float">
            <text:p>0.128355</text:p>
          </table:table-cell>
          <table:table-cell office:value-type="float" office:value="14.6114" calcext:value-type="float">
            <text:p>14.6114</text:p>
          </table:table-cell>
          <table:table-cell office:value-type="float" office:value="0.0216455" calcext:value-type="float">
            <text:p>0.0216455</text:p>
          </table:table-cell>
          <table:table-cell office:value-type="float" office:value="14.9678" calcext:value-type="float">
            <text:p>14.9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0.123849" calcext:value-type="float">
            <text:p>0.123849</text:p>
          </table:table-cell>
          <table:table-cell office:value-type="float" office:value="14.671" calcext:value-type="float">
            <text:p>14.671</text:p>
          </table:table-cell>
          <table:table-cell office:value-type="float" office:value="0.0213528" calcext:value-type="float">
            <text:p>0.0213528</text:p>
          </table:table-cell>
          <table:table-cell office:value-type="float" office:value="15.0273" calcext:value-type="float">
            <text:p>15.0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14.7306" calcext:value-type="float">
            <text:p>14.7306</text:p>
          </table:table-cell>
          <table:table-cell office:value-type="float" office:value="0.0214546" calcext:value-type="float">
            <text:p>0.0214546</text:p>
          </table:table-cell>
          <table:table-cell office:value-type="float" office:value="15.0868" calcext:value-type="float">
            <text:p>15.0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0.121041" calcext:value-type="float">
            <text:p>0.121041</text:p>
          </table:table-cell>
          <table:table-cell office:value-type="float" office:value="14.7902" calcext:value-type="float">
            <text:p>14.7902</text:p>
          </table:table-cell>
          <table:table-cell office:value-type="float" office:value="0.0219493" calcext:value-type="float">
            <text:p>0.0219493</text:p>
          </table:table-cell>
          <table:table-cell office:value-type="float" office:value="15.1463" calcext:value-type="float">
            <text:p>15.14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0.124126" calcext:value-type="float">
            <text:p>0.124126</text:p>
          </table:table-cell>
          <table:table-cell office:value-type="float" office:value="14.8498" calcext:value-type="float">
            <text:p>14.8498</text:p>
          </table:table-cell>
          <table:table-cell office:value-type="float" office:value="0.0223262" calcext:value-type="float">
            <text:p>0.0223262</text:p>
          </table:table-cell>
          <table:table-cell office:value-type="float" office:value="15.2059" calcext:value-type="float">
            <text:p>15.2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14.9093" calcext:value-type="float">
            <text:p>14.9093</text:p>
          </table:table-cell>
          <table:table-cell office:value-type="float" office:value="0.0235016" calcext:value-type="float">
            <text:p>0.0235016</text:p>
          </table:table-cell>
          <table:table-cell office:value-type="float" office:value="15.2654" calcext:value-type="float">
            <text:p>15.2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0.123992" calcext:value-type="float">
            <text:p>0.123992</text:p>
          </table:table-cell>
          <table:table-cell office:value-type="float" office:value="14.9689" calcext:value-type="float">
            <text:p>14.9689</text:p>
          </table:table-cell>
          <table:table-cell office:value-type="float" office:value="0.0253869" calcext:value-type="float">
            <text:p>0.0253869</text:p>
          </table:table-cell>
          <table:table-cell office:value-type="float" office:value="15.3249" calcext:value-type="float">
            <text:p>15.3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0.12494" calcext:value-type="float">
            <text:p>0.12494</text:p>
          </table:table-cell>
          <table:table-cell office:value-type="float" office:value="15.0285" calcext:value-type="float">
            <text:p>15.0285</text:p>
          </table:table-cell>
          <table:table-cell office:value-type="float" office:value="0.0273623" calcext:value-type="float">
            <text:p>0.0273623</text:p>
          </table:table-cell>
          <table:table-cell office:value-type="float" office:value="15.3844" calcext:value-type="float">
            <text:p>15.38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15.0881" calcext:value-type="float">
            <text:p>15.0881</text:p>
          </table:table-cell>
          <table:table-cell office:value-type="float" office:value="0.0303499" calcext:value-type="float">
            <text:p>0.0303499</text:p>
          </table:table-cell>
          <table:table-cell office:value-type="float" office:value="15.444" calcext:value-type="float">
            <text:p>15.4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0.142265" calcext:value-type="float">
            <text:p>0.142265</text:p>
          </table:table-cell>
          <table:table-cell office:value-type="float" office:value="15.1477" calcext:value-type="float">
            <text:p>15.1477</text:p>
          </table:table-cell>
          <table:table-cell office:value-type="float" office:value="0.0341509" calcext:value-type="float">
            <text:p>0.0341509</text:p>
          </table:table-cell>
          <table:table-cell office:value-type="float" office:value="15.5035" calcext:value-type="float">
            <text:p>15.5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15.2073" calcext:value-type="float">
            <text:p>15.2073</text:p>
          </table:table-cell>
          <table:table-cell office:value-type="float" office:value="0.0394687" calcext:value-type="float">
            <text:p>0.0394687</text:p>
          </table:table-cell>
          <table:table-cell office:value-type="float" office:value="15.563" calcext:value-type="float">
            <text:p>15.5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15.2669" calcext:value-type="float">
            <text:p>15.2669</text:p>
          </table:table-cell>
          <table:table-cell office:value-type="float" office:value="0.0447077" calcext:value-type="float">
            <text:p>0.0447077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0.166235" calcext:value-type="float">
            <text:p>0.166235</text:p>
          </table:table-cell>
          <table:table-cell office:value-type="float" office:value="15.3265" calcext:value-type="float">
            <text:p>15.3265</text:p>
          </table:table-cell>
          <table:table-cell office:value-type="float" office:value="0.0527598" calcext:value-type="float">
            <text:p>0.0527598</text:p>
          </table:table-cell>
          <table:table-cell office:value-type="float" office:value="15.6821" calcext:value-type="float">
            <text:p>15.68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0.159577" calcext:value-type="float">
            <text:p>0.159577</text:p>
          </table:table-cell>
          <table:table-cell office:value-type="float" office:value="15.3861" calcext:value-type="float">
            <text:p>15.3861</text:p>
          </table:table-cell>
          <table:table-cell office:value-type="float" office:value="0.0621526" calcext:value-type="float">
            <text:p>0.0621526</text:p>
          </table:table-cell>
          <table:table-cell office:value-type="float" office:value="15.7416" calcext:value-type="float">
            <text:p>15.74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0.168198" calcext:value-type="float">
            <text:p>0.168198</text:p>
          </table:table-cell>
          <table:table-cell office:value-type="float" office:value="15.4457" calcext:value-type="float">
            <text:p>15.4457</text:p>
          </table:table-cell>
          <table:table-cell office:value-type="float" office:value="0.0750352" calcext:value-type="float">
            <text:p>0.0750352</text:p>
          </table:table-cell>
          <table:table-cell office:value-type="float" office:value="15.8011" calcext:value-type="float">
            <text:p>15.80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0.174928" calcext:value-type="float">
            <text:p>0.174928</text:p>
          </table:table-cell>
          <table:table-cell office:value-type="float" office:value="15.5053" calcext:value-type="float">
            <text:p>15.5053</text:p>
          </table:table-cell>
          <table:table-cell office:value-type="float" office:value="0.0864057" calcext:value-type="float">
            <text:p>0.0864057</text:p>
          </table:table-cell>
          <table:table-cell office:value-type="float" office:value="15.8606" calcext:value-type="float">
            <text:p>15.86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15.5649" calcext:value-type="float">
            <text:p>15.5649</text:p>
          </table:table-cell>
          <table:table-cell office:value-type="float" office:value="0.101546" calcext:value-type="float">
            <text:p>0.101546</text:p>
          </table:table-cell>
          <table:table-cell office:value-type="float" office:value="15.9202" calcext:value-type="float">
            <text:p>15.92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0.197769" calcext:value-type="float">
            <text:p>0.197769</text:p>
          </table:table-cell>
          <table:table-cell office:value-type="float" office:value="15.6245" calcext:value-type="float">
            <text:p>15.6245</text:p>
          </table:table-cell>
          <table:table-cell office:value-type="float" office:value="0.117953" calcext:value-type="float">
            <text:p>0.117953</text:p>
          </table:table-cell>
          <table:table-cell office:value-type="float" office:value="15.9797" calcext:value-type="float">
            <text:p>15.97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0.226474" calcext:value-type="float">
            <text:p>0.226474</text:p>
          </table:table-cell>
          <table:table-cell office:value-type="float" office:value="15.6841" calcext:value-type="float">
            <text:p>15.6841</text:p>
          </table:table-cell>
          <table:table-cell office:value-type="float" office:value="0.137041" calcext:value-type="float">
            <text:p>0.137041</text:p>
          </table:table-cell>
          <table:table-cell office:value-type="float" office:value="16.0392" calcext:value-type="float">
            <text:p>16.03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0.215392" calcext:value-type="float">
            <text:p>0.215392</text:p>
          </table:table-cell>
          <table:table-cell office:value-type="float" office:value="15.7437" calcext:value-type="float">
            <text:p>15.7437</text:p>
          </table:table-cell>
          <table:table-cell office:value-type="float" office:value="0.152801" calcext:value-type="float">
            <text:p>0.152801</text:p>
          </table:table-cell>
          <table:table-cell office:value-type="float" office:value="16.0987" calcext:value-type="float">
            <text:p>16.09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0.210502" calcext:value-type="float">
            <text:p>0.210502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0.173062" calcext:value-type="float">
            <text:p>0.173062</text:p>
          </table:table-cell>
          <table:table-cell office:value-type="float" office:value="16.1583" calcext:value-type="float">
            <text:p>16.15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15.8628" calcext:value-type="float">
            <text:p>15.8628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16.2178" calcext:value-type="float">
            <text:p>16.21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0.226833" calcext:value-type="float">
            <text:p>0.226833</text:p>
          </table:table-cell>
          <table:table-cell office:value-type="float" office:value="15.9224" calcext:value-type="float">
            <text:p>15.9224</text:p>
          </table:table-cell>
          <table:table-cell office:value-type="float" office:value="0.209284" calcext:value-type="float">
            <text:p>0.209284</text:p>
          </table:table-cell>
          <table:table-cell office:value-type="float" office:value="16.2773" calcext:value-type="float">
            <text:p>16.27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0.261758" calcext:value-type="float">
            <text:p>0.261758</text:p>
          </table:table-cell>
          <table:table-cell office:value-type="float" office:value="15.982" calcext:value-type="float">
            <text:p>15.982</text:p>
          </table:table-cell>
          <table:table-cell office:value-type="float" office:value="0.226544" calcext:value-type="float">
            <text:p>0.226544</text:p>
          </table:table-cell>
          <table:table-cell office:value-type="float" office:value="16.3368" calcext:value-type="float">
            <text:p>16.3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.262053" calcext:value-type="float">
            <text:p>0.262053</text:p>
          </table:table-cell>
          <table:table-cell office:value-type="float" office:value="16.0416" calcext:value-type="float">
            <text:p>16.0416</text:p>
          </table:table-cell>
          <table:table-cell office:value-type="float" office:value="0.239251" calcext:value-type="float">
            <text:p>0.239251</text:p>
          </table:table-cell>
          <table:table-cell office:value-type="float" office:value="16.3964" calcext:value-type="float">
            <text:p>16.39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0.266758" calcext:value-type="float">
            <text:p>0.266758</text:p>
          </table:table-cell>
          <table:table-cell office:value-type="float" office:value="16.1012" calcext:value-type="float">
            <text:p>16.1012</text:p>
          </table:table-cell>
          <table:table-cell office:value-type="float" office:value="0.253974" calcext:value-type="float">
            <text:p>0.253974</text:p>
          </table:table-cell>
          <table:table-cell office:value-type="float" office:value="16.4559" calcext:value-type="float">
            <text:p>16.45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0.291754" calcext:value-type="float">
            <text:p>0.291754</text:p>
          </table:table-cell>
          <table:table-cell office:value-type="float" office:value="16.1608" calcext:value-type="float">
            <text:p>16.1608</text:p>
          </table:table-cell>
          <table:table-cell office:value-type="float" office:value="0.273556" calcext:value-type="float">
            <text:p>0.273556</text:p>
          </table:table-cell>
          <table:table-cell office:value-type="float" office:value="16.5154" calcext:value-type="float">
            <text:p>16.5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0.283043" calcext:value-type="float">
            <text:p>0.283043</text:p>
          </table:table-cell>
          <table:table-cell office:value-type="float" office:value="16.5749" calcext:value-type="float">
            <text:p>16.5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0.297897" calcext:value-type="float">
            <text:p>0.297897</text:p>
          </table:table-cell>
          <table:table-cell office:value-type="float" office:value="16.28" calcext:value-type="float">
            <text:p>16.28</text:p>
          </table:table-cell>
          <table:table-cell office:value-type="float" office:value="0.294717" calcext:value-type="float">
            <text:p>0.294717</text:p>
          </table:table-cell>
          <table:table-cell office:value-type="float" office:value="16.6344" calcext:value-type="float">
            <text:p>16.6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0.296749" calcext:value-type="float">
            <text:p>0.296749</text:p>
          </table:table-cell>
          <table:table-cell office:value-type="float" office:value="16.3396" calcext:value-type="float">
            <text:p>16.3396</text:p>
          </table:table-cell>
          <table:table-cell office:value-type="float" office:value="0.311103" calcext:value-type="float">
            <text:p>0.311103</text:p>
          </table:table-cell>
          <table:table-cell office:value-type="float" office:value="16.694" calcext:value-type="float">
            <text:p>16.69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16.3992" calcext:value-type="float">
            <text:p>16.3992</text:p>
          </table:table-cell>
          <table:table-cell office:value-type="float" office:value="0.322288" calcext:value-type="float">
            <text:p>0.322288</text:p>
          </table:table-cell>
          <table:table-cell office:value-type="float" office:value="16.7535" calcext:value-type="float">
            <text:p>16.7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16.4588" calcext:value-type="float">
            <text:p>16.4588</text:p>
          </table:table-cell>
          <table:table-cell office:value-type="float" office:value="0.324927" calcext:value-type="float">
            <text:p>0.324927</text:p>
          </table:table-cell>
          <table:table-cell office:value-type="float" office:value="16.813" calcext:value-type="float">
            <text:p>16.8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0.342258" calcext:value-type="float">
            <text:p>0.342258</text:p>
          </table:table-cell>
          <table:table-cell office:value-type="float" office:value="16.5184" calcext:value-type="float">
            <text:p>16.5184</text:p>
          </table:table-cell>
          <table:table-cell office:value-type="float" office:value="0.334939" calcext:value-type="float">
            <text:p>0.334939</text:p>
          </table:table-cell>
          <table:table-cell office:value-type="float" office:value="16.8725" calcext:value-type="float">
            <text:p>16.8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0.328832" calcext:value-type="float">
            <text:p>0.3288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338638" calcext:value-type="float">
            <text:p>0.338638</text:p>
          </table:table-cell>
          <table:table-cell office:value-type="float" office:value="16.9321" calcext:value-type="float">
            <text:p>16.93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6375" calcext:value-type="float">
            <text:p>16.6375</text:p>
          </table:table-cell>
          <table:table-cell office:value-type="float" office:value="0.337961" calcext:value-type="float">
            <text:p>0.337961</text:p>
          </table:table-cell>
          <table:table-cell office:value-type="float" office:value="16.9916" calcext:value-type="float">
            <text:p>16.9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6971" calcext:value-type="float">
            <text:p>16.6971</text:p>
          </table:table-cell>
          <table:table-cell office:value-type="float" office:value="0.342316" calcext:value-type="float">
            <text:p>0.342316</text:p>
          </table:table-cell>
          <table:table-cell office:value-type="float" office:value="17.0511" calcext:value-type="float">
            <text:p>17.0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7567" calcext:value-type="float">
            <text:p>16.7567</text:p>
          </table:table-cell>
          <table:table-cell office:value-type="float" office:value="0.345208" calcext:value-type="float">
            <text:p>0.345208</text:p>
          </table:table-cell>
          <table:table-cell office:value-type="float" office:value="17.1106" calcext:value-type="float">
            <text:p>17.1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6.8163" calcext:value-type="float">
            <text:p>16.8163</text:p>
          </table:table-cell>
          <table:table-cell office:value-type="float" office:value="0.318117" calcext:value-type="float">
            <text:p>0.318117</text:p>
          </table:table-cell>
          <table:table-cell office:value-type="float" office:value="17.1702" calcext:value-type="float">
            <text:p>17.17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7.2297" calcext:value-type="float">
            <text:p>17.2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7.2892" calcext:value-type="float">
            <text:p>17.2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0297974" calcext:value-type="float">
            <text:p>0.000297974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7.3487" calcext:value-type="float">
            <text:p>17.3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09113" calcext:value-type="float">
            <text:p>0.0009113</text:p>
          </table:table-cell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4083" calcext:value-type="float">
            <text:p>17.40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0625391" calcext:value-type="float">
            <text:p>0.000625391</text:p>
          </table:table-cell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4678" calcext:value-type="float">
            <text:p>17.4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103591" calcext:value-type="float">
            <text:p>0.00103591</text:p>
          </table:table-cell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5273" calcext:value-type="float">
            <text:p>17.5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2335" calcext:value-type="float">
            <text:p>17.2335</text:p>
          </table:table-cell>
          <table:table-cell office:value-type="float" office:value="0" calcext:value-type="float">
            <text:p>0</text:p>
          </table:table-cell>
          <table:table-cell office:value-type="float" office:value="17.5868" calcext:value-type="float">
            <text:p>17.5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0985222" calcext:value-type="float">
            <text:p>0.000985222</text:p>
          </table:table-cell>
          <table:table-cell office:value-type="float" office:value="17.2931" calcext:value-type="float">
            <text:p>17.2931</text:p>
          </table:table-cell>
          <table:table-cell office:value-type="float" office:value="0" calcext:value-type="float">
            <text:p>0</text:p>
          </table:table-cell>
          <table:table-cell office:value-type="float" office:value="17.6464" calcext:value-type="float">
            <text:p>17.64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3527" calcext:value-type="float">
            <text:p>17.3527</text:p>
          </table:table-cell>
          <table:table-cell office:value-type="float" office:value="0" calcext:value-type="float">
            <text:p>0</text:p>
          </table:table-cell>
          <table:table-cell office:value-type="float" office:value="17.7059" calcext:value-type="float">
            <text:p>17.7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6506" calcext:value-type="float">
            <text:p>17.6506</text:p>
          </table:table-cell>
          <table:table-cell office:value-type="float" office:value="0.000735294" calcext:value-type="float">
            <text:p>0.000735294</text:p>
          </table:table-cell>
          <table:table-cell office:value-type="float" office:value="17.4123" calcext:value-type="float">
            <text:p>17.4123</text:p>
          </table:table-cell>
          <table:table-cell office:value-type="float" office:value="0" calcext:value-type="float">
            <text:p>0</text:p>
          </table:table-cell>
          <table:table-cell office:value-type="float" office:value="17.7654" calcext:value-type="float">
            <text:p>17.7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102" calcext:value-type="float">
            <text:p>17.7102</text:p>
          </table:table-cell>
          <table:table-cell office:value-type="float" office:value="0.00174672" calcext:value-type="float">
            <text:p>0.00174672</text:p>
          </table:table-cell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8249" calcext:value-type="float">
            <text:p>17.8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698" calcext:value-type="float">
            <text:p>17.7698</text:p>
          </table:table-cell>
          <table:table-cell office:value-type="float" office:value="0.00215517" calcext:value-type="float">
            <text:p>0.00215517</text:p>
          </table:table-cell>
          <table:table-cell office:value-type="float" office:value="17.5314" calcext:value-type="float">
            <text:p>17.5314</text:p>
          </table:table-cell>
          <table:table-cell office:value-type="float" office:value="0" calcext:value-type="float">
            <text:p>0</text:p>
          </table:table-cell>
          <table:table-cell office:value-type="float" office:value="17.8845" calcext:value-type="float">
            <text:p>17.884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office:value-type="float" office:value="17.6506" calcext:value-type="float">
            <text:p>17.6506</text:p>
          </table:table-cell>
          <table:table-cell office:value-type="float" office:value="0" calcext:value-type="float">
            <text:p>0</text:p>
          </table:table-cell>
          <table:table-cell office:value-type="float" office:value="18.0035" calcext:value-type="float">
            <text:p>18.0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office:value-type="float" office:value="17.7102" calcext:value-type="float">
            <text:p>17.7102</text:p>
          </table:table-cell>
          <table:table-cell office:value-type="float" office:value="0" calcext:value-type="float">
            <text:p>0</text:p>
          </table:table-cell>
          <table:table-cell office:value-type="float" office:value="18.063" calcext:value-type="float">
            <text:p>18.063</text:p>
          </table:table-cell>
          <table:table-cell office:value-type="float" office:value="0.1304" calcext:value-type="float">
            <text:p>0.1304</text:p>
          </table:table-cell>
        </table:table-row>
      </table:table>
      <table:table table:name="Sheet3" table:style-name="ta1">
        <table:shapes>
          <draw:frame draw:z-index="0" draw:style-name="gr1" draw:text-style-name="P1" svg:width="233.21mm" svg:height="145.83mm" svg:x="122.67mm" svg:y="2.06mm">
            <loext:p draw:notify-on-update-of-ranges="Sheet3.A13:Sheet3.A82 Sheet3.B13:Sheet3.B82 Sheet3.C1:Sheet3.C72 Sheet3.D1:Sheet3.D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3.4204" calcext:value-type="float">
            <text:p>13.4204</text:p>
          </table:table-cell>
          <table:table-cell office:value-type="float" office:value="0.971899" calcext:value-type="float">
            <text:p>0.971899</text:p>
          </table:table-cell>
        </table:table-row>
        <table:table-row table:style-name="ro1">
          <table:table-cell table:number-columns-repeated="2"/>
          <table:table-cell office:value-type="float" office:value="13.48" calcext:value-type="float">
            <text:p>13.48</text:p>
          </table:table-cell>
          <table:table-cell office:value-type="float" office:value="0.67281" calcext:value-type="float">
            <text:p>0.67281</text:p>
          </table:table-cell>
        </table:table-row>
        <table:table-row table:style-name="ro1">
          <table:table-cell table:number-columns-repeated="2"/>
          <table:table-cell office:value-type="float" office:value="13.5396" calcext:value-type="float">
            <text:p>13.5396</text:p>
          </table:table-cell>
          <table:table-cell office:value-type="float" office:value="0.724121" calcext:value-type="float">
            <text:p>0.724121</text:p>
          </table:table-cell>
        </table:table-row>
        <table:table-row table:style-name="ro1">
          <table:table-cell table:number-columns-repeated="2"/>
          <table:table-cell office:value-type="float" office:value="13.5991" calcext:value-type="float">
            <text:p>13.5991</text:p>
          </table:table-cell>
          <table:table-cell office:value-type="float" office:value="0.845902" calcext:value-type="float">
            <text:p>0.845902</text:p>
          </table:table-cell>
        </table:table-row>
        <table:table-row table:style-name="ro1">
          <table:table-cell table:number-columns-repeated="2"/>
          <table:table-cell office:value-type="float" office:value="13.6587" calcext:value-type="float">
            <text:p>13.6587</text:p>
          </table:table-cell>
          <table:table-cell office:value-type="float" office:value="0.828494" calcext:value-type="float">
            <text:p>0.828494</text:p>
          </table:table-cell>
        </table:table-row>
        <table:table-row table:style-name="ro1">
          <table:table-cell table:number-columns-repeated="2"/>
          <table:table-cell office:value-type="float" office:value="13.7183" calcext:value-type="float">
            <text:p>13.7183</text:p>
          </table:table-cell>
          <table:table-cell office:value-type="float" office:value="0.812152" calcext:value-type="float">
            <text:p>0.812152</text:p>
          </table:table-cell>
        </table:table-row>
        <table:table-row table:style-name="ro1">
          <table:table-cell table:number-columns-repeated="2"/>
          <table:table-cell office:value-type="float" office:value="13.7779" calcext:value-type="float">
            <text:p>13.7779</text:p>
          </table:table-cell>
          <table:table-cell office:value-type="float" office:value="0.880812" calcext:value-type="float">
            <text:p>0.880812</text:p>
          </table:table-cell>
        </table:table-row>
        <table:table-row table:style-name="ro1">
          <table:table-cell table:number-columns-repeated="2"/>
          <table:table-cell office:value-type="float" office:value="13.8375" calcext:value-type="float">
            <text:p>13.8375</text:p>
          </table:table-cell>
          <table:table-cell office:value-type="float" office:value="0.888304" calcext:value-type="float">
            <text:p>0.888304</text:p>
          </table:table-cell>
        </table:table-row>
        <table:table-row table:style-name="ro1">
          <table:table-cell table:number-columns-repeated="2"/>
          <table:table-cell office:value-type="float" office:value="13.8971" calcext:value-type="float">
            <text:p>13.8971</text:p>
          </table:table-cell>
          <table:table-cell office:value-type="float" office:value="0.886163" calcext:value-type="float">
            <text:p>0.886163</text:p>
          </table:table-cell>
        </table:table-row>
        <table:table-row table:style-name="ro1">
          <table:table-cell table:number-columns-repeated="2"/>
          <table:table-cell office:value-type="float" office:value="13.9566" calcext:value-type="float">
            <text:p>13.9566</text:p>
          </table:table-cell>
          <table:table-cell office:value-type="float" office:value="0.822202" calcext:value-type="float">
            <text:p>0.822202</text:p>
          </table:table-cell>
        </table:table-row>
        <table:table-row table:style-name="ro1">
          <table:table-cell table:number-columns-repeated="2"/>
          <table:table-cell office:value-type="float" office:value="14.0162" calcext:value-type="float">
            <text:p>14.0162</text:p>
          </table:table-cell>
          <table:table-cell office:value-type="float" office:value="0.767561" calcext:value-type="float">
            <text:p>0.767561</text:p>
          </table:table-cell>
        </table:table-row>
        <table:table-row table:style-name="ro1">
          <table:table-cell table:number-columns-repeated="2"/>
          <table:table-cell office:value-type="float" office:value="14.0758" calcext:value-type="float">
            <text:p>14.0758</text:p>
          </table:table-cell>
          <table:table-cell office:value-type="float" office:value="0.717383" calcext:value-type="float">
            <text:p>0.717383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2.53954" calcext:value-type="float">
            <text:p>2.53954</text:p>
          </table:table-cell>
          <table:table-cell office:value-type="float" office:value="14.1354" calcext:value-type="float">
            <text:p>14.1354</text:p>
          </table:table-cell>
          <table:table-cell office:value-type="float" office:value="0.662385" calcext:value-type="float">
            <text:p>0.662385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2.02993" calcext:value-type="float">
            <text:p>2.02993</text:p>
          </table:table-cell>
          <table:table-cell office:value-type="float" office:value="14.195" calcext:value-type="float">
            <text:p>14.195</text:p>
          </table:table-cell>
          <table:table-cell office:value-type="float" office:value="0.569876" calcext:value-type="float">
            <text:p>0.569876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2.31352" calcext:value-type="float">
            <text:p>2.31352</text:p>
          </table:table-cell>
          <table:table-cell office:value-type="float" office:value="14.2546" calcext:value-type="float">
            <text:p>14.2546</text:p>
          </table:table-cell>
          <table:table-cell office:value-type="float" office:value="0.487531" calcext:value-type="float">
            <text:p>0.487531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2.13881" calcext:value-type="float">
            <text:p>2.13881</text:p>
          </table:table-cell>
          <table:table-cell office:value-type="float" office:value="14.3141" calcext:value-type="float">
            <text:p>14.3141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.366955" calcext:value-type="float">
            <text:p>0.366955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2.13088" calcext:value-type="float">
            <text:p>2.13088</text:p>
          </table:table-cell>
          <table:table-cell office:value-type="float" office:value="14.4333" calcext:value-type="float">
            <text:p>14.4333</text:p>
          </table:table-cell>
          <table:table-cell office:value-type="float" office:value="0.324662" calcext:value-type="float">
            <text:p>0.324662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1.91645" calcext:value-type="float">
            <text:p>1.91645</text:p>
          </table:table-cell>
          <table:table-cell office:value-type="float" office:value="14.4929" calcext:value-type="float">
            <text:p>14.4929</text:p>
          </table:table-cell>
          <table:table-cell office:value-type="float" office:value="0.304224" calcext:value-type="float">
            <text:p>0.30422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4.5525" calcext:value-type="float">
            <text:p>14.5525</text:p>
          </table:table-cell>
          <table:table-cell office:value-type="float" office:value="0.281216" calcext:value-type="float">
            <text:p>0.281216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1.85894" calcext:value-type="float">
            <text:p>1.85894</text:p>
          </table:table-cell>
          <table:table-cell office:value-type="float" office:value="14.612" calcext:value-type="float">
            <text:p>14.612</text:p>
          </table:table-cell>
          <table:table-cell office:value-type="float" office:value="0.267438" calcext:value-type="float">
            <text:p>0.267438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1.97878" calcext:value-type="float">
            <text:p>1.97878</text:p>
          </table:table-cell>
          <table:table-cell office:value-type="float" office:value="14.6716" calcext:value-type="float">
            <text:p>14.6716</text:p>
          </table:table-cell>
          <table:table-cell office:value-type="float" office:value="0.26621" calcext:value-type="float">
            <text:p>0.26621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2.00697" calcext:value-type="float">
            <text:p>2.00697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0.266434" calcext:value-type="float">
            <text:p>0.26643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1.83742" calcext:value-type="float">
            <text:p>1.83742</text:p>
          </table:table-cell>
          <table:table-cell office:value-type="float" office:value="14.7908" calcext:value-type="float">
            <text:p>14.7908</text:p>
          </table:table-cell>
          <table:table-cell office:value-type="float" office:value="0.267313" calcext:value-type="float">
            <text:p>0.267313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1.67945" calcext:value-type="float">
            <text:p>1.67945</text:p>
          </table:table-cell>
          <table:table-cell office:value-type="float" office:value="14.8504" calcext:value-type="float">
            <text:p>14.8504</text:p>
          </table:table-cell>
          <table:table-cell office:value-type="float" office:value="0.266737" calcext:value-type="float">
            <text:p>0.266737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1.66697" calcext:value-type="float">
            <text:p>1.66697</text:p>
          </table:table-cell>
          <table:table-cell office:value-type="float" office:value="14.91" calcext:value-type="float">
            <text:p>14.91</text:p>
          </table:table-cell>
          <table:table-cell office:value-type="float" office:value="0.277284" calcext:value-type="float">
            <text:p>0.27728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1.7519" calcext:value-type="float">
            <text:p>1.7519</text:p>
          </table:table-cell>
          <table:table-cell office:value-type="float" office:value="14.9695" calcext:value-type="float">
            <text:p>14.9695</text:p>
          </table:table-cell>
          <table:table-cell office:value-type="float" office:value="0.29731" calcext:value-type="float">
            <text:p>0.29731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1.58969" calcext:value-type="float">
            <text:p>1.58969</text:p>
          </table:table-cell>
          <table:table-cell office:value-type="float" office:value="15.0291" calcext:value-type="float">
            <text:p>15.0291</text:p>
          </table:table-cell>
          <table:table-cell office:value-type="float" office:value="0.319294" calcext:value-type="float">
            <text:p>0.31929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1.64611" calcext:value-type="float">
            <text:p>1.64611</text:p>
          </table:table-cell>
          <table:table-cell office:value-type="float" office:value="15.0887" calcext:value-type="float">
            <text:p>15.0887</text:p>
          </table:table-cell>
          <table:table-cell office:value-type="float" office:value="0.366806" calcext:value-type="float">
            <text:p>0.366806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1.43978" calcext:value-type="float">
            <text:p>1.43978</text:p>
          </table:table-cell>
          <table:table-cell office:value-type="float" office:value="15.1483" calcext:value-type="float">
            <text:p>15.1483</text:p>
          </table:table-cell>
          <table:table-cell office:value-type="float" office:value="0.400829" calcext:value-type="float">
            <text:p>0.400829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1.53745" calcext:value-type="float">
            <text:p>1.53745</text:p>
          </table:table-cell>
          <table:table-cell office:value-type="float" office:value="15.2079" calcext:value-type="float">
            <text:p>15.2079</text:p>
          </table:table-cell>
          <table:table-cell office:value-type="float" office:value="0.466691" calcext:value-type="float">
            <text:p>0.466691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1.62089" calcext:value-type="float">
            <text:p>1.62089</text:p>
          </table:table-cell>
          <table:table-cell office:value-type="float" office:value="15.2674" calcext:value-type="float">
            <text:p>15.2674</text:p>
          </table:table-cell>
          <table:table-cell office:value-type="float" office:value="0.531036" calcext:value-type="float">
            <text:p>0.531036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1.69396" calcext:value-type="float">
            <text:p>1.69396</text:p>
          </table:table-cell>
          <table:table-cell office:value-type="float" office:value="15.327" calcext:value-type="float">
            <text:p>15.327</text:p>
          </table:table-cell>
          <table:table-cell office:value-type="float" office:value="0.612257" calcext:value-type="float">
            <text:p>0.612257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1.81681" calcext:value-type="float">
            <text:p>1.81681</text:p>
          </table:table-cell>
          <table:table-cell office:value-type="float" office:value="15.3866" calcext:value-type="float">
            <text:p>15.3866</text:p>
          </table:table-cell>
          <table:table-cell office:value-type="float" office:value="0.738634" calcext:value-type="float">
            <text:p>0.73863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1.89226" calcext:value-type="float">
            <text:p>1.89226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0.868821" calcext:value-type="float">
            <text:p>0.868821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1.84886" calcext:value-type="float">
            <text:p>1.84886</text:p>
          </table:table-cell>
          <table:table-cell office:value-type="float" office:value="15.5058" calcext:value-type="float">
            <text:p>15.5058</text:p>
          </table:table-cell>
          <table:table-cell office:value-type="float" office:value="1.01584" calcext:value-type="float">
            <text:p>1.0158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2.19875" calcext:value-type="float">
            <text:p>2.19875</text:p>
          </table:table-cell>
          <table:table-cell office:value-type="float" office:value="15.5654" calcext:value-type="float">
            <text:p>15.5654</text:p>
          </table:table-cell>
          <table:table-cell office:value-type="float" office:value="1.22985" calcext:value-type="float">
            <text:p>1.22985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2.09463" calcext:value-type="float">
            <text:p>2.09463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1.39354" calcext:value-type="float">
            <text:p>1.3935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2.16585" calcext:value-type="float">
            <text:p>2.16585</text:p>
          </table:table-cell>
          <table:table-cell office:value-type="float" office:value="15.6845" calcext:value-type="float">
            <text:p>15.6845</text:p>
          </table:table-cell>
          <table:table-cell office:value-type="float" office:value="1.60198" calcext:value-type="float">
            <text:p>1.60198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2.30779" calcext:value-type="float">
            <text:p>2.30779</text:p>
          </table:table-cell>
          <table:table-cell office:value-type="float" office:value="15.7441" calcext:value-type="float">
            <text:p>15.7441</text:p>
          </table:table-cell>
          <table:table-cell office:value-type="float" office:value="1.83021" calcext:value-type="float">
            <text:p>1.83021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2.45188" calcext:value-type="float">
            <text:p>2.45188</text:p>
          </table:table-cell>
          <table:table-cell office:value-type="float" office:value="15.8037" calcext:value-type="float">
            <text:p>15.8037</text:p>
          </table:table-cell>
          <table:table-cell office:value-type="float" office:value="2.07584" calcext:value-type="float">
            <text:p>2.0758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2.48198" calcext:value-type="float">
            <text:p>2.48198</text:p>
          </table:table-cell>
          <table:table-cell office:value-type="float" office:value="15.8633" calcext:value-type="float">
            <text:p>15.8633</text:p>
          </table:table-cell>
          <table:table-cell office:value-type="float" office:value="2.35133" calcext:value-type="float">
            <text:p>2.35133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2.8186" calcext:value-type="float">
            <text:p>2.8186</text:p>
          </table:table-cell>
          <table:table-cell office:value-type="float" office:value="15.9229" calcext:value-type="float">
            <text:p>15.9229</text:p>
          </table:table-cell>
          <table:table-cell office:value-type="float" office:value="2.59415" calcext:value-type="float">
            <text:p>2.59415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2.66718" calcext:value-type="float">
            <text:p>2.66718</text:p>
          </table:table-cell>
          <table:table-cell office:value-type="float" office:value="15.9824" calcext:value-type="float">
            <text:p>15.9824</text:p>
          </table:table-cell>
          <table:table-cell office:value-type="float" office:value="2.75362" calcext:value-type="float">
            <text:p>2.75362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2.65894" calcext:value-type="float">
            <text:p>2.65894</text:p>
          </table:table-cell>
          <table:table-cell office:value-type="float" office:value="16.042" calcext:value-type="float">
            <text:p>16.042</text:p>
          </table:table-cell>
          <table:table-cell office:value-type="float" office:value="2.90601" calcext:value-type="float">
            <text:p>2.90601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2.60028" calcext:value-type="float">
            <text:p>2.60028</text:p>
          </table:table-cell>
          <table:table-cell office:value-type="float" office:value="16.1016" calcext:value-type="float">
            <text:p>16.1016</text:p>
          </table:table-cell>
          <table:table-cell office:value-type="float" office:value="3.14533" calcext:value-type="float">
            <text:p>3.14533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2.79173" calcext:value-type="float">
            <text:p>2.79173</text:p>
          </table:table-cell>
          <table:table-cell office:value-type="float" office:value="16.1612" calcext:value-type="float">
            <text:p>16.1612</text:p>
          </table:table-cell>
          <table:table-cell office:value-type="float" office:value="3.36764" calcext:value-type="float">
            <text:p>3.3676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3.3371" calcext:value-type="float">
            <text:p>3.3371</text:p>
          </table:table-cell>
          <table:table-cell office:value-type="float" office:value="16.2208" calcext:value-type="float">
            <text:p>16.2208</text:p>
          </table:table-cell>
          <table:table-cell office:value-type="float" office:value="3.45009" calcext:value-type="float">
            <text:p>3.45009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36353" calcext:value-type="float">
            <text:p>3.36353</text:p>
          </table:table-cell>
          <table:table-cell office:value-type="float" office:value="16.2803" calcext:value-type="float">
            <text:p>16.2803</text:p>
          </table:table-cell>
          <table:table-cell office:value-type="float" office:value="3.58698" calcext:value-type="float">
            <text:p>3.58698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3.37856" calcext:value-type="float">
            <text:p>3.37856</text:p>
          </table:table-cell>
          <table:table-cell office:value-type="float" office:value="16.3399" calcext:value-type="float">
            <text:p>16.3399</text:p>
          </table:table-cell>
          <table:table-cell office:value-type="float" office:value="3.87215" calcext:value-type="float">
            <text:p>3.87215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3.64174" calcext:value-type="float">
            <text:p>3.64174</text:p>
          </table:table-cell>
          <table:table-cell office:value-type="float" office:value="16.3995" calcext:value-type="float">
            <text:p>16.3995</text:p>
          </table:table-cell>
          <table:table-cell office:value-type="float" office:value="4.02755" calcext:value-type="float">
            <text:p>4.02755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3.81855" calcext:value-type="float">
            <text:p>3.81855</text:p>
          </table:table-cell>
          <table:table-cell office:value-type="float" office:value="16.4591" calcext:value-type="float">
            <text:p>16.4591</text:p>
          </table:table-cell>
          <table:table-cell office:value-type="float" office:value="4.05962" calcext:value-type="float">
            <text:p>4.05962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3.93616" calcext:value-type="float">
            <text:p>3.93616</text:p>
          </table:table-cell>
          <table:table-cell office:value-type="float" office:value="16.5187" calcext:value-type="float">
            <text:p>16.5187</text:p>
          </table:table-cell>
          <table:table-cell office:value-type="float" office:value="4.1864" calcext:value-type="float">
            <text:p>4.186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3.9835" calcext:value-type="float">
            <text:p>3.9835</text:p>
          </table:table-cell>
          <table:table-cell office:value-type="float" office:value="16.5783" calcext:value-type="float">
            <text:p>16.5783</text:p>
          </table:table-cell>
          <table:table-cell office:value-type="float" office:value="4.21348" calcext:value-type="float">
            <text:p>4.21348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4.13799" calcext:value-type="float">
            <text:p>4.13799</text:p>
          </table:table-cell>
          <table:table-cell office:value-type="float" office:value="16.6378" calcext:value-type="float">
            <text:p>16.6378</text:p>
          </table:table-cell>
          <table:table-cell office:value-type="float" office:value="4.23562" calcext:value-type="float">
            <text:p>4.23562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4.38418" calcext:value-type="float">
            <text:p>4.38418</text:p>
          </table:table-cell>
          <table:table-cell office:value-type="float" office:value="16.6974" calcext:value-type="float">
            <text:p>16.6974</text:p>
          </table:table-cell>
          <table:table-cell office:value-type="float" office:value="4.2894" calcext:value-type="float">
            <text:p>4.289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4.37024" calcext:value-type="float">
            <text:p>4.37024</text:p>
          </table:table-cell>
          <table:table-cell office:value-type="float" office:value="16.757" calcext:value-type="float">
            <text:p>16.757</text:p>
          </table:table-cell>
          <table:table-cell office:value-type="float" office:value="4.33189" calcext:value-type="float">
            <text:p>4.33189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4.22754" calcext:value-type="float">
            <text:p>4.22754</text:p>
          </table:table-cell>
          <table:table-cell office:value-type="float" office:value="16.8166" calcext:value-type="float">
            <text:p>16.8166</text:p>
          </table:table-cell>
          <table:table-cell office:value-type="float" office:value="4.03199" calcext:value-type="float">
            <text:p>4.03199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8762" calcext:value-type="float">
            <text:p>16.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9357" calcext:value-type="float">
            <text:p>16.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9953" calcext:value-type="float">
            <text:p>16.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0549" calcext:value-type="float">
            <text:p>17.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1145" calcext:value-type="float">
            <text:p>17.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1741" calcext:value-type="float">
            <text:p>17.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251788" calcext:value-type="float">
            <text:p>0.00251788</text:p>
          </table:table-cell>
          <table:table-cell office:value-type="float" office:value="17.2337" calcext:value-type="float">
            <text:p>17.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795717" calcext:value-type="float">
            <text:p>0.00795717</text:p>
          </table:table-cell>
          <table:table-cell office:value-type="float" office:value="17.2932" calcext:value-type="float">
            <text:p>17.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528455" calcext:value-type="float">
            <text:p>0.00528455</text:p>
          </table:table-cell>
          <table:table-cell office:value-type="float" office:value="17.3528" calcext:value-type="float">
            <text:p>17.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846167" calcext:value-type="float">
            <text:p>0.00846167</text:p>
          </table:table-cell>
          <table:table-cell office:value-type="float" office:value="17.4124" calcext:value-type="float">
            <text:p>17.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472" calcext:value-type="float">
            <text:p>17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541133" calcext:value-type="float">
            <text:p>0.00541133</text:p>
          </table:table-cell>
          <table:table-cell office:value-type="float" office:value="17.5316" calcext:value-type="float">
            <text:p>17.53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5911" calcext:value-type="float">
            <text:p>17.59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6506" calcext:value-type="float">
            <text:p>17.6506</text:p>
          </table:table-cell>
          <table:table-cell office:value-type="float" office:value="0.0040386" calcext:value-type="float">
            <text:p>0.0040386</text:p>
          </table:table-cell>
          <table:table-cell office:value-type="float" office:value="17.6507" calcext:value-type="float">
            <text:p>17.65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7102" calcext:value-type="float">
            <text:p>17.7102</text:p>
          </table:table-cell>
          <table:table-cell office:value-type="float" office:value="0.0132838" calcext:value-type="float">
            <text:p>0.0132838</text:p>
          </table:table-cell>
          <table:table-cell table:number-columns-repeated="2"/>
        </table:table-row>
        <table:table-row table:style-name="ro2">
          <table:table-cell office:value-type="float" office:value="17.7698" calcext:value-type="float">
            <text:p>17.7698</text:p>
          </table:table-cell>
          <table:table-cell office:value-type="float" office:value="0.0168454" calcext:value-type="float">
            <text:p>0.0168454</text:p>
          </table:table-cell>
          <table:table-cell table:number-columns-repeated="2"/>
        </table:table-row>
        <table:table-row table:style-name="ro2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082" calcext:value-type="float">
            <text:p>18.00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678" calcext:value-type="float">
            <text:p>18.06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274" calcext:value-type="float">
            <text:p>18.1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87" calcext:value-type="float">
            <text:p>18.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2466" calcext:value-type="float">
            <text:p>18.2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285.52mm" svg:height="190.72mm" svg:x="228.53mm" svg:y="0mm">
            <loext:p draw:notify-on-update-of-ranges="Sheet4.A1:Sheet4.A210 Sheet4.B1:Sheet4.B210 Sheet4.A1:Sheet4.A210 Sheet4.D1:Sheet4.D210 Sheet4.A1:Sheet4.A210 Sheet4.I1:Sheet4.I2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float" office:value="13.5596" calcext:value-type="float">
            <text:p>13.5596</text:p>
          </table:table-cell>
          <table:table-cell office:value-type="float" office:value="0.289474" calcext:value-type="float">
            <text:p>0.289474</text:p>
          </table:table-cell>
          <table:table-cell office:value-type="float" office:value="13.5596" calcext:value-type="float">
            <text:p>13.55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5487" calcext:value-type="float">
            <text:p>18.548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3.5848" calcext:value-type="float">
            <text:p>13.5848</text:p>
          </table:table-cell>
          <table:table-cell office:value-type="float" office:value="0.2" calcext:value-type="float">
            <text:p>0.2</text:p>
          </table:table-cell>
          <table:table-cell office:value-type="float" office:value="13.5848" calcext:value-type="float">
            <text:p>13.58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5235" calcext:value-type="float">
            <text:p>18.52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3.61" calcext:value-type="float">
            <text:p>13.6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13.61" calcext:value-type="float">
            <text:p>13.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983" calcext:value-type="float">
            <text:p>18.4983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2">
          <table:table-cell office:value-type="float" office:value="13.6352" calcext:value-type="float">
            <text:p>13.6352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13.6352" calcext:value-type="float">
            <text:p>13.63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732" calcext:value-type="float">
            <text:p>18.4732</text:p>
          </table:table-cell>
          <table:table-cell office:value-type="float" office:value="0.0512821" calcext:value-type="float">
            <text:p>0.0512821</text:p>
          </table:table-cell>
        </table:table-row>
        <table:table-row table:style-name="ro2">
          <table:table-cell office:value-type="float" office:value="13.6604" calcext:value-type="float">
            <text:p>13.6604</text:p>
          </table:table-cell>
          <table:table-cell office:value-type="float" office:value="0.145161" calcext:value-type="float">
            <text:p>0.145161</text:p>
          </table:table-cell>
          <table:table-cell office:value-type="float" office:value="13.6604" calcext:value-type="float">
            <text:p>13.66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48" calcext:value-type="float">
            <text:p>18.448</text:p>
          </table:table-cell>
          <table:table-cell office:value-type="float" office:value="0.255319" calcext:value-type="float">
            <text:p>0.255319</text:p>
          </table:table-cell>
        </table:table-row>
        <table:table-row table:style-name="ro2">
          <table:table-cell office:value-type="float" office:value="13.6856" calcext:value-type="float">
            <text:p>13.6856</text:p>
          </table:table-cell>
          <table:table-cell office:value-type="float" office:value="0.178082" calcext:value-type="float">
            <text:p>0.178082</text:p>
          </table:table-cell>
          <table:table-cell office:value-type="float" office:value="13.6856" calcext:value-type="float">
            <text:p>13.68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228" calcext:value-type="float">
            <text:p>18.4228</text:p>
          </table:table-cell>
          <table:table-cell office:value-type="float" office:value="0.349206" calcext:value-type="float">
            <text:p>0.349206</text:p>
          </table:table-cell>
        </table:table-row>
        <table:table-row table:style-name="ro2">
          <table:table-cell office:value-type="float" office:value="13.7108" calcext:value-type="float">
            <text:p>13.7108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13.7108" calcext:value-type="float">
            <text:p>13.71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976" calcext:value-type="float">
            <text:p>18.3976</text:p>
          </table:table-cell>
          <table:table-cell office:value-type="float" office:value="0.204301" calcext:value-type="float">
            <text:p>0.204301</text:p>
          </table:table-cell>
        </table:table-row>
        <table:table-row table:style-name="ro2">
          <table:table-cell office:value-type="float" office:value="13.736" calcext:value-type="float">
            <text:p>13.736</text:p>
          </table:table-cell>
          <table:table-cell office:value-type="float" office:value="0.258929" calcext:value-type="float">
            <text:p>0.258929</text:p>
          </table:table-cell>
          <table:table-cell office:value-type="float" office:value="13.736" calcext:value-type="float">
            <text:p>13.7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724" calcext:value-type="float">
            <text:p>18.3724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2">
          <table:table-cell office:value-type="float" office:value="13.7611" calcext:value-type="float">
            <text:p>13.7611</text:p>
          </table:table-cell>
          <table:table-cell office:value-type="float" office:value="0.252874" calcext:value-type="float">
            <text:p>0.252874</text:p>
          </table:table-cell>
          <table:table-cell office:value-type="float" office:value="13.7611" calcext:value-type="float">
            <text:p>13.76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472" calcext:value-type="float">
            <text:p>18.3472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2">
          <table:table-cell office:value-type="float" office:value="13.7863" calcext:value-type="float">
            <text:p>13.7863</text:p>
          </table:table-cell>
          <table:table-cell office:value-type="float" office:value="0.305344" calcext:value-type="float">
            <text:p>0.305344</text:p>
          </table:table-cell>
          <table:table-cell office:value-type="float" office:value="13.7863" calcext:value-type="float">
            <text:p>13.78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22" calcext:value-type="float">
            <text:p>18.322</text:p>
          </table:table-cell>
          <table:table-cell office:value-type="float" office:value="0.268519" calcext:value-type="float">
            <text:p>0.268519</text:p>
          </table:table-cell>
        </table:table-row>
        <table:table-row table:style-name="ro2">
          <table:table-cell office:value-type="float" office:value="13.8115" calcext:value-type="float">
            <text:p>13.8115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13.8115" calcext:value-type="float">
            <text:p>13.81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968" calcext:value-type="float">
            <text:p>18.2968</text:p>
          </table:table-cell>
          <table:table-cell office:value-type="float" office:value="0.257812" calcext:value-type="float">
            <text:p>0.257812</text:p>
          </table:table-cell>
        </table:table-row>
        <table:table-row table:style-name="ro2">
          <table:table-cell office:value-type="float" office:value="13.8367" calcext:value-type="float">
            <text:p>13.8367</text:p>
          </table:table-cell>
          <table:table-cell office:value-type="float" office:value="0.296482" calcext:value-type="float">
            <text:p>0.296482</text:p>
          </table:table-cell>
          <table:table-cell office:value-type="float" office:value="13.8367" calcext:value-type="float">
            <text:p>13.83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716" calcext:value-type="float">
            <text:p>18.2716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2">
          <table:table-cell office:value-type="float" office:value="13.8619" calcext:value-type="float">
            <text:p>13.8619</text:p>
          </table:table-cell>
          <table:table-cell office:value-type="float" office:value="0.273224" calcext:value-type="float">
            <text:p>0.273224</text:p>
          </table:table-cell>
          <table:table-cell office:value-type="float" office:value="13.8619" calcext:value-type="float">
            <text:p>13.86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464" calcext:value-type="float">
            <text:p>18.2464</text:p>
          </table:table-cell>
          <table:table-cell office:value-type="float" office:value="0.245098" calcext:value-type="float">
            <text:p>0.245098</text:p>
          </table:table-cell>
        </table:table-row>
        <table:table-row table:style-name="ro2">
          <table:table-cell office:value-type="float" office:value="13.8871" calcext:value-type="float">
            <text:p>13.8871</text:p>
          </table:table-cell>
          <table:table-cell office:value-type="float" office:value="0.294393" calcext:value-type="float">
            <text:p>0.294393</text:p>
          </table:table-cell>
          <table:table-cell office:value-type="float" office:value="13.8871" calcext:value-type="float">
            <text:p>13.88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212" calcext:value-type="float">
            <text:p>18.2212</text:p>
          </table:table-cell>
          <table:table-cell office:value-type="float" office:value="0.280851" calcext:value-type="float">
            <text:p>0.280851</text:p>
          </table:table-cell>
        </table:table-row>
        <table:table-row table:style-name="ro2">
          <table:table-cell office:value-type="float" office:value="13.9123" calcext:value-type="float">
            <text:p>13.9123</text:p>
          </table:table-cell>
          <table:table-cell office:value-type="float" office:value="0.271812" calcext:value-type="float">
            <text:p>0.271812</text:p>
          </table:table-cell>
          <table:table-cell office:value-type="float" office:value="13.9123" calcext:value-type="float">
            <text:p>13.91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96" calcext:value-type="float">
            <text:p>18.196</text:p>
          </table:table-cell>
          <table:table-cell office:value-type="float" office:value="0.258555" calcext:value-type="float">
            <text:p>0.258555</text:p>
          </table:table-cell>
        </table:table-row>
        <table:table-row table:style-name="ro2">
          <table:table-cell office:value-type="float" office:value="13.9375" calcext:value-type="float">
            <text:p>13.9375</text:p>
          </table:table-cell>
          <table:table-cell office:value-type="float" office:value="0.261589" calcext:value-type="float">
            <text:p>0.261589</text:p>
          </table:table-cell>
          <table:table-cell office:value-type="float" office:value="13.9375" calcext:value-type="float">
            <text:p>13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708" calcext:value-type="float">
            <text:p>18.1708</text:p>
          </table:table-cell>
          <table:table-cell office:value-type="float" office:value="0.237237" calcext:value-type="float">
            <text:p>0.237237</text:p>
          </table:table-cell>
        </table:table-row>
        <table:table-row table:style-name="ro2">
          <table:table-cell office:value-type="float" office:value="13.9627" calcext:value-type="float">
            <text:p>13.9627</text:p>
          </table:table-cell>
          <table:table-cell office:value-type="float" office:value="0.252055" calcext:value-type="float">
            <text:p>0.252055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456" calcext:value-type="float">
            <text:p>18.145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3.9879" calcext:value-type="float">
            <text:p>13.9879</text:p>
          </table:table-cell>
          <table:table-cell office:value-type="float" office:value="0.267218" calcext:value-type="float">
            <text:p>0.267218</text:p>
          </table:table-cell>
          <table:table-cell office:value-type="float" office:value="13.9879" calcext:value-type="float">
            <text:p>13.98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204" calcext:value-type="float">
            <text:p>18.1204</text:p>
          </table:table-cell>
          <table:table-cell office:value-type="float" office:value="0.240566" calcext:value-type="float">
            <text:p>0.240566</text:p>
          </table:table-cell>
        </table:table-row>
        <table:table-row table:style-name="ro2">
          <table:table-cell office:value-type="float" office:value="14.0131" calcext:value-type="float">
            <text:p>14.0131</text:p>
          </table:table-cell>
          <table:table-cell office:value-type="float" office:value="0.245726" calcext:value-type="float">
            <text:p>0.245726</text:p>
          </table:table-cell>
          <table:table-cell office:value-type="float" office:value="14.0131" calcext:value-type="float">
            <text:p>14.0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0952" calcext:value-type="float">
            <text:p>18.0952</text:p>
          </table:table-cell>
          <table:table-cell office:value-type="float" office:value="0.284823" calcext:value-type="float">
            <text:p>0.284823</text:p>
          </table:table-cell>
        </table:table-row>
        <table:table-row table:style-name="ro2">
          <table:table-cell office:value-type="float" office:value="14.0383" calcext:value-type="float">
            <text:p>14.0383</text:p>
          </table:table-cell>
          <table:table-cell office:value-type="float" office:value="0.278107" calcext:value-type="float">
            <text:p>0.278107</text:p>
          </table:table-cell>
          <table:table-cell office:value-type="float" office:value="14.0383" calcext:value-type="float">
            <text:p>14.0383</text:p>
          </table:table-cell>
          <table:table-cell office:value-type="float" office:value="0" calcext:value-type="float">
            <text:p>0</text:p>
          </table:table-cell>
          <table:table-cell table:formula="of:=AVERAGE([.B25:.B29])" office:value-type="float" office:value="0.2691982" calcext:value-type="float">
            <text:p>0.2691982</text:p>
          </table:table-cell>
          <table:table-cell/>
          <table:table-cell table:formula="of:=AVERAGE([.D25:.D29])" office:value-type="float" office:value="0" calcext:value-type="float">
            <text:p>0</text:p>
          </table:table-cell>
          <table:table-cell office:value-type="float" office:value="18.07" calcext:value-type="float">
            <text:p>18.07</text:p>
          </table:table-cell>
          <table:table-cell office:value-type="float" office:value="0.240672" calcext:value-type="float">
            <text:p>0.240672</text:p>
          </table:table-cell>
        </table:table-row>
        <table:table-row table:style-name="ro2">
          <table:table-cell office:value-type="float" office:value="14.0635" calcext:value-type="float">
            <text:p>14.0635</text:p>
          </table:table-cell>
          <table:table-cell office:value-type="float" office:value="0.291958" calcext:value-type="float">
            <text:p>0.291958</text:p>
          </table:table-cell>
          <table:table-cell office:value-type="float" office:value="14.0635" calcext:value-type="float">
            <text:p>14.0635</text:p>
          </table:table-cell>
          <table:table-cell office:value-type="float" office:value="0" calcext:value-type="float">
            <text:p>0</text:p>
          </table:table-cell>
          <table:table-cell table:formula="of:=AVERAGE([.B26:.B30])" office:value-type="float" office:value="0.2714302" calcext:value-type="float">
            <text:p>0.2714302</text:p>
          </table:table-cell>
          <table:table-cell/>
          <table:table-cell table:formula="of:=AVERAGE([.D26:.D30])" office:value-type="float" office:value="0" calcext:value-type="float">
            <text:p>0</text:p>
          </table:table-cell>
          <table:table-cell office:value-type="float" office:value="18.0448" calcext:value-type="float">
            <text:p>18.0448</text:p>
          </table:table-cell>
          <table:table-cell office:value-type="float" office:value="0.244698" calcext:value-type="float">
            <text:p>0.244698</text:p>
          </table:table-cell>
        </table:table-row>
        <table:table-row table:style-name="ro2">
          <table:table-cell office:value-type="float" office:value="14.0887" calcext:value-type="float">
            <text:p>14.0887</text:p>
          </table:table-cell>
          <table:table-cell office:value-type="float" office:value="0.262982" calcext:value-type="float">
            <text:p>0.262982</text:p>
          </table:table-cell>
          <table:table-cell office:value-type="float" office:value="14.0887" calcext:value-type="float">
            <text:p>14.0887</text:p>
          </table:table-cell>
          <table:table-cell office:value-type="float" office:value="0" calcext:value-type="float">
            <text:p>0</text:p>
          </table:table-cell>
          <table:table-cell table:formula="of:=AVERAGE([.B27:.B31])" office:value-type="float" office:value="0.2762204" calcext:value-type="float">
            <text:p>0.2762204</text:p>
          </table:table-cell>
          <table:table-cell/>
          <table:table-cell table:formula="of:=AVERAGE([.D27:.D31])" office:value-type="float" office:value="0" calcext:value-type="float">
            <text:p>0</text:p>
          </table:table-cell>
          <table:table-cell office:value-type="float" office:value="18.0196" calcext:value-type="float">
            <text:p>18.0196</text:p>
          </table:table-cell>
          <table:table-cell office:value-type="float" office:value="0.225564" calcext:value-type="float">
            <text:p>0.225564</text:p>
          </table:table-cell>
        </table:table-row>
        <table:table-row table:style-name="ro2">
          <table:table-cell office:value-type="float" office:value="14.1139" calcext:value-type="float">
            <text:p>14.1139</text:p>
          </table:table-cell>
          <table:table-cell office:value-type="float" office:value="0.278378" calcext:value-type="float">
            <text:p>0.278378</text:p>
          </table:table-cell>
          <table:table-cell office:value-type="float" office:value="14.1139" calcext:value-type="float">
            <text:p>14.1139</text:p>
          </table:table-cell>
          <table:table-cell office:value-type="float" office:value="0" calcext:value-type="float">
            <text:p>0</text:p>
          </table:table-cell>
          <table:table-cell table:formula="of:=AVERAGE([.B28:.B32])" office:value-type="float" office:value="0.2674956" calcext:value-type="float">
            <text:p>0.2674956</text:p>
          </table:table-cell>
          <table:table-cell/>
          <table:table-cell table:formula="of:=AVERAGE([.D28:.D32])" office:value-type="float" office:value="0" calcext:value-type="float">
            <text:p>0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0.255456" calcext:value-type="float">
            <text:p>0.255456</text:p>
          </table:table-cell>
        </table:table-row>
        <table:table-row table:style-name="ro2">
          <table:table-cell office:value-type="float" office:value="14.1391" calcext:value-type="float">
            <text:p>14.1391</text:p>
          </table:table-cell>
          <table:table-cell office:value-type="float" office:value="0.269677" calcext:value-type="float">
            <text:p>0.269677</text:p>
          </table:table-cell>
          <table:table-cell office:value-type="float" office:value="14.1391" calcext:value-type="float">
            <text:p>14.1391</text:p>
          </table:table-cell>
          <table:table-cell office:value-type="float" office:value="0" calcext:value-type="float">
            <text:p>0</text:p>
          </table:table-cell>
          <table:table-cell table:formula="of:=AVERAGE([.B29:.B33])" office:value-type="float" office:value="0.2522532" calcext:value-type="float">
            <text:p>0.2522532</text:p>
          </table:table-cell>
          <table:table-cell/>
          <table:table-cell table:formula="of:=AVERAGE([.D29:.D33])" office:value-type="float" office:value="0.000204498" calcext:value-type="float">
            <text:p>0.000204498</text:p>
          </table:table-cell>
          <table:table-cell office:value-type="float" office:value="17.9692" calcext:value-type="float">
            <text:p>17.9692</text:p>
          </table:table-cell>
          <table:table-cell office:value-type="float" office:value="0.241822" calcext:value-type="float">
            <text:p>0.241822</text:p>
          </table:table-cell>
        </table:table-row>
        <table:table-row table:style-name="ro2">
          <table:table-cell office:value-type="float" office:value="14.1643" calcext:value-type="float">
            <text:p>14.1643</text:p>
          </table:table-cell>
          <table:table-cell office:value-type="float" office:value="0.234483" calcext:value-type="float">
            <text:p>0.234483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0" calcext:value-type="float">
            <text:p>0</text:p>
          </table:table-cell>
          <table:table-cell table:formula="of:=AVERAGE([.B30:.B34])" office:value-type="float" office:value="0.2432756" calcext:value-type="float">
            <text:p>0.2432756</text:p>
          </table:table-cell>
          <table:table-cell/>
          <table:table-cell table:formula="of:=AVERAGE([.D30:.D34])" office:value-type="float" office:value="0.0005276" calcext:value-type="float">
            <text:p>0.0005276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282999" calcext:value-type="float">
            <text:p>0.282999</text:p>
          </table:table-cell>
        </table:table-row>
        <table:table-row table:style-name="ro2">
          <table:table-cell office:value-type="float" office:value="14.1895" calcext:value-type="float">
            <text:p>14.1895</text:p>
          </table:table-cell>
          <table:table-cell office:value-type="float" office:value="0.215746" calcext:value-type="float">
            <text:p>0.215746</text:p>
          </table:table-cell>
          <table:table-cell office:value-type="float" office:value="14.1895" calcext:value-type="float">
            <text:p>14.1895</text:p>
          </table:table-cell>
          <table:table-cell office:value-type="float" office:value="0.00102249" calcext:value-type="float">
            <text:p>0.00102249</text:p>
          </table:table-cell>
          <table:table-cell table:formula="of:=AVERAGE([.B31:.B35])" office:value-type="float" office:value="0.228698" calcext:value-type="float">
            <text:p>0.228698</text:p>
          </table:table-cell>
          <table:table-cell/>
          <table:table-cell table:formula="of:=AVERAGE([.D31:.D35])" office:value-type="float" office:value="0.0005276" calcext:value-type="float">
            <text:p>0.0005276</text:p>
          </table:table-cell>
          <table:table-cell office:value-type="float" office:value="17.9188" calcext:value-type="float">
            <text:p>17.9188</text:p>
          </table:table-cell>
          <table:table-cell office:value-type="float" office:value="0.27425" calcext:value-type="float">
            <text:p>0.27425</text:p>
          </table:table-cell>
        </table:table-row>
        <table:table-row table:style-name="ro2">
          <table:table-cell office:value-type="float" office:value="14.2147" calcext:value-type="float">
            <text:p>14.2147</text:p>
          </table:table-cell>
          <table:table-cell office:value-type="float" office:value="0.218094" calcext:value-type="float">
            <text:p>0.218094</text:p>
          </table:table-cell>
          <table:table-cell office:value-type="float" office:value="14.2147" calcext:value-type="float">
            <text:p>14.2147</text:p>
          </table:table-cell>
          <table:table-cell office:value-type="float" office:value="0.00161551" calcext:value-type="float">
            <text:p>0.00161551</text:p>
          </table:table-cell>
          <table:table-cell table:formula="of:=AVERAGE([.B32:.B36])" office:value-type="float" office:value="0.2189062" calcext:value-type="float">
            <text:p>0.2189062</text:p>
          </table:table-cell>
          <table:table-cell/>
          <table:table-cell table:formula="of:=AVERAGE([.D32:.D36])" office:value-type="float" office:value="0.0005276" calcext:value-type="float">
            <text:p>0.0005276</text:p>
          </table:table-cell>
          <table:table-cell office:value-type="float" office:value="17.8936" calcext:value-type="float">
            <text:p>17.8936</text:p>
          </table:table-cell>
          <table:table-cell office:value-type="float" office:value="0.261182" calcext:value-type="float">
            <text:p>0.261182</text:p>
          </table:table-cell>
        </table:table-row>
        <table:table-row table:style-name="ro2">
          <table:table-cell office:value-type="float" office:value="14.2399" calcext:value-type="float">
            <text:p>14.2399</text:p>
          </table:table-cell>
          <table:table-cell office:value-type="float" office:value="0.20549" calcext:value-type="float">
            <text:p>0.20549</text:p>
          </table:table-cell>
          <table:table-cell office:value-type="float" office:value="14.2399" calcext:value-type="float">
            <text:p>14.2399</text:p>
          </table:table-cell>
          <table:table-cell office:value-type="float" office:value="0" calcext:value-type="float">
            <text:p>0</text:p>
          </table:table-cell>
          <table:table-cell table:formula="of:=AVERAGE([.B33:.B37])" office:value-type="float" office:value="0.214926" calcext:value-type="float">
            <text:p>0.214926</text:p>
          </table:table-cell>
          <table:table-cell/>
          <table:table-cell table:formula="of:=AVERAGE([.D33:.D37])" office:value-type="float" office:value="0.0005276" calcext:value-type="float">
            <text:p>0.0005276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0.273178" calcext:value-type="float">
            <text:p>0.273178</text:p>
          </table:table-cell>
        </table:table-row>
        <table:table-row table:style-name="ro2">
          <table:table-cell office:value-type="float" office:value="14.2651" calcext:value-type="float">
            <text:p>14.2651</text:p>
          </table:table-cell>
          <table:table-cell office:value-type="float" office:value="0.220718" calcext:value-type="float">
            <text:p>0.220718</text:p>
          </table:table-cell>
          <table:table-cell office:value-type="float" office:value="14.2651" calcext:value-type="float">
            <text:p>14.2651</text:p>
          </table:table-cell>
          <table:table-cell office:value-type="float" office:value="0" calcext:value-type="float">
            <text:p>0</text:p>
          </table:table-cell>
          <table:table-cell table:formula="of:=AVERAGE([.B34:.B38])" office:value-type="float" office:value="0.2140656" calcext:value-type="float">
            <text:p>0.2140656</text:p>
          </table:table-cell>
          <table:table-cell/>
          <table:table-cell table:formula="of:=AVERAGE([.D34:.D38])" office:value-type="float" office:value="0.0004320938" calcext:value-type="float">
            <text:p>0.0004320938</text:p>
          </table:table-cell>
          <table:table-cell office:value-type="float" office:value="17.8432" calcext:value-type="float">
            <text:p>17.8432</text:p>
          </table:table-cell>
          <table:table-cell office:value-type="float" office:value="0.247563" calcext:value-type="float">
            <text:p>0.247563</text:p>
          </table:table-cell>
        </table:table-row>
        <table:table-row table:style-name="ro2">
          <table:table-cell office:value-type="float" office:value="14.2903" calcext:value-type="float">
            <text:p>14.2903</text:p>
          </table:table-cell>
          <table:table-cell office:value-type="float" office:value="0.214582" calcext:value-type="float">
            <text:p>0.214582</text:p>
          </table:table-cell>
          <table:table-cell office:value-type="float" office:value="14.2903" calcext:value-type="float">
            <text:p>14.2903</text:p>
          </table:table-cell>
          <table:table-cell office:value-type="float" office:value="0" calcext:value-type="float">
            <text:p>0</text:p>
          </table:table-cell>
          <table:table-cell table:formula="of:=AVERAGE([.B35:.B39])" office:value-type="float" office:value="0.2145312" calcext:value-type="float">
            <text:p>0.2145312</text:p>
          </table:table-cell>
          <table:table-cell/>
          <table:table-cell table:formula="of:=AVERAGE([.D35:.D39])" office:value-type="float" office:value="0.0002071754" calcext:value-type="float">
            <text:p>0.0002071754</text:p>
          </table:table-cell>
          <table:table-cell office:value-type="float" office:value="17.818" calcext:value-type="float">
            <text:p>17.818</text:p>
          </table:table-cell>
          <table:table-cell office:value-type="float" office:value="0.274103" calcext:value-type="float">
            <text:p>0.274103</text:p>
          </table:table-cell>
        </table:table-row>
        <table:table-row table:style-name="ro2">
          <table:table-cell office:value-type="float" office:value="14.3155" calcext:value-type="float">
            <text:p>14.3155</text:p>
          </table:table-cell>
          <table:table-cell office:value-type="float" office:value="0.211444" calcext:value-type="float">
            <text:p>0.211444</text:p>
          </table:table-cell>
          <table:table-cell office:value-type="float" office:value="14.3155" calcext:value-type="float">
            <text:p>14.3155</text:p>
          </table:table-cell>
          <table:table-cell office:value-type="float" office:value="0.000544959" calcext:value-type="float">
            <text:p>0.000544959</text:p>
          </table:table-cell>
          <table:table-cell table:formula="of:=AVERAGE([.B36:.B40])" office:value-type="float" office:value="0.21751" calcext:value-type="float">
            <text:p>0.21751</text:p>
          </table:table-cell>
          <table:table-cell/>
          <table:table-cell table:formula="of:=AVERAGE([.D36:.D40])" office:value-type="float" office:value="0.0002071754" calcext:value-type="float">
            <text:p>0.0002071754</text:p>
          </table:table-cell>
          <table:table-cell office:value-type="float" office:value="17.7928" calcext:value-type="float">
            <text:p>17.7928</text:p>
          </table:table-cell>
          <table:table-cell office:value-type="float" office:value="0.274937" calcext:value-type="float">
            <text:p>0.274937</text:p>
          </table:table-cell>
        </table:table-row>
        <table:table-row table:style-name="ro2">
          <table:table-cell office:value-type="float" office:value="14.3407" calcext:value-type="float">
            <text:p>14.3407</text:p>
          </table:table-cell>
          <table:table-cell office:value-type="float" office:value="0.220422" calcext:value-type="float">
            <text:p>0.220422</text:p>
          </table:table-cell>
          <table:table-cell office:value-type="float" office:value="14.3407" calcext:value-type="float">
            <text:p>14.3407</text:p>
          </table:table-cell>
          <table:table-cell office:value-type="float" office:value="0.000490918" calcext:value-type="float">
            <text:p>0.000490918</text:p>
          </table:table-cell>
          <table:table-cell table:formula="of:=AVERAGE([.B37:.B41])" office:value-type="float" office:value="0.2137074" calcext:value-type="float">
            <text:p>0.2137074</text:p>
          </table:table-cell>
          <table:table-cell/>
          <table:table-cell table:formula="of:=AVERAGE([.D37:.D41])" office:value-type="float" office:value="0.000369513" calcext:value-type="float">
            <text:p>0.000369513</text:p>
          </table:table-cell>
          <table:table-cell office:value-type="float" office:value="17.7676" calcext:value-type="float">
            <text:p>17.7676</text:p>
          </table:table-cell>
          <table:table-cell office:value-type="float" office:value="0.281549" calcext:value-type="float">
            <text:p>0.281549</text:p>
          </table:table-cell>
        </table:table-row>
        <table:table-row table:style-name="ro2">
          <table:table-cell office:value-type="float" office:value="14.3659" calcext:value-type="float">
            <text:p>14.3659</text:p>
          </table:table-cell>
          <table:table-cell office:value-type="float" office:value="0.220384" calcext:value-type="float">
            <text:p>0.220384</text:p>
          </table:table-cell>
          <table:table-cell office:value-type="float" office:value="14.3659" calcext:value-type="float">
            <text:p>14.3659</text:p>
          </table:table-cell>
          <table:table-cell office:value-type="float" office:value="0" calcext:value-type="float">
            <text:p>0</text:p>
          </table:table-cell>
          <table:table-cell table:formula="of:=AVERAGE([.B38:.B42])" office:value-type="float" office:value="0.213361" calcext:value-type="float">
            <text:p>0.213361</text:p>
          </table:table-cell>
          <table:table-cell/>
          <table:table-cell table:formula="of:=AVERAGE([.D38:.D42])" office:value-type="float" office:value="0.0004413006" calcext:value-type="float">
            <text:p>0.0004413006</text:p>
          </table:table-cell>
          <table:table-cell office:value-type="float" office:value="17.7424" calcext:value-type="float">
            <text:p>17.7424</text:p>
          </table:table-cell>
          <table:table-cell office:value-type="float" office:value="0.273455" calcext:value-type="float">
            <text:p>0.273455</text:p>
          </table:table-cell>
        </table:table-row>
        <table:table-row table:style-name="ro2">
          <table:table-cell office:value-type="float" office:value="14.3911" calcext:value-type="float">
            <text:p>14.3911</text:p>
          </table:table-cell>
          <table:table-cell office:value-type="float" office:value="0.201705" calcext:value-type="float">
            <text:p>0.201705</text:p>
          </table:table-cell>
          <table:table-cell office:value-type="float" office:value="14.3911" calcext:value-type="float">
            <text:p>14.3911</text:p>
          </table:table-cell>
          <table:table-cell office:value-type="float" office:value="0.000811688" calcext:value-type="float">
            <text:p>0.000811688</text:p>
          </table:table-cell>
          <table:table-cell table:formula="of:=AVERAGE([.B39:.B43])" office:value-type="float" office:value="0.215502" calcext:value-type="float">
            <text:p>0.215502</text:p>
          </table:table-cell>
          <table:table-cell/>
          <table:table-cell table:formula="of:=AVERAGE([.D39:.D43])" office:value-type="float" office:value="0.0003978396" calcext:value-type="float">
            <text:p>0.0003978396</text:p>
          </table:table-cell>
          <table:table-cell office:value-type="float" office:value="17.7172" calcext:value-type="float">
            <text:p>17.7172</text:p>
          </table:table-cell>
          <table:table-cell office:value-type="float" office:value="0.265665" calcext:value-type="float">
            <text:p>0.265665</text:p>
          </table:table-cell>
        </table:table-row>
        <table:table-row table:style-name="ro2">
          <table:table-cell office:value-type="float" office:value="14.4163" calcext:value-type="float">
            <text:p>14.4163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14.4163" calcext:value-type="float">
            <text:p>14.4163</text:p>
          </table:table-cell>
          <table:table-cell office:value-type="float" office:value="0.000358938" calcext:value-type="float">
            <text:p>0.000358938</text:p>
          </table:table-cell>
          <table:table-cell table:formula="of:=AVERAGE([.B40:.B44])" office:value-type="float" office:value="0.2126778" calcext:value-type="float">
            <text:p>0.2126778</text:p>
          </table:table-cell>
          <table:table-cell/>
          <table:table-cell table:formula="of:=AVERAGE([.D40:.D44])" office:value-type="float" office:value="0.0003602438" calcext:value-type="float">
            <text:p>0.0003602438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261144" calcext:value-type="float">
            <text:p>0.261144</text:p>
          </table:table-cell>
        </table:table-row>
        <table:table-row table:style-name="ro2">
          <table:table-cell office:value-type="float" office:value="14.4415" calcext:value-type="float">
            <text:p>14.4415</text:p>
          </table:table-cell>
          <table:table-cell office:value-type="float" office:value="0.222149" calcext:value-type="float">
            <text:p>0.222149</text:p>
          </table:table-cell>
          <table:table-cell office:value-type="float" office:value="14.4415" calcext:value-type="float">
            <text:p>14.4415</text:p>
          </table:table-cell>
          <table:table-cell office:value-type="float" office:value="0.000327654" calcext:value-type="float">
            <text:p>0.000327654</text:p>
          </table:table-cell>
          <table:table-cell table:formula="of:=AVERAGE([.B41:.B45])" office:value-type="float" office:value="0.2109566" calcext:value-type="float">
            <text:p>0.2109566</text:p>
          </table:table-cell>
          <table:table-cell/>
          <table:table-cell table:formula="of:=AVERAGE([.D41:.D45])" office:value-type="float" office:value="0.0004155382" calcext:value-type="float">
            <text:p>0.0004155382</text:p>
          </table:table-cell>
          <table:table-cell office:value-type="float" office:value="17.6668" calcext:value-type="float">
            <text:p>17.6668</text:p>
          </table:table-cell>
          <table:table-cell office:value-type="float" office:value="0.261187" calcext:value-type="float">
            <text:p>0.261187</text:p>
          </table:table-cell>
        </table:table-row>
        <table:table-row table:style-name="ro2">
          <table:table-cell office:value-type="float" office:value="14.4667" calcext:value-type="float">
            <text:p>14.4667</text:p>
          </table:table-cell>
          <table:table-cell office:value-type="float" office:value="0.206301" calcext:value-type="float">
            <text:p>0.206301</text:p>
          </table:table-cell>
          <table:table-cell office:value-type="float" office:value="14.4667" calcext:value-type="float">
            <text:p>14.4667</text:p>
          </table:table-cell>
          <table:table-cell office:value-type="float" office:value="0.000302939" calcext:value-type="float">
            <text:p>0.000302939</text:p>
          </table:table-cell>
          <table:table-cell table:formula="of:=AVERAGE([.B42:.B46])" office:value-type="float" office:value="0.2109386" calcext:value-type="float">
            <text:p>0.2109386</text:p>
          </table:table-cell>
          <table:table-cell/>
          <table:table-cell table:formula="of:=AVERAGE([.D42:.D46])" office:value-type="float" office:value="0.0002532006" calcext:value-type="float">
            <text:p>0.0002532006</text:p>
          </table:table-cell>
          <table:table-cell office:value-type="float" office:value="17.6416" calcext:value-type="float">
            <text:p>17.6416</text:p>
          </table:table-cell>
          <table:table-cell office:value-type="float" office:value="0.258139" calcext:value-type="float">
            <text:p>0.258139</text:p>
          </table:table-cell>
        </table:table-row>
        <table:table-row table:style-name="ro2">
          <table:table-cell office:value-type="float" office:value="14.4919" calcext:value-type="float">
            <text:p>14.4919</text:p>
          </table:table-cell>
          <table:table-cell office:value-type="float" office:value="0.211778" calcext:value-type="float">
            <text:p>0.211778</text:p>
          </table:table-cell>
          <table:table-cell office:value-type="float" office:value="14.4919" calcext:value-type="float">
            <text:p>14.4919</text:p>
          </table:table-cell>
          <table:table-cell office:value-type="float" office:value="0.000276472" calcext:value-type="float">
            <text:p>0.000276472</text:p>
          </table:table-cell>
          <table:table-cell table:formula="of:=AVERAGE([.B43:.B47])" office:value-type="float" office:value="0.209202" calcext:value-type="float">
            <text:p>0.209202</text:p>
          </table:table-cell>
          <table:table-cell/>
          <table:table-cell table:formula="of:=AVERAGE([.D43:.D47])" office:value-type="float" office:value="0.0003665982" calcext:value-type="float">
            <text:p>0.0003665982</text:p>
          </table:table-cell>
          <table:table-cell office:value-type="float" office:value="17.6164" calcext:value-type="float">
            <text:p>17.6164</text:p>
          </table:table-cell>
          <table:table-cell office:value-type="float" office:value="0.256658" calcext:value-type="float">
            <text:p>0.256658</text:p>
          </table:table-cell>
        </table:table-row>
        <table:table-row table:style-name="ro2">
          <table:table-cell office:value-type="float" office:value="14.5171" calcext:value-type="float">
            <text:p>14.5171</text:p>
          </table:table-cell>
          <table:table-cell office:value-type="float" office:value="0.201615" calcext:value-type="float">
            <text:p>0.201615</text:p>
          </table:table-cell>
          <table:table-cell office:value-type="float" office:value="14.5171" calcext:value-type="float">
            <text:p>14.5171</text:p>
          </table:table-cell>
          <table:table-cell office:value-type="float" office:value="0" calcext:value-type="float">
            <text:p>0</text:p>
          </table:table-cell>
          <table:table-cell table:formula="of:=AVERAGE([.B44:.B48])" office:value-type="float" office:value="0.2085542" calcext:value-type="float">
            <text:p>0.2085542</text:p>
          </table:table-cell>
          <table:table-cell/>
          <table:table-cell table:formula="of:=AVERAGE([.D44:.D48])" office:value-type="float" office:value="0.0004714252" calcext:value-type="float">
            <text:p>0.0004714252</text:p>
          </table:table-cell>
          <table:table-cell office:value-type="float" office:value="17.5912" calcext:value-type="float">
            <text:p>17.5912</text:p>
          </table:table-cell>
          <table:table-cell office:value-type="float" office:value="0.251236" calcext:value-type="float">
            <text:p>0.251236</text:p>
          </table:table-cell>
        </table:table-row>
        <table:table-row table:style-name="ro2">
          <table:table-cell office:value-type="float" office:value="14.5423" calcext:value-type="float">
            <text:p>14.5423</text:p>
          </table:table-cell>
          <table:table-cell office:value-type="float" office:value="0.204167" calcext:value-type="float">
            <text:p>0.204167</text:p>
          </table:table-cell>
          <table:table-cell office:value-type="float" office:value="14.5423" calcext:value-type="float">
            <text:p>14.5423</text:p>
          </table:table-cell>
          <table:table-cell office:value-type="float" office:value="0.000925926" calcext:value-type="float">
            <text:p>0.000925926</text:p>
          </table:table-cell>
          <table:table-cell table:formula="of:=AVERAGE([.B45:.B49])" office:value-type="float" office:value="0.2100248" calcext:value-type="float">
            <text:p>0.2100248</text:p>
          </table:table-cell>
          <table:table-cell/>
          <table:table-cell table:formula="of:=AVERAGE([.D45:.D49])" office:value-type="float" office:value="0.0004877604" calcext:value-type="float">
            <text:p>0.00048776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0.243338" calcext:value-type="float">
            <text:p>0.243338</text:p>
          </table:table-cell>
        </table:table-row>
        <table:table-row table:style-name="ro2">
          <table:table-cell office:value-type="float" office:value="14.5675" calcext:value-type="float">
            <text:p>14.5675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14.5675" calcext:value-type="float">
            <text:p>14.5675</text:p>
          </table:table-cell>
          <table:table-cell office:value-type="float" office:value="0.000851789" calcext:value-type="float">
            <text:p>0.000851789</text:p>
          </table:table-cell>
          <table:table-cell table:formula="of:=AVERAGE([.B46:.B50])" office:value-type="float" office:value="0.2094946" calcext:value-type="float">
            <text:p>0.2094946</text:p>
          </table:table-cell>
          <table:table-cell/>
          <table:table-cell table:formula="of:=AVERAGE([.D46:.D50])" office:value-type="float" office:value="0.000432466" calcext:value-type="float">
            <text:p>0.000432466</text:p>
          </table:table-cell>
          <table:table-cell office:value-type="float" office:value="17.5408" calcext:value-type="float">
            <text:p>17.5408</text:p>
          </table:table-cell>
          <table:table-cell office:value-type="float" office:value="0.249691" calcext:value-type="float">
            <text:p>0.249691</text:p>
          </table:table-cell>
        </table:table-row>
        <table:table-row table:style-name="ro2">
          <table:table-cell office:value-type="float" office:value="14.5927" calcext:value-type="float">
            <text:p>14.5927</text:p>
          </table:table-cell>
          <table:table-cell office:value-type="float" office:value="0.213654" calcext:value-type="float">
            <text:p>0.213654</text:p>
          </table:table-cell>
          <table:table-cell office:value-type="float" office:value="14.5927" calcext:value-type="float">
            <text:p>14.5927</text:p>
          </table:table-cell>
          <table:table-cell office:value-type="float" office:value="0.000384615" calcext:value-type="float">
            <text:p>0.000384615</text:p>
          </table:table-cell>
          <table:table-cell table:formula="of:=AVERAGE([.B47:.B51])" office:value-type="float" office:value="0.210552" calcext:value-type="float">
            <text:p>0.210552</text:p>
          </table:table-cell>
          <table:table-cell/>
          <table:table-cell table:formula="of:=AVERAGE([.D47:.D51])" office:value-type="float" office:value="0.00046442" calcext:value-type="float">
            <text:p>0.00046442</text:p>
          </table:table-cell>
          <table:table-cell office:value-type="float" office:value="17.5156" calcext:value-type="float">
            <text:p>17.5156</text:p>
          </table:table-cell>
          <table:table-cell office:value-type="float" office:value="0.258324" calcext:value-type="float">
            <text:p>0.258324</text:p>
          </table:table-cell>
        </table:table-row>
        <table:table-row table:style-name="ro2">
          <table:table-cell office:value-type="float" office:value="14.6179" calcext:value-type="float">
            <text:p>14.6179</text:p>
          </table:table-cell>
          <table:table-cell office:value-type="float" office:value="0.209127" calcext:value-type="float">
            <text:p>0.209127</text:p>
          </table:table-cell>
          <table:table-cell office:value-type="float" office:value="14.6179" calcext:value-type="float">
            <text:p>14.6179</text:p>
          </table:table-cell>
          <table:table-cell office:value-type="float" office:value="0" calcext:value-type="float">
            <text:p>0</text:p>
          </table:table-cell>
          <table:table-cell table:formula="of:=AVERAGE([.B48:.B52])" office:value-type="float" office:value="0.2124888" calcext:value-type="float">
            <text:p>0.2124888</text:p>
          </table:table-cell>
          <table:table-cell/>
          <table:table-cell table:formula="of:=AVERAGE([.D48:.D52])" office:value-type="float" office:value="0.0003096762" calcext:value-type="float">
            <text:p>0.0003096762</text:p>
          </table:table-cell>
          <table:table-cell office:value-type="float" office:value="17.4904" calcext:value-type="float">
            <text:p>17.4904</text:p>
          </table:table-cell>
          <table:table-cell office:value-type="float" office:value="0.250353" calcext:value-type="float">
            <text:p>0.250353</text:p>
          </table:table-cell>
        </table:table-row>
        <table:table-row table:style-name="ro2">
          <table:table-cell office:value-type="float" office:value="14.6431" calcext:value-type="float">
            <text:p>14.6431</text:p>
          </table:table-cell>
          <table:table-cell office:value-type="float" office:value="0.206902" calcext:value-type="float">
            <text:p>0.206902</text:p>
          </table:table-cell>
          <table:table-cell office:value-type="float" office:value="14.6431" calcext:value-type="float">
            <text:p>14.6431</text:p>
          </table:table-cell>
          <table:table-cell office:value-type="float" office:value="0.00015977" calcext:value-type="float">
            <text:p>0.00015977</text:p>
          </table:table-cell>
          <table:table-cell table:formula="of:=AVERAGE([.B49:.B53])" office:value-type="float" office:value="0.212102" calcext:value-type="float">
            <text:p>0.212102</text:p>
          </table:table-cell>
          <table:table-cell/>
          <table:table-cell table:formula="of:=AVERAGE([.D49:.D53])" office:value-type="float" office:value="0.0001393184" calcext:value-type="float">
            <text:p>0.0001393184</text:p>
          </table:table-cell>
          <table:table-cell office:value-type="float" office:value="17.4652" calcext:value-type="float">
            <text:p>17.4652</text:p>
          </table:table-cell>
          <table:table-cell office:value-type="float" office:value="0.246535" calcext:value-type="float">
            <text:p>0.246535</text:p>
          </table:table-cell>
        </table:table-row>
        <table:table-row table:style-name="ro2">
          <table:table-cell office:value-type="float" office:value="14.6683" calcext:value-type="float">
            <text:p>14.6683</text:p>
          </table:table-cell>
          <table:table-cell office:value-type="float" office:value="0.213851" calcext:value-type="float">
            <text:p>0.213851</text:p>
          </table:table-cell>
          <table:table-cell office:value-type="float" office:value="14.6683" calcext:value-type="float">
            <text:p>14.6683</text:p>
          </table:table-cell>
          <table:table-cell office:value-type="float" office:value="0.000152207" calcext:value-type="float">
            <text:p>0.000152207</text:p>
          </table:table-cell>
          <table:table-cell table:formula="of:=AVERAGE([.B50:.B54])" office:value-type="float" office:value="0.2117708" calcext:value-type="float">
            <text:p>0.2117708</text:p>
          </table:table-cell>
          <table:table-cell/>
          <table:table-cell table:formula="of:=AVERAGE([.D50:.D54])" office:value-type="float" office:value="0.0001146762" calcext:value-type="float">
            <text:p>0.0001146762</text:p>
          </table:table-cell>
          <table:table-cell office:value-type="float" office:value="17.44" calcext:value-type="float">
            <text:p>17.44</text:p>
          </table:table-cell>
          <table:table-cell office:value-type="float" office:value="0.243422" calcext:value-type="float">
            <text:p>0.243422</text:p>
          </table:table-cell>
        </table:table-row>
        <table:table-row table:style-name="ro2">
          <table:table-cell office:value-type="float" office:value="14.6935" calcext:value-type="float">
            <text:p>14.6935</text:p>
          </table:table-cell>
          <table:table-cell office:value-type="float" office:value="0.216976" calcext:value-type="float">
            <text:p>0.216976</text:p>
          </table:table-cell>
          <table:table-cell office:value-type="float" office:value="14.6935" calcext:value-type="float">
            <text:p>14.6935</text:p>
          </table:table-cell>
          <table:table-cell office:value-type="float" office:value="0" calcext:value-type="float">
            <text:p>0</text:p>
          </table:table-cell>
          <table:table-cell table:formula="of:=AVERAGE([.B51:.B55])" office:value-type="float" office:value="0.2123682" calcext:value-type="float">
            <text:p>0.2123682</text:p>
          </table:table-cell>
          <table:table-cell/>
          <table:table-cell table:formula="of:=AVERAGE([.D51:.D55])" office:value-type="float" office:value="0.0001631316" calcext:value-type="float">
            <text:p>0.0001631316</text:p>
          </table:table-cell>
          <table:table-cell office:value-type="float" office:value="17.4148" calcext:value-type="float">
            <text:p>17.4148</text:p>
          </table:table-cell>
          <table:table-cell office:value-type="float" office:value="0.241003" calcext:value-type="float">
            <text:p>0.241003</text:p>
          </table:table-cell>
        </table:table-row>
        <table:table-row table:style-name="ro2">
          <table:table-cell office:value-type="float" office:value="14.7187" calcext:value-type="float">
            <text:p>14.7187</text:p>
          </table:table-cell>
          <table:table-cell office:value-type="float" office:value="0.211998" calcext:value-type="float">
            <text:p>0.211998</text:p>
          </table:table-cell>
          <table:table-cell office:value-type="float" office:value="14.7187" calcext:value-type="float">
            <text:p>14.7187</text:p>
          </table:table-cell>
          <table:table-cell office:value-type="float" office:value="0.000261404" calcext:value-type="float">
            <text:p>0.000261404</text:p>
          </table:table-cell>
          <table:table-cell table:formula="of:=AVERAGE([.B52:.B56])" office:value-type="float" office:value="0.2131794" calcext:value-type="float">
            <text:p>0.2131794</text:p>
          </table:table-cell>
          <table:table-cell/>
          <table:table-cell table:formula="of:=AVERAGE([.D52:.D56])" office:value-type="float" office:value="0.0001545914" calcext:value-type="float">
            <text:p>0.0001545914</text:p>
          </table:table-cell>
          <table:table-cell office:value-type="float" office:value="17.3896" calcext:value-type="float">
            <text:p>17.3896</text:p>
          </table:table-cell>
          <table:table-cell office:value-type="float" office:value="0.240496" calcext:value-type="float">
            <text:p>0.240496</text:p>
          </table:table-cell>
        </table:table-row>
        <table:table-row table:style-name="ro2">
          <table:table-cell office:value-type="float" office:value="14.7439" calcext:value-type="float">
            <text:p>14.7439</text:p>
          </table:table-cell>
          <table:table-cell office:value-type="float" office:value="0.212114" calcext:value-type="float">
            <text:p>0.212114</text:p>
          </table:table-cell>
          <table:table-cell office:value-type="float" office:value="14.7439" calcext:value-type="float">
            <text:p>14.7439</text:p>
          </table:table-cell>
          <table:table-cell office:value-type="float" office:value="0.000242277" calcext:value-type="float">
            <text:p>0.000242277</text:p>
          </table:table-cell>
          <table:table-cell table:formula="of:=AVERAGE([.B53:.B57])" office:value-type="float" office:value="0.211784" calcext:value-type="float">
            <text:p>0.211784</text:p>
          </table:table-cell>
          <table:table-cell/>
          <table:table-cell table:formula="of:=AVERAGE([.D53:.D57])" office:value-type="float" office:value="0.0001454992" calcext:value-type="float">
            <text:p>0.0001454992</text:p>
          </table:table-cell>
          <table:table-cell office:value-type="float" office:value="17.3644" calcext:value-type="float">
            <text:p>17.3644</text:p>
          </table:table-cell>
          <table:table-cell office:value-type="float" office:value="0.230605" calcext:value-type="float">
            <text:p>0.230605</text:p>
          </table:table-cell>
        </table:table-row>
        <table:table-row table:style-name="ro2">
          <table:table-cell office:value-type="float" office:value="14.7691" calcext:value-type="float">
            <text:p>14.7691</text:p>
          </table:table-cell>
          <table:table-cell office:value-type="float" office:value="0.210958" calcext:value-type="float">
            <text:p>0.210958</text:p>
          </table:table-cell>
          <table:table-cell office:value-type="float" office:value="14.7691" calcext:value-type="float">
            <text:p>14.7691</text:p>
          </table:table-cell>
          <table:table-cell office:value-type="float" office:value="0.000117069" calcext:value-type="float">
            <text:p>0.000117069</text:p>
          </table:table-cell>
          <table:table-cell table:formula="of:=AVERAGE([.B54:.B58])" office:value-type="float" office:value="0.2099822" calcext:value-type="float">
            <text:p>0.2099822</text:p>
          </table:table-cell>
          <table:table-cell/>
          <table:table-cell table:formula="of:=AVERAGE([.D54:.D58])" office:value-type="float" office:value="0.0001868856" calcext:value-type="float">
            <text:p>0.0001868856</text:p>
          </table:table-cell>
          <table:table-cell office:value-type="float" office:value="17.3392" calcext:value-type="float">
            <text:p>17.3392</text:p>
          </table:table-cell>
          <table:table-cell office:value-type="float" office:value="0.233631" calcext:value-type="float">
            <text:p>0.233631</text:p>
          </table:table-cell>
        </table:table-row>
        <table:table-row table:style-name="ro2">
          <table:table-cell office:value-type="float" office:value="14.7943" calcext:value-type="float">
            <text:p>14.7943</text:p>
          </table:table-cell>
          <table:table-cell office:value-type="float" office:value="0.206874" calcext:value-type="float">
            <text:p>0.206874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0.000106746" calcext:value-type="float">
            <text:p>0.000106746</text:p>
          </table:table-cell>
          <table:table-cell table:formula="of:=AVERAGE([.B55:.B59])" office:value-type="float" office:value="0.2076604" calcext:value-type="float">
            <text:p>0.2076604</text:p>
          </table:table-cell>
          <table:table-cell/>
          <table:table-cell table:formula="of:=AVERAGE([.D55:.D59])" office:value-type="float" office:value="0.0002124636" calcext:value-type="float">
            <text:p>0.0002124636</text:p>
          </table:table-cell>
          <table:table-cell office:value-type="float" office:value="17.314" calcext:value-type="float">
            <text:p>17.314</text:p>
          </table:table-cell>
          <table:table-cell office:value-type="float" office:value="0.225206" calcext:value-type="float">
            <text:p>0.225206</text:p>
          </table:table-cell>
        </table:table-row>
        <table:table-row table:style-name="ro2">
          <table:table-cell office:value-type="float" office:value="14.8195" calcext:value-type="float">
            <text:p>14.8195</text:p>
          </table:table-cell>
          <table:table-cell office:value-type="float" office:value="0.207967" calcext:value-type="float">
            <text:p>0.207967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0.000206932" calcext:value-type="float">
            <text:p>0.000206932</text:p>
          </table:table-cell>
          <table:table-cell table:formula="of:=AVERAGE([.B56:.B60])" office:value-type="float" office:value="0.2060662" calcext:value-type="float">
            <text:p>0.2060662</text:p>
          </table:table-cell>
          <table:table-cell/>
          <table:table-cell table:formula="of:=AVERAGE([.D56:.D60])" office:value-type="float" office:value="0.0002735172" calcext:value-type="float">
            <text:p>0.0002735172</text:p>
          </table:table-cell>
          <table:table-cell office:value-type="float" office:value="17.2889" calcext:value-type="float">
            <text:p>17.2889</text:p>
          </table:table-cell>
          <table:table-cell office:value-type="float" office:value="0.232353" calcext:value-type="float">
            <text:p>0.232353</text:p>
          </table:table-cell>
        </table:table-row>
        <table:table-row table:style-name="ro2">
          <table:table-cell office:value-type="float" office:value="14.8447" calcext:value-type="float">
            <text:p>14.8447</text:p>
          </table:table-cell>
          <table:table-cell office:value-type="float" office:value="0.200389" calcext:value-type="float">
            <text:p>0.200389</text:p>
          </table:table-cell>
          <table:table-cell office:value-type="float" office:value="14.8447" calcext:value-type="float">
            <text:p>14.8447</text:p>
          </table:table-cell>
          <table:table-cell office:value-type="float" office:value="0.000389294" calcext:value-type="float">
            <text:p>0.000389294</text:p>
          </table:table-cell>
          <table:table-cell table:formula="of:=AVERAGE([.B57:.B61])" office:value-type="float" office:value="0.2028152" calcext:value-type="float">
            <text:p>0.2028152</text:p>
          </table:table-cell>
          <table:table-cell/>
          <table:table-cell table:formula="of:=AVERAGE([.D57:.D61])" office:value-type="float" office:value="0.0003546422" calcext:value-type="float">
            <text:p>0.0003546422</text:p>
          </table:table-cell>
          <table:table-cell office:value-type="float" office:value="17.2637" calcext:value-type="float">
            <text:p>17.2637</text:p>
          </table:table-cell>
          <table:table-cell office:value-type="float" office:value="0.230553" calcext:value-type="float">
            <text:p>0.230553</text:p>
          </table:table-cell>
        </table:table-row>
        <table:table-row table:style-name="ro2">
          <table:table-cell office:value-type="float" office:value="14.8699" calcext:value-type="float">
            <text:p>14.8699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0.000547545" calcext:value-type="float">
            <text:p>0.000547545</text:p>
          </table:table-cell>
          <table:table-cell table:formula="of:=AVERAGE([.B58:.B62])" office:value-type="float" office:value="0.2009334" calcext:value-type="float">
            <text:p>0.2009334</text:p>
          </table:table-cell>
          <table:table-cell/>
          <table:table-cell table:formula="of:=AVERAGE([.D58:.D62])" office:value-type="float" office:value="0.000417249" calcext:value-type="float">
            <text:p>0.000417249</text:p>
          </table:table-cell>
          <table:table-cell office:value-type="float" office:value="17.2385" calcext:value-type="float">
            <text:p>17.2385</text:p>
          </table:table-cell>
          <table:table-cell office:value-type="float" office:value="0.230111" calcext:value-type="float">
            <text:p>0.230111</text:p>
          </table:table-cell>
        </table:table-row>
        <table:table-row table:style-name="ro2">
          <table:table-cell office:value-type="float" office:value="14.8951" calcext:value-type="float">
            <text:p>14.8951</text:p>
          </table:table-cell>
          <table:table-cell office:value-type="float" office:value="0.194703" calcext:value-type="float">
            <text:p>0.194703</text:p>
          </table:table-cell>
          <table:table-cell office:value-type="float" office:value="14.8951" calcext:value-type="float">
            <text:p>14.8951</text:p>
          </table:table-cell>
          <table:table-cell office:value-type="float" office:value="0.000522694" calcext:value-type="float">
            <text:p>0.000522694</text:p>
          </table:table-cell>
          <table:table-cell table:formula="of:=AVERAGE([.B59:.B63])" office:value-type="float" office:value="0.1982482" calcext:value-type="float">
            <text:p>0.1982482</text:p>
          </table:table-cell>
          <table:table-cell/>
          <table:table-cell table:formula="of:=AVERAGE([.D59:.D63])" office:value-type="float" office:value="0.0004391538" calcext:value-type="float">
            <text:p>0.0004391538</text:p>
          </table:table-cell>
          <table:table-cell office:value-type="float" office:value="17.2133" calcext:value-type="float">
            <text:p>17.2133</text:p>
          </table:table-cell>
          <table:table-cell office:value-type="float" office:value="0.223869" calcext:value-type="float">
            <text:p>0.223869</text:p>
          </table:table-cell>
        </table:table-row>
        <table:table-row table:style-name="ro2">
          <table:table-cell office:value-type="float" office:value="14.9203" calcext:value-type="float">
            <text:p>14.9203</text:p>
          </table:table-cell>
          <table:table-cell office:value-type="float" office:value="0.197465" calcext:value-type="float">
            <text:p>0.197465</text:p>
          </table:table-cell>
          <table:table-cell office:value-type="float" office:value="14.9203" calcext:value-type="float">
            <text:p>14.9203</text:p>
          </table:table-cell>
          <table:table-cell office:value-type="float" office:value="0.00041978" calcext:value-type="float">
            <text:p>0.00041978</text:p>
          </table:table-cell>
          <table:table-cell table:formula="of:=AVERAGE([.B60:.B64])" office:value-type="float" office:value="0.19562" calcext:value-type="float">
            <text:p>0.19562</text:p>
          </table:table-cell>
          <table:table-cell/>
          <table:table-cell table:formula="of:=AVERAGE([.D60:.D64])" office:value-type="float" office:value="0.0004069466" calcext:value-type="float">
            <text:p>0.0004069466</text:p>
          </table:table-cell>
          <table:table-cell office:value-type="float" office:value="17.1881" calcext:value-type="float">
            <text:p>17.1881</text:p>
          </table:table-cell>
          <table:table-cell office:value-type="float" office:value="0.222915" calcext:value-type="float">
            <text:p>0.222915</text:p>
          </table:table-cell>
        </table:table-row>
        <table:table-row table:style-name="ro2">
          <table:table-cell office:value-type="float" office:value="14.9454" calcext:value-type="float">
            <text:p>14.9454</text:p>
          </table:table-cell>
          <table:table-cell office:value-type="float" office:value="0.194541" calcext:value-type="float">
            <text:p>0.194541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0.000316456" calcext:value-type="float">
            <text:p>0.000316456</text:p>
          </table:table-cell>
          <table:table-cell table:formula="of:=AVERAGE([.B61:.B65])" office:value-type="float" office:value="0.1930142" calcext:value-type="float">
            <text:p>0.1930142</text:p>
          </table:table-cell>
          <table:table-cell/>
          <table:table-cell table:formula="of:=AVERAGE([.D61:.D65])" office:value-type="float" office:value="0.00031214998" calcext:value-type="float">
            <text:p>0.00031215</text:p>
          </table:table-cell>
          <table:table-cell office:value-type="float" office:value="17.1629" calcext:value-type="float">
            <text:p>17.1629</text:p>
          </table:table-cell>
          <table:table-cell office:value-type="float" office:value="0.222833" calcext:value-type="float">
            <text:p>0.222833</text:p>
          </table:table-cell>
        </table:table-row>
        <table:table-row table:style-name="ro2">
          <table:table-cell office:value-type="float" office:value="14.9706" calcext:value-type="float">
            <text:p>14.9706</text:p>
          </table:table-cell>
          <table:table-cell office:value-type="float" office:value="0.187248" calcext:value-type="float">
            <text:p>0.187248</text:p>
          </table:table-cell>
          <table:table-cell office:value-type="float" office:value="14.9706" calcext:value-type="float">
            <text:p>14.9706</text:p>
          </table:table-cell>
          <table:table-cell office:value-type="float" office:value="0.000228258" calcext:value-type="float">
            <text:p>0.000228258</text:p>
          </table:table-cell>
          <table:table-cell table:formula="of:=AVERAGE([.B62:.B66])" office:value-type="float" office:value="0.1922496" calcext:value-type="float">
            <text:p>0.1922496</text:p>
          </table:table-cell>
          <table:table-cell/>
          <table:table-cell table:formula="of:=AVERAGE([.D62:.D66])" office:value-type="float" office:value="0.00029179218" calcext:value-type="float">
            <text:p>0.0002917922</text:p>
          </table:table-cell>
          <table:table-cell office:value-type="float" office:value="17.1377" calcext:value-type="float">
            <text:p>17.1377</text:p>
          </table:table-cell>
          <table:table-cell office:value-type="float" office:value="0.211204" calcext:value-type="float">
            <text:p>0.211204</text:p>
          </table:table-cell>
        </table:table-row>
        <table:table-row table:style-name="ro2">
          <table:table-cell office:value-type="float" office:value="14.9958" calcext:value-type="float">
            <text:p>14.9958</text:p>
          </table:table-cell>
          <table:table-cell office:value-type="float" office:value="0.191114" calcext:value-type="float">
            <text:p>0.191114</text:p>
          </table:table-cell>
          <table:table-cell office:value-type="float" office:value="14.9958" calcext:value-type="float">
            <text:p>14.9958</text:p>
          </table:table-cell>
          <table:table-cell table:style-name="ce1" office:value-type="float" office:value="0.0000735619" calcext:value-type="float">
            <text:p>7.36E-05</text:p>
          </table:table-cell>
          <table:table-cell table:formula="of:=AVERAGE([.B63:.B67])" office:value-type="float" office:value="0.1880008" calcext:value-type="float">
            <text:p>0.1880008</text:p>
          </table:table-cell>
          <table:table-cell/>
          <table:table-cell table:formula="of:=AVERAGE([.D63:.D67])" office:value-type="float" office:value="0.00024764518" calcext:value-type="float">
            <text:p>0.0002476452</text:p>
          </table:table-cell>
          <table:table-cell office:value-type="float" office:value="17.1125" calcext:value-type="float">
            <text:p>17.1125</text:p>
          </table:table-cell>
          <table:table-cell office:value-type="float" office:value="0.220135" calcext:value-type="float">
            <text:p>0.220135</text:p>
          </table:table-cell>
        </table:table-row>
        <table:table-row table:style-name="ro2">
          <table:table-cell office:value-type="float" office:value="15.021" calcext:value-type="float">
            <text:p>15.021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15.021" calcext:value-type="float">
            <text:p>15.021</text:p>
          </table:table-cell>
          <table:table-cell office:value-type="float" office:value="0.000420905" calcext:value-type="float">
            <text:p>0.000420905</text:p>
          </table:table-cell>
          <table:table-cell table:formula="of:=AVERAGE([.B64:.B68])" office:value-type="float" office:value="0.1859866" calcext:value-type="float">
            <text:p>0.1859866</text:p>
          </table:table-cell>
          <table:table-cell/>
          <table:table-cell table:formula="of:=AVERAGE([.D64:.D68])" office:value-type="float" office:value="0.00023599018" calcext:value-type="float">
            <text:p>0.0002359902</text:p>
          </table:table-cell>
          <table:table-cell office:value-type="float" office:value="17.0873" calcext:value-type="float">
            <text:p>17.0873</text:p>
          </table:table-cell>
          <table:table-cell office:value-type="float" office:value="0.222745" calcext:value-type="float">
            <text:p>0.222745</text:p>
          </table:table-cell>
        </table:table-row>
        <table:table-row table:style-name="ro2">
          <table:table-cell office:value-type="float" office:value="15.0462" calcext:value-type="float">
            <text:p>15.0462</text:p>
          </table:table-cell>
          <table:table-cell office:value-type="float" office:value="0.176221" calcext:value-type="float">
            <text:p>0.176221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0.000199045" calcext:value-type="float">
            <text:p>0.000199045</text:p>
          </table:table-cell>
          <table:table-cell table:formula="of:=AVERAGE([.B65:.B69])" office:value-type="float" office:value="0.1847538" calcext:value-type="float">
            <text:p>0.1847538</text:p>
          </table:table-cell>
          <table:table-cell/>
          <table:table-cell table:formula="of:=AVERAGE([.D65:.D69])" office:value-type="float" office:value="0.00019033858" calcext:value-type="float">
            <text:p>0.0001903386</text:p>
          </table:table-cell>
          <table:table-cell office:value-type="float" office:value="17.0621" calcext:value-type="float">
            <text:p>17.0621</text:p>
          </table:table-cell>
          <table:table-cell office:value-type="float" office:value="0.221378" calcext:value-type="float">
            <text:p>0.221378</text:p>
          </table:table-cell>
        </table:table-row>
        <table:table-row table:style-name="ro2">
          <table:table-cell office:value-type="float" office:value="15.0714" calcext:value-type="float">
            <text:p>15.0714</text:p>
          </table:table-cell>
          <table:table-cell office:value-type="float" office:value="0.18447" calcext:value-type="float">
            <text:p>0.18447</text:p>
          </table:table-cell>
          <table:table-cell office:value-type="float" office:value="15.0714" calcext:value-type="float">
            <text:p>15.0714</text:p>
          </table:table-cell>
          <table:table-cell office:value-type="float" office:value="0.000258181" calcext:value-type="float">
            <text:p>0.000258181</text:p>
          </table:table-cell>
          <table:table-cell table:formula="of:=AVERAGE([.B66:.B70])" office:value-type="float" office:value="0.1826626" calcext:value-type="float">
            <text:p>0.1826626</text:p>
          </table:table-cell>
          <table:table-cell/>
          <table:table-cell table:formula="of:=AVERAGE([.D66:.D70])" office:value-type="float" office:value="0.0002117338" calcext:value-type="float">
            <text:p>0.0002117338</text:p>
          </table:table-cell>
          <table:table-cell office:value-type="float" office:value="17.0369" calcext:value-type="float">
            <text:p>17.0369</text:p>
          </table:table-cell>
          <table:table-cell office:value-type="float" office:value="0.218209" calcext:value-type="float">
            <text:p>0.218209</text:p>
          </table:table-cell>
        </table:table-row>
        <table:table-row table:style-name="ro2">
          <table:table-cell office:value-type="float" office:value="15.0966" calcext:value-type="float">
            <text:p>15.0966</text:p>
          </table:table-cell>
          <table:table-cell office:value-type="float" office:value="0.181084" calcext:value-type="float">
            <text:p>0.181084</text:p>
          </table:table-cell>
          <table:table-cell office:value-type="float" office:value="15.0966" calcext:value-type="float">
            <text:p>15.0966</text:p>
          </table:table-cell>
          <table:table-cell office:value-type="float" office:value="0" calcext:value-type="float">
            <text:p>0</text:p>
          </table:table-cell>
          <table:table-cell table:formula="of:=AVERAGE([.B67:.B71])" office:value-type="float" office:value="0.1806582" calcext:value-type="float">
            <text:p>0.1806582</text:p>
          </table:table-cell>
          <table:table-cell/>
          <table:table-cell table:formula="of:=AVERAGE([.D67:.D71])" office:value-type="float" office:value="0.0001635564" calcext:value-type="float">
            <text:p>0.0001635564</text:p>
          </table:table-cell>
          <table:table-cell office:value-type="float" office:value="17.0117" calcext:value-type="float">
            <text:p>17.0117</text:p>
          </table:table-cell>
          <table:table-cell office:value-type="float" office:value="0.216909" calcext:value-type="float">
            <text:p>0.216909</text:p>
          </table:table-cell>
        </table:table-row>
        <table:table-row table:style-name="ro2">
          <table:table-cell office:value-type="float" office:value="15.1218" calcext:value-type="float">
            <text:p>15.1218</text:p>
          </table:table-cell>
          <table:table-cell office:value-type="float" office:value="0.180658" calcext:value-type="float">
            <text:p>0.180658</text:p>
          </table:table-cell>
          <table:table-cell office:value-type="float" office:value="15.1218" calcext:value-type="float">
            <text:p>15.1218</text:p>
          </table:table-cell>
          <table:table-cell office:value-type="float" office:value="0.000180538" calcext:value-type="float">
            <text:p>0.000180538</text:p>
          </table:table-cell>
          <table:table-cell table:formula="of:=AVERAGE([.B68:.B72])" office:value-type="float" office:value="0.1812506" calcext:value-type="float">
            <text:p>0.1812506</text:p>
          </table:table-cell>
          <table:table-cell/>
          <table:table-cell table:formula="of:=AVERAGE([.D68:.D72])" office:value-type="float" office:value="0.0001472698" calcext:value-type="float">
            <text:p>0.0001472698</text:p>
          </table:table-cell>
          <table:table-cell office:value-type="float" office:value="16.9865" calcext:value-type="float">
            <text:p>16.9865</text:p>
          </table:table-cell>
          <table:table-cell office:value-type="float" office:value="0.22177" calcext:value-type="float">
            <text:p>0.22177</text:p>
          </table:table-cell>
        </table:table-row>
        <table:table-row table:style-name="ro2">
          <table:table-cell office:value-type="float" office:value="15.147" calcext:value-type="float">
            <text:p>15.147</text:p>
          </table:table-cell>
          <table:table-cell office:value-type="float" office:value="0.180858" calcext:value-type="float">
            <text:p>0.180858</text:p>
          </table:table-cell>
          <table:table-cell office:value-type="float" office:value="15.147" calcext:value-type="float">
            <text:p>15.147</text:p>
          </table:table-cell>
          <table:table-cell office:value-type="float" office:value="0.000180018" calcext:value-type="float">
            <text:p>0.000180018</text:p>
          </table:table-cell>
          <table:table-cell table:formula="of:=AVERAGE([.B69:.B73])" office:value-type="float" office:value="0.1799786" calcext:value-type="float">
            <text:p>0.1799786</text:p>
          </table:table-cell>
          <table:table-cell/>
          <table:table-cell table:formula="of:=AVERAGE([.D69:.D73])" office:value-type="float" office:value="0.0001423816" calcext:value-type="float">
            <text:p>0.0001423816</text:p>
          </table:table-cell>
          <table:table-cell office:value-type="float" office:value="16.9613" calcext:value-type="float">
            <text:p>16.9613</text:p>
          </table:table-cell>
          <table:table-cell office:value-type="float" office:value="0.21047" calcext:value-type="float">
            <text:p>0.21047</text:p>
          </table:table-cell>
        </table:table-row>
        <table:table-row table:style-name="ro2">
          <table:table-cell office:value-type="float" office:value="15.1722" calcext:value-type="float">
            <text:p>15.1722</text:p>
          </table:table-cell>
          <table:table-cell office:value-type="float" office:value="0.179183" calcext:value-type="float">
            <text:p>0.17918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0.000117612" calcext:value-type="float">
            <text:p>0.000117612</text:p>
          </table:table-cell>
          <table:table-cell table:formula="of:=AVERAGE([.B70:.B74])" office:value-type="float" office:value="0.1810952" calcext:value-type="float">
            <text:p>0.1810952</text:p>
          </table:table-cell>
          <table:table-cell/>
          <table:table-cell table:formula="of:=AVERAGE([.D70:.D74])" office:value-type="float" office:value="0.00016496" calcext:value-type="float">
            <text:p>0.00016496</text:p>
          </table:table-cell>
          <table:table-cell office:value-type="float" office:value="16.9361" calcext:value-type="float">
            <text:p>16.9361</text:p>
          </table:table-cell>
          <table:table-cell office:value-type="float" office:value="0.218476" calcext:value-type="float">
            <text:p>0.218476</text:p>
          </table:table-cell>
        </table:table-row>
        <table:table-row table:style-name="ro2">
          <table:table-cell office:value-type="float" office:value="15.1974" calcext:value-type="float">
            <text:p>15.1974</text:p>
          </table:table-cell>
          <table:table-cell office:value-type="float" office:value="0.17811" calcext:value-type="float">
            <text:p>0.17811</text:p>
          </table:table-cell>
          <table:table-cell office:value-type="float" office:value="15.1974" calcext:value-type="float">
            <text:p>15.1974</text:p>
          </table:table-cell>
          <table:table-cell office:value-type="float" office:value="0.00023374" calcext:value-type="float">
            <text:p>0.00023374</text:p>
          </table:table-cell>
          <table:table-cell table:formula="of:=AVERAGE([.B71:.B75])" office:value-type="float" office:value="0.1813304" calcext:value-type="float">
            <text:p>0.1813304</text:p>
          </table:table-cell>
          <table:table-cell/>
          <table:table-cell table:formula="of:=AVERAGE([.D71:.D75])" office:value-type="float" office:value="0.0379752524" calcext:value-type="float">
            <text:p>0.0379752524</text:p>
          </table:table-cell>
          <table:table-cell office:value-type="float" office:value="16.9109" calcext:value-type="float">
            <text:p>16.9109</text:p>
          </table:table-cell>
          <table:table-cell office:value-type="float" office:value="0.219625" calcext:value-type="float">
            <text:p>0.219625</text:p>
          </table:table-cell>
        </table:table-row>
        <table:table-row table:style-name="ro2">
          <table:table-cell office:value-type="float" office:value="15.2226" calcext:value-type="float">
            <text:p>15.2226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15.2226" calcext:value-type="float">
            <text:p>15.2226</text:p>
          </table:table-cell>
          <table:table-cell office:value-type="float" office:value="0.000112892" calcext:value-type="float">
            <text:p>0.000112892</text:p>
          </table:table-cell>
          <table:table-cell table:formula="of:=AVERAGE([.B72:.B76])" office:value-type="float" office:value="0.1824356" calcext:value-type="float">
            <text:p>0.1824356</text:p>
          </table:table-cell>
          <table:table-cell/>
          <table:table-cell table:formula="of:=AVERAGE([.D72:.D76])" office:value-type="float" office:value="0.1620932488" calcext:value-type="float">
            <text:p>0.1620932488</text:p>
          </table:table-cell>
          <table:table-cell office:value-type="float" office:value="16.8857" calcext:value-type="float">
            <text:p>16.8857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2">
          <table:table-cell office:value-type="float" office:value="15.2478" calcext:value-type="float">
            <text:p>15.2478</text:p>
          </table:table-cell>
          <table:table-cell office:value-type="float" office:value="0.181834" calcext:value-type="float">
            <text:p>0.181834</text:p>
          </table:table-cell>
          <table:table-cell office:value-type="float" office:value="15.2478" calcext:value-type="float">
            <text:p>15.2478</text:p>
          </table:table-cell>
          <table:table-cell office:value-type="float" office:value="0.189232" calcext:value-type="float">
            <text:p>0.189232</text:p>
          </table:table-cell>
          <table:table-cell table:formula="of:=AVERAGE([.B73:.B77])" office:value-type="float" office:value="0.1835784" calcext:value-type="float">
            <text:p>0.1835784</text:p>
          </table:table-cell>
          <table:table-cell/>
          <table:table-cell table:formula="of:=AVERAGE([.D73:.D77])" office:value-type="float" office:value="0.2845579264" calcext:value-type="float">
            <text:p>0.2845579264</text:p>
          </table:table-cell>
          <table:table-cell office:value-type="float" office:value="16.8605" calcext:value-type="float">
            <text:p>16.8605</text:p>
          </table:table-cell>
          <table:table-cell office:value-type="float" office:value="0.218151" calcext:value-type="float">
            <text:p>0.218151</text:p>
          </table:table-cell>
        </table:table-row>
        <table:table-row table:style-name="ro2">
          <table:table-cell office:value-type="float" office:value="15.273" calcext:value-type="float">
            <text:p>15.273</text:p>
          </table:table-cell>
          <table:table-cell office:value-type="float" office:value="0.186384" calcext:value-type="float">
            <text:p>0.186384</text:p>
          </table:table-cell>
          <table:table-cell office:value-type="float" office:value="15.273" calcext:value-type="float">
            <text:p>15.273</text:p>
          </table:table-cell>
          <table:table-cell office:value-type="float" office:value="0.62077" calcext:value-type="float">
            <text:p>0.62077</text:p>
          </table:table-cell>
          <table:table-cell table:formula="of:=AVERAGE([.B74:.B78])" office:value-type="float" office:value="0.1853912" calcext:value-type="float">
            <text:p>0.1853912</text:p>
          </table:table-cell>
          <table:table-cell/>
          <table:table-cell table:formula="of:=AVERAGE([.D74:.D78])" office:value-type="float" office:value="0.4060579784" calcext:value-type="float">
            <text:p>0.4060579784</text:p>
          </table:table-cell>
          <table:table-cell office:value-type="float" office:value="16.8353" calcext:value-type="float">
            <text:p>16.8353</text:p>
          </table:table-cell>
          <table:table-cell office:value-type="float" office:value="0.216457" calcext:value-type="float">
            <text:p>0.216457</text:p>
          </table:table-cell>
        </table:table-row>
        <table:table-row table:style-name="ro2">
          <table:table-cell office:value-type="float" office:value="15.2982" calcext:value-type="float">
            <text:p>15.2982</text:p>
          </table:table-cell>
          <table:table-cell office:value-type="float" office:value="0.184897" calcext:value-type="float">
            <text:p>0.184897</text:p>
          </table:table-cell>
          <table:table-cell office:value-type="float" office:value="15.2982" calcext:value-type="float">
            <text:p>15.2982</text:p>
          </table:table-cell>
          <table:table-cell office:value-type="float" office:value="0.612441" calcext:value-type="float">
            <text:p>0.612441</text:p>
          </table:table-cell>
          <table:table-cell table:formula="of:=AVERAGE([.B75:.B79])" office:value-type="float" office:value="0.1869066" calcext:value-type="float">
            <text:p>0.1869066</text:p>
          </table:table-cell>
          <table:table-cell/>
          <table:table-cell table:formula="of:=AVERAGE([.D75:.D79])" office:value-type="float" office:value="0.526251" calcext:value-type="float">
            <text:p>0.526251</text:p>
          </table:table-cell>
          <table:table-cell office:value-type="float" office:value="16.8101" calcext:value-type="float">
            <text:p>16.8101</text:p>
          </table:table-cell>
          <table:table-cell office:value-type="float" office:value="0.218736" calcext:value-type="float">
            <text:p>0.218736</text:p>
          </table:table-cell>
        </table:table-row>
        <table:table-row table:style-name="ro2">
          <table:table-cell office:value-type="float" office:value="15.3234" calcext:value-type="float">
            <text:p>15.3234</text:p>
          </table:table-cell>
          <table:table-cell office:value-type="float" office:value="0.187174" calcext:value-type="float">
            <text:p>0.187174</text:p>
          </table:table-cell>
          <table:table-cell office:value-type="float" office:value="15.3234" calcext:value-type="float">
            <text:p>15.3234</text:p>
          </table:table-cell>
          <table:table-cell office:value-type="float" office:value="0.607734" calcext:value-type="float">
            <text:p>0.607734</text:p>
          </table:table-cell>
          <table:table-cell table:formula="of:=AVERAGE([.B76:.B80])" office:value-type="float" office:value="0.1889834" calcext:value-type="float">
            <text:p>0.1889834</text:p>
          </table:table-cell>
          <table:table-cell/>
          <table:table-cell table:formula="of:=AVERAGE([.D76:.D80])" office:value-type="float" office:value="0.6081706" calcext:value-type="float">
            <text:p>0.6081706</text:p>
          </table:table-cell>
          <table:table-cell office:value-type="float" office:value="16.7849" calcext:value-type="float">
            <text:p>16.7849</text:p>
          </table:table-cell>
          <table:table-cell office:value-type="float" office:value="0.218739" calcext:value-type="float">
            <text:p>0.218739</text:p>
          </table:table-cell>
        </table:table-row>
        <table:table-row table:style-name="ro2">
          <table:table-cell office:value-type="float" office:value="15.3486" calcext:value-type="float">
            <text:p>15.3486</text:p>
          </table:table-cell>
          <table:table-cell office:value-type="float" office:value="0.194244" calcext:value-type="float">
            <text:p>0.194244</text:p>
          </table:table-cell>
          <table:table-cell office:value-type="float" office:value="15.3486" calcext:value-type="float">
            <text:p>15.3486</text:p>
          </table:table-cell>
          <table:table-cell office:value-type="float" office:value="0.601078" calcext:value-type="float">
            <text:p>0.601078</text:p>
          </table:table-cell>
          <table:table-cell table:formula="of:=AVERAGE([.B77:.B81])" office:value-type="float" office:value="0.1917368" calcext:value-type="float">
            <text:p>0.1917368</text:p>
          </table:table-cell>
          <table:table-cell/>
          <table:table-cell table:formula="of:=AVERAGE([.D77:.D81])" office:value-type="float" office:value="0.6009476" calcext:value-type="float">
            <text:p>0.6009476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0.227439" calcext:value-type="float">
            <text:p>0.227439</text:p>
          </table:table-cell>
        </table:table-row>
        <table:table-row table:style-name="ro2">
          <table:table-cell office:value-type="float" office:value="15.3738" calcext:value-type="float">
            <text:p>15.3738</text:p>
          </table:table-cell>
          <table:table-cell office:value-type="float" office:value="0.192218" calcext:value-type="float">
            <text:p>0.192218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0.59883" calcext:value-type="float">
            <text:p>0.59883</text:p>
          </table:table-cell>
          <table:table-cell table:formula="of:=AVERAGE([.B78:.B82])" office:value-type="float" office:value="0.1958904" calcext:value-type="float">
            <text:p>0.1958904</text:p>
          </table:table-cell>
          <table:table-cell/>
          <table:table-cell table:formula="of:=AVERAGE([.D78:.D82])" office:value-type="float" office:value="0.5955824" calcext:value-type="float">
            <text:p>0.5955824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0.235918" calcext:value-type="float">
            <text:p>0.235918</text:p>
          </table:table-cell>
        </table:table-row>
        <table:table-row table:style-name="ro2">
          <table:table-cell office:value-type="float" office:value="15.399" calcext:value-type="float">
            <text:p>15.399</text:p>
          </table:table-cell>
          <table:table-cell office:value-type="float" office:value="0.200151" calcext:value-type="float">
            <text:p>0.200151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584655" calcext:value-type="float">
            <text:p>0.584655</text:p>
          </table:table-cell>
          <table:table-cell table:formula="of:=AVERAGE([.B79:.B83])" office:value-type="float" office:value="0.2001212" calcext:value-type="float">
            <text:p>0.2001212</text:p>
          </table:table-cell>
          <table:table-cell/>
          <table:table-cell table:formula="of:=AVERAGE([.D79:.D83])" office:value-type="float" office:value="0.5889308" calcext:value-type="float">
            <text:p>0.5889308</text:p>
          </table:table-cell>
          <table:table-cell office:value-type="float" office:value="16.7093" calcext:value-type="float">
            <text:p>16.7093</text:p>
          </table:table-cell>
          <table:table-cell office:value-type="float" office:value="0.235731" calcext:value-type="float">
            <text:p>0.235731</text:p>
          </table:table-cell>
        </table:table-row>
        <table:table-row table:style-name="ro2">
          <table:table-cell office:value-type="float" office:value="15.4242" calcext:value-type="float">
            <text:p>15.4242</text:p>
          </table:table-cell>
          <table:table-cell office:value-type="float" office:value="0.205665" calcext:value-type="float">
            <text:p>0.205665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585615" calcext:value-type="float">
            <text:p>0.585615</text:p>
          </table:table-cell>
          <table:table-cell table:formula="of:=AVERAGE([.B80:.B84])" office:value-type="float" office:value="0.2035662" calcext:value-type="float">
            <text:p>0.2035662</text:p>
          </table:table-cell>
          <table:table-cell/>
          <table:table-cell table:formula="of:=AVERAGE([.D80:.D84])" office:value-type="float" office:value="0.5803896" calcext:value-type="float">
            <text:p>0.5803896</text:p>
          </table:table-cell>
          <table:table-cell office:value-type="float" office:value="16.6841" calcext:value-type="float">
            <text:p>16.6841</text:p>
          </table:table-cell>
          <table:table-cell office:value-type="float" office:value="0.240651" calcext:value-type="float">
            <text:p>0.240651</text:p>
          </table:table-cell>
        </table:table-row>
        <table:table-row table:style-name="ro2">
          <table:table-cell office:value-type="float" office:value="15.4494" calcext:value-type="float">
            <text:p>15.4494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15.4494" calcext:value-type="float">
            <text:p>15.4494</text:p>
          </table:table-cell>
          <table:table-cell office:value-type="float" office:value="0.574476" calcext:value-type="float">
            <text:p>0.574476</text:p>
          </table:table-cell>
          <table:table-cell table:formula="of:=AVERAGE([.B81:.B85])" office:value-type="float" office:value="0.2082382" calcext:value-type="float">
            <text:p>0.2082382</text:p>
          </table:table-cell>
          <table:table-cell/>
          <table:table-cell table:formula="of:=AVERAGE([.D81:.D85])" office:value-type="float" office:value="0.5705316" calcext:value-type="float">
            <text:p>0.5705316</text:p>
          </table:table-cell>
          <table:table-cell office:value-type="float" office:value="16.6589" calcext:value-type="float">
            <text:p>16.6589</text:p>
          </table:table-cell>
          <table:table-cell office:value-type="float" office:value="0.2413" calcext:value-type="float">
            <text:p>0.2413</text:p>
          </table:table-cell>
        </table:table-row>
        <table:table-row table:style-name="ro2">
          <table:table-cell office:value-type="float" office:value="15.4746" calcext:value-type="float">
            <text:p>15.4746</text:p>
          </table:table-cell>
          <table:table-cell office:value-type="float" office:value="0.211469" calcext:value-type="float">
            <text:p>0.211469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0.558372" calcext:value-type="float">
            <text:p>0.558372</text:p>
          </table:table-cell>
          <table:table-cell table:formula="of:=AVERAGE([.B82:.B86])" office:value-type="float" office:value="0.2124402" calcext:value-type="float">
            <text:p>0.2124402</text:p>
          </table:table-cell>
          <table:table-cell/>
          <table:table-cell table:formula="of:=AVERAGE([.D82:.D86])" office:value-type="float" office:value="0.561378" calcext:value-type="float">
            <text:p>0.561378</text:p>
          </table:table-cell>
          <table:table-cell office:value-type="float" office:value="16.6337" calcext:value-type="float">
            <text:p>16.6337</text:p>
          </table:table-cell>
          <table:table-cell office:value-type="float" office:value="0.240877" calcext:value-type="float">
            <text:p>0.240877</text:p>
          </table:table-cell>
        </table:table-row>
        <table:table-row table:style-name="ro2">
          <table:table-cell office:value-type="float" office:value="15.4998" calcext:value-type="float">
            <text:p>15.4998</text:p>
          </table:table-cell>
          <table:table-cell office:value-type="float" office:value="0.215578" calcext:value-type="float">
            <text:p>0.215578</text:p>
          </table:table-cell>
          <table:table-cell office:value-type="float" office:value="15.4998" calcext:value-type="float">
            <text:p>15.4998</text:p>
          </table:table-cell>
          <table:table-cell office:value-type="float" office:value="0.54954" calcext:value-type="float">
            <text:p>0.54954</text:p>
          </table:table-cell>
          <table:table-cell table:formula="of:=AVERAGE([.B83:.B87])" office:value-type="float" office:value="0.2158446" calcext:value-type="float">
            <text:p>0.2158446</text:p>
          </table:table-cell>
          <table:table-cell/>
          <table:table-cell table:formula="of:=AVERAGE([.D83:.D87])" office:value-type="float" office:value="0.5521818" calcext:value-type="float">
            <text:p>0.5521818</text:p>
          </table:table-cell>
          <table:table-cell office:value-type="float" office:value="16.6085" calcext:value-type="float">
            <text:p>16.6085</text:p>
          </table:table-cell>
          <table:table-cell office:value-type="float" office:value="0.239226" calcext:value-type="float">
            <text:p>0.239226</text:p>
          </table:table-cell>
        </table:table-row>
        <table:table-row table:style-name="ro2">
          <table:table-cell office:value-type="float" office:value="15.525" calcext:value-type="float">
            <text:p>15.525</text:p>
          </table:table-cell>
          <table:table-cell office:value-type="float" office:value="0.221161" calcext:value-type="float">
            <text:p>0.221161</text:p>
          </table:table-cell>
          <table:table-cell office:value-type="float" office:value="15.525" calcext:value-type="float">
            <text:p>15.525</text:p>
          </table:table-cell>
          <table:table-cell office:value-type="float" office:value="0.538887" calcext:value-type="float">
            <text:p>0.538887</text:p>
          </table:table-cell>
          <table:table-cell table:formula="of:=AVERAGE([.B84:.B88])" office:value-type="float" office:value="0.2195698" calcext:value-type="float">
            <text:p>0.2195698</text:p>
          </table:table-cell>
          <table:table-cell/>
          <table:table-cell table:formula="of:=AVERAGE([.D84:.D88])" office:value-type="float" office:value="0.5428226" calcext:value-type="float">
            <text:p>0.5428226</text:p>
          </table:table-cell>
          <table:table-cell office:value-type="float" office:value="16.5833" calcext:value-type="float">
            <text:p>16.5833</text:p>
          </table:table-cell>
          <table:table-cell office:value-type="float" office:value="0.239674" calcext:value-type="float">
            <text:p>0.239674</text:p>
          </table:table-cell>
        </table:table-row>
        <table:table-row table:style-name="ro2">
          <table:table-cell office:value-type="float" office:value="15.5502" calcext:value-type="float">
            <text:p>15.5502</text:p>
          </table:table-cell>
          <table:table-cell office:value-type="float" office:value="0.222687" calcext:value-type="float">
            <text:p>0.222687</text:p>
          </table:table-cell>
          <table:table-cell office:value-type="float" office:value="15.5502" calcext:value-type="float">
            <text:p>15.5502</text:p>
          </table:table-cell>
          <table:table-cell office:value-type="float" office:value="0.539634" calcext:value-type="float">
            <text:p>0.539634</text:p>
          </table:table-cell>
          <table:table-cell table:formula="of:=AVERAGE([.B85:.B89])" office:value-type="float" office:value="0.22412" calcext:value-type="float">
            <text:p>0.22412</text:p>
          </table:table-cell>
          <table:table-cell/>
          <table:table-cell table:formula="of:=AVERAGE([.D85:.D89])" office:value-type="float" office:value="0.5330248" calcext:value-type="float">
            <text:p>0.5330248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0.241507" calcext:value-type="float">
            <text:p>0.241507</text:p>
          </table:table-cell>
        </table:table-row>
        <table:table-row table:style-name="ro2">
          <table:table-cell office:value-type="float" office:value="15.5754" calcext:value-type="float">
            <text:p>15.5754</text:p>
          </table:table-cell>
          <table:table-cell office:value-type="float" office:value="0.226954" calcext:value-type="float">
            <text:p>0.226954</text:p>
          </table:table-cell>
          <table:table-cell office:value-type="float" office:value="15.5754" calcext:value-type="float">
            <text:p>15.5754</text:p>
          </table:table-cell>
          <table:table-cell office:value-type="float" office:value="0.52768" calcext:value-type="float">
            <text:p>0.52768</text:p>
          </table:table-cell>
          <table:table-cell table:formula="of:=AVERAGE([.B86:.B90])" office:value-type="float" office:value="0.228521" calcext:value-type="float">
            <text:p>0.228521</text:p>
          </table:table-cell>
          <table:table-cell/>
          <table:table-cell table:formula="of:=AVERAGE([.D86:.D90])" office:value-type="float" office:value="0.5228224" calcext:value-type="float">
            <text:p>0.5228224</text:p>
          </table:table-cell>
          <table:table-cell office:value-type="float" office:value="16.5329" calcext:value-type="float">
            <text:p>16.5329</text:p>
          </table:table-cell>
          <table:table-cell office:value-type="float" office:value="0.24786" calcext:value-type="float">
            <text:p>0.24786</text:p>
          </table:table-cell>
        </table:table-row>
        <table:table-row table:style-name="ro2">
          <table:table-cell office:value-type="float" office:value="15.6006" calcext:value-type="float">
            <text:p>15.6006</text:p>
          </table:table-cell>
          <table:table-cell office:value-type="float" office:value="0.23422" calcext:value-type="float">
            <text:p>0.23422</text:p>
          </table:table-cell>
          <table:table-cell office:value-type="float" office:value="15.6006" calcext:value-type="float">
            <text:p>15.6006</text:p>
          </table:table-cell>
          <table:table-cell office:value-type="float" office:value="0.509383" calcext:value-type="float">
            <text:p>0.509383</text:p>
          </table:table-cell>
          <table:table-cell table:formula="of:=AVERAGE([.B87:.B91])" office:value-type="float" office:value="0.2322376" calcext:value-type="float">
            <text:p>0.2322376</text:p>
          </table:table-cell>
          <table:table-cell/>
          <table:table-cell table:formula="of:=AVERAGE([.D87:.D91])" office:value-type="float" office:value="0.5120946" calcext:value-type="float">
            <text:p>0.5120946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0.249947" calcext:value-type="float">
            <text:p>0.249947</text:p>
          </table:table-cell>
        </table:table-row>
        <table:table-row table:style-name="ro2">
          <table:table-cell office:value-type="float" office:value="15.6258" calcext:value-type="float">
            <text:p>15.6258</text:p>
          </table:table-cell>
          <table:table-cell office:value-type="float" office:value="0.237583" calcext:value-type="float">
            <text:p>0.237583</text:p>
          </table:table-cell>
          <table:table-cell office:value-type="float" office:value="15.6258" calcext:value-type="float">
            <text:p>15.6258</text:p>
          </table:table-cell>
          <table:table-cell office:value-type="float" office:value="0.498528" calcext:value-type="float">
            <text:p>0.498528</text:p>
          </table:table-cell>
          <table:table-cell table:formula="of:=AVERAGE([.B88:.B92])" office:value-type="float" office:value="0.2369538" calcext:value-type="float">
            <text:p>0.2369538</text:p>
          </table:table-cell>
          <table:table-cell/>
          <table:table-cell table:formula="of:=AVERAGE([.D88:.D92])" office:value-type="float" office:value="0.5017058" calcext:value-type="float">
            <text:p>0.5017058</text:p>
          </table:table-cell>
          <table:table-cell office:value-type="float" office:value="16.4825" calcext:value-type="float">
            <text:p>16.4825</text:p>
          </table:table-cell>
          <table:table-cell office:value-type="float" office:value="0.252811" calcext:value-type="float">
            <text:p>0.252811</text:p>
          </table:table-cell>
        </table:table-row>
        <table:table-row table:style-name="ro2">
          <table:table-cell office:value-type="float" office:value="15.651" calcext:value-type="float">
            <text:p>15.651</text:p>
          </table:table-cell>
          <table:table-cell office:value-type="float" office:value="0.239744" calcext:value-type="float">
            <text:p>0.239744</text:p>
          </table:table-cell>
          <table:table-cell office:value-type="float" office:value="15.651" calcext:value-type="float">
            <text:p>15.651</text:p>
          </table:table-cell>
          <table:table-cell office:value-type="float" office:value="0.485248" calcext:value-type="float">
            <text:p>0.485248</text:p>
          </table:table-cell>
          <table:table-cell table:formula="of:=AVERAGE([.B89:.B93])" office:value-type="float" office:value="0.2413954" calcext:value-type="float">
            <text:p>0.2413954</text:p>
          </table:table-cell>
          <table:table-cell/>
          <table:table-cell table:formula="of:=AVERAGE([.D89:.D93])" office:value-type="float" office:value="0.4905726" calcext:value-type="float">
            <text:p>0.4905726</text:p>
          </table:table-cell>
          <table:table-cell office:value-type="float" office:value="16.4573" calcext:value-type="float">
            <text:p>16.4573</text:p>
          </table:table-cell>
          <table:table-cell office:value-type="float" office:value="0.256016" calcext:value-type="float">
            <text:p>0.256016</text:p>
          </table:table-cell>
        </table:table-row>
        <table:table-row table:style-name="ro2">
          <table:table-cell office:value-type="float" office:value="15.6762" calcext:value-type="float">
            <text:p>15.6762</text:p>
          </table:table-cell>
          <table:table-cell office:value-type="float" office:value="0.246268" calcext:value-type="float">
            <text:p>0.246268</text:p>
          </table:table-cell>
          <table:table-cell office:value-type="float" office:value="15.6762" calcext:value-type="float">
            <text:p>15.6762</text:p>
          </table:table-cell>
          <table:table-cell office:value-type="float" office:value="0.48769" calcext:value-type="float">
            <text:p>0.48769</text:p>
          </table:table-cell>
          <table:table-cell table:formula="of:=AVERAGE([.B90:.B94])" office:value-type="float" office:value="0.2461846" calcext:value-type="float">
            <text:p>0.2461846</text:p>
          </table:table-cell>
          <table:table-cell/>
          <table:table-cell table:formula="of:=AVERAGE([.D90:.D94])" office:value-type="float" office:value="0.4804578" calcext:value-type="float">
            <text:p>0.4804578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0.261269" calcext:value-type="float">
            <text:p>0.261269</text:p>
          </table:table-cell>
        </table:table-row>
        <table:table-row table:style-name="ro2">
          <table:table-cell office:value-type="float" office:value="15.7014" calcext:value-type="float">
            <text:p>15.7014</text:p>
          </table:table-cell>
          <table:table-cell office:value-type="float" office:value="0.249162" calcext:value-type="float">
            <text:p>0.249162</text:p>
          </table:table-cell>
          <table:table-cell office:value-type="float" office:value="15.7014" calcext:value-type="float">
            <text:p>15.7014</text:p>
          </table:table-cell>
          <table:table-cell office:value-type="float" office:value="0.472014" calcext:value-type="float">
            <text:p>0.472014</text:p>
          </table:table-cell>
          <table:table-cell table:formula="of:=AVERAGE([.B91:.B95])" office:value-type="float" office:value="0.2508528" calcext:value-type="float">
            <text:p>0.2508528</text:p>
          </table:table-cell>
          <table:table-cell/>
          <table:table-cell table:formula="of:=AVERAGE([.D91:.D95])" office:value-type="float" office:value="0.4700856" calcext:value-type="float">
            <text:p>0.4700856</text:p>
          </table:table-cell>
          <table:table-cell office:value-type="float" office:value="16.4069" calcext:value-type="float">
            <text:p>16.4069</text:p>
          </table:table-cell>
          <table:table-cell office:value-type="float" office:value="0.26323" calcext:value-type="float">
            <text:p>0.26323</text:p>
          </table:table-cell>
        </table:table-row>
        <table:table-row table:style-name="ro2">
          <table:table-cell office:value-type="float" office:value="15.7266" calcext:value-type="float">
            <text:p>15.7266</text:p>
          </table:table-cell>
          <table:table-cell office:value-type="float" office:value="0.258166" calcext:value-type="float">
            <text:p>0.258166</text:p>
          </table:table-cell>
          <table:table-cell office:value-type="float" office:value="15.7266" calcext:value-type="float">
            <text:p>15.7266</text:p>
          </table:table-cell>
          <table:table-cell office:value-type="float" office:value="0.458809" calcext:value-type="float">
            <text:p>0.458809</text:p>
          </table:table-cell>
          <table:table-cell table:formula="of:=AVERAGE([.B92:.B96])" office:value-type="float" office:value="0.2561706" calcext:value-type="float">
            <text:p>0.2561706</text:p>
          </table:table-cell>
          <table:table-cell/>
          <table:table-cell table:formula="of:=AVERAGE([.D92:.D96])" office:value-type="float" office:value="0.461116" calcext:value-type="float">
            <text:p>0.461116</text:p>
          </table:table-cell>
          <table:table-cell office:value-type="float" office:value="16.3817" calcext:value-type="float">
            <text:p>16.3817</text:p>
          </table:table-cell>
          <table:table-cell office:value-type="float" office:value="0.267934" calcext:value-type="float">
            <text:p>0.267934</text:p>
          </table:table-cell>
        </table:table-row>
        <table:table-row table:style-name="ro2">
          <table:table-cell office:value-type="float" office:value="15.7518" calcext:value-type="float">
            <text:p>15.7518</text:p>
          </table:table-cell>
          <table:table-cell office:value-type="float" office:value="0.260924" calcext:value-type="float">
            <text:p>0.260924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0.446667" calcext:value-type="float">
            <text:p>0.446667</text:p>
          </table:table-cell>
          <table:table-cell table:formula="of:=AVERAGE([.B93:.B97])" office:value-type="float" office:value="0.2624622" calcext:value-type="float">
            <text:p>0.2624622</text:p>
          </table:table-cell>
          <table:table-cell/>
          <table:table-cell table:formula="of:=AVERAGE([.D93:.D97])" office:value-type="float" office:value="0.450283" calcext:value-type="float">
            <text:p>0.450283</text:p>
          </table:table-cell>
          <table:table-cell office:value-type="float" office:value="16.3565" calcext:value-type="float">
            <text:p>16.3565</text:p>
          </table:table-cell>
          <table:table-cell office:value-type="float" office:value="0.281303" calcext:value-type="float">
            <text:p>0.281303</text:p>
          </table:table-cell>
        </table:table-row>
        <table:table-row table:style-name="ro2">
          <table:table-cell office:value-type="float" office:value="15.777" calcext:value-type="float">
            <text:p>15.777</text:p>
          </table:table-cell>
          <table:table-cell office:value-type="float" office:value="0.266333" calcext:value-type="float">
            <text:p>0.266333</text:p>
          </table:table-cell>
          <table:table-cell office:value-type="float" office:value="15.777" calcext:value-type="float">
            <text:p>15.777</text:p>
          </table:table-cell>
          <table:table-cell office:value-type="float" office:value="0.4404" calcext:value-type="float">
            <text:p>0.4404</text:p>
          </table:table-cell>
          <table:table-cell table:formula="of:=AVERAGE([.B94:.B98])" office:value-type="float" office:value="0.267239" calcext:value-type="float">
            <text:p>0.267239</text:p>
          </table:table-cell>
          <table:table-cell/>
          <table:table-cell table:formula="of:=AVERAGE([.D94:.D98])" office:value-type="float" office:value="0.4404086" calcext:value-type="float">
            <text:p>0.4404086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0.279286" calcext:value-type="float">
            <text:p>0.279286</text:p>
          </table:table-cell>
        </table:table-row>
        <table:table-row table:style-name="ro2">
          <table:table-cell office:value-type="float" office:value="15.8022" calcext:value-type="float">
            <text:p>15.8022</text:p>
          </table:table-cell>
          <table:table-cell office:value-type="float" office:value="0.277726" calcext:value-type="float">
            <text:p>0.277726</text:p>
          </table:table-cell>
          <table:table-cell office:value-type="float" office:value="15.8022" calcext:value-type="float">
            <text:p>15.8022</text:p>
          </table:table-cell>
          <table:table-cell office:value-type="float" office:value="0.433525" calcext:value-type="float">
            <text:p>0.433525</text:p>
          </table:table-cell>
          <table:table-cell table:formula="of:=AVERAGE([.B95:.B99])" office:value-type="float" office:value="0.2723806" calcext:value-type="float">
            <text:p>0.2723806</text:p>
          </table:table-cell>
          <table:table-cell/>
          <table:table-cell table:formula="of:=AVERAGE([.D95:.D99])" office:value-type="float" office:value="0.4320846" calcext:value-type="float">
            <text:p>0.4320846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0.292334" calcext:value-type="float">
            <text:p>0.292334</text:p>
          </table:table-cell>
        </table:table-row>
        <table:table-row table:style-name="ro2">
          <table:table-cell office:value-type="float" office:value="15.8274" calcext:value-type="float">
            <text:p>15.8274</text:p>
          </table:table-cell>
          <table:table-cell office:value-type="float" office:value="0.273046" calcext:value-type="float">
            <text:p>0.273046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0.422642" calcext:value-type="float">
            <text:p>0.422642</text:p>
          </table:table-cell>
          <table:table-cell table:formula="of:=AVERAGE([.B96:.B100])" office:value-type="float" office:value="0.2780548" calcext:value-type="float">
            <text:p>0.2780548</text:p>
          </table:table-cell>
          <table:table-cell/>
          <table:table-cell table:formula="of:=AVERAGE([.D96:.D100])" office:value-type="float" office:value="0.4249954" calcext:value-type="float">
            <text:p>0.4249954</text:p>
          </table:table-cell>
          <table:table-cell office:value-type="float" office:value="16.2809" calcext:value-type="float">
            <text:p>16.2809</text:p>
          </table:table-cell>
          <table:table-cell office:value-type="float" office:value="0.294891" calcext:value-type="float">
            <text:p>0.294891</text:p>
          </table:table-cell>
        </table:table-row>
        <table:table-row table:style-name="ro2">
          <table:table-cell office:value-type="float" office:value="15.8526" calcext:value-type="float">
            <text:p>15.8526</text:p>
          </table:table-cell>
          <table:table-cell office:value-type="float" office:value="0.283874" calcext:value-type="float">
            <text:p>0.283874</text:p>
          </table:table-cell>
          <table:table-cell office:value-type="float" office:value="15.8526" calcext:value-type="float">
            <text:p>15.8526</text:p>
          </table:table-cell>
          <table:table-cell office:value-type="float" office:value="0.417189" calcext:value-type="float">
            <text:p>0.417189</text:p>
          </table:table-cell>
          <table:table-cell table:formula="of:=AVERAGE([.B97:.B101])" office:value-type="float" office:value="0.28183" calcext:value-type="float">
            <text:p>0.28183</text:p>
          </table:table-cell>
          <table:table-cell/>
          <table:table-cell table:formula="of:=AVERAGE([.D97:.D101])" office:value-type="float" office:value="0.4159906" calcext:value-type="float">
            <text:p>0.4159906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0.300402" calcext:value-type="float">
            <text:p>0.300402</text:p>
          </table:table-cell>
        </table:table-row>
        <table:table-row table:style-name="ro2">
          <table:table-cell office:value-type="float" office:value="15.8778" calcext:value-type="float">
            <text:p>15.8778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15.8778" calcext:value-type="float">
            <text:p>15.8778</text:p>
          </table:table-cell>
          <table:table-cell office:value-type="float" office:value="0.411221" calcext:value-type="float">
            <text:p>0.411221</text:p>
          </table:table-cell>
          <table:table-cell table:formula="of:=AVERAGE([.B98:.B102])" office:value-type="float" office:value="0.287062" calcext:value-type="float">
            <text:p>0.287062</text:p>
          </table:table-cell>
          <table:table-cell/>
          <table:table-cell table:formula="of:=AVERAGE([.D98:.D102])" office:value-type="float" office:value="0.408328" calcext:value-type="float">
            <text:p>0.408328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0.30576" calcext:value-type="float">
            <text:p>0.30576</text:p>
          </table:table-cell>
        </table:table-row>
        <table:table-row table:style-name="ro2">
          <table:table-cell office:value-type="float" office:value="15.903" calcext:value-type="float">
            <text:p>15.903</text:p>
          </table:table-cell>
          <table:table-cell office:value-type="float" office:value="0.285209" calcext:value-type="float">
            <text:p>0.285209</text:p>
          </table:table-cell>
          <table:table-cell office:value-type="float" office:value="15.903" calcext:value-type="float">
            <text:p>15.903</text:p>
          </table:table-cell>
          <table:table-cell office:value-type="float" office:value="0.395376" calcext:value-type="float">
            <text:p>0.395376</text:p>
          </table:table-cell>
          <table:table-cell table:formula="of:=AVERAGE([.B99:.B103])" office:value-type="float" office:value="0.2925138" calcext:value-type="float">
            <text:p>0.2925138</text:p>
          </table:table-cell>
          <table:table-cell/>
          <table:table-cell table:formula="of:=AVERAGE([.D99:.D103])" office:value-type="float" office:value="0.4011814" calcext:value-type="float">
            <text:p>0.4011814</text:p>
          </table:table-cell>
          <table:table-cell office:value-type="float" office:value="16.2053" calcext:value-type="float">
            <text:p>16.2053</text:p>
          </table:table-cell>
          <table:table-cell office:value-type="float" office:value="0.312907" calcext:value-type="float">
            <text:p>0.312907</text:p>
          </table:table-cell>
        </table:table-row>
        <table:table-row table:style-name="ro2">
          <table:table-cell office:value-type="float" office:value="15.9282" calcext:value-type="float">
            <text:p>15.9282</text:p>
          </table:table-cell>
          <table:table-cell office:value-type="float" office:value="0.303886" calcext:value-type="float">
            <text:p>0.303886</text:p>
          </table:table-cell>
          <table:table-cell office:value-type="float" office:value="15.9282" calcext:value-type="float">
            <text:p>15.9282</text:p>
          </table:table-cell>
          <table:table-cell office:value-type="float" office:value="0.395212" calcext:value-type="float">
            <text:p>0.395212</text:p>
          </table:table-cell>
          <table:table-cell table:formula="of:=AVERAGE([.B100:.B104])" office:value-type="float" office:value="0.2969368" calcext:value-type="float">
            <text:p>0.2969368</text:p>
          </table:table-cell>
          <table:table-cell/>
          <table:table-cell table:formula="of:=AVERAGE([.D100:.D104])" office:value-type="float" office:value="0.394268" calcext:value-type="float">
            <text:p>0.394268</text:p>
          </table:table-cell>
          <table:table-cell office:value-type="float" office:value="16.1801" calcext:value-type="float">
            <text:p>16.1801</text:p>
          </table:table-cell>
          <table:table-cell office:value-type="float" office:value="0.330208" calcext:value-type="float">
            <text:p>0.330208</text:p>
          </table:table-cell>
        </table:table-row>
        <table:table-row table:style-name="ro2">
          <table:table-cell office:value-type="float" office:value="15.9534" calcext:value-type="float">
            <text:p>15.9534</text:p>
          </table:table-cell>
          <table:table-cell office:value-type="float" office:value="0.300305" calcext:value-type="float">
            <text:p>0.300305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0.386909" calcext:value-type="float">
            <text:p>0.386909</text:p>
          </table:table-cell>
          <table:table-cell table:formula="of:=AVERAGE([.B101:.B105])" office:value-type="float" office:value="0.3016324" calcext:value-type="float">
            <text:p>0.3016324</text:p>
          </table:table-cell>
          <table:table-cell/>
          <table:table-cell table:formula="of:=AVERAGE([.D101:.D105])" office:value-type="float" office:value="0.3865814" calcext:value-type="float">
            <text:p>0.3865814</text:p>
          </table:table-cell>
          <table:table-cell office:value-type="float" office:value="16.1549" calcext:value-type="float">
            <text:p>16.1549</text:p>
          </table:table-cell>
          <table:table-cell office:value-type="float" office:value="0.319363" calcext:value-type="float">
            <text:p>0.319363</text:p>
          </table:table-cell>
        </table:table-row>
        <table:table-row table:style-name="ro2">
          <table:table-cell office:value-type="float" office:value="15.9786" calcext:value-type="float">
            <text:p>15.9786</text:p>
          </table:table-cell>
          <table:table-cell office:value-type="float" office:value="0.305989" calcext:value-type="float">
            <text:p>0.305989</text:p>
          </table:table-cell>
          <table:table-cell office:value-type="float" office:value="15.9786" calcext:value-type="float">
            <text:p>15.9786</text:p>
          </table:table-cell>
          <table:table-cell office:value-type="float" office:value="0.382622" calcext:value-type="float">
            <text:p>0.382622</text:p>
          </table:table-cell>
          <table:table-cell table:formula="of:=AVERAGE([.B102:.B106])" office:value-type="float" office:value="0.3083976" calcext:value-type="float">
            <text:p>0.3083976</text:p>
          </table:table-cell>
          <table:table-cell/>
          <table:table-cell table:formula="of:=AVERAGE([.D102:.D106])" office:value-type="float" office:value="0.3798086" calcext:value-type="float">
            <text:p>0.3798086</text:p>
          </table:table-cell>
          <table:table-cell office:value-type="float" office:value="16.1297" calcext:value-type="float">
            <text:p>16.1297</text:p>
          </table:table-cell>
          <table:table-cell office:value-type="float" office:value="0.337117" calcext:value-type="float">
            <text:p>0.337117</text:p>
          </table:table-cell>
        </table:table-row>
        <table:table-row table:style-name="ro2">
          <table:table-cell office:value-type="float" office:value="16.0038" calcext:value-type="float">
            <text:p>16.0038</text:p>
          </table:table-cell>
          <table:table-cell office:value-type="float" office:value="0.312773" calcext:value-type="float">
            <text:p>0.312773</text:p>
          </table:table-cell>
          <table:table-cell office:value-type="float" office:value="16.0038" calcext:value-type="float">
            <text:p>16.0038</text:p>
          </table:table-cell>
          <table:table-cell office:value-type="float" office:value="0.372788" calcext:value-type="float">
            <text:p>0.372788</text:p>
          </table:table-cell>
          <table:table-cell table:formula="of:=AVERAGE([.B103:.B107])" office:value-type="float" office:value="0.3123968" calcext:value-type="float">
            <text:p>0.3123968</text:p>
          </table:table-cell>
          <table:table-cell/>
          <table:table-cell table:formula="of:=AVERAGE([.D103:.D107])" office:value-type="float" office:value="0.3712136" calcext:value-type="float">
            <text:p>0.3712136</text:p>
          </table:table-cell>
          <table:table-cell office:value-type="float" office:value="16.1046" calcext:value-type="float">
            <text:p>16.1046</text:p>
          </table:table-cell>
          <table:table-cell office:value-type="float" office:value="0.342393" calcext:value-type="float">
            <text:p>0.342393</text:p>
          </table:table-cell>
        </table:table-row>
        <table:table-row table:style-name="ro2">
          <table:table-cell office:value-type="float" office:value="16.029" calcext:value-type="float">
            <text:p>16.029</text:p>
          </table:table-cell>
          <table:table-cell office:value-type="float" office:value="0.319035" calcext:value-type="float">
            <text:p>0.319035</text:p>
          </table:table-cell>
          <table:table-cell office:value-type="float" office:value="16.029" calcext:value-type="float">
            <text:p>16.029</text:p>
          </table:table-cell>
          <table:table-cell office:value-type="float" office:value="0.361512" calcext:value-type="float">
            <text:p>0.361512</text:p>
          </table:table-cell>
          <table:table-cell table:formula="of:=AVERAGE([.B104:.B108])" office:value-type="float" office:value="0.3170882" calcext:value-type="float">
            <text:p>0.3170882</text:p>
          </table:table-cell>
          <table:table-cell/>
          <table:table-cell table:formula="of:=AVERAGE([.D104:.D108])" office:value-type="float" office:value="0.3620354" calcext:value-type="float">
            <text:p>0.3620354</text:p>
          </table:table-cell>
          <table:table-cell office:value-type="float" office:value="16.0794" calcext:value-type="float">
            <text:p>16.0794</text:p>
          </table:table-cell>
          <table:table-cell office:value-type="float" office:value="0.341018" calcext:value-type="float">
            <text:p>0.341018</text:p>
          </table:table-cell>
        </table:table-row>
        <table:table-row table:style-name="ro2">
          <table:table-cell office:value-type="float" office:value="16.0542" calcext:value-type="float">
            <text:p>16.0542</text:p>
          </table:table-cell>
          <table:table-cell office:value-type="float" office:value="0.323882" calcext:value-type="float">
            <text:p>0.323882</text:p>
          </table:table-cell>
          <table:table-cell office:value-type="float" office:value="16.0542" calcext:value-type="float">
            <text:p>16.0542</text:p>
          </table:table-cell>
          <table:table-cell office:value-type="float" office:value="0.352237" calcext:value-type="float">
            <text:p>0.352237</text:p>
          </table:table-cell>
          <table:table-cell table:formula="of:=AVERAGE([.B105:.B109])" office:value-type="float" office:value="0.323889" calcext:value-type="float">
            <text:p>0.323889</text:p>
          </table:table-cell>
          <table:table-cell/>
          <table:table-cell table:formula="of:=AVERAGE([.D105:.D109])" office:value-type="float" office:value="0.3539896" calcext:value-type="float">
            <text:p>0.3539896</text:p>
          </table:table-cell>
          <table:table-cell office:value-type="float" office:value="16.0542" calcext:value-type="float">
            <text:p>16.0542</text:p>
          </table:table-cell>
          <table:table-cell office:value-type="float" office:value="0.352237" calcext:value-type="float">
            <text:p>0.352237</text:p>
          </table:table-cell>
        </table:table-row>
        <table:table-row table:style-name="ro2">
          <table:table-cell office:value-type="float" office:value="16.0794" calcext:value-type="float">
            <text:p>16.0794</text:p>
          </table:table-cell>
          <table:table-cell office:value-type="float" office:value="0.323762" calcext:value-type="float">
            <text:p>0.323762</text:p>
          </table:table-cell>
          <table:table-cell office:value-type="float" office:value="16.0794" calcext:value-type="float">
            <text:p>16.0794</text:p>
          </table:table-cell>
          <table:table-cell office:value-type="float" office:value="0.341018" calcext:value-type="float">
            <text:p>0.341018</text:p>
          </table:table-cell>
          <table:table-cell table:formula="of:=AVERAGE([.B106:.B110])" office:value-type="float" office:value="0.3294586" calcext:value-type="float">
            <text:p>0.3294586</text:p>
          </table:table-cell>
          <table:table-cell/>
          <table:table-cell table:formula="of:=AVERAGE([.D106:.D110])" office:value-type="float" office:value="0.3468554" calcext:value-type="float">
            <text:p>0.3468554</text:p>
          </table:table-cell>
          <table:table-cell office:value-type="float" office:value="16.029" calcext:value-type="float">
            <text:p>16.029</text:p>
          </table:table-cell>
          <table:table-cell office:value-type="float" office:value="0.361512" calcext:value-type="float">
            <text:p>0.361512</text:p>
          </table:table-cell>
        </table:table-row>
        <table:table-row table:style-name="ro2">
          <table:table-cell office:value-type="float" office:value="16.1046" calcext:value-type="float">
            <text:p>16.1046</text:p>
          </table:table-cell>
          <table:table-cell office:value-type="float" office:value="0.339993" calcext:value-type="float">
            <text:p>0.339993</text:p>
          </table:table-cell>
          <table:table-cell office:value-type="float" office:value="16.1046" calcext:value-type="float">
            <text:p>16.1046</text:p>
          </table:table-cell>
          <table:table-cell office:value-type="float" office:value="0.342393" calcext:value-type="float">
            <text:p>0.342393</text:p>
          </table:table-cell>
          <table:table-cell table:formula="of:=AVERAGE([.B107:.B111])" office:value-type="float" office:value="0.3341826" calcext:value-type="float">
            <text:p>0.3341826</text:p>
          </table:table-cell>
          <table:table-cell/>
          <table:table-cell table:formula="of:=AVERAGE([.D107:.D111])" office:value-type="float" office:value="0.3384256" calcext:value-type="float">
            <text:p>0.3384256</text:p>
          </table:table-cell>
          <table:table-cell office:value-type="float" office:value="16.0038" calcext:value-type="float">
            <text:p>16.0038</text:p>
          </table:table-cell>
          <table:table-cell office:value-type="float" office:value="0.372788" calcext:value-type="float">
            <text:p>0.372788</text:p>
          </table:table-cell>
        </table:table-row>
        <table:table-row table:style-name="ro2">
          <table:table-cell office:value-type="float" office:value="16.1297" calcext:value-type="float">
            <text:p>16.1297</text:p>
          </table:table-cell>
          <table:table-cell office:value-type="float" office:value="0.340621" calcext:value-type="float">
            <text:p>0.340621</text:p>
          </table:table-cell>
          <table:table-cell office:value-type="float" office:value="16.1297" calcext:value-type="float">
            <text:p>16.1297</text:p>
          </table:table-cell>
          <table:table-cell office:value-type="float" office:value="0.337117" calcext:value-type="float">
            <text:p>0.337117</text:p>
          </table:table-cell>
          <table:table-cell table:formula="of:=AVERAGE([.B108:.B112])" office:value-type="float" office:value="0.3380562" calcext:value-type="float">
            <text:p>0.3380562</text:p>
          </table:table-cell>
          <table:table-cell/>
          <table:table-cell table:formula="of:=AVERAGE([.D108:.D112])" office:value-type="float" office:value="0.3340198" calcext:value-type="float">
            <text:p>0.3340198</text:p>
          </table:table-cell>
          <table:table-cell office:value-type="float" office:value="15.9786" calcext:value-type="float">
            <text:p>15.9786</text:p>
          </table:table-cell>
          <table:table-cell office:value-type="float" office:value="0.382622" calcext:value-type="float">
            <text:p>0.382622</text:p>
          </table:table-cell>
        </table:table-row>
        <table:table-row table:style-name="ro2">
          <table:table-cell office:value-type="float" office:value="16.1549" calcext:value-type="float">
            <text:p>16.1549</text:p>
          </table:table-cell>
          <table:table-cell office:value-type="float" office:value="0.342655" calcext:value-type="float">
            <text:p>0.342655</text:p>
          </table:table-cell>
          <table:table-cell office:value-type="float" office:value="16.1549" calcext:value-type="float">
            <text:p>16.1549</text:p>
          </table:table-cell>
          <table:table-cell office:value-type="float" office:value="0.319363" calcext:value-type="float">
            <text:p>0.319363</text:p>
          </table:table-cell>
          <table:table-cell table:formula="of:=AVERAGE([.B109:.B113])" office:value-type="float" office:value="0.3443776" calcext:value-type="float">
            <text:p>0.3443776</text:p>
          </table:table-cell>
          <table:table-cell/>
          <table:table-cell table:formula="of:=AVERAGE([.D109:.D113])" office:value-type="float" office:value="0.3283976" calcext:value-type="float">
            <text:p>0.3283976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0.386909" calcext:value-type="float">
            <text:p>0.386909</text:p>
          </table:table-cell>
        </table:table-row>
        <table:table-row table:style-name="ro2">
          <table:table-cell office:value-type="float" office:value="16.1801" calcext:value-type="float">
            <text:p>16.1801</text:p>
          </table:table-cell>
          <table:table-cell office:value-type="float" office:value="0.34325" calcext:value-type="float">
            <text:p>0.34325</text:p>
          </table:table-cell>
          <table:table-cell office:value-type="float" office:value="16.1801" calcext:value-type="float">
            <text:p>16.1801</text:p>
          </table:table-cell>
          <table:table-cell office:value-type="float" office:value="0.330208" calcext:value-type="float">
            <text:p>0.330208</text:p>
          </table:table-cell>
          <table:table-cell table:formula="of:=AVERAGE([.B110:.B114])" office:value-type="float" office:value="0.349493" calcext:value-type="float">
            <text:p>0.349493</text:p>
          </table:table-cell>
          <table:table-cell/>
          <table:table-cell table:formula="of:=AVERAGE([.D110:.D114])" office:value-type="float" office:value="0.321071" calcext:value-type="float">
            <text:p>0.321071</text:p>
          </table:table-cell>
          <table:table-cell office:value-type="float" office:value="15.9282" calcext:value-type="float">
            <text:p>15.9282</text:p>
          </table:table-cell>
          <table:table-cell office:value-type="float" office:value="0.395212" calcext:value-type="float">
            <text:p>0.395212</text:p>
          </table:table-cell>
        </table:table-row>
        <table:table-row table:style-name="ro2">
          <table:table-cell office:value-type="float" office:value="16.2053" calcext:value-type="float">
            <text:p>16.2053</text:p>
          </table:table-cell>
          <table:table-cell office:value-type="float" office:value="0.355369" calcext:value-type="float">
            <text:p>0.355369</text:p>
          </table:table-cell>
          <table:table-cell office:value-type="float" office:value="16.2053" calcext:value-type="float">
            <text:p>16.2053</text:p>
          </table:table-cell>
          <table:table-cell office:value-type="float" office:value="0.312907" calcext:value-type="float">
            <text:p>0.312907</text:p>
          </table:table-cell>
          <table:table-cell table:formula="of:=AVERAGE([.B111:.B115])" office:value-type="float" office:value="0.355609" calcext:value-type="float">
            <text:p>0.355609</text:p>
          </table:table-cell>
          <table:table-cell/>
          <table:table-cell table:formula="of:=AVERAGE([.D111:.D115])" office:value-type="float" office:value="0.313728" calcext:value-type="float">
            <text:p>0.313728</text:p>
          </table:table-cell>
          <table:table-cell office:value-type="float" office:value="15.903" calcext:value-type="float">
            <text:p>15.903</text:p>
          </table:table-cell>
          <table:table-cell office:value-type="float" office:value="0.395376" calcext:value-type="float">
            <text:p>0.395376</text:p>
          </table:table-cell>
        </table:table-row>
        <table:table-row table:style-name="ro2">
          <table:table-cell office:value-type="float" office:value="16.2305" calcext:value-type="float">
            <text:p>16.2305</text:p>
          </table:table-cell>
          <table:table-cell office:value-type="float" office:value="0.36557" calcext:value-type="float">
            <text:p>0.36557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0.30576" calcext:value-type="float">
            <text:p>0.30576</text:p>
          </table:table-cell>
          <table:table-cell table:formula="of:=AVERAGE([.B112:.B116])" office:value-type="float" office:value="0.3633052" calcext:value-type="float">
            <text:p>0.3633052</text:p>
          </table:table-cell>
          <table:table-cell/>
          <table:table-cell table:formula="of:=AVERAGE([.D112:.D116])" office:value-type="float" office:value="0.3088336" calcext:value-type="float">
            <text:p>0.3088336</text:p>
          </table:table-cell>
          <table:table-cell office:value-type="float" office:value="15.8778" calcext:value-type="float">
            <text:p>15.8778</text:p>
          </table:table-cell>
          <table:table-cell office:value-type="float" office:value="0.411221" calcext:value-type="float">
            <text:p>0.411221</text:p>
          </table:table-cell>
        </table:table-row>
        <table:table-row table:style-name="ro2">
          <table:table-cell office:value-type="float" office:value="16.2557" calcext:value-type="float">
            <text:p>16.2557</text:p>
          </table:table-cell>
          <table:table-cell office:value-type="float" office:value="0.371201" calcext:value-type="float">
            <text:p>0.371201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0.300402" calcext:value-type="float">
            <text:p>0.300402</text:p>
          </table:table-cell>
          <table:table-cell table:formula="of:=AVERAGE([.B113:.B117])" office:value-type="float" office:value="0.369835" calcext:value-type="float">
            <text:p>0.369835</text:p>
          </table:table-cell>
          <table:table-cell/>
          <table:table-cell table:formula="of:=AVERAGE([.D113:.D117])" office:value-type="float" office:value="0.3012588" calcext:value-type="float">
            <text:p>0.3012588</text:p>
          </table:table-cell>
          <table:table-cell office:value-type="float" office:value="15.8526" calcext:value-type="float">
            <text:p>15.8526</text:p>
          </table:table-cell>
          <table:table-cell office:value-type="float" office:value="0.417189" calcext:value-type="float">
            <text:p>0.417189</text:p>
          </table:table-cell>
        </table:table-row>
        <table:table-row table:style-name="ro2">
          <table:table-cell office:value-type="float" office:value="16.2809" calcext:value-type="float">
            <text:p>16.2809</text:p>
          </table:table-cell>
          <table:table-cell office:value-type="float" office:value="0.381136" calcext:value-type="float">
            <text:p>0.381136</text:p>
          </table:table-cell>
          <table:table-cell office:value-type="float" office:value="16.2809" calcext:value-type="float">
            <text:p>16.2809</text:p>
          </table:table-cell>
          <table:table-cell office:value-type="float" office:value="0.294891" calcext:value-type="float">
            <text:p>0.294891</text:p>
          </table:table-cell>
          <table:table-cell table:formula="of:=AVERAGE([.B114:.B118])" office:value-type="float" office:value="0.3754744" calcext:value-type="float">
            <text:p>0.3754744</text:p>
          </table:table-cell>
          <table:table-cell/>
          <table:table-cell table:formula="of:=AVERAGE([.D114:.D118])" office:value-type="float" office:value="0.2945346" calcext:value-type="float">
            <text:p>0.2945346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0.422642" calcext:value-type="float">
            <text:p>0.422642</text:p>
          </table:table-cell>
        </table:table-row>
        <table:table-row table:style-name="ro2">
          <table:table-cell office:value-type="float" office:value="16.3061" calcext:value-type="float">
            <text:p>16.3061</text:p>
          </table:table-cell>
          <table:table-cell office:value-type="float" office:value="0.375899" calcext:value-type="float">
            <text:p>0.375899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0.292334" calcext:value-type="float">
            <text:p>0.292334</text:p>
          </table:table-cell>
          <table:table-cell table:formula="of:=AVERAGE([.B115:.B119])" office:value-type="float" office:value="0.3815246" calcext:value-type="float">
            <text:p>0.3815246</text:p>
          </table:table-cell>
          <table:table-cell/>
          <table:table-cell table:formula="of:=AVERAGE([.D115:.D119])" office:value-type="float" office:value="0.2896432" calcext:value-type="float">
            <text:p>0.2896432</text:p>
          </table:table-cell>
          <table:table-cell office:value-type="float" office:value="15.8022" calcext:value-type="float">
            <text:p>15.8022</text:p>
          </table:table-cell>
          <table:table-cell office:value-type="float" office:value="0.433525" calcext:value-type="float">
            <text:p>0.433525</text:p>
          </table:table-cell>
        </table:table-row>
        <table:table-row table:style-name="ro2">
          <table:table-cell office:value-type="float" office:value="16.3313" calcext:value-type="float">
            <text:p>16.3313</text:p>
          </table:table-cell>
          <table:table-cell office:value-type="float" office:value="0.383566" calcext:value-type="float">
            <text:p>0.383566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0.279286" calcext:value-type="float">
            <text:p>0.279286</text:p>
          </table:table-cell>
          <table:table-cell table:formula="of:=AVERAGE([.B116:.B120])" office:value-type="float" office:value="0.3878272" calcext:value-type="float">
            <text:p>0.3878272</text:p>
          </table:table-cell>
          <table:table-cell/>
          <table:table-cell table:formula="of:=AVERAGE([.D116:.D120])" office:value-type="float" office:value="0.2831496" calcext:value-type="float">
            <text:p>0.2831496</text:p>
          </table:table-cell>
          <table:table-cell office:value-type="float" office:value="15.777" calcext:value-type="float">
            <text:p>15.777</text:p>
          </table:table-cell>
          <table:table-cell office:value-type="float" office:value="0.4404" calcext:value-type="float">
            <text:p>0.4404</text:p>
          </table:table-cell>
        </table:table-row>
        <table:table-row table:style-name="ro2">
          <table:table-cell office:value-type="float" office:value="16.3565" calcext:value-type="float">
            <text:p>16.3565</text:p>
          </table:table-cell>
          <table:table-cell office:value-type="float" office:value="0.395821" calcext:value-type="float">
            <text:p>0.395821</text:p>
          </table:table-cell>
          <table:table-cell office:value-type="float" office:value="16.3565" calcext:value-type="float">
            <text:p>16.3565</text:p>
          </table:table-cell>
          <table:table-cell office:value-type="float" office:value="0.281303" calcext:value-type="float">
            <text:p>0.281303</text:p>
          </table:table-cell>
          <table:table-cell table:formula="of:=AVERAGE([.B117:.B121])" office:value-type="float" office:value="0.3932866" calcext:value-type="float">
            <text:p>0.3932866</text:p>
          </table:table-cell>
          <table:table-cell/>
          <table:table-cell table:formula="of:=AVERAGE([.D117:.D121])" office:value-type="float" office:value="0.2768174" calcext:value-type="float">
            <text:p>0.2768174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0.446667" calcext:value-type="float">
            <text:p>0.446667</text:p>
          </table:table-cell>
        </table:table-row>
        <table:table-row table:style-name="ro2">
          <table:table-cell office:value-type="float" office:value="16.3817" calcext:value-type="float">
            <text:p>16.3817</text:p>
          </table:table-cell>
          <table:table-cell office:value-type="float" office:value="0.402714" calcext:value-type="float">
            <text:p>0.402714</text:p>
          </table:table-cell>
          <table:table-cell office:value-type="float" office:value="16.3817" calcext:value-type="float">
            <text:p>16.3817</text:p>
          </table:table-cell>
          <table:table-cell office:value-type="float" office:value="0.267934" calcext:value-type="float">
            <text:p>0.267934</text:p>
          </table:table-cell>
          <table:table-cell table:formula="of:=AVERAGE([.B118:.B122])" office:value-type="float" office:value="0.4017846" calcext:value-type="float">
            <text:p>0.4017846</text:p>
          </table:table-cell>
          <table:table-cell/>
          <table:table-cell table:formula="of:=AVERAGE([.D118:.D122])" office:value-type="float" office:value="0.2706044" calcext:value-type="float">
            <text:p>0.2706044</text:p>
          </table:table-cell>
          <table:table-cell office:value-type="float" office:value="15.7266" calcext:value-type="float">
            <text:p>15.7266</text:p>
          </table:table-cell>
          <table:table-cell office:value-type="float" office:value="0.458809" calcext:value-type="float">
            <text:p>0.458809</text:p>
          </table:table-cell>
        </table:table-row>
        <table:table-row table:style-name="ro2">
          <table:table-cell office:value-type="float" office:value="16.4069" calcext:value-type="float">
            <text:p>16.4069</text:p>
          </table:table-cell>
          <table:table-cell office:value-type="float" office:value="0.408433" calcext:value-type="float">
            <text:p>0.408433</text:p>
          </table:table-cell>
          <table:table-cell office:value-type="float" office:value="16.4069" calcext:value-type="float">
            <text:p>16.4069</text:p>
          </table:table-cell>
          <table:table-cell office:value-type="float" office:value="0.26323" calcext:value-type="float">
            <text:p>0.26323</text:p>
          </table:table-cell>
          <table:table-cell table:formula="of:=AVERAGE([.B119:.B123])" office:value-type="float" office:value="0.409542" calcext:value-type="float">
            <text:p>0.409542</text:p>
          </table:table-cell>
          <table:table-cell/>
          <table:table-cell table:formula="of:=AVERAGE([.D119:.D123])" office:value-type="float" office:value="0.2659504" calcext:value-type="float">
            <text:p>0.2659504</text:p>
          </table:table-cell>
          <table:table-cell office:value-type="float" office:value="15.7014" calcext:value-type="float">
            <text:p>15.7014</text:p>
          </table:table-cell>
          <table:table-cell office:value-type="float" office:value="0.472014" calcext:value-type="float">
            <text:p>0.472014</text:p>
          </table:table-cell>
        </table:table-row>
        <table:table-row table:style-name="ro2">
          <table:table-cell office:value-type="float" office:value="16.4321" calcext:value-type="float">
            <text:p>16.4321</text:p>
          </table:table-cell>
          <table:table-cell office:value-type="float" office:value="0.418389" calcext:value-type="float">
            <text:p>0.418389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0.261269" calcext:value-type="float">
            <text:p>0.261269</text:p>
          </table:table-cell>
          <table:table-cell table:formula="of:=AVERAGE([.B120:.B124])" office:value-type="float" office:value="0.4158752" calcext:value-type="float">
            <text:p>0.4158752</text:p>
          </table:table-cell>
          <table:table-cell/>
          <table:table-cell table:formula="of:=AVERAGE([.D120:.D124])" office:value-type="float" office:value="0.260252" calcext:value-type="float">
            <text:p>0.260252</text:p>
          </table:table-cell>
          <table:table-cell office:value-type="float" office:value="15.6762" calcext:value-type="float">
            <text:p>15.6762</text:p>
          </table:table-cell>
          <table:table-cell office:value-type="float" office:value="0.48769" calcext:value-type="float">
            <text:p>0.48769</text:p>
          </table:table-cell>
        </table:table-row>
        <table:table-row table:style-name="ro2">
          <table:table-cell office:value-type="float" office:value="16.4573" calcext:value-type="float">
            <text:p>16.4573</text:p>
          </table:table-cell>
          <table:table-cell office:value-type="float" office:value="0.422353" calcext:value-type="float">
            <text:p>0.422353</text:p>
          </table:table-cell>
          <table:table-cell office:value-type="float" office:value="16.4573" calcext:value-type="float">
            <text:p>16.4573</text:p>
          </table:table-cell>
          <table:table-cell office:value-type="float" office:value="0.256016" calcext:value-type="float">
            <text:p>0.256016</text:p>
          </table:table-cell>
          <table:table-cell table:formula="of:=AVERAGE([.B121:.B125])" office:value-type="float" office:value="0.4227424" calcext:value-type="float">
            <text:p>0.4227424</text:p>
          </table:table-cell>
          <table:table-cell/>
          <table:table-cell table:formula="of:=AVERAGE([.D121:.D125])" office:value-type="float" office:value="0.2566546" calcext:value-type="float">
            <text:p>0.2566546</text:p>
          </table:table-cell>
          <table:table-cell office:value-type="float" office:value="15.651" calcext:value-type="float">
            <text:p>15.651</text:p>
          </table:table-cell>
          <table:table-cell office:value-type="float" office:value="0.485248" calcext:value-type="float">
            <text:p>0.485248</text:p>
          </table:table-cell>
        </table:table-row>
        <table:table-row table:style-name="ro2">
          <table:table-cell office:value-type="float" office:value="16.4825" calcext:value-type="float">
            <text:p>16.4825</text:p>
          </table:table-cell>
          <table:table-cell office:value-type="float" office:value="0.427487" calcext:value-type="float">
            <text:p>0.427487</text:p>
          </table:table-cell>
          <table:table-cell office:value-type="float" office:value="16.4825" calcext:value-type="float">
            <text:p>16.4825</text:p>
          </table:table-cell>
          <table:table-cell office:value-type="float" office:value="0.252811" calcext:value-type="float">
            <text:p>0.252811</text:p>
          </table:table-cell>
          <table:table-cell table:formula="of:=AVERAGE([.B122:.B126])" office:value-type="float" office:value="0.4305374" calcext:value-type="float">
            <text:p>0.4305374</text:p>
          </table:table-cell>
          <table:table-cell/>
          <table:table-cell table:formula="of:=AVERAGE([.D122:.D126])" office:value-type="float" office:value="0.2535806" calcext:value-type="float">
            <text:p>0.2535806</text:p>
          </table:table-cell>
          <table:table-cell office:value-type="float" office:value="15.6258" calcext:value-type="float">
            <text:p>15.6258</text:p>
          </table:table-cell>
          <table:table-cell office:value-type="float" office:value="0.498528" calcext:value-type="float">
            <text:p>0.498528</text:p>
          </table:table-cell>
        </table:table-row>
        <table:table-row table:style-name="ro2">
          <table:table-cell office:value-type="float" office:value="16.5077" calcext:value-type="float">
            <text:p>16.5077</text:p>
          </table:table-cell>
          <table:table-cell office:value-type="float" office:value="0.43705" calcext:value-type="float">
            <text:p>0.43705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0.249947" calcext:value-type="float">
            <text:p>0.249947</text:p>
          </table:table-cell>
          <table:table-cell table:formula="of:=AVERAGE([.B123:.B127])" office:value-type="float" office:value="0.4365826" calcext:value-type="float">
            <text:p>0.4365826</text:p>
          </table:table-cell>
          <table:table-cell/>
          <table:table-cell table:formula="of:=AVERAGE([.D123:.D127])" office:value-type="float" office:value="0.2496282" calcext:value-type="float">
            <text:p>0.2496282</text:p>
          </table:table-cell>
          <table:table-cell office:value-type="float" office:value="15.6006" calcext:value-type="float">
            <text:p>15.6006</text:p>
          </table:table-cell>
          <table:table-cell office:value-type="float" office:value="0.509383" calcext:value-type="float">
            <text:p>0.509383</text:p>
          </table:table-cell>
        </table:table-row>
        <table:table-row table:style-name="ro2">
          <table:table-cell office:value-type="float" office:value="16.5329" calcext:value-type="float">
            <text:p>16.5329</text:p>
          </table:table-cell>
          <table:table-cell office:value-type="float" office:value="0.447408" calcext:value-type="float">
            <text:p>0.447408</text:p>
          </table:table-cell>
          <table:table-cell office:value-type="float" office:value="16.5329" calcext:value-type="float">
            <text:p>16.5329</text:p>
          </table:table-cell>
          <table:table-cell office:value-type="float" office:value="0.24786" calcext:value-type="float">
            <text:p>0.24786</text:p>
          </table:table-cell>
          <table:table-cell table:formula="of:=AVERAGE([.B124:.B128])" office:value-type="float" office:value="0.4442086" calcext:value-type="float">
            <text:p>0.4442086</text:p>
          </table:table-cell>
          <table:table-cell/>
          <table:table-cell table:formula="of:=AVERAGE([.D124:.D128])" office:value-type="float" office:value="0.2463598" calcext:value-type="float">
            <text:p>0.2463598</text:p>
          </table:table-cell>
          <table:table-cell office:value-type="float" office:value="15.5754" calcext:value-type="float">
            <text:p>15.5754</text:p>
          </table:table-cell>
          <table:table-cell office:value-type="float" office:value="0.52768" calcext:value-type="float">
            <text:p>0.52768</text:p>
          </table:table-cell>
        </table:table-row>
        <table:table-row table:style-name="ro2">
          <table:table-cell office:value-type="float" office:value="16.5581" calcext:value-type="float">
            <text:p>16.5581</text:p>
          </table:table-cell>
          <table:table-cell office:value-type="float" office:value="0.448615" calcext:value-type="float">
            <text:p>0.448615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0.241507" calcext:value-type="float">
            <text:p>0.241507</text:p>
          </table:table-cell>
          <table:table-cell table:formula="of:=AVERAGE([.B125:.B129])" office:value-type="float" office:value="0.4520122" calcext:value-type="float">
            <text:p>0.4520122</text:p>
          </table:table-cell>
          <table:table-cell/>
          <table:table-cell table:formula="of:=AVERAGE([.D125:.D129])" office:value-type="float" office:value="0.2436428" calcext:value-type="float">
            <text:p>0.2436428</text:p>
          </table:table-cell>
          <table:table-cell office:value-type="float" office:value="15.5502" calcext:value-type="float">
            <text:p>15.5502</text:p>
          </table:table-cell>
          <table:table-cell office:value-type="float" office:value="0.539634" calcext:value-type="float">
            <text:p>0.539634</text:p>
          </table:table-cell>
        </table:table-row>
        <table:table-row table:style-name="ro2">
          <table:table-cell office:value-type="float" office:value="16.5833" calcext:value-type="float">
            <text:p>16.5833</text:p>
          </table:table-cell>
          <table:table-cell office:value-type="float" office:value="0.460483" calcext:value-type="float">
            <text:p>0.460483</text:p>
          </table:table-cell>
          <table:table-cell office:value-type="float" office:value="16.5833" calcext:value-type="float">
            <text:p>16.5833</text:p>
          </table:table-cell>
          <table:table-cell office:value-type="float" office:value="0.239674" calcext:value-type="float">
            <text:p>0.239674</text:p>
          </table:table-cell>
          <table:table-cell table:formula="of:=AVERAGE([.B126:.B130])" office:value-type="float" office:value="0.4592698" calcext:value-type="float">
            <text:p>0.4592698</text:p>
          </table:table-cell>
          <table:table-cell/>
          <table:table-cell table:formula="of:=AVERAGE([.D126:.D130])" office:value-type="float" office:value="0.2418288" calcext:value-type="float">
            <text:p>0.2418288</text:p>
          </table:table-cell>
          <table:table-cell office:value-type="float" office:value="15.525" calcext:value-type="float">
            <text:p>15.525</text:p>
          </table:table-cell>
          <table:table-cell office:value-type="float" office:value="0.538887" calcext:value-type="float">
            <text:p>0.538887</text:p>
          </table:table-cell>
        </table:table-row>
        <table:table-row table:style-name="ro2">
          <table:table-cell office:value-type="float" office:value="16.6085" calcext:value-type="float">
            <text:p>16.6085</text:p>
          </table:table-cell>
          <table:table-cell office:value-type="float" office:value="0.466505" calcext:value-type="float">
            <text:p>0.466505</text:p>
          </table:table-cell>
          <table:table-cell office:value-type="float" office:value="16.6085" calcext:value-type="float">
            <text:p>16.6085</text:p>
          </table:table-cell>
          <table:table-cell office:value-type="float" office:value="0.239226" calcext:value-type="float">
            <text:p>0.239226</text:p>
          </table:table-cell>
          <table:table-cell table:formula="of:=AVERAGE([.B127:.B131])" office:value-type="float" office:value="0.4647696" calcext:value-type="float">
            <text:p>0.4647696</text:p>
          </table:table-cell>
          <table:table-cell/>
          <table:table-cell table:formula="of:=AVERAGE([.D127:.D131])" office:value-type="float" office:value="0.2405168" calcext:value-type="float">
            <text:p>0.2405168</text:p>
          </table:table-cell>
          <table:table-cell office:value-type="float" office:value="15.4998" calcext:value-type="float">
            <text:p>15.4998</text:p>
          </table:table-cell>
          <table:table-cell office:value-type="float" office:value="0.54954" calcext:value-type="float">
            <text:p>0.54954</text:p>
          </table:table-cell>
        </table:table-row>
        <table:table-row table:style-name="ro2">
          <table:table-cell office:value-type="float" office:value="16.6337" calcext:value-type="float">
            <text:p>16.6337</text:p>
          </table:table-cell>
          <table:table-cell office:value-type="float" office:value="0.473338" calcext:value-type="float">
            <text:p>0.473338</text:p>
          </table:table-cell>
          <table:table-cell office:value-type="float" office:value="16.6337" calcext:value-type="float">
            <text:p>16.6337</text:p>
          </table:table-cell>
          <table:table-cell office:value-type="float" office:value="0.240877" calcext:value-type="float">
            <text:p>0.240877</text:p>
          </table:table-cell>
          <table:table-cell table:formula="of:=AVERAGE([.B128:.B132])" office:value-type="float" office:value="0.4733128" calcext:value-type="float">
            <text:p>0.4733128</text:p>
          </table:table-cell>
          <table:table-cell/>
          <table:table-cell table:formula="of:=AVERAGE([.D128:.D132])" office:value-type="float" office:value="0.2403456" calcext:value-type="float">
            <text:p>0.2403456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0.558372" calcext:value-type="float">
            <text:p>0.558372</text:p>
          </table:table-cell>
        </table:table-row>
        <table:table-row table:style-name="ro2">
          <table:table-cell office:value-type="float" office:value="16.6589" calcext:value-type="float">
            <text:p>16.6589</text:p>
          </table:table-cell>
          <table:table-cell office:value-type="float" office:value="0.474907" calcext:value-type="float">
            <text:p>0.474907</text:p>
          </table:table-cell>
          <table:table-cell office:value-type="float" office:value="16.6589" calcext:value-type="float">
            <text:p>16.6589</text:p>
          </table:table-cell>
          <table:table-cell office:value-type="float" office:value="0.2413" calcext:value-type="float">
            <text:p>0.2413</text:p>
          </table:table-cell>
          <table:table-cell table:formula="of:=AVERAGE([.B129:.B133])" office:value-type="float" office:value="0.4804314" calcext:value-type="float">
            <text:p>0.4804314</text:p>
          </table:table-cell>
          <table:table-cell/>
          <table:table-cell table:formula="of:=AVERAGE([.D129:.D133])" office:value-type="float" office:value="0.239557" calcext:value-type="float">
            <text:p>0.239557</text:p>
          </table:table-cell>
          <table:table-cell office:value-type="float" office:value="15.4494" calcext:value-type="float">
            <text:p>15.4494</text:p>
          </table:table-cell>
          <table:table-cell office:value-type="float" office:value="0.574476" calcext:value-type="float">
            <text:p>0.574476</text:p>
          </table:table-cell>
        </table:table-row>
        <table:table-row table:style-name="ro2">
          <table:table-cell office:value-type="float" office:value="16.6841" calcext:value-type="float">
            <text:p>16.6841</text:p>
          </table:table-cell>
          <table:table-cell office:value-type="float" office:value="0.491331" calcext:value-type="float">
            <text:p>0.491331</text:p>
          </table:table-cell>
          <table:table-cell office:value-type="float" office:value="16.6841" calcext:value-type="float">
            <text:p>16.6841</text:p>
          </table:table-cell>
          <table:table-cell office:value-type="float" office:value="0.240651" calcext:value-type="float">
            <text:p>0.240651</text:p>
          </table:table-cell>
          <table:table-cell table:formula="of:=AVERAGE([.B130:.B134])" office:value-type="float" office:value="0.4872674" calcext:value-type="float">
            <text:p>0.4872674</text:p>
          </table:table-cell>
          <table:table-cell/>
          <table:table-cell table:formula="of:=AVERAGE([.D130:.D134])" office:value-type="float" office:value="0.2388954" calcext:value-type="float">
            <text:p>0.2388954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585615" calcext:value-type="float">
            <text:p>0.585615</text:p>
          </table:table-cell>
        </table:table-row>
        <table:table-row table:style-name="ro2">
          <table:table-cell office:value-type="float" office:value="16.7093" calcext:value-type="float">
            <text:p>16.7093</text:p>
          </table:table-cell>
          <table:table-cell office:value-type="float" office:value="0.496076" calcext:value-type="float">
            <text:p>0.496076</text:p>
          </table:table-cell>
          <table:table-cell office:value-type="float" office:value="16.7093" calcext:value-type="float">
            <text:p>16.7093</text:p>
          </table:table-cell>
          <table:table-cell office:value-type="float" office:value="0.235731" calcext:value-type="float">
            <text:p>0.235731</text:p>
          </table:table-cell>
          <table:table-cell table:formula="of:=AVERAGE([.B131:.B135])" office:value-type="float" office:value="0.4941882" calcext:value-type="float">
            <text:p>0.4941882</text:p>
          </table:table-cell>
          <table:table-cell/>
          <table:table-cell table:formula="of:=AVERAGE([.D131:.D135])" office:value-type="float" office:value="0.2362078" calcext:value-type="float">
            <text:p>0.2362078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584655" calcext:value-type="float">
            <text:p>0.584655</text:p>
          </table:table-cell>
        </table:table-row>
        <table:table-row table:style-name="ro2">
          <table:table-cell office:value-type="float" office:value="16.7345" calcext:value-type="float">
            <text:p>16.7345</text:p>
          </table:table-cell>
          <table:table-cell office:value-type="float" office:value="0.500685" calcext:value-type="float">
            <text:p>0.50068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0.235918" calcext:value-type="float">
            <text:p>0.235918</text:p>
          </table:table-cell>
          <table:table-cell table:formula="of:=AVERAGE([.B132:.B136])" office:value-type="float" office:value="0.5009786" calcext:value-type="float">
            <text:p>0.5009786</text:p>
          </table:table-cell>
          <table:table-cell/>
          <table:table-cell table:formula="of:=AVERAGE([.D132:.D136])" office:value-type="float" office:value="0.2316956" calcext:value-type="float">
            <text:p>0.2316956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0.59883" calcext:value-type="float">
            <text:p>0.59883</text:p>
          </table:table-cell>
        </table:table-row>
        <table:table-row table:style-name="ro2">
          <table:table-cell office:value-type="float" office:value="16.7597" calcext:value-type="float">
            <text:p>16.7597</text:p>
          </table:table-cell>
          <table:table-cell office:value-type="float" office:value="0.507942" calcext:value-type="float">
            <text:p>0.507942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0.227439" calcext:value-type="float">
            <text:p>0.227439</text:p>
          </table:table-cell>
          <table:table-cell table:formula="of:=AVERAGE([.B133:.B137])" office:value-type="float" office:value="0.5051556" calcext:value-type="float">
            <text:p>0.5051556</text:p>
          </table:table-cell>
          <table:table-cell/>
          <table:table-cell table:formula="of:=AVERAGE([.D133:.D137])" office:value-type="float" office:value="0.2273126" calcext:value-type="float">
            <text:p>0.2273126</text:p>
          </table:table-cell>
          <table:table-cell office:value-type="float" office:value="15.3486" calcext:value-type="float">
            <text:p>15.3486</text:p>
          </table:table-cell>
          <table:table-cell office:value-type="float" office:value="0.601078" calcext:value-type="float">
            <text:p>0.601078</text:p>
          </table:table-cell>
        </table:table-row>
        <table:table-row table:style-name="ro2">
          <table:table-cell office:value-type="float" office:value="16.7849" calcext:value-type="float">
            <text:p>16.7849</text:p>
          </table:table-cell>
          <table:table-cell office:value-type="float" office:value="0.508859" calcext:value-type="float">
            <text:p>0.508859</text:p>
          </table:table-cell>
          <table:table-cell office:value-type="float" office:value="16.7849" calcext:value-type="float">
            <text:p>16.7849</text:p>
          </table:table-cell>
          <table:table-cell office:value-type="float" office:value="0.218739" calcext:value-type="float">
            <text:p>0.218739</text:p>
          </table:table-cell>
          <table:table-cell table:formula="of:=AVERAGE([.B134:.B138])" office:value-type="float" office:value="0.509168" calcext:value-type="float">
            <text:p>0.509168</text:p>
          </table:table-cell>
          <table:table-cell/>
          <table:table-cell table:formula="of:=AVERAGE([.D134:.D138])" office:value-type="float" office:value="0.2234578" calcext:value-type="float">
            <text:p>0.2234578</text:p>
          </table:table-cell>
          <table:table-cell office:value-type="float" office:value="15.3234" calcext:value-type="float">
            <text:p>15.3234</text:p>
          </table:table-cell>
          <table:table-cell office:value-type="float" office:value="0.607734" calcext:value-type="float">
            <text:p>0.607734</text:p>
          </table:table-cell>
        </table:table-row>
        <table:table-row table:style-name="ro2">
          <table:table-cell office:value-type="float" office:value="16.8101" calcext:value-type="float">
            <text:p>16.8101</text:p>
          </table:table-cell>
          <table:table-cell office:value-type="float" office:value="0.512216" calcext:value-type="float">
            <text:p>0.512216</text:p>
          </table:table-cell>
          <table:table-cell office:value-type="float" office:value="16.8101" calcext:value-type="float">
            <text:p>16.8101</text:p>
          </table:table-cell>
          <table:table-cell office:value-type="float" office:value="0.218736" calcext:value-type="float">
            <text:p>0.218736</text:p>
          </table:table-cell>
          <table:table-cell table:formula="of:=AVERAGE([.B135:.B139])" office:value-type="float" office:value="0.4424784" calcext:value-type="float">
            <text:p>0.4424784</text:p>
          </table:table-cell>
          <table:table-cell/>
          <table:table-cell table:formula="of:=AVERAGE([.D135:.D139])" office:value-type="float" office:value="0.2199044" calcext:value-type="float">
            <text:p>0.2199044</text:p>
          </table:table-cell>
          <table:table-cell office:value-type="float" office:value="15.2982" calcext:value-type="float">
            <text:p>15.2982</text:p>
          </table:table-cell>
          <table:table-cell office:value-type="float" office:value="0.612441" calcext:value-type="float">
            <text:p>0.612441</text:p>
          </table:table-cell>
        </table:table-row>
        <table:table-row table:style-name="ro2">
          <table:table-cell office:value-type="float" office:value="16.8353" calcext:value-type="float">
            <text:p>16.8353</text:p>
          </table:table-cell>
          <table:table-cell office:value-type="float" office:value="0.516138" calcext:value-type="float">
            <text:p>0.516138</text:p>
          </table:table-cell>
          <table:table-cell office:value-type="float" office:value="16.8353" calcext:value-type="float">
            <text:p>16.8353</text:p>
          </table:table-cell>
          <table:table-cell office:value-type="float" office:value="0.216457" calcext:value-type="float">
            <text:p>0.216457</text:p>
          </table:table-cell>
          <table:table-cell table:formula="of:=AVERAGE([.B136:.B140])" office:value-type="float" office:value="0.34089" calcext:value-type="float">
            <text:p>0.34089</text:p>
          </table:table-cell>
          <table:table-cell/>
          <table:table-cell table:formula="of:=AVERAGE([.D136:.D140])" office:value-type="float" office:value="0.2165218" calcext:value-type="float">
            <text:p>0.2165218</text:p>
          </table:table-cell>
          <table:table-cell office:value-type="float" office:value="15.273" calcext:value-type="float">
            <text:p>15.273</text:p>
          </table:table-cell>
          <table:table-cell office:value-type="float" office:value="0.62077" calcext:value-type="float">
            <text:p>0.62077</text:p>
          </table:table-cell>
        </table:table-row>
        <table:table-row table:style-name="ro2">
          <table:table-cell office:value-type="float" office:value="16.8605" calcext:value-type="float">
            <text:p>16.8605</text:p>
          </table:table-cell>
          <table:table-cell office:value-type="float" office:value="0.167237" calcext:value-type="float">
            <text:p>0.167237</text:p>
          </table:table-cell>
          <table:table-cell office:value-type="float" office:value="16.8605" calcext:value-type="float">
            <text:p>16.8605</text:p>
          </table:table-cell>
          <table:table-cell office:value-type="float" office:value="0.218151" calcext:value-type="float">
            <text:p>0.218151</text:p>
          </table:table-cell>
          <table:table-cell table:formula="of:=AVERAGE([.B137:.B141])" office:value-type="float" office:value="0.2391917024" calcext:value-type="float">
            <text:p>0.2391917024</text:p>
          </table:table-cell>
          <table:table-cell/>
          <table:table-cell table:formula="of:=AVERAGE([.D137:.D141])" office:value-type="float" office:value="0.216699" calcext:value-type="float">
            <text:p>0.216699</text:p>
          </table:table-cell>
          <table:table-cell office:value-type="float" office:value="15.2478" calcext:value-type="float">
            <text:p>15.2478</text:p>
          </table:table-cell>
          <table:table-cell office:value-type="float" office:value="0.189232" calcext:value-type="float">
            <text:p>0.189232</text:p>
          </table:table-cell>
        </table:table-row>
        <table:table-row table:style-name="ro2">
          <table:table-cell office:value-type="float" office:value="16.8857" calcext:value-type="float">
            <text:p>16.8857</text:p>
          </table:table-cell>
          <table:table-cell office:value-type="float" office:value="0" calcext:value-type="float">
            <text:p>0</text:p>
          </table:table-cell>
          <table:table-cell office:value-type="float" office:value="16.8857" calcext:value-type="float">
            <text:p>16.8857</text:p>
          </table:table-cell>
          <table:table-cell office:value-type="float" office:value="0.210526" calcext:value-type="float">
            <text:p>0.210526</text:p>
          </table:table-cell>
          <table:table-cell table:formula="of:=AVERAGE([.B138:.B142])" office:value-type="float" office:value="0.1368227636" calcext:value-type="float">
            <text:p>0.1368227636</text:p>
          </table:table-cell>
          <table:table-cell/>
          <table:table-cell table:formula="of:=AVERAGE([.D138:.D142])" office:value-type="float" office:value="0.216647" calcext:value-type="float">
            <text:p>0.216647</text:p>
          </table:table-cell>
          <table:table-cell office:value-type="float" office:value="15.2226" calcext:value-type="float">
            <text:p>15.2226</text:p>
          </table:table-cell>
          <table:table-cell office:value-type="float" office:value="0.000112892" calcext:value-type="float">
            <text:p>0.000112892</text:p>
          </table:table-cell>
        </table:table-row>
        <table:table-row table:style-name="ro2">
          <table:table-cell office:value-type="float" office:value="16.9109" calcext:value-type="float">
            <text:p>16.9109</text:p>
          </table:table-cell>
          <table:table-cell office:value-type="float" office:value="0.000367512" calcext:value-type="float">
            <text:p>0.000367512</text:p>
          </table:table-cell>
          <table:table-cell office:value-type="float" office:value="16.9109" calcext:value-type="float">
            <text:p>16.9109</text:p>
          </table:table-cell>
          <table:table-cell office:value-type="float" office:value="0.219625" calcext:value-type="float">
            <text:p>0.219625</text:p>
          </table:table-cell>
          <table:table-cell table:formula="of:=AVERAGE([.B139:.B143])" office:value-type="float" office:value="0.0336410176" calcext:value-type="float">
            <text:p>0.0336410176</text:p>
          </table:table-cell>
          <table:table-cell/>
          <table:table-cell table:formula="of:=AVERAGE([.D139:.D143])" office:value-type="float" office:value="0.2154496" calcext:value-type="float">
            <text:p>0.2154496</text:p>
          </table:table-cell>
          <table:table-cell office:value-type="float" office:value="15.1974" calcext:value-type="float">
            <text:p>15.1974</text:p>
          </table:table-cell>
          <table:table-cell office:value-type="float" office:value="0.00023374" calcext:value-type="float">
            <text:p>0.00023374</text:p>
          </table:table-cell>
        </table:table-row>
        <table:table-row table:style-name="ro2">
          <table:table-cell office:value-type="float" office:value="16.9361" calcext:value-type="float">
            <text:p>16.9361</text:p>
          </table:table-cell>
          <table:table-cell office:value-type="float" office:value="0.000371306" calcext:value-type="float">
            <text:p>0.000371306</text:p>
          </table:table-cell>
          <table:table-cell office:value-type="float" office:value="16.9361" calcext:value-type="float">
            <text:p>16.9361</text:p>
          </table:table-cell>
          <table:table-cell office:value-type="float" office:value="0.218476" calcext:value-type="float">
            <text:p>0.218476</text:p>
          </table:table-cell>
          <table:table-cell table:formula="of:=AVERAGE([.B140:.B144])" office:value-type="float" office:value="0.000255071" calcext:value-type="float">
            <text:p>0.000255071</text:p>
          </table:table-cell>
          <table:table-cell/>
          <table:table-cell table:formula="of:=AVERAGE([.D140:.D144])" office:value-type="float" office:value="0.2161734" calcext:value-type="float">
            <text:p>0.2161734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0.000117612" calcext:value-type="float">
            <text:p>0.000117612</text:p>
          </table:table-cell>
        </table:table-row>
        <table:table-row table:style-name="ro2">
          <table:table-cell office:value-type="float" office:value="16.9613" calcext:value-type="float">
            <text:p>16.9613</text:p>
          </table:table-cell>
          <table:table-cell office:value-type="float" office:value="0.00022927" calcext:value-type="float">
            <text:p>0.00022927</text:p>
          </table:table-cell>
          <table:table-cell office:value-type="float" office:value="16.9613" calcext:value-type="float">
            <text:p>16.9613</text:p>
          </table:table-cell>
          <table:table-cell office:value-type="float" office:value="0.21047" calcext:value-type="float">
            <text:p>0.21047</text:p>
          </table:table-cell>
          <table:table-cell table:formula="of:=AVERAGE([.B141:.B145])" office:value-type="float" office:value="0.0003015682" calcext:value-type="float">
            <text:p>0.0003015682</text:p>
          </table:table-cell>
          <table:table-cell/>
          <table:table-cell table:formula="of:=AVERAGE([.D141:.D145])" office:value-type="float" office:value="0.21745" calcext:value-type="float">
            <text:p>0.21745</text:p>
          </table:table-cell>
          <table:table-cell office:value-type="float" office:value="15.147" calcext:value-type="float">
            <text:p>15.147</text:p>
          </table:table-cell>
          <table:table-cell office:value-type="float" office:value="0.000180018" calcext:value-type="float">
            <text:p>0.000180018</text:p>
          </table:table-cell>
        </table:table-row>
        <table:table-row table:style-name="ro2">
          <table:table-cell office:value-type="float" office:value="16.9865" calcext:value-type="float">
            <text:p>16.9865</text:p>
          </table:table-cell>
          <table:table-cell office:value-type="float" office:value="0.000307267" calcext:value-type="float">
            <text:p>0.000307267</text:p>
          </table:table-cell>
          <table:table-cell office:value-type="float" office:value="16.9865" calcext:value-type="float">
            <text:p>16.9865</text:p>
          </table:table-cell>
          <table:table-cell office:value-type="float" office:value="0.22177" calcext:value-type="float">
            <text:p>0.22177</text:p>
          </table:table-cell>
          <table:table-cell table:formula="of:=AVERAGE([.B142:.B146])" office:value-type="float" office:value="0.00024387232" calcext:value-type="float">
            <text:p>0.0002438723</text:p>
          </table:table-cell>
          <table:table-cell/>
          <table:table-cell table:formula="of:=AVERAGE([.D142:.D146])" office:value-type="float" office:value="0.2171668" calcext:value-type="float">
            <text:p>0.2171668</text:p>
          </table:table-cell>
          <table:table-cell office:value-type="float" office:value="15.1218" calcext:value-type="float">
            <text:p>15.1218</text:p>
          </table:table-cell>
          <table:table-cell office:value-type="float" office:value="0.000180538" calcext:value-type="float">
            <text:p>0.000180538</text:p>
          </table:table-cell>
        </table:table-row>
        <table:table-row table:style-name="ro2">
          <table:table-cell office:value-type="float" office:value="17.0117" calcext:value-type="float">
            <text:p>17.0117</text:p>
          </table:table-cell>
          <table:table-cell office:value-type="float" office:value="0.000232486" calcext:value-type="float">
            <text:p>0.000232486</text:p>
          </table:table-cell>
          <table:table-cell office:value-type="float" office:value="17.0117" calcext:value-type="float">
            <text:p>17.0117</text:p>
          </table:table-cell>
          <table:table-cell office:value-type="float" office:value="0.216909" calcext:value-type="float">
            <text:p>0.216909</text:p>
          </table:table-cell>
          <table:table-cell table:formula="of:=AVERAGE([.B143:.B147])" office:value-type="float" office:value="0.00021860672" calcext:value-type="float">
            <text:p>0.0002186067</text:p>
          </table:table-cell>
          <table:table-cell/>
          <table:table-cell table:formula="of:=AVERAGE([.D143:.D147])" office:value-type="float" office:value="0.2177472" calcext:value-type="float">
            <text:p>0.2177472</text:p>
          </table:table-cell>
          <table:table-cell office:value-type="float" office:value="15.0966" calcext:value-type="float">
            <text:p>15.0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0369" calcext:value-type="float">
            <text:p>17.0369</text:p>
          </table:table-cell>
          <table:table-cell table:style-name="ce1" office:value-type="float" office:value="0.0000790326" calcext:value-type="float">
            <text:p>7.90E-05</text:p>
          </table:table-cell>
          <table:table-cell office:value-type="float" office:value="17.0369" calcext:value-type="float">
            <text:p>17.0369</text:p>
          </table:table-cell>
          <table:table-cell office:value-type="float" office:value="0.218209" calcext:value-type="float">
            <text:p>0.218209</text:p>
          </table:table-cell>
          <table:table-cell table:formula="of:=AVERAGE([.B144:.B148])" office:value-type="float" office:value="0.00020637472" calcext:value-type="float">
            <text:p>0.0002063747</text:p>
          </table:table-cell>
          <table:table-cell/>
          <table:table-cell table:formula="of:=AVERAGE([.D144:.D148])" office:value-type="float" office:value="0.2202022" calcext:value-type="float">
            <text:p>0.2202022</text:p>
          </table:table-cell>
          <table:table-cell office:value-type="float" office:value="15.0714" calcext:value-type="float">
            <text:p>15.0714</text:p>
          </table:table-cell>
          <table:table-cell office:value-type="float" office:value="0.000258181" calcext:value-type="float">
            <text:p>0.000258181</text:p>
          </table:table-cell>
        </table:table-row>
        <table:table-row table:style-name="ro2">
          <table:table-cell office:value-type="float" office:value="17.0621" calcext:value-type="float">
            <text:p>17.0621</text:p>
          </table:table-cell>
          <table:table-cell office:value-type="float" office:value="0.000244978" calcext:value-type="float">
            <text:p>0.000244978</text:p>
          </table:table-cell>
          <table:table-cell office:value-type="float" office:value="17.0621" calcext:value-type="float">
            <text:p>17.0621</text:p>
          </table:table-cell>
          <table:table-cell office:value-type="float" office:value="0.221378" calcext:value-type="float">
            <text:p>0.221378</text:p>
          </table:table-cell>
          <table:table-cell table:formula="of:=AVERAGE([.B145:.B149])" office:value-type="float" office:value="0.0001620725" calcext:value-type="float">
            <text:p>0.0001620725</text:p>
          </table:table-cell>
          <table:table-cell/>
          <table:table-cell table:formula="of:=AVERAGE([.D145:.D149])" office:value-type="float" office:value="0.2198752" calcext:value-type="float">
            <text:p>0.2198752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0.000199045" calcext:value-type="float">
            <text:p>0.000199045</text:p>
          </table:table-cell>
        </table:table-row>
        <table:table-row table:style-name="ro2">
          <table:table-cell office:value-type="float" office:value="17.0873" calcext:value-type="float">
            <text:p>17.0873</text:p>
          </table:table-cell>
          <table:table-cell office:value-type="float" office:value="0.00016811" calcext:value-type="float">
            <text:p>0.00016811</text:p>
          </table:table-cell>
          <table:table-cell office:value-type="float" office:value="17.0873" calcext:value-type="float">
            <text:p>17.0873</text:p>
          </table:table-cell>
          <table:table-cell office:value-type="float" office:value="0.222745" calcext:value-type="float">
            <text:p>0.222745</text:p>
          </table:table-cell>
          <table:table-cell table:formula="of:=AVERAGE([.B146:.B150])" office:value-type="float" office:value="0.00013321976" calcext:value-type="float">
            <text:p>0.0001332198</text:p>
          </table:table-cell>
          <table:table-cell/>
          <table:table-cell table:formula="of:=AVERAGE([.D146:.D150])" office:value-type="float" office:value="0.2187342" calcext:value-type="float">
            <text:p>0.2187342</text:p>
          </table:table-cell>
          <table:table-cell office:value-type="float" office:value="15.021" calcext:value-type="float">
            <text:p>15.021</text:p>
          </table:table-cell>
          <table:table-cell office:value-type="float" office:value="0.000420905" calcext:value-type="float">
            <text:p>0.000420905</text:p>
          </table:table-cell>
        </table:table-row>
        <table:table-row table:style-name="ro2">
          <table:table-cell office:value-type="float" office:value="17.1125" calcext:value-type="float">
            <text:p>17.1125</text:p>
          </table:table-cell>
          <table:table-cell table:style-name="ce1" office:value-type="float" office:value="0.0000857559" calcext:value-type="float">
            <text:p>8.58E-05</text:p>
          </table:table-cell>
          <table:table-cell office:value-type="float" office:value="17.1125" calcext:value-type="float">
            <text:p>17.1125</text:p>
          </table:table-cell>
          <table:table-cell office:value-type="float" office:value="0.220135" calcext:value-type="float">
            <text:p>0.220135</text:p>
          </table:table-cell>
          <table:table-cell table:formula="of:=AVERAGE([.B147:.B151])" office:value-type="float" office:value="0.00025923204" calcext:value-type="float">
            <text:p>0.000259232</text:p>
          </table:table-cell>
          <table:table-cell/>
          <table:table-cell table:formula="of:=AVERAGE([.D147:.D151])" office:value-type="float" office:value="0.219659" calcext:value-type="float">
            <text:p>0.219659</text:p>
          </table:table-cell>
          <table:table-cell office:value-type="float" office:value="14.9958" calcext:value-type="float">
            <text:p>14.9958</text:p>
          </table:table-cell>
          <table:table-cell table:style-name="ce1" office:value-type="float" office:value="0.0000735619" calcext:value-type="float">
            <text:p>7.36E-05</text:p>
          </table:table-cell>
        </table:table-row>
        <table:table-row table:style-name="ro2">
          <table:table-cell office:value-type="float" office:value="17.1377" calcext:value-type="float">
            <text:p>17.1377</text:p>
          </table:table-cell>
          <table:table-cell table:style-name="ce1" office:value-type="float" office:value="0.0000882223" calcext:value-type="float">
            <text:p>8.82E-05</text:p>
          </table:table-cell>
          <table:table-cell office:value-type="float" office:value="17.1377" calcext:value-type="float">
            <text:p>17.1377</text:p>
          </table:table-cell>
          <table:table-cell office:value-type="float" office:value="0.211204" calcext:value-type="float">
            <text:p>0.211204</text:p>
          </table:table-cell>
          <table:table-cell table:formula="of:=AVERAGE([.B148:.B152])" office:value-type="float" office:value="0.00024743544" calcext:value-type="float">
            <text:p>0.0002474354</text:p>
          </table:table-cell>
          <table:table-cell/>
          <table:table-cell table:formula="of:=AVERAGE([.D148:.D152])" office:value-type="float" office:value="0.2199664" calcext:value-type="float">
            <text:p>0.2199664</text:p>
          </table:table-cell>
          <table:table-cell office:value-type="float" office:value="14.9706" calcext:value-type="float">
            <text:p>14.9706</text:p>
          </table:table-cell>
          <table:table-cell office:value-type="float" office:value="0.000228258" calcext:value-type="float">
            <text:p>0.000228258</text:p>
          </table:table-cell>
        </table:table-row>
        <table:table-row table:style-name="ro2">
          <table:table-cell office:value-type="float" office:value="17.1629" calcext:value-type="float">
            <text:p>17.1629</text:p>
          </table:table-cell>
          <table:table-cell office:value-type="float" office:value="0.000709094" calcext:value-type="float">
            <text:p>0.000709094</text:p>
          </table:table-cell>
          <table:table-cell office:value-type="float" office:value="17.1629" calcext:value-type="float">
            <text:p>17.1629</text:p>
          </table:table-cell>
          <table:table-cell office:value-type="float" office:value="0.222833" calcext:value-type="float">
            <text:p>0.222833</text:p>
          </table:table-cell>
          <table:table-cell table:formula="of:=AVERAGE([.B149:.B153])" office:value-type="float" office:value="0.00025256184" calcext:value-type="float">
            <text:p>0.0002525618</text:p>
          </table:table-cell>
          <table:table-cell/>
          <table:table-cell table:formula="of:=AVERAGE([.D149:.D153])" office:value-type="float" office:value="0.2201912" calcext:value-type="float">
            <text:p>0.2201912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0.000316456" calcext:value-type="float">
            <text:p>0.000316456</text:p>
          </table:table-cell>
        </table:table-row>
        <table:table-row table:style-name="ro2">
          <table:table-cell office:value-type="float" office:value="17.1881" calcext:value-type="float">
            <text:p>17.1881</text:p>
          </table:table-cell>
          <table:table-cell office:value-type="float" office:value="0.000185995" calcext:value-type="float">
            <text:p>0.000185995</text:p>
          </table:table-cell>
          <table:table-cell office:value-type="float" office:value="17.1881" calcext:value-type="float">
            <text:p>17.1881</text:p>
          </table:table-cell>
          <table:table-cell office:value-type="float" office:value="0.222915" calcext:value-type="float">
            <text:p>0.222915</text:p>
          </table:table-cell>
          <table:table-cell table:formula="of:=AVERAGE([.B150:.B154])" office:value-type="float" office:value="0.00031597466" calcext:value-type="float">
            <text:p>0.0003159747</text:p>
          </table:table-cell>
          <table:table-cell/>
          <table:table-cell table:formula="of:=AVERAGE([.D150:.D154])" office:value-type="float" office:value="0.2221864" calcext:value-type="float">
            <text:p>0.2221864</text:p>
          </table:table-cell>
          <table:table-cell office:value-type="float" office:value="14.9203" calcext:value-type="float">
            <text:p>14.9203</text:p>
          </table:table-cell>
          <table:table-cell office:value-type="float" office:value="0.00041978" calcext:value-type="float">
            <text:p>0.00041978</text:p>
          </table:table-cell>
        </table:table-row>
        <table:table-row table:style-name="ro2">
          <table:table-cell office:value-type="float" office:value="17.2133" calcext:value-type="float">
            <text:p>17.2133</text:p>
          </table:table-cell>
          <table:table-cell office:value-type="float" office:value="0.000193742" calcext:value-type="float">
            <text:p>0.000193742</text:p>
          </table:table-cell>
          <table:table-cell office:value-type="float" office:value="17.2133" calcext:value-type="float">
            <text:p>17.2133</text:p>
          </table:table-cell>
          <table:table-cell office:value-type="float" office:value="0.223869" calcext:value-type="float">
            <text:p>0.223869</text:p>
          </table:table-cell>
          <table:table-cell table:formula="of:=AVERAGE([.B151:.B155])" office:value-type="float" office:value="0.0004649448" calcext:value-type="float">
            <text:p>0.0004649448</text:p>
          </table:table-cell>
          <table:table-cell/>
          <table:table-cell table:formula="of:=AVERAGE([.D151:.D155])" office:value-type="float" office:value="0.2260562" calcext:value-type="float">
            <text:p>0.2260562</text:p>
          </table:table-cell>
          <table:table-cell office:value-type="float" office:value="14.8951" calcext:value-type="float">
            <text:p>14.8951</text:p>
          </table:table-cell>
          <table:table-cell office:value-type="float" office:value="0.000522694" calcext:value-type="float">
            <text:p>0.000522694</text:p>
          </table:table-cell>
        </table:table-row>
        <table:table-row table:style-name="ro2">
          <table:table-cell office:value-type="float" office:value="17.2385" calcext:value-type="float">
            <text:p>17.2385</text:p>
          </table:table-cell>
          <table:table-cell office:value-type="float" office:value="0.00040282" calcext:value-type="float">
            <text:p>0.00040282</text:p>
          </table:table-cell>
          <table:table-cell office:value-type="float" office:value="17.2385" calcext:value-type="float">
            <text:p>17.2385</text:p>
          </table:table-cell>
          <table:table-cell office:value-type="float" office:value="0.230111" calcext:value-type="float">
            <text:p>0.230111</text:p>
          </table:table-cell>
          <table:table-cell table:formula="of:=AVERAGE([.B152:.B156])" office:value-type="float" office:value="0.000453845" calcext:value-type="float">
            <text:p>0.000453845</text:p>
          </table:table-cell>
          <table:table-cell/>
          <table:table-cell table:formula="of:=AVERAGE([.D152:.D156])" office:value-type="float" office:value="0.2279602" calcext:value-type="float">
            <text:p>0.2279602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0.000547545" calcext:value-type="float">
            <text:p>0.000547545</text:p>
          </table:table-cell>
        </table:table-row>
        <table:table-row table:style-name="ro2">
          <table:table-cell office:value-type="float" office:value="17.2637" calcext:value-type="float">
            <text:p>17.2637</text:p>
          </table:table-cell>
          <table:table-cell office:value-type="float" office:value="0.000833073" calcext:value-type="float">
            <text:p>0.000833073</text:p>
          </table:table-cell>
          <table:table-cell office:value-type="float" office:value="17.2637" calcext:value-type="float">
            <text:p>17.2637</text:p>
          </table:table-cell>
          <table:table-cell office:value-type="float" office:value="0.230553" calcext:value-type="float">
            <text:p>0.230553</text:p>
          </table:table-cell>
          <table:table-cell table:formula="of:=AVERAGE([.B153:.B157])" office:value-type="float" office:value="0.0005057924" calcext:value-type="float">
            <text:p>0.0005057924</text:p>
          </table:table-cell>
          <table:table-cell/>
          <table:table-cell table:formula="of:=AVERAGE([.D153:.D157])" office:value-type="float" office:value="0.2284184" calcext:value-type="float">
            <text:p>0.2284184</text:p>
          </table:table-cell>
          <table:table-cell office:value-type="float" office:value="14.8447" calcext:value-type="float">
            <text:p>14.8447</text:p>
          </table:table-cell>
          <table:table-cell office:value-type="float" office:value="0.000389294" calcext:value-type="float">
            <text:p>0.000389294</text:p>
          </table:table-cell>
        </table:table-row>
        <table:table-row table:style-name="ro2">
          <table:table-cell office:value-type="float" office:value="17.2889" calcext:value-type="float">
            <text:p>17.2889</text:p>
          </table:table-cell>
          <table:table-cell office:value-type="float" office:value="0.000653595" calcext:value-type="float">
            <text:p>0.000653595</text:p>
          </table:table-cell>
          <table:table-cell office:value-type="float" office:value="17.2889" calcext:value-type="float">
            <text:p>17.2889</text:p>
          </table:table-cell>
          <table:table-cell office:value-type="float" office:value="0.232353" calcext:value-type="float">
            <text:p>0.232353</text:p>
          </table:table-cell>
          <table:table-cell table:formula="of:=AVERAGE([.B154:.B158])" office:value-type="float" office:value="0.0006120066" calcext:value-type="float">
            <text:p>0.0006120066</text:p>
          </table:table-cell>
          <table:table-cell/>
          <table:table-cell table:formula="of:=AVERAGE([.D154:.D158])" office:value-type="float" office:value="0.2303708" calcext:value-type="float">
            <text:p>0.2303708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0.000206932" calcext:value-type="float">
            <text:p>0.000206932</text:p>
          </table:table-cell>
        </table:table-row>
        <table:table-row table:style-name="ro2">
          <table:table-cell office:value-type="float" office:value="17.314" calcext:value-type="float">
            <text:p>17.314</text:p>
          </table:table-cell>
          <table:table-cell office:value-type="float" office:value="0.000445732" calcext:value-type="float">
            <text:p>0.000445732</text:p>
          </table:table-cell>
          <table:table-cell office:value-type="float" office:value="17.314" calcext:value-type="float">
            <text:p>17.314</text:p>
          </table:table-cell>
          <table:table-cell office:value-type="float" office:value="0.225206" calcext:value-type="float">
            <text:p>0.225206</text:p>
          </table:table-cell>
          <table:table-cell table:formula="of:=AVERAGE([.B155:.B159])" office:value-type="float" office:value="0.0007329546" calcext:value-type="float">
            <text:p>0.0007329546</text:p>
          </table:table-cell>
          <table:table-cell/>
          <table:table-cell table:formula="of:=AVERAGE([.D155:.D159])" office:value-type="float" office:value="0.2304696" calcext:value-type="float">
            <text:p>0.2304696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0.000106746" calcext:value-type="float">
            <text:p>0.000106746</text:p>
          </table:table-cell>
        </table:table-row>
        <table:table-row table:style-name="ro2">
          <table:table-cell office:value-type="float" office:value="17.3392" calcext:value-type="float">
            <text:p>17.3392</text:p>
          </table:table-cell>
          <table:table-cell office:value-type="float" office:value="0.000724813" calcext:value-type="float">
            <text:p>0.000724813</text:p>
          </table:table-cell>
          <table:table-cell office:value-type="float" office:value="17.3392" calcext:value-type="float">
            <text:p>17.3392</text:p>
          </table:table-cell>
          <table:table-cell office:value-type="float" office:value="0.233631" calcext:value-type="float">
            <text:p>0.233631</text:p>
          </table:table-cell>
          <table:table-cell table:number-columns-repeated="3"/>
          <table:table-cell office:value-type="float" office:value="14.7691" calcext:value-type="float">
            <text:p>14.7691</text:p>
          </table:table-cell>
          <table:table-cell office:value-type="float" office:value="0.000117069" calcext:value-type="float">
            <text:p>0.000117069</text:p>
          </table:table-cell>
        </table:table-row>
        <table:table-row table:style-name="ro2">
          <table:table-cell office:value-type="float" office:value="17.3644" calcext:value-type="float">
            <text:p>17.3644</text:p>
          </table:table-cell>
          <table:table-cell office:value-type="float" office:value="0.00100756" calcext:value-type="float">
            <text:p>0.00100756</text:p>
          </table:table-cell>
          <table:table-cell office:value-type="float" office:value="17.3644" calcext:value-type="float">
            <text:p>17.3644</text:p>
          </table:table-cell>
          <table:table-cell office:value-type="float" office:value="0.230605" calcext:value-type="float">
            <text:p>0.230605</text:p>
          </table:table-cell>
          <table:table-cell table:number-columns-repeated="3"/>
          <table:table-cell office:value-type="float" office:value="14.7439" calcext:value-type="float">
            <text:p>14.7439</text:p>
          </table:table-cell>
          <table:table-cell office:value-type="float" office:value="0.000242277" calcext:value-type="float">
            <text:p>0.000242277</text:p>
          </table:table-cell>
        </table:table-row>
        <table:table-row table:style-name="ro2">
          <table:table-cell office:value-type="float" office:value="17.3896" calcext:value-type="float">
            <text:p>17.3896</text:p>
          </table:table-cell>
          <table:table-cell office:value-type="float" office:value="0.000933707" calcext:value-type="float">
            <text:p>0.000933707</text:p>
          </table:table-cell>
          <table:table-cell office:value-type="float" office:value="17.3896" calcext:value-type="float">
            <text:p>17.3896</text:p>
          </table:table-cell>
          <table:table-cell office:value-type="float" office:value="0.240496" calcext:value-type="float">
            <text:p>0.240496</text:p>
          </table:table-cell>
          <table:table-cell table:number-columns-repeated="3"/>
          <table:table-cell office:value-type="float" office:value="14.7187" calcext:value-type="float">
            <text:p>14.7187</text:p>
          </table:table-cell>
          <table:table-cell office:value-type="float" office:value="0.000261404" calcext:value-type="float">
            <text:p>0.000261404</text:p>
          </table:table-cell>
        </table:table-row>
        <table:table-row table:style-name="ro2">
          <table:table-cell office:value-type="float" office:value="17.4148" calcext:value-type="float">
            <text:p>17.4148</text:p>
          </table:table-cell>
          <table:table-cell office:value-type="float" office:value="0.000850099" calcext:value-type="float">
            <text:p>0.000850099</text:p>
          </table:table-cell>
          <table:table-cell office:value-type="float" office:value="17.4148" calcext:value-type="float">
            <text:p>17.4148</text:p>
          </table:table-cell>
          <table:table-cell office:value-type="float" office:value="0.241003" calcext:value-type="float">
            <text:p>0.241003</text:p>
          </table:table-cell>
          <table:table-cell table:number-columns-repeated="3"/>
          <table:table-cell office:value-type="float" office:value="14.6935" calcext:value-type="float">
            <text:p>14.69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44" calcext:value-type="float">
            <text:p>17.44</text:p>
          </table:table-cell>
          <table:table-cell office:value-type="float" office:value="0.00135318" calcext:value-type="float">
            <text:p>0.00135318</text:p>
          </table:table-cell>
          <table:table-cell office:value-type="float" office:value="17.44" calcext:value-type="float">
            <text:p>17.44</text:p>
          </table:table-cell>
          <table:table-cell office:value-type="float" office:value="0.243422" calcext:value-type="float">
            <text:p>0.243422</text:p>
          </table:table-cell>
          <table:table-cell table:number-columns-repeated="3"/>
          <table:table-cell office:value-type="float" office:value="14.6683" calcext:value-type="float">
            <text:p>14.6683</text:p>
          </table:table-cell>
          <table:table-cell office:value-type="float" office:value="0.000152207" calcext:value-type="float">
            <text:p>0.000152207</text:p>
          </table:table-cell>
        </table:table-row>
        <table:table-row table:style-name="ro2">
          <table:table-cell office:value-type="float" office:value="17.4652" calcext:value-type="float">
            <text:p>17.4652</text:p>
          </table:table-cell>
          <table:table-cell office:value-type="float" office:value="0.00049505" calcext:value-type="float">
            <text:p>0.00049505</text:p>
          </table:table-cell>
          <table:table-cell office:value-type="float" office:value="17.4652" calcext:value-type="float">
            <text:p>17.4652</text:p>
          </table:table-cell>
          <table:table-cell office:value-type="float" office:value="0.246535" calcext:value-type="float">
            <text:p>0.246535</text:p>
          </table:table-cell>
          <table:table-cell table:number-columns-repeated="3"/>
          <table:table-cell office:value-type="float" office:value="14.6431" calcext:value-type="float">
            <text:p>14.6431</text:p>
          </table:table-cell>
          <table:table-cell office:value-type="float" office:value="0.00015977" calcext:value-type="float">
            <text:p>0.00015977</text:p>
          </table:table-cell>
        </table:table-row>
        <table:table-row table:style-name="ro2">
          <table:table-cell office:value-type="float" office:value="17.4904" calcext:value-type="float">
            <text:p>17.4904</text:p>
          </table:table-cell>
          <table:table-cell office:value-type="float" office:value="0.000529287" calcext:value-type="float">
            <text:p>0.000529287</text:p>
          </table:table-cell>
          <table:table-cell office:value-type="float" office:value="17.4904" calcext:value-type="float">
            <text:p>17.4904</text:p>
          </table:table-cell>
          <table:table-cell office:value-type="float" office:value="0.250353" calcext:value-type="float">
            <text:p>0.250353</text:p>
          </table:table-cell>
          <table:table-cell table:number-columns-repeated="3"/>
          <table:table-cell office:value-type="float" office:value="14.6179" calcext:value-type="float">
            <text:p>14.6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5156" calcext:value-type="float">
            <text:p>17.5156</text:p>
          </table:table-cell>
          <table:table-cell office:value-type="float" office:value="0.000574053" calcext:value-type="float">
            <text:p>0.000574053</text:p>
          </table:table-cell>
          <table:table-cell office:value-type="float" office:value="17.5156" calcext:value-type="float">
            <text:p>17.5156</text:p>
          </table:table-cell>
          <table:table-cell office:value-type="float" office:value="0.258324" calcext:value-type="float">
            <text:p>0.258324</text:p>
          </table:table-cell>
          <table:table-cell table:number-columns-repeated="3"/>
          <table:table-cell office:value-type="float" office:value="14.5927" calcext:value-type="float">
            <text:p>14.5927</text:p>
          </table:table-cell>
          <table:table-cell office:value-type="float" office:value="0.000384615" calcext:value-type="float">
            <text:p>0.000384615</text:p>
          </table:table-cell>
        </table:table-row>
        <table:table-row table:style-name="ro2">
          <table:table-cell office:value-type="float" office:value="17.5408" calcext:value-type="float">
            <text:p>17.5408</text:p>
          </table:table-cell>
          <table:table-cell office:value-type="float" office:value="0.000205677" calcext:value-type="float">
            <text:p>0.000205677</text:p>
          </table:table-cell>
          <table:table-cell office:value-type="float" office:value="17.5408" calcext:value-type="float">
            <text:p>17.5408</text:p>
          </table:table-cell>
          <table:table-cell office:value-type="float" office:value="0.249691" calcext:value-type="float">
            <text:p>0.249691</text:p>
          </table:table-cell>
          <table:table-cell table:number-columns-repeated="3"/>
          <table:table-cell office:value-type="float" office:value="14.5675" calcext:value-type="float">
            <text:p>14.5675</text:p>
          </table:table-cell>
          <table:table-cell office:value-type="float" office:value="0.000851789" calcext:value-type="float">
            <text:p>0.000851789</text:p>
          </table:table-cell>
        </table:table-row>
        <table:table-row table:style-name="ro2">
          <table:table-cell office:value-type="float" office:value="17.566" calcext:value-type="float">
            <text:p>17.566</text:p>
          </table:table-cell>
          <table:table-cell office:value-type="float" office:value="0.00132129" calcext:value-type="float">
            <text:p>0.00132129</text:p>
          </table:table-cell>
          <table:table-cell office:value-type="float" office:value="17.566" calcext:value-type="float">
            <text:p>17.566</text:p>
          </table:table-cell>
          <table:table-cell office:value-type="float" office:value="0.243338" calcext:value-type="float">
            <text:p>0.243338</text:p>
          </table:table-cell>
          <table:table-cell table:number-columns-repeated="3"/>
          <table:table-cell office:value-type="float" office:value="14.5423" calcext:value-type="float">
            <text:p>14.5423</text:p>
          </table:table-cell>
          <table:table-cell office:value-type="float" office:value="0.000925926" calcext:value-type="float">
            <text:p>0.000925926</text:p>
          </table:table-cell>
        </table:table-row>
        <table:table-row table:style-name="ro2">
          <table:table-cell office:value-type="float" office:value="17.5912" calcext:value-type="float">
            <text:p>17.5912</text:p>
          </table:table-cell>
          <table:table-cell office:value-type="float" office:value="0.0012364" calcext:value-type="float">
            <text:p>0.0012364</text:p>
          </table:table-cell>
          <table:table-cell office:value-type="float" office:value="17.5912" calcext:value-type="float">
            <text:p>17.5912</text:p>
          </table:table-cell>
          <table:table-cell office:value-type="float" office:value="0.251236" calcext:value-type="float">
            <text:p>0.251236</text:p>
          </table:table-cell>
          <table:table-cell table:number-columns-repeated="3"/>
          <table:table-cell office:value-type="float" office:value="14.5171" calcext:value-type="float">
            <text:p>14.51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6164" calcext:value-type="float">
            <text:p>17.6164</text:p>
          </table:table-cell>
          <table:table-cell office:value-type="float" office:value="0.00078329" calcext:value-type="float">
            <text:p>0.00078329</text:p>
          </table:table-cell>
          <table:table-cell office:value-type="float" office:value="17.6164" calcext:value-type="float">
            <text:p>17.6164</text:p>
          </table:table-cell>
          <table:table-cell office:value-type="float" office:value="0.256658" calcext:value-type="float">
            <text:p>0.256658</text:p>
          </table:table-cell>
          <table:table-cell table:number-columns-repeated="3"/>
          <table:table-cell office:value-type="float" office:value="14.4919" calcext:value-type="float">
            <text:p>14.4919</text:p>
          </table:table-cell>
          <table:table-cell office:value-type="float" office:value="0.000276472" calcext:value-type="float">
            <text:p>0.000276472</text:p>
          </table:table-cell>
        </table:table-row>
        <table:table-row table:style-name="ro2">
          <table:table-cell office:value-type="float" office:value="17.6416" calcext:value-type="float">
            <text:p>17.6416</text:p>
          </table:table-cell>
          <table:table-cell office:value-type="float" office:value="0.000864304" calcext:value-type="float">
            <text:p>0.000864304</text:p>
          </table:table-cell>
          <table:table-cell office:value-type="float" office:value="17.6416" calcext:value-type="float">
            <text:p>17.6416</text:p>
          </table:table-cell>
          <table:table-cell office:value-type="float" office:value="0.258139" calcext:value-type="float">
            <text:p>0.258139</text:p>
          </table:table-cell>
          <table:table-cell table:number-columns-repeated="3"/>
          <table:table-cell office:value-type="float" office:value="14.4667" calcext:value-type="float">
            <text:p>14.4667</text:p>
          </table:table-cell>
          <table:table-cell office:value-type="float" office:value="0.000302939" calcext:value-type="float">
            <text:p>0.000302939</text:p>
          </table:table-cell>
        </table:table-row>
        <table:table-row table:style-name="ro2">
          <table:table-cell office:value-type="float" office:value="17.6668" calcext:value-type="float">
            <text:p>17.6668</text:p>
          </table:table-cell>
          <table:table-cell office:value-type="float" office:value="0.00031736" calcext:value-type="float">
            <text:p>0.00031736</text:p>
          </table:table-cell>
          <table:table-cell office:value-type="float" office:value="17.6668" calcext:value-type="float">
            <text:p>17.6668</text:p>
          </table:table-cell>
          <table:table-cell office:value-type="float" office:value="0.261187" calcext:value-type="float">
            <text:p>0.261187</text:p>
          </table:table-cell>
          <table:table-cell table:number-columns-repeated="3"/>
          <table:table-cell office:value-type="float" office:value="14.4415" calcext:value-type="float">
            <text:p>14.4415</text:p>
          </table:table-cell>
          <table:table-cell office:value-type="float" office:value="0.000327654" calcext:value-type="float">
            <text:p>0.000327654</text:p>
          </table:table-cell>
        </table:table-row>
        <table:table-row table:style-name="ro2">
          <table:table-cell office:value-type="float" office:value="17.692" calcext:value-type="float">
            <text:p>17.692</text:p>
          </table:table-cell>
          <table:table-cell office:value-type="float" office:value="0.000998004" calcext:value-type="float">
            <text:p>0.000998004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261144" calcext:value-type="float">
            <text:p>0.261144</text:p>
          </table:table-cell>
          <table:table-cell table:number-columns-repeated="3"/>
          <table:table-cell office:value-type="float" office:value="14.4163" calcext:value-type="float">
            <text:p>14.4163</text:p>
          </table:table-cell>
          <table:table-cell office:value-type="float" office:value="0.000358938" calcext:value-type="float">
            <text:p>0.000358938</text:p>
          </table:table-cell>
        </table:table-row>
        <table:table-row table:style-name="ro2">
          <table:table-cell office:value-type="float" office:value="17.7172" calcext:value-type="float">
            <text:p>17.7172</text:p>
          </table:table-cell>
          <table:table-cell office:value-type="float" office:value="0.000366435" calcext:value-type="float">
            <text:p>0.000366435</text:p>
          </table:table-cell>
          <table:table-cell office:value-type="float" office:value="17.7172" calcext:value-type="float">
            <text:p>17.7172</text:p>
          </table:table-cell>
          <table:table-cell office:value-type="float" office:value="0.265665" calcext:value-type="float">
            <text:p>0.265665</text:p>
          </table:table-cell>
          <table:table-cell table:number-columns-repeated="3"/>
          <table:table-cell office:value-type="float" office:value="14.3911" calcext:value-type="float">
            <text:p>14.3911</text:p>
          </table:table-cell>
          <table:table-cell office:value-type="float" office:value="0.000811688" calcext:value-type="float">
            <text:p>0.000811688</text:p>
          </table:table-cell>
        </table:table-row>
        <table:table-row table:style-name="ro2">
          <table:table-cell office:value-type="float" office:value="17.7424" calcext:value-type="float">
            <text:p>17.7424</text:p>
          </table:table-cell>
          <table:table-cell office:value-type="float" office:value="0.00190694" calcext:value-type="float">
            <text:p>0.00190694</text:p>
          </table:table-cell>
          <table:table-cell office:value-type="float" office:value="17.7424" calcext:value-type="float">
            <text:p>17.7424</text:p>
          </table:table-cell>
          <table:table-cell office:value-type="float" office:value="0.273455" calcext:value-type="float">
            <text:p>0.273455</text:p>
          </table:table-cell>
          <table:table-cell table:number-columns-repeated="3"/>
          <table:table-cell office:value-type="float" office:value="14.3659" calcext:value-type="float">
            <text:p>14.3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7676" calcext:value-type="float">
            <text:p>17.7676</text:p>
          </table:table-cell>
          <table:table-cell office:value-type="float" office:value="0.000455581" calcext:value-type="float">
            <text:p>0.000455581</text:p>
          </table:table-cell>
          <table:table-cell office:value-type="float" office:value="17.7676" calcext:value-type="float">
            <text:p>17.7676</text:p>
          </table:table-cell>
          <table:table-cell office:value-type="float" office:value="0.281549" calcext:value-type="float">
            <text:p>0.281549</text:p>
          </table:table-cell>
          <table:table-cell table:number-columns-repeated="3"/>
          <table:table-cell office:value-type="float" office:value="14.3407" calcext:value-type="float">
            <text:p>14.3407</text:p>
          </table:table-cell>
          <table:table-cell office:value-type="float" office:value="0.000490918" calcext:value-type="float">
            <text:p>0.000490918</text:p>
          </table:table-cell>
        </table:table-row>
        <table:table-row table:style-name="ro2">
          <table:table-cell office:value-type="float" office:value="17.7928" calcext:value-type="float">
            <text:p>17.7928</text:p>
          </table:table-cell>
          <table:table-cell office:value-type="float" office:value="0.00202532" calcext:value-type="float">
            <text:p>0.00202532</text:p>
          </table:table-cell>
          <table:table-cell office:value-type="float" office:value="17.7928" calcext:value-type="float">
            <text:p>17.7928</text:p>
          </table:table-cell>
          <table:table-cell office:value-type="float" office:value="0.274937" calcext:value-type="float">
            <text:p>0.274937</text:p>
          </table:table-cell>
          <table:table-cell table:number-columns-repeated="3"/>
          <table:table-cell office:value-type="float" office:value="14.3155" calcext:value-type="float">
            <text:p>14.3155</text:p>
          </table:table-cell>
          <table:table-cell office:value-type="float" office:value="0.000544959" calcext:value-type="float">
            <text:p>0.000544959</text:p>
          </table:table-cell>
        </table:table-row>
        <table:table-row table:style-name="ro2">
          <table:table-cell office:value-type="float" office:value="17.818" calcext:value-type="float">
            <text:p>17.818</text:p>
          </table:table-cell>
          <table:table-cell office:value-type="float" office:value="0.00112108" calcext:value-type="float">
            <text:p>0.00112108</text:p>
          </table:table-cell>
          <table:table-cell office:value-type="float" office:value="17.818" calcext:value-type="float">
            <text:p>17.818</text:p>
          </table:table-cell>
          <table:table-cell office:value-type="float" office:value="0.274103" calcext:value-type="float">
            <text:p>0.274103</text:p>
          </table:table-cell>
          <table:table-cell table:number-columns-repeated="3"/>
          <table:table-cell office:value-type="float" office:value="14.2903" calcext:value-type="float">
            <text:p>14.2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432" calcext:value-type="float">
            <text:p>17.8432</text:p>
          </table:table-cell>
          <table:table-cell office:value-type="float" office:value="0" calcext:value-type="float">
            <text:p>0</text:p>
          </table:table-cell>
          <table:table-cell office:value-type="float" office:value="17.8432" calcext:value-type="float">
            <text:p>17.8432</text:p>
          </table:table-cell>
          <table:table-cell office:value-type="float" office:value="0.247563" calcext:value-type="float">
            <text:p>0.247563</text:p>
          </table:table-cell>
          <table:table-cell table:number-columns-repeated="3"/>
          <table:table-cell office:value-type="float" office:value="14.2651" calcext:value-type="float">
            <text:p>14.2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684" calcext:value-type="float">
            <text:p>17.8684</text:p>
          </table:table-cell>
          <table:table-cell office:value-type="float" office:value="0.00141543" calcext:value-type="float">
            <text:p>0.00141543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0.273178" calcext:value-type="float">
            <text:p>0.273178</text:p>
          </table:table-cell>
          <table:table-cell table:number-columns-repeated="3"/>
          <table:table-cell office:value-type="float" office:value="14.2399" calcext:value-type="float">
            <text:p>14.2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936" calcext:value-type="float">
            <text:p>17.8936</text:p>
          </table:table-cell>
          <table:table-cell office:value-type="float" office:value="0" calcext:value-type="float">
            <text:p>0</text:p>
          </table:table-cell>
          <table:table-cell office:value-type="float" office:value="17.8936" calcext:value-type="float">
            <text:p>17.8936</text:p>
          </table:table-cell>
          <table:table-cell office:value-type="float" office:value="0.261182" calcext:value-type="float">
            <text:p>0.261182</text:p>
          </table:table-cell>
          <table:table-cell table:number-columns-repeated="3"/>
          <table:table-cell office:value-type="float" office:value="14.2147" calcext:value-type="float">
            <text:p>14.2147</text:p>
          </table:table-cell>
          <table:table-cell office:value-type="float" office:value="0.00161551" calcext:value-type="float">
            <text:p>0.00161551</text:p>
          </table:table-cell>
        </table:table-row>
        <table:table-row table:style-name="ro2">
          <table:table-cell office:value-type="float" office:value="17.9188" calcext:value-type="float">
            <text:p>17.9188</text:p>
          </table:table-cell>
          <table:table-cell office:value-type="float" office:value="0" calcext:value-type="float">
            <text:p>0</text:p>
          </table:table-cell>
          <table:table-cell office:value-type="float" office:value="17.9188" calcext:value-type="float">
            <text:p>17.9188</text:p>
          </table:table-cell>
          <table:table-cell office:value-type="float" office:value="0.27425" calcext:value-type="float">
            <text:p>0.27425</text:p>
          </table:table-cell>
          <table:table-cell table:number-columns-repeated="3"/>
          <table:table-cell office:value-type="float" office:value="14.1895" calcext:value-type="float">
            <text:p>14.1895</text:p>
          </table:table-cell>
          <table:table-cell office:value-type="float" office:value="0.00102249" calcext:value-type="float">
            <text:p>0.00102249</text:p>
          </table:table-cell>
        </table:table-row>
        <table:table-row table:style-name="ro2">
          <table:table-cell office:value-type="float" office:value="17.944" calcext:value-type="float">
            <text:p>17.944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282999" calcext:value-type="float">
            <text:p>0.282999</text:p>
          </table:table-cell>
          <table:table-cell table:number-columns-repeated="3"/>
          <table:table-cell office:value-type="float" office:value="14.1643" calcext:value-type="float">
            <text:p>14.16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9692" calcext:value-type="float">
            <text:p>17.9692</text:p>
          </table:table-cell>
          <table:table-cell office:value-type="float" office:value="0.00116822" calcext:value-type="float">
            <text:p>0.00116822</text:p>
          </table:table-cell>
          <table:table-cell office:value-type="float" office:value="17.9692" calcext:value-type="float">
            <text:p>17.9692</text:p>
          </table:table-cell>
          <table:table-cell office:value-type="float" office:value="0.241822" calcext:value-type="float">
            <text:p>0.241822</text:p>
          </table:table-cell>
          <table:table-cell table:number-columns-repeated="3"/>
          <table:table-cell office:value-type="float" office:value="14.1391" calcext:value-type="float">
            <text:p>14.1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9944" calcext:value-type="float">
            <text:p>17.9944</text:p>
          </table:table-cell>
          <table:table-cell office:value-type="float" office:value="0" calcext:value-type="float">
            <text:p>0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0.255456" calcext:value-type="float">
            <text:p>0.255456</text:p>
          </table:table-cell>
          <table:table-cell table:number-columns-repeated="3"/>
          <table:table-cell office:value-type="float" office:value="14.1139" calcext:value-type="float">
            <text:p>14.11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196" calcext:value-type="float">
            <text:p>18.0196</text:p>
          </table:table-cell>
          <table:table-cell office:value-type="float" office:value="0" calcext:value-type="float">
            <text:p>0</text:p>
          </table:table-cell>
          <table:table-cell office:value-type="float" office:value="18.0196" calcext:value-type="float">
            <text:p>18.0196</text:p>
          </table:table-cell>
          <table:table-cell office:value-type="float" office:value="0.225564" calcext:value-type="float">
            <text:p>0.225564</text:p>
          </table:table-cell>
          <table:table-cell table:number-columns-repeated="3"/>
          <table:table-cell office:value-type="float" office:value="14.0887" calcext:value-type="float">
            <text:p>14.0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448" calcext:value-type="float">
            <text:p>18.0448</text:p>
          </table:table-cell>
          <table:table-cell office:value-type="float" office:value="0" calcext:value-type="float">
            <text:p>0</text:p>
          </table:table-cell>
          <table:table-cell office:value-type="float" office:value="18.0448" calcext:value-type="float">
            <text:p>18.0448</text:p>
          </table:table-cell>
          <table:table-cell office:value-type="float" office:value="0.244698" calcext:value-type="float">
            <text:p>0.244698</text:p>
          </table:table-cell>
          <table:table-cell table:number-columns-repeated="3"/>
          <table:table-cell office:value-type="float" office:value="14.0635" calcext:value-type="float">
            <text:p>14.06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7" calcext:value-type="float">
            <text:p>18.07</text:p>
          </table:table-cell>
          <table:table-cell office:value-type="float" office:value="0" calcext:value-type="float">
            <text:p>0</text:p>
          </table:table-cell>
          <table:table-cell office:value-type="float" office:value="18.07" calcext:value-type="float">
            <text:p>18.07</text:p>
          </table:table-cell>
          <table:table-cell office:value-type="float" office:value="0.240672" calcext:value-type="float">
            <text:p>0.240672</text:p>
          </table:table-cell>
          <table:table-cell table:number-columns-repeated="3"/>
          <table:table-cell office:value-type="float" office:value="14.0383" calcext:value-type="float">
            <text:p>14.03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952" calcext:value-type="float">
            <text:p>18.0952</text:p>
          </table:table-cell>
          <table:table-cell office:value-type="float" office:value="0" calcext:value-type="float">
            <text:p>0</text:p>
          </table:table-cell>
          <table:table-cell office:value-type="float" office:value="18.0952" calcext:value-type="float">
            <text:p>18.0952</text:p>
          </table:table-cell>
          <table:table-cell office:value-type="float" office:value="0.284823" calcext:value-type="float">
            <text:p>0.284823</text:p>
          </table:table-cell>
          <table:table-cell table:number-columns-repeated="3"/>
          <table:table-cell office:value-type="float" office:value="14.0131" calcext:value-type="float">
            <text:p>14.0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204" calcext:value-type="float">
            <text:p>18.1204</text:p>
          </table:table-cell>
          <table:table-cell office:value-type="float" office:value="0" calcext:value-type="float">
            <text:p>0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0.240566" calcext:value-type="float">
            <text:p>0.240566</text:p>
          </table:table-cell>
          <table:table-cell table:number-columns-repeated="3"/>
          <table:table-cell office:value-type="float" office:value="13.9879" calcext:value-type="float">
            <text:p>13.9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456" calcext:value-type="float">
            <text:p>18.1456</text:p>
          </table:table-cell>
          <table:table-cell office:value-type="float" office:value="0" calcext:value-type="float">
            <text:p>0</text:p>
          </table:table-cell>
          <table:table-cell office:value-type="float" office:value="18.1456" calcext:value-type="float">
            <text:p>18.145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3.9627" calcext:value-type="float">
            <text:p>13.96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708" calcext:value-type="float">
            <text:p>18.1708</text:p>
          </table:table-cell>
          <table:table-cell office:value-type="float" office:value="0" calcext:value-type="float">
            <text:p>0</text:p>
          </table:table-cell>
          <table:table-cell office:value-type="float" office:value="18.1708" calcext:value-type="float">
            <text:p>18.1708</text:p>
          </table:table-cell>
          <table:table-cell office:value-type="float" office:value="0.237237" calcext:value-type="float">
            <text:p>0.237237</text:p>
          </table:table-cell>
          <table:table-cell table:number-columns-repeated="3"/>
          <table:table-cell office:value-type="float" office:value="13.9375" calcext:value-type="float">
            <text:p>13.9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96" calcext:value-type="float">
            <text:p>18.196</text:p>
          </table:table-cell>
          <table:table-cell office:value-type="float" office:value="0" calcext:value-type="float">
            <text:p>0</text:p>
          </table:table-cell>
          <table:table-cell office:value-type="float" office:value="18.196" calcext:value-type="float">
            <text:p>18.196</text:p>
          </table:table-cell>
          <table:table-cell office:value-type="float" office:value="0.258555" calcext:value-type="float">
            <text:p>0.258555</text:p>
          </table:table-cell>
          <table:table-cell table:number-columns-repeated="3"/>
          <table:table-cell office:value-type="float" office:value="13.9123" calcext:value-type="float">
            <text:p>13.9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212" calcext:value-type="float">
            <text:p>18.2212</text:p>
          </table:table-cell>
          <table:table-cell office:value-type="float" office:value="0" calcext:value-type="float">
            <text:p>0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0.280851" calcext:value-type="float">
            <text:p>0.280851</text:p>
          </table:table-cell>
          <table:table-cell table:number-columns-repeated="3"/>
          <table:table-cell office:value-type="float" office:value="13.8871" calcext:value-type="float">
            <text:p>13.8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464" calcext:value-type="float">
            <text:p>18.2464</text:p>
          </table:table-cell>
          <table:table-cell office:value-type="float" office:value="0" calcext:value-type="float">
            <text:p>0</text:p>
          </table:table-cell>
          <table:table-cell office:value-type="float" office:value="18.2464" calcext:value-type="float">
            <text:p>18.2464</text:p>
          </table:table-cell>
          <table:table-cell office:value-type="float" office:value="0.245098" calcext:value-type="float">
            <text:p>0.245098</text:p>
          </table:table-cell>
          <table:table-cell table:number-columns-repeated="3"/>
          <table:table-cell office:value-type="float" office:value="13.8619" calcext:value-type="float">
            <text:p>13.86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716" calcext:value-type="float">
            <text:p>18.2716</text:p>
          </table:table-cell>
          <table:table-cell office:value-type="float" office:value="0" calcext:value-type="float">
            <text:p>0</text:p>
          </table:table-cell>
          <table:table-cell office:value-type="float" office:value="18.2716" calcext:value-type="float">
            <text:p>18.2716</text:p>
          </table:table-cell>
          <table:table-cell office:value-type="float" office:value="0.215686" calcext:value-type="float">
            <text:p>0.215686</text:p>
          </table:table-cell>
          <table:table-cell table:number-columns-repeated="3"/>
          <table:table-cell office:value-type="float" office:value="13.8367" calcext:value-type="float">
            <text:p>13.83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968" calcext:value-type="float">
            <text:p>18.2968</text:p>
          </table:table-cell>
          <table:table-cell office:value-type="float" office:value="0" calcext:value-type="float">
            <text:p>0</text:p>
          </table:table-cell>
          <table:table-cell office:value-type="float" office:value="18.2968" calcext:value-type="float">
            <text:p>18.2968</text:p>
          </table:table-cell>
          <table:table-cell office:value-type="float" office:value="0.257812" calcext:value-type="float">
            <text:p>0.257812</text:p>
          </table:table-cell>
          <table:table-cell table:number-columns-repeated="3"/>
          <table:table-cell office:value-type="float" office:value="13.8115" calcext:value-type="float">
            <text:p>13.81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22" calcext:value-type="float">
            <text:p>18.322</text:p>
          </table:table-cell>
          <table:table-cell office:value-type="float" office:value="0" calcext:value-type="float">
            <text:p>0</text:p>
          </table:table-cell>
          <table:table-cell office:value-type="float" office:value="18.322" calcext:value-type="float">
            <text:p>18.322</text:p>
          </table:table-cell>
          <table:table-cell office:value-type="float" office:value="0.268519" calcext:value-type="float">
            <text:p>0.268519</text:p>
          </table:table-cell>
          <table:table-cell table:number-columns-repeated="3"/>
          <table:table-cell office:value-type="float" office:value="13.7863" calcext:value-type="float">
            <text:p>13.7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472" calcext:value-type="float">
            <text:p>18.3472</text:p>
          </table:table-cell>
          <table:table-cell office:value-type="float" office:value="0" calcext:value-type="float">
            <text:p>0</text:p>
          </table:table-cell>
          <table:table-cell office:value-type="float" office:value="18.3472" calcext:value-type="float">
            <text:p>18.3472</text:p>
          </table:table-cell>
          <table:table-cell office:value-type="float" office:value="0.222222" calcext:value-type="float">
            <text:p>0.222222</text:p>
          </table:table-cell>
          <table:table-cell table:number-columns-repeated="3"/>
          <table:table-cell office:value-type="float" office:value="13.7611" calcext:value-type="float">
            <text:p>13.7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724" calcext:value-type="float">
            <text:p>18.3724</text:p>
          </table:table-cell>
          <table:table-cell office:value-type="float" office:value="0" calcext:value-type="float">
            <text:p>0</text:p>
          </table:table-cell>
          <table:table-cell office:value-type="float" office:value="18.3724" calcext:value-type="float">
            <text:p>18.3724</text:p>
          </table:table-cell>
          <table:table-cell office:value-type="float" office:value="0.214286" calcext:value-type="float">
            <text:p>0.214286</text:p>
          </table:table-cell>
          <table:table-cell table:number-columns-repeated="3"/>
          <table:table-cell office:value-type="float" office:value="13.736" calcext:value-type="float">
            <text:p>1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976" calcext:value-type="float">
            <text:p>18.3976</text:p>
          </table:table-cell>
          <table:table-cell office:value-type="float" office:value="0" calcext:value-type="float">
            <text:p>0</text:p>
          </table:table-cell>
          <table:table-cell office:value-type="float" office:value="18.3976" calcext:value-type="float">
            <text:p>18.3976</text:p>
          </table:table-cell>
          <table:table-cell office:value-type="float" office:value="0.204301" calcext:value-type="float">
            <text:p>0.204301</text:p>
          </table:table-cell>
          <table:table-cell table:number-columns-repeated="3"/>
          <table:table-cell office:value-type="float" office:value="13.7108" calcext:value-type="float">
            <text:p>13.7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228" calcext:value-type="float">
            <text:p>18.4228</text:p>
          </table:table-cell>
          <table:table-cell office:value-type="float" office:value="0" calcext:value-type="float">
            <text:p>0</text:p>
          </table:table-cell>
          <table:table-cell office:value-type="float" office:value="18.4228" calcext:value-type="float">
            <text:p>18.4228</text:p>
          </table:table-cell>
          <table:table-cell office:value-type="float" office:value="0.349206" calcext:value-type="float">
            <text:p>0.349206</text:p>
          </table:table-cell>
          <table:table-cell table:number-columns-repeated="3"/>
          <table:table-cell office:value-type="float" office:value="13.6856" calcext:value-type="float">
            <text:p>13.6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48" calcext:value-type="float">
            <text:p>18.448</text:p>
          </table:table-cell>
          <table:table-cell office:value-type="float" office:value="0" calcext:value-type="float">
            <text:p>0</text:p>
          </table:table-cell>
          <table:table-cell office:value-type="float" office:value="18.448" calcext:value-type="float">
            <text:p>18.448</text:p>
          </table:table-cell>
          <table:table-cell office:value-type="float" office:value="0.255319" calcext:value-type="float">
            <text:p>0.255319</text:p>
          </table:table-cell>
          <table:table-cell table:number-columns-repeated="3"/>
          <table:table-cell office:value-type="float" office:value="13.6604" calcext:value-type="float">
            <text:p>13.66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732" calcext:value-type="float">
            <text:p>18.4732</text:p>
          </table:table-cell>
          <table:table-cell office:value-type="float" office:value="0" calcext:value-type="float">
            <text:p>0</text:p>
          </table:table-cell>
          <table:table-cell office:value-type="float" office:value="18.4732" calcext:value-type="float">
            <text:p>18.4732</text:p>
          </table:table-cell>
          <table:table-cell office:value-type="float" office:value="0.0512821" calcext:value-type="float">
            <text:p>0.0512821</text:p>
          </table:table-cell>
          <table:table-cell table:number-columns-repeated="3"/>
          <table:table-cell office:value-type="float" office:value="13.6352" calcext:value-type="float">
            <text:p>13.6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983" calcext:value-type="float">
            <text:p>18.4983</text:p>
          </table:table-cell>
          <table:table-cell office:value-type="float" office:value="0" calcext:value-type="float">
            <text:p>0</text:p>
          </table:table-cell>
          <table:table-cell office:value-type="float" office:value="18.4983" calcext:value-type="float">
            <text:p>18.4983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13.61" calcext:value-type="float">
            <text:p>13.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235" calcext:value-type="float">
            <text:p>18.5235</text:p>
          </table:table-cell>
          <table:table-cell office:value-type="float" office:value="0" calcext:value-type="float">
            <text:p>0</text:p>
          </table:table-cell>
          <table:table-cell office:value-type="float" office:value="18.5235" calcext:value-type="float">
            <text:p>18.523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3.5848" calcext:value-type="float">
            <text:p>13.5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487" calcext:value-type="float">
            <text:p>18.5487</text:p>
          </table:table-cell>
          <table:table-cell office:value-type="float" office:value="0" calcext:value-type="float">
            <text:p>0</text:p>
          </table:table-cell>
          <table:table-cell office:value-type="float" office:value="18.5487" calcext:value-type="float">
            <text:p>18.5487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3.5596" calcext:value-type="float">
            <text:p>13.55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739" calcext:value-type="float">
            <text:p>18.5739</text:p>
          </table:table-cell>
          <table:table-cell office:value-type="float" office:value="0" calcext:value-type="float">
            <text:p>0</text:p>
          </table:table-cell>
          <table:table-cell office:value-type="float" office:value="18.5739" calcext:value-type="float">
            <text:p>18.5739</text:p>
          </table:table-cell>
          <table:table-cell office:value-type="float" office:value="0.444444" calcext:value-type="float">
            <text:p>0.444444</text:p>
          </table:table-cell>
          <table:table-cell table:number-columns-repeated="3"/>
          <table:table-cell office:value-type="float" office:value="13.5344" calcext:value-type="float">
            <text:p>13.5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991" calcext:value-type="float">
            <text:p>18.5991</text:p>
          </table:table-cell>
          <table:table-cell office:value-type="float" office:value="0" calcext:value-type="float">
            <text:p>0</text:p>
          </table:table-cell>
          <table:table-cell office:value-type="float" office:value="18.5991" calcext:value-type="float">
            <text:p>18.5991</text:p>
          </table:table-cell>
          <table:table-cell office:value-type="float" office:value="0.214286" calcext:value-type="float">
            <text:p>0.214286</text:p>
          </table:table-cell>
          <table:table-cell table:number-columns-repeated="3"/>
          <table:table-cell office:value-type="float" office:value="13.5092" calcext:value-type="float">
            <text:p>13.5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243" calcext:value-type="float">
            <text:p>18.6243</text:p>
          </table:table-cell>
          <table:table-cell office:value-type="float" office:value="0" calcext:value-type="float">
            <text:p>0</text:p>
          </table:table-cell>
          <table:table-cell office:value-type="float" office:value="18.6243" calcext:value-type="float">
            <text:p>18.6243</text:p>
          </table:table-cell>
          <table:table-cell office:value-type="float" office:value="0.454545" calcext:value-type="float">
            <text:p>0.454545</text:p>
          </table:table-cell>
          <table:table-cell table:number-columns-repeated="3"/>
          <table:table-cell office:value-type="float" office:value="13.484" calcext:value-type="float">
            <text:p>13.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495" calcext:value-type="float">
            <text:p>18.6495</text:p>
          </table:table-cell>
          <table:table-cell office:value-type="float" office:value="0" calcext:value-type="float">
            <text:p>0</text:p>
          </table:table-cell>
          <table:table-cell office:value-type="float" office:value="18.6495" calcext:value-type="float">
            <text:p>18.6495</text:p>
          </table:table-cell>
          <table:table-cell office:value-type="float" office:value="0.181818" calcext:value-type="float">
            <text:p>0.181818</text:p>
          </table:table-cell>
          <table:table-cell table:number-columns-repeated="3"/>
          <table:table-cell office:value-type="float" office:value="13.4588" calcext:value-type="float">
            <text:p>13.45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747" calcext:value-type="float">
            <text:p>18.6747</text:p>
          </table:table-cell>
          <table:table-cell office:value-type="float" office:value="0" calcext:value-type="float">
            <text:p>0</text:p>
          </table:table-cell>
          <table:table-cell office:value-type="float" office:value="18.6747" calcext:value-type="float">
            <text:p>18.6747</text:p>
          </table:table-cell>
          <table:table-cell office:value-type="float" office:value="0.222222" calcext:value-type="float">
            <text:p>0.222222</text:p>
          </table:table-cell>
          <table:table-cell table:number-columns-repeated="3"/>
          <table:table-cell office:value-type="float" office:value="13.4336" calcext:value-type="float">
            <text:p>13.43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3" table:target-range-address="Sheet4.H1:Sheet4.I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 style:data-style-name="N2" text:time-value="15:19:56.77679755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53:16.036185551</meta:creation-date>
    <dc:date>2017-07-27T18:16:38.083781994</dc:date>
    <meta:editing-duration>P1DT7H45M56S</meta:editing-duration>
    <meta:editing-cycles>15</meta:editing-cycles>
    <meta:generator>LibreOffice/5.1.6.2$Linux_X86_64 LibreOffice_project/10m0$Build-2</meta:generator>
    <meta:document-statistic meta:table-count="4" meta:cell-count="25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72cm" svg:height="18.364cm" xlink:href=".." xlink:type="simple" chart:class="chart:scatter" chart:style-name="ch1">
        <chart:title svg:x="8.994cm" svg:y="0.502cm" chart:style-name="ch2">
          <text:p>上方出现空穴概率-跳跃水分子z坐标关系</text:p>
        </chart:title>
        <chart:legend chart:legend-position="end" svg:x="22.312cm" svg:y="8.385cm" style:legend-expansion="high" chart:style-name="ch3"/>
        <chart:plot-area chart:style-name="ch4" table:cell-range-address="Sheet2.A1:Sheet2.B79 Sheet2.D1:Sheet2.D79 Sheet2.F1:Sheet2.F79" chart:data-source-has-labels="row" svg:x="1.544cm" svg:y="1.834cm" svg:width="20.235cm" svg:height="15.182cm">
          <chartooo:coordinate-region svg:x="2.456cm" svg:y="2.033cm" svg:width="19.136cm" svg:height="14.336cm"/>
          <chart:axis chart:dimension="x" chart:name="primary-x" chart:style-name="ch5">
            <chart:title svg:x="11.339cm" svg:y="17.383cm" chart:style-name="ch6">
              <text:p>z/ Å</text:p>
            </chart:title>
          </chart:axis>
          <chart:axis chart:dimension="y" chart:name="primary-y" chart:style-name="ch7">
            <chart:title svg:x="0.451cm" svg:y="10.104cm" chart:style-name="ch8">
              <text:p>P(cavity)</text:p>
            </chart:title>
            <chart:grid chart:style-name="ch9" chart:class="major"/>
          </chart:axis>
          <chart:series chart:style-name="ch10" chart:values-cell-range-address="Sheet2.B1:Sheet2.B79" chart:label-cell-address="Sheet2.B1:Sheet2.B1" chart:class="chart:scatter">
            <chart:domain table:cell-range-address="Sheet2.A1:Sheet2.A79"/>
            <chart:data-point chart:repeated="77"/>
          </chart:series>
          <chart:series chart:style-name="ch11" chart:values-cell-range-address="Sheet2.F1:Sheet2.F79" chart:label-cell-address="Sheet2.D1:Sheet2.D1" chart:class="chart:scatter">
            <chart:domain table:cell-range-address="Sheet2.E1:Sheet2.E79"/>
            <chart:data-point chart:repeated="77"/>
          </chart:series>
          <chart:series chart:style-name="ch12" chart:values-cell-range-address="Sheet2.D1:Sheet2.D79" chart:label-cell-address="Sheet2.F1:Sheet2.F1" chart:class="chart:scatter">
            <chart:domain table:cell-range-address="Sheet2.C1:Sheet2.C79"/>
            <chart:data-point chart:repeated="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umping Water</text:p>
                <draw:g>
                  <svg:desc>Sheet2.B1:Sheet2.B1</svg:desc>
                </draw:g>
              </table:table-cell>
              <table:table-cell office:value-type="string">
                <text:p>列 E</text:p>
              </table:table-cell>
              <table:table-cell office:value-type="string">
                <text:p>All lowerlayer Water</text:p>
                <draw:g>
                  <svg:desc>Sheet2.D1:Sheet2.D1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Arbitrary Position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79</svg:desc>
                </draw:g>
              </table:table-cell>
              <table:table-cell office:value-type="float" office:value="NaN">
                <text:p>NaN</text:p>
                <draw:g>
                  <svg:desc>Sheet2.B1:Sheet2.B79</svg:desc>
                </draw:g>
              </table:table-cell>
              <table:table-cell office:value-type="float" office:value="NaN">
                <text:p>NaN</text:p>
                <draw:g>
                  <svg:desc>Sheet2.E1:Sheet2.E79</svg:desc>
                </draw:g>
              </table:table-cell>
              <table:table-cell office:value-type="float" office:value="NaN">
                <text:p>NaN</text:p>
                <draw:g>
                  <svg:desc>Sheet2.F1:Sheet2.F79</svg:desc>
                </draw:g>
              </table:table-cell>
              <table:table-cell office:value-type="float" office:value="NaN">
                <text:p>NaN</text:p>
                <draw:g>
                  <svg:desc>Sheet2.C1:Sheet2.C79</svg:desc>
                </draw:g>
              </table:table-cell>
              <table:table-cell office:value-type="float" office:value="NaN">
                <text:p>NaN</text:p>
                <draw:g>
                  <svg:desc>Sheet2.D1:Sheet2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368">
                <text:p>13.8368</text:p>
              </table:table-cell>
              <table:table-cell office:value-type="float" office:value="0.1304">
                <text:p>0.1304</text:p>
              </table:table-cell>
              <table:table-cell office:value-type="float" office:value="13.4791">
                <text:p>13.4791</text:p>
              </table:table-cell>
              <table:table-cell office:value-type="float" office:value="0.0577911">
                <text:p>0.0577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63">
                <text:p>13.8963</text:p>
              </table:table-cell>
              <table:table-cell office:value-type="float" office:value="0.1304">
                <text:p>0.1304</text:p>
              </table:table-cell>
              <table:table-cell office:value-type="float" office:value="13.5387">
                <text:p>13.5387</text:p>
              </table:table-cell>
              <table:table-cell office:value-type="float" office:value="0.054717">
                <text:p>0.054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558">
                <text:p>13.9558</text:p>
              </table:table-cell>
              <table:table-cell office:value-type="float" office:value="0.1304">
                <text:p>0.1304</text:p>
              </table:table-cell>
              <table:table-cell office:value-type="float" office:value="13.5983">
                <text:p>13.5983</text:p>
              </table:table-cell>
              <table:table-cell office:value-type="float" office:value="0.0649887">
                <text:p>0.0649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54">
                <text:p>14.0154</text:p>
              </table:table-cell>
              <table:table-cell office:value-type="float" office:value="0.1304">
                <text:p>0.1304</text:p>
              </table:table-cell>
              <table:table-cell office:value-type="float" office:value="13.6579">
                <text:p>13.6579</text:p>
              </table:table-cell>
              <table:table-cell office:value-type="float" office:value="0.071458">
                <text:p>0.071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39">
                <text:p>14.1939</text:p>
              </table:table-cell>
              <table:table-cell office:value-type="float" office:value="0.1304">
                <text:p>0.1304</text:p>
              </table:table-cell>
              <table:table-cell office:value-type="float" office:value="13.8367">
                <text:p>13.8367</text:p>
              </table:table-cell>
              <table:table-cell office:value-type="float" office:value="0.072784">
                <text:p>0.07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346">
                <text:p>14.1346</text:p>
              </table:table-cell>
              <table:table-cell office:value-type="float" office:value="0.189964">
                <text:p>0.189964</text:p>
              </table:table-cell>
              <table:table-cell office:value-type="float" office:value="14.2535">
                <text:p>14.2535</text:p>
              </table:table-cell>
              <table:table-cell office:value-type="float" office:value="0.1304">
                <text:p>0.1304</text:p>
              </table:table-cell>
              <table:table-cell office:value-type="float" office:value="13.8963">
                <text:p>13.8963</text:p>
              </table:table-cell>
              <table:table-cell office:value-type="float" office:value="0.0701763">
                <text:p>0.0701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942">
                <text:p>14.1942</text:p>
              </table:table-cell>
              <table:table-cell office:value-type="float" office:value="0.14467">
                <text:p>0.14467</text:p>
              </table:table-cell>
              <table:table-cell office:value-type="float" office:value="14.313">
                <text:p>14.313</text:p>
              </table:table-cell>
              <table:table-cell office:value-type="float" office:value="0.1304">
                <text:p>0.1304</text:p>
              </table:table-cell>
              <table:table-cell office:value-type="float" office:value="13.9559">
                <text:p>13.9559</text:p>
              </table:table-cell>
              <table:table-cell office:value-type="float" office:value="0.0670698">
                <text:p>0.0670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538">
                <text:p>14.2538</text:p>
              </table:table-cell>
              <table:table-cell office:value-type="float" office:value="0.160267">
                <text:p>0.160267</text:p>
              </table:table-cell>
              <table:table-cell office:value-type="float" office:value="14.3725">
                <text:p>14.3725</text:p>
              </table:table-cell>
              <table:table-cell office:value-type="float" office:value="0.1304">
                <text:p>0.1304</text:p>
              </table:table-cell>
              <table:table-cell office:value-type="float" office:value="14.0155">
                <text:p>14.0155</text:p>
              </table:table-cell>
              <table:table-cell office:value-type="float" office:value="0.0635162">
                <text:p>0.0635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3134">
                <text:p>14.3134</text:p>
              </table:table-cell>
              <table:table-cell office:value-type="float" office:value="0.164072">
                <text:p>0.164072</text:p>
              </table:table-cell>
              <table:table-cell office:value-type="float" office:value="14.432">
                <text:p>14.432</text:p>
              </table:table-cell>
              <table:table-cell office:value-type="float" office:value="0.1304">
                <text:p>0.1304</text:p>
              </table:table-cell>
              <table:table-cell office:value-type="float" office:value="14.075">
                <text:p>14.075</text:p>
              </table:table-cell>
              <table:table-cell office:value-type="float" office:value="0.0578673">
                <text:p>0.0578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373">
                <text:p>14.373</text:p>
              </table:table-cell>
              <table:table-cell office:value-type="float" office:value="0.168391">
                <text:p>0.168391</text:p>
              </table:table-cell>
              <table:table-cell office:value-type="float" office:value="14.4916">
                <text:p>14.4916</text:p>
              </table:table-cell>
              <table:table-cell office:value-type="float" office:value="0.1304">
                <text:p>0.1304</text:p>
              </table:table-cell>
              <table:table-cell office:value-type="float" office:value="14.1346">
                <text:p>14.1346</text:p>
              </table:table-cell>
              <table:table-cell office:value-type="float" office:value="0.0535714">
                <text:p>0.053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326">
                <text:p>14.4326</text:p>
              </table:table-cell>
              <table:table-cell office:value-type="float" office:value="0.161115">
                <text:p>0.161115</text:p>
              </table:table-cell>
              <table:table-cell office:value-type="float" office:value="14.5511">
                <text:p>14.5511</text:p>
              </table:table-cell>
              <table:table-cell office:value-type="float" office:value="0.1304">
                <text:p>0.1304</text:p>
              </table:table-cell>
              <table:table-cell office:value-type="float" office:value="14.1942">
                <text:p>14.1942</text:p>
              </table:table-cell>
              <table:table-cell office:value-type="float" office:value="0.0466577">
                <text:p>0.0466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4922">
                <text:p>14.4922</text:p>
              </table:table-cell>
              <table:table-cell office:value-type="float" office:value="0.152524">
                <text:p>0.152524</text:p>
              </table:table-cell>
              <table:table-cell office:value-type="float" office:value="14.6106">
                <text:p>14.6106</text:p>
              </table:table-cell>
              <table:table-cell office:value-type="float" office:value="0.1304">
                <text:p>0.1304</text:p>
              </table:table-cell>
              <table:table-cell office:value-type="float" office:value="14.2538">
                <text:p>14.2538</text:p>
              </table:table-cell>
              <table:table-cell office:value-type="float" office:value="0.039639">
                <text:p>0.039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518">
                <text:p>14.5518</text:p>
              </table:table-cell>
              <table:table-cell office:value-type="float" office:value="0.142255">
                <text:p>0.142255</text:p>
              </table:table-cell>
              <table:table-cell office:value-type="float" office:value="14.6701">
                <text:p>14.6701</text:p>
              </table:table-cell>
              <table:table-cell office:value-type="float" office:value="0.1304">
                <text:p>0.1304</text:p>
              </table:table-cell>
              <table:table-cell office:value-type="float" office:value="14.3134">
                <text:p>14.3134</text:p>
              </table:table-cell>
              <table:table-cell office:value-type="float" office:value="0.0341479">
                <text:p>0.0341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114">
                <text:p>14.6114</text:p>
              </table:table-cell>
              <table:table-cell office:value-type="float" office:value="0.14237">
                <text:p>0.14237</text:p>
              </table:table-cell>
              <table:table-cell office:value-type="float" office:value="14.7297">
                <text:p>14.7297</text:p>
              </table:table-cell>
              <table:table-cell office:value-type="float" office:value="0.1304">
                <text:p>0.1304</text:p>
              </table:table-cell>
              <table:table-cell office:value-type="float" office:value="14.373">
                <text:p>14.373</text:p>
              </table:table-cell>
              <table:table-cell office:value-type="float" office:value="0.0295604">
                <text:p>0.0295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71">
                <text:p>14.671</text:p>
              </table:table-cell>
              <table:table-cell office:value-type="float" office:value="0.153923">
                <text:p>0.153923</text:p>
              </table:table-cell>
              <table:table-cell office:value-type="float" office:value="14.7892">
                <text:p>14.7892</text:p>
              </table:table-cell>
              <table:table-cell office:value-type="float" office:value="0.1304">
                <text:p>0.1304</text:p>
              </table:table-cell>
              <table:table-cell office:value-type="float" office:value="14.4326">
                <text:p>14.4326</text:p>
              </table:table-cell>
              <table:table-cell office:value-type="float" office:value="0.0262627">
                <text:p>0.0262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306">
                <text:p>14.7306</text:p>
              </table:table-cell>
              <table:table-cell office:value-type="float" office:value="0.148039">
                <text:p>0.148039</text:p>
              </table:table-cell>
              <table:table-cell office:value-type="float" office:value="14.8487">
                <text:p>14.8487</text:p>
              </table:table-cell>
              <table:table-cell office:value-type="float" office:value="0.1304">
                <text:p>0.1304</text:p>
              </table:table-cell>
              <table:table-cell office:value-type="float" office:value="14.4922">
                <text:p>14.4922</text:p>
              </table:table-cell>
              <table:table-cell office:value-type="float" office:value="0.0244165">
                <text:p>0.0244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902">
                <text:p>14.7902</text:p>
              </table:table-cell>
              <table:table-cell office:value-type="float" office:value="0.140524">
                <text:p>0.140524</text:p>
              </table:table-cell>
              <table:table-cell office:value-type="float" office:value="14.9082">
                <text:p>14.9082</text:p>
              </table:table-cell>
              <table:table-cell office:value-type="float" office:value="0.1304">
                <text:p>0.1304</text:p>
              </table:table-cell>
              <table:table-cell office:value-type="float" office:value="14.5518">
                <text:p>14.5518</text:p>
              </table:table-cell>
              <table:table-cell office:value-type="float" office:value="0.0226512">
                <text:p>0.0226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498">
                <text:p>14.8498</text:p>
              </table:table-cell>
              <table:table-cell office:value-type="float" office:value="0.128355">
                <text:p>0.128355</text:p>
              </table:table-cell>
              <table:table-cell office:value-type="float" office:value="14.9678">
                <text:p>14.9678</text:p>
              </table:table-cell>
              <table:table-cell office:value-type="float" office:value="0.1304">
                <text:p>0.1304</text:p>
              </table:table-cell>
              <table:table-cell office:value-type="float" office:value="14.6114">
                <text:p>14.6114</text:p>
              </table:table-cell>
              <table:table-cell office:value-type="float" office:value="0.0216455">
                <text:p>0.0216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9093">
                <text:p>14.9093</text:p>
              </table:table-cell>
              <table:table-cell office:value-type="float" office:value="0.123849">
                <text:p>0.123849</text:p>
              </table:table-cell>
              <table:table-cell office:value-type="float" office:value="15.0273">
                <text:p>15.0273</text:p>
              </table:table-cell>
              <table:table-cell office:value-type="float" office:value="0.1304">
                <text:p>0.1304</text:p>
              </table:table-cell>
              <table:table-cell office:value-type="float" office:value="14.671">
                <text:p>14.671</text:p>
              </table:table-cell>
              <table:table-cell office:value-type="float" office:value="0.0213528">
                <text:p>0.021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9689">
                <text:p>14.9689</text:p>
              </table:table-cell>
              <table:table-cell office:value-type="float" office:value="0.13311">
                <text:p>0.13311</text:p>
              </table:table-cell>
              <table:table-cell office:value-type="float" office:value="15.0868">
                <text:p>15.0868</text:p>
              </table:table-cell>
              <table:table-cell office:value-type="float" office:value="0.1304">
                <text:p>0.1304</text:p>
              </table:table-cell>
              <table:table-cell office:value-type="float" office:value="14.7306">
                <text:p>14.7306</text:p>
              </table:table-cell>
              <table:table-cell office:value-type="float" office:value="0.0214546">
                <text:p>0.0214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285">
                <text:p>15.0285</text:p>
              </table:table-cell>
              <table:table-cell office:value-type="float" office:value="0.121041">
                <text:p>0.121041</text:p>
              </table:table-cell>
              <table:table-cell office:value-type="float" office:value="15.1463">
                <text:p>15.1463</text:p>
              </table:table-cell>
              <table:table-cell office:value-type="float" office:value="0.1304">
                <text:p>0.1304</text:p>
              </table:table-cell>
              <table:table-cell office:value-type="float" office:value="14.7902">
                <text:p>14.7902</text:p>
              </table:table-cell>
              <table:table-cell office:value-type="float" office:value="0.0219493">
                <text:p>0.0219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0881">
                <text:p>15.0881</text:p>
              </table:table-cell>
              <table:table-cell office:value-type="float" office:value="0.124126">
                <text:p>0.124126</text:p>
              </table:table-cell>
              <table:table-cell office:value-type="float" office:value="15.2059">
                <text:p>15.2059</text:p>
              </table:table-cell>
              <table:table-cell office:value-type="float" office:value="0.1304">
                <text:p>0.1304</text:p>
              </table:table-cell>
              <table:table-cell office:value-type="float" office:value="14.8498">
                <text:p>14.8498</text:p>
              </table:table-cell>
              <table:table-cell office:value-type="float" office:value="0.0223262">
                <text:p>0.0223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477">
                <text:p>15.1477</text:p>
              </table:table-cell>
              <table:table-cell office:value-type="float" office:value="0.116256">
                <text:p>0.116256</text:p>
              </table:table-cell>
              <table:table-cell office:value-type="float" office:value="15.2654">
                <text:p>15.2654</text:p>
              </table:table-cell>
              <table:table-cell office:value-type="float" office:value="0.1304">
                <text:p>0.1304</text:p>
              </table:table-cell>
              <table:table-cell office:value-type="float" office:value="14.9093">
                <text:p>14.9093</text:p>
              </table:table-cell>
              <table:table-cell office:value-type="float" office:value="0.0235016">
                <text:p>0.0235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2073">
                <text:p>15.2073</text:p>
              </table:table-cell>
              <table:table-cell office:value-type="float" office:value="0.123992">
                <text:p>0.123992</text:p>
              </table:table-cell>
              <table:table-cell office:value-type="float" office:value="15.3249">
                <text:p>15.3249</text:p>
              </table:table-cell>
              <table:table-cell office:value-type="float" office:value="0.1304">
                <text:p>0.1304</text:p>
              </table:table-cell>
              <table:table-cell office:value-type="float" office:value="14.9689">
                <text:p>14.9689</text:p>
              </table:table-cell>
              <table:table-cell office:value-type="float" office:value="0.0253869">
                <text:p>0.0253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669">
                <text:p>15.2669</text:p>
              </table:table-cell>
              <table:table-cell office:value-type="float" office:value="0.12494">
                <text:p>0.12494</text:p>
              </table:table-cell>
              <table:table-cell office:value-type="float" office:value="15.3844">
                <text:p>15.3844</text:p>
              </table:table-cell>
              <table:table-cell office:value-type="float" office:value="0.1304">
                <text:p>0.1304</text:p>
              </table:table-cell>
              <table:table-cell office:value-type="float" office:value="15.0285">
                <text:p>15.0285</text:p>
              </table:table-cell>
              <table:table-cell office:value-type="float" office:value="0.0273623">
                <text:p>0.027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265">
                <text:p>15.3265</text:p>
              </table:table-cell>
              <table:table-cell office:value-type="float" office:value="0.131396">
                <text:p>0.131396</text:p>
              </table:table-cell>
              <table:table-cell office:value-type="float" office:value="15.444">
                <text:p>15.444</text:p>
              </table:table-cell>
              <table:table-cell office:value-type="float" office:value="0.1304">
                <text:p>0.1304</text:p>
              </table:table-cell>
              <table:table-cell office:value-type="float" office:value="15.0881">
                <text:p>15.0881</text:p>
              </table:table-cell>
              <table:table-cell office:value-type="float" office:value="0.0303499">
                <text:p>0.0303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861">
                <text:p>15.3861</text:p>
              </table:table-cell>
              <table:table-cell office:value-type="float" office:value="0.142265">
                <text:p>0.142265</text:p>
              </table:table-cell>
              <table:table-cell office:value-type="float" office:value="15.5035">
                <text:p>15.5035</text:p>
              </table:table-cell>
              <table:table-cell office:value-type="float" office:value="0.1304">
                <text:p>0.1304</text:p>
              </table:table-cell>
              <table:table-cell office:value-type="float" office:value="15.1477">
                <text:p>15.1477</text:p>
              </table:table-cell>
              <table:table-cell office:value-type="float" office:value="0.0341509">
                <text:p>0.0341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4457">
                <text:p>15.4457</text:p>
              </table:table-cell>
              <table:table-cell office:value-type="float" office:value="0.14412">
                <text:p>0.14412</text:p>
              </table:table-cell>
              <table:table-cell office:value-type="float" office:value="15.563">
                <text:p>15.563</text:p>
              </table:table-cell>
              <table:table-cell office:value-type="float" office:value="0.1304">
                <text:p>0.1304</text:p>
              </table:table-cell>
              <table:table-cell office:value-type="float" office:value="15.2073">
                <text:p>15.2073</text:p>
              </table:table-cell>
              <table:table-cell office:value-type="float" office:value="0.0394687">
                <text:p>0.0394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53">
                <text:p>15.5053</text:p>
              </table:table-cell>
              <table:table-cell office:value-type="float" office:value="0.139933">
                <text:p>0.139933</text:p>
              </table:table-cell>
              <table:table-cell office:value-type="float" office:value="15.6225">
                <text:p>15.6225</text:p>
              </table:table-cell>
              <table:table-cell office:value-type="float" office:value="0.1304">
                <text:p>0.1304</text:p>
              </table:table-cell>
              <table:table-cell office:value-type="float" office:value="15.2669">
                <text:p>15.2669</text:p>
              </table:table-cell>
              <table:table-cell office:value-type="float" office:value="0.0447077">
                <text:p>0.0447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649">
                <text:p>15.5649</text:p>
              </table:table-cell>
              <table:table-cell office:value-type="float" office:value="0.166235">
                <text:p>0.166235</text:p>
              </table:table-cell>
              <table:table-cell office:value-type="float" office:value="15.6821">
                <text:p>15.6821</text:p>
              </table:table-cell>
              <table:table-cell office:value-type="float" office:value="0.1304">
                <text:p>0.1304</text:p>
              </table:table-cell>
              <table:table-cell office:value-type="float" office:value="15.3265">
                <text:p>15.3265</text:p>
              </table:table-cell>
              <table:table-cell office:value-type="float" office:value="0.0527598">
                <text:p>0.0527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245">
                <text:p>15.6245</text:p>
              </table:table-cell>
              <table:table-cell office:value-type="float" office:value="0.159577">
                <text:p>0.159577</text:p>
              </table:table-cell>
              <table:table-cell office:value-type="float" office:value="15.7416">
                <text:p>15.7416</text:p>
              </table:table-cell>
              <table:table-cell office:value-type="float" office:value="0.1304">
                <text:p>0.1304</text:p>
              </table:table-cell>
              <table:table-cell office:value-type="float" office:value="15.3861">
                <text:p>15.3861</text:p>
              </table:table-cell>
              <table:table-cell office:value-type="float" office:value="0.0621526">
                <text:p>0.0621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841">
                <text:p>15.6841</text:p>
              </table:table-cell>
              <table:table-cell office:value-type="float" office:value="0.168198">
                <text:p>0.168198</text:p>
              </table:table-cell>
              <table:table-cell office:value-type="float" office:value="15.8011">
                <text:p>15.8011</text:p>
              </table:table-cell>
              <table:table-cell office:value-type="float" office:value="0.1304">
                <text:p>0.1304</text:p>
              </table:table-cell>
              <table:table-cell office:value-type="float" office:value="15.4457">
                <text:p>15.4457</text:p>
              </table:table-cell>
              <table:table-cell office:value-type="float" office:value="0.0750352">
                <text:p>0.0750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437">
                <text:p>15.7437</text:p>
              </table:table-cell>
              <table:table-cell office:value-type="float" office:value="0.174928">
                <text:p>0.174928</text:p>
              </table:table-cell>
              <table:table-cell office:value-type="float" office:value="15.8606">
                <text:p>15.8606</text:p>
              </table:table-cell>
              <table:table-cell office:value-type="float" office:value="0.1304">
                <text:p>0.1304</text:p>
              </table:table-cell>
              <table:table-cell office:value-type="float" office:value="15.5053">
                <text:p>15.5053</text:p>
              </table:table-cell>
              <table:table-cell office:value-type="float" office:value="0.0864057">
                <text:p>0.0864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032">
                <text:p>15.8032</text:p>
              </table:table-cell>
              <table:table-cell office:value-type="float" office:value="0.188086">
                <text:p>0.188086</text:p>
              </table:table-cell>
              <table:table-cell office:value-type="float" office:value="15.9202">
                <text:p>15.9202</text:p>
              </table:table-cell>
              <table:table-cell office:value-type="float" office:value="0.1304">
                <text:p>0.1304</text:p>
              </table:table-cell>
              <table:table-cell office:value-type="float" office:value="15.5649">
                <text:p>15.5649</text:p>
              </table:table-cell>
              <table:table-cell office:value-type="float" office:value="0.101546">
                <text:p>0.101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8628">
                <text:p>15.8628</text:p>
              </table:table-cell>
              <table:table-cell office:value-type="float" office:value="0.197769">
                <text:p>0.197769</text:p>
              </table:table-cell>
              <table:table-cell office:value-type="float" office:value="15.9797">
                <text:p>15.9797</text:p>
              </table:table-cell>
              <table:table-cell office:value-type="float" office:value="0.1304">
                <text:p>0.1304</text:p>
              </table:table-cell>
              <table:table-cell office:value-type="float" office:value="15.6245">
                <text:p>15.6245</text:p>
              </table:table-cell>
              <table:table-cell office:value-type="float" office:value="0.117953">
                <text:p>0.117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24">
                <text:p>15.9224</text:p>
              </table:table-cell>
              <table:table-cell office:value-type="float" office:value="0.226474">
                <text:p>0.226474</text:p>
              </table:table-cell>
              <table:table-cell office:value-type="float" office:value="16.0392">
                <text:p>16.0392</text:p>
              </table:table-cell>
              <table:table-cell office:value-type="float" office:value="0.1304">
                <text:p>0.1304</text:p>
              </table:table-cell>
              <table:table-cell office:value-type="float" office:value="15.6841">
                <text:p>15.6841</text:p>
              </table:table-cell>
              <table:table-cell office:value-type="float" office:value="0.137041">
                <text:p>0.137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982">
                <text:p>15.982</text:p>
              </table:table-cell>
              <table:table-cell office:value-type="float" office:value="0.215392">
                <text:p>0.215392</text:p>
              </table:table-cell>
              <table:table-cell office:value-type="float" office:value="16.0987">
                <text:p>16.0987</text:p>
              </table:table-cell>
              <table:table-cell office:value-type="float" office:value="0.1304">
                <text:p>0.1304</text:p>
              </table:table-cell>
              <table:table-cell office:value-type="float" office:value="15.7437">
                <text:p>15.7437</text:p>
              </table:table-cell>
              <table:table-cell office:value-type="float" office:value="0.152801">
                <text:p>0.152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416">
                <text:p>16.0416</text:p>
              </table:table-cell>
              <table:table-cell office:value-type="float" office:value="0.210502">
                <text:p>0.210502</text:p>
              </table:table-cell>
              <table:table-cell office:value-type="float" office:value="16.1583">
                <text:p>16.1583</text:p>
              </table:table-cell>
              <table:table-cell office:value-type="float" office:value="0.1304">
                <text:p>0.1304</text:p>
              </table:table-cell>
              <table:table-cell office:value-type="float" office:value="15.8032">
                <text:p>15.8032</text:p>
              </table:table-cell>
              <table:table-cell office:value-type="float" office:value="0.173062">
                <text:p>0.173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012">
                <text:p>16.1012</text:p>
              </table:table-cell>
              <table:table-cell office:value-type="float" office:value="0.21923">
                <text:p>0.21923</text:p>
              </table:table-cell>
              <table:table-cell office:value-type="float" office:value="16.2178">
                <text:p>16.2178</text:p>
              </table:table-cell>
              <table:table-cell office:value-type="float" office:value="0.1304">
                <text:p>0.1304</text:p>
              </table:table-cell>
              <table:table-cell office:value-type="float" office:value="15.8628">
                <text:p>15.8628</text:p>
              </table:table-cell>
              <table:table-cell office:value-type="float" office:value="0.193255">
                <text:p>0.193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1608">
                <text:p>16.1608</text:p>
              </table:table-cell>
              <table:table-cell office:value-type="float" office:value="0.226833">
                <text:p>0.226833</text:p>
              </table:table-cell>
              <table:table-cell office:value-type="float" office:value="16.2773">
                <text:p>16.2773</text:p>
              </table:table-cell>
              <table:table-cell office:value-type="float" office:value="0.1304">
                <text:p>0.1304</text:p>
              </table:table-cell>
              <table:table-cell office:value-type="float" office:value="15.9224">
                <text:p>15.9224</text:p>
              </table:table-cell>
              <table:table-cell office:value-type="float" office:value="0.209284">
                <text:p>0.209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204">
                <text:p>16.2204</text:p>
              </table:table-cell>
              <table:table-cell office:value-type="float" office:value="0.261758">
                <text:p>0.261758</text:p>
              </table:table-cell>
              <table:table-cell office:value-type="float" office:value="16.3368">
                <text:p>16.3368</text:p>
              </table:table-cell>
              <table:table-cell office:value-type="float" office:value="0.1304">
                <text:p>0.1304</text:p>
              </table:table-cell>
              <table:table-cell office:value-type="float" office:value="15.982">
                <text:p>15.982</text:p>
              </table:table-cell>
              <table:table-cell office:value-type="float" office:value="0.226544">
                <text:p>0.226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28">
                <text:p>16.28</text:p>
              </table:table-cell>
              <table:table-cell office:value-type="float" office:value="0.262053">
                <text:p>0.262053</text:p>
              </table:table-cell>
              <table:table-cell office:value-type="float" office:value="16.3964">
                <text:p>16.3964</text:p>
              </table:table-cell>
              <table:table-cell office:value-type="float" office:value="0.1304">
                <text:p>0.1304</text:p>
              </table:table-cell>
              <table:table-cell office:value-type="float" office:value="16.0416">
                <text:p>16.0416</text:p>
              </table:table-cell>
              <table:table-cell office:value-type="float" office:value="0.239251">
                <text:p>0.239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396">
                <text:p>16.3396</text:p>
              </table:table-cell>
              <table:table-cell office:value-type="float" office:value="0.266758">
                <text:p>0.266758</text:p>
              </table:table-cell>
              <table:table-cell office:value-type="float" office:value="16.4559">
                <text:p>16.4559</text:p>
              </table:table-cell>
              <table:table-cell office:value-type="float" office:value="0.1304">
                <text:p>0.1304</text:p>
              </table:table-cell>
              <table:table-cell office:value-type="float" office:value="16.1012">
                <text:p>16.1012</text:p>
              </table:table-cell>
              <table:table-cell office:value-type="float" office:value="0.253974">
                <text:p>0.253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992">
                <text:p>16.3992</text:p>
              </table:table-cell>
              <table:table-cell office:value-type="float" office:value="0.291754">
                <text:p>0.291754</text:p>
              </table:table-cell>
              <table:table-cell office:value-type="float" office:value="16.5154">
                <text:p>16.5154</text:p>
              </table:table-cell>
              <table:table-cell office:value-type="float" office:value="0.1304">
                <text:p>0.1304</text:p>
              </table:table-cell>
              <table:table-cell office:value-type="float" office:value="16.1608">
                <text:p>16.1608</text:p>
              </table:table-cell>
              <table:table-cell office:value-type="float" office:value="0.273556">
                <text:p>0.273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588">
                <text:p>16.4588</text:p>
              </table:table-cell>
              <table:table-cell office:value-type="float" office:value="0.297852">
                <text:p>0.297852</text:p>
              </table:table-cell>
              <table:table-cell office:value-type="float" office:value="16.5749">
                <text:p>16.5749</text:p>
              </table:table-cell>
              <table:table-cell office:value-type="float" office:value="0.1304">
                <text:p>0.1304</text:p>
              </table:table-cell>
              <table:table-cell office:value-type="float" office:value="16.2204">
                <text:p>16.2204</text:p>
              </table:table-cell>
              <table:table-cell office:value-type="float" office:value="0.283043">
                <text:p>0.283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5184">
                <text:p>16.5184</text:p>
              </table:table-cell>
              <table:table-cell office:value-type="float" office:value="0.297897">
                <text:p>0.297897</text:p>
              </table:table-cell>
              <table:table-cell office:value-type="float" office:value="16.6344">
                <text:p>16.6344</text:p>
              </table:table-cell>
              <table:table-cell office:value-type="float" office:value="0.1304">
                <text:p>0.1304</text:p>
              </table:table-cell>
              <table:table-cell office:value-type="float" office:value="16.28">
                <text:p>16.28</text:p>
              </table:table-cell>
              <table:table-cell office:value-type="float" office:value="0.294717">
                <text:p>0.294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78">
                <text:p>16.578</text:p>
              </table:table-cell>
              <table:table-cell office:value-type="float" office:value="0.296749">
                <text:p>0.296749</text:p>
              </table:table-cell>
              <table:table-cell office:value-type="float" office:value="16.694">
                <text:p>16.694</text:p>
              </table:table-cell>
              <table:table-cell office:value-type="float" office:value="0.1304">
                <text:p>0.1304</text:p>
              </table:table-cell>
              <table:table-cell office:value-type="float" office:value="16.3396">
                <text:p>16.3396</text:p>
              </table:table-cell>
              <table:table-cell office:value-type="float" office:value="0.311103">
                <text:p>0.311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375">
                <text:p>16.6375</text:p>
              </table:table-cell>
              <table:table-cell office:value-type="float" office:value="0.31767">
                <text:p>0.31767</text:p>
              </table:table-cell>
              <table:table-cell office:value-type="float" office:value="16.7535">
                <text:p>16.7535</text:p>
              </table:table-cell>
              <table:table-cell office:value-type="float" office:value="0.1304">
                <text:p>0.1304</text:p>
              </table:table-cell>
              <table:table-cell office:value-type="float" office:value="16.3992">
                <text:p>16.3992</text:p>
              </table:table-cell>
              <table:table-cell office:value-type="float" office:value="0.322288">
                <text:p>0.322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971">
                <text:p>16.6971</text:p>
              </table:table-cell>
              <table:table-cell office:value-type="float" office:value="0.34481">
                <text:p>0.34481</text:p>
              </table:table-cell>
              <table:table-cell office:value-type="float" office:value="16.813">
                <text:p>16.813</text:p>
              </table:table-cell>
              <table:table-cell office:value-type="float" office:value="0.1304">
                <text:p>0.1304</text:p>
              </table:table-cell>
              <table:table-cell office:value-type="float" office:value="16.4588">
                <text:p>16.4588</text:p>
              </table:table-cell>
              <table:table-cell office:value-type="float" office:value="0.324927">
                <text:p>0.324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567">
                <text:p>16.7567</text:p>
              </table:table-cell>
              <table:table-cell office:value-type="float" office:value="0.342258">
                <text:p>0.342258</text:p>
              </table:table-cell>
              <table:table-cell office:value-type="float" office:value="16.8725">
                <text:p>16.8725</text:p>
              </table:table-cell>
              <table:table-cell office:value-type="float" office:value="0.1304">
                <text:p>0.1304</text:p>
              </table:table-cell>
              <table:table-cell office:value-type="float" office:value="16.5184">
                <text:p>16.5184</text:p>
              </table:table-cell>
              <table:table-cell office:value-type="float" office:value="0.334939">
                <text:p>0.334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163">
                <text:p>16.8163</text:p>
              </table:table-cell>
              <table:table-cell office:value-type="float" office:value="0.328832">
                <text:p>0.328832</text:p>
              </table:table-cell>
              <table:table-cell office:value-type="float" office:value="16.9321">
                <text:p>16.9321</text:p>
              </table:table-cell>
              <table:table-cell office:value-type="float" office:value="0.1304">
                <text:p>0.1304</text:p>
              </table:table-cell>
              <table:table-cell office:value-type="float" office:value="16.578">
                <text:p>16.578</text:p>
              </table:table-cell>
              <table:table-cell office:value-type="float" office:value="0.338638">
                <text:p>0.338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9916">
                <text:p>16.9916</text:p>
              </table:table-cell>
              <table:table-cell office:value-type="float" office:value="0.1304">
                <text:p>0.1304</text:p>
              </table:table-cell>
              <table:table-cell office:value-type="float" office:value="16.6375">
                <text:p>16.6375</text:p>
              </table:table-cell>
              <table:table-cell office:value-type="float" office:value="0.337961">
                <text:p>0.337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7.0511">
                <text:p>17.0511</text:p>
              </table:table-cell>
              <table:table-cell office:value-type="float" office:value="0.1304">
                <text:p>0.1304</text:p>
              </table:table-cell>
              <table:table-cell office:value-type="float" office:value="16.6971">
                <text:p>16.6971</text:p>
              </table:table-cell>
              <table:table-cell office:value-type="float" office:value="0.342316">
                <text:p>0.342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7.1106">
                <text:p>17.1106</text:p>
              </table:table-cell>
              <table:table-cell office:value-type="float" office:value="0.1304">
                <text:p>0.1304</text:p>
              </table:table-cell>
              <table:table-cell office:value-type="float" office:value="16.7567">
                <text:p>16.7567</text:p>
              </table:table-cell>
              <table:table-cell office:value-type="float" office:value="0.345208">
                <text:p>0.345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7.1702">
                <text:p>17.1702</text:p>
              </table:table-cell>
              <table:table-cell office:value-type="float" office:value="0.1304">
                <text:p>0.1304</text:p>
              </table:table-cell>
              <table:table-cell office:value-type="float" office:value="16.8163">
                <text:p>16.8163</text:p>
              </table:table-cell>
              <table:table-cell office:value-type="float" office:value="0.318117">
                <text:p>0.318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7.2297">
                <text:p>17.2297</text:p>
              </table:table-cell>
              <table:table-cell office:value-type="float" office:value="0.1304">
                <text:p>0.1304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7.2892">
                <text:p>17.2892</text:p>
              </table:table-cell>
              <table:table-cell office:value-type="float" office:value="0.1304">
                <text:p>0.1304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335">
                <text:p>17.2335</text:p>
              </table:table-cell>
              <table:table-cell office:value-type="float" office:value="0.000297974">
                <text:p>0.000297974</text:p>
              </table:table-cell>
              <table:table-cell office:value-type="float" office:value="17.3487">
                <text:p>17.3487</text:p>
              </table:table-cell>
              <table:table-cell office:value-type="float" office:value="0.1304">
                <text:p>0.1304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2931">
                <text:p>17.2931</text:p>
              </table:table-cell>
              <table:table-cell office:value-type="float" office:value="0.0009113">
                <text:p>0.0009113</text:p>
              </table:table-cell>
              <table:table-cell office:value-type="float" office:value="17.4083">
                <text:p>17.4083</text:p>
              </table:table-cell>
              <table:table-cell office:value-type="float" office:value="0.1304">
                <text:p>0.1304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3527">
                <text:p>17.3527</text:p>
              </table:table-cell>
              <table:table-cell office:value-type="float" office:value="0.000625391">
                <text:p>0.000625391</text:p>
              </table:table-cell>
              <table:table-cell office:value-type="float" office:value="17.4678">
                <text:p>17.4678</text:p>
              </table:table-cell>
              <table:table-cell office:value-type="float" office:value="0.1304">
                <text:p>0.1304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123">
                <text:p>17.4123</text:p>
              </table:table-cell>
              <table:table-cell office:value-type="float" office:value="0.00103591">
                <text:p>0.00103591</text:p>
              </table:table-cell>
              <table:table-cell office:value-type="float" office:value="17.5273">
                <text:p>17.5273</text:p>
              </table:table-cell>
              <table:table-cell office:value-type="float" office:value="0.1304">
                <text:p>0.1304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7.5868">
                <text:p>17.5868</text:p>
              </table:table-cell>
              <table:table-cell office:value-type="float" office:value="0.1304">
                <text:p>0.1304</text:p>
              </table:table-cell>
              <table:table-cell office:value-type="float" office:value="17.2335">
                <text:p>17.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5314">
                <text:p>17.5314</text:p>
              </table:table-cell>
              <table:table-cell office:value-type="float" office:value="0.000985222">
                <text:p>0.000985222</text:p>
              </table:table-cell>
              <table:table-cell office:value-type="float" office:value="17.6464">
                <text:p>17.6464</text:p>
              </table:table-cell>
              <table:table-cell office:value-type="float" office:value="0.1304">
                <text:p>0.1304</text:p>
              </table:table-cell>
              <table:table-cell office:value-type="float" office:value="17.2931">
                <text:p>17.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7.7059">
                <text:p>17.7059</text:p>
              </table:table-cell>
              <table:table-cell office:value-type="float" office:value="0.1304">
                <text:p>0.1304</text:p>
              </table:table-cell>
              <table:table-cell office:value-type="float" office:value="17.3527">
                <text:p>17.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6506">
                <text:p>17.6506</text:p>
              </table:table-cell>
              <table:table-cell office:value-type="float" office:value="0.000735294">
                <text:p>0.000735294</text:p>
              </table:table-cell>
              <table:table-cell office:value-type="float" office:value="17.7654">
                <text:p>17.7654</text:p>
              </table:table-cell>
              <table:table-cell office:value-type="float" office:value="0.1304">
                <text:p>0.1304</text:p>
              </table:table-cell>
              <table:table-cell office:value-type="float" office:value="17.4123">
                <text:p>17.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102">
                <text:p>17.7102</text:p>
              </table:table-cell>
              <table:table-cell office:value-type="float" office:value="0.00174672">
                <text:p>0.00174672</text:p>
              </table:table-cell>
              <table:table-cell office:value-type="float" office:value="17.8249">
                <text:p>17.8249</text:p>
              </table:table-cell>
              <table:table-cell office:value-type="float" office:value="0.1304">
                <text:p>0.1304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698">
                <text:p>17.7698</text:p>
              </table:table-cell>
              <table:table-cell office:value-type="float" office:value="0.00215517">
                <text:p>0.00215517</text:p>
              </table:table-cell>
              <table:table-cell office:value-type="float" office:value="17.8845">
                <text:p>17.8845</text:p>
              </table:table-cell>
              <table:table-cell office:value-type="float" office:value="0.1304">
                <text:p>0.1304</text:p>
              </table:table-cell>
              <table:table-cell office:value-type="float" office:value="17.5314">
                <text:p>17.5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944">
                <text:p>17.944</text:p>
              </table:table-cell>
              <table:table-cell office:value-type="float" office:value="0.1304">
                <text:p>0.1304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8.0035">
                <text:p>18.0035</text:p>
              </table:table-cell>
              <table:table-cell office:value-type="float" office:value="0.1304">
                <text:p>0.1304</text:p>
              </table:table-cell>
              <table:table-cell office:value-type="float" office:value="17.6506">
                <text:p>17.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8.063">
                <text:p>18.063</text:p>
              </table:table-cell>
              <table:table-cell office:value-type="float" office:value="0.1304">
                <text:p>0.1304</text:p>
              </table:table-cell>
              <table:table-cell office:value-type="float" office:value="17.7102">
                <text:p>17.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22cm" svg:height="14.584cm" xlink:href=".." xlink:type="simple" chart:class="chart:scatter" chart:style-name="ch1">
        <chart:legend chart:legend-position="end" svg:x="21.206cm" svg:y="6.585cm" style:legend-expansion="high" chart:style-name="ch2"/>
        <chart:plot-area chart:style-name="ch3" table:cell-range-address="Sheet3.A13:Sheet3.B82 Sheet3.D1:Sheet3.D72" svg:x="0.466cm" svg:y="0.291cm" svg:width="20.274cm" svg:height="14.002cm">
          <chartooo:coordinate-region svg:x="1.193cm" svg:y="0.49cm" svg:width="19.36cm" svg:height="13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3:Sheet3.B82" chart:class="chart:scatter">
            <chart:domain table:cell-range-address="Sheet3.A13:Sheet3.A82"/>
            <chart:data-point chart:repeated="70"/>
          </chart:series>
          <chart:series chart:style-name="ch7" chart:values-cell-range-address="Sheet3.D1:Sheet3.D72" chart:class="chart:scatter">
            <chart:domain table:cell-range-address="Sheet3.C1:Sheet3.C72"/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346">
                <text:p>14.1346</text:p>
                <draw:g>
                  <svg:desc>Sheet3.A13:Sheet3.A82</svg:desc>
                </draw:g>
              </table:table-cell>
              <table:table-cell office:value-type="float" office:value="2.53954">
                <text:p>2.53954</text:p>
                <draw:g>
                  <svg:desc>Sheet3.B13:Sheet3.B82</svg:desc>
                </draw:g>
              </table:table-cell>
              <table:table-cell office:value-type="float" office:value="13.4204">
                <text:p>13.4204</text:p>
                <draw:g>
                  <svg:desc>Sheet3.C1:Sheet3.C72</svg:desc>
                </draw:g>
              </table:table-cell>
              <table:table-cell office:value-type="float" office:value="0.971899">
                <text:p>0.971899</text:p>
                <draw:g>
                  <svg:desc>Sheet3.D1:Sheet3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2">
                <text:p>14.1942</text:p>
              </table:table-cell>
              <table:table-cell office:value-type="float" office:value="2.02993">
                <text:p>2.02993</text:p>
              </table:table-cell>
              <table:table-cell office:value-type="float" office:value="13.48">
                <text:p>13.48</text:p>
              </table:table-cell>
              <table:table-cell office:value-type="float" office:value="0.67281">
                <text:p>0.67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538">
                <text:p>14.2538</text:p>
              </table:table-cell>
              <table:table-cell office:value-type="float" office:value="2.31352">
                <text:p>2.31352</text:p>
              </table:table-cell>
              <table:table-cell office:value-type="float" office:value="13.5396">
                <text:p>13.5396</text:p>
              </table:table-cell>
              <table:table-cell office:value-type="float" office:value="0.724121">
                <text:p>0.724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134">
                <text:p>14.3134</text:p>
              </table:table-cell>
              <table:table-cell office:value-type="float" office:value="2.13881">
                <text:p>2.13881</text:p>
              </table:table-cell>
              <table:table-cell office:value-type="float" office:value="13.5991">
                <text:p>13.5991</text:p>
              </table:table-cell>
              <table:table-cell office:value-type="float" office:value="0.845902">
                <text:p>0.845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73">
                <text:p>14.373</text:p>
              </table:table-cell>
              <table:table-cell office:value-type="float" office:value="2.40225">
                <text:p>2.40225</text:p>
              </table:table-cell>
              <table:table-cell office:value-type="float" office:value="13.6587">
                <text:p>13.6587</text:p>
              </table:table-cell>
              <table:table-cell office:value-type="float" office:value="0.828494">
                <text:p>0.828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326">
                <text:p>14.4326</text:p>
              </table:table-cell>
              <table:table-cell office:value-type="float" office:value="2.13088">
                <text:p>2.13088</text:p>
              </table:table-cell>
              <table:table-cell office:value-type="float" office:value="13.7183">
                <text:p>13.7183</text:p>
              </table:table-cell>
              <table:table-cell office:value-type="float" office:value="0.812152">
                <text:p>0.81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4922">
                <text:p>14.4922</text:p>
              </table:table-cell>
              <table:table-cell office:value-type="float" office:value="1.91645">
                <text:p>1.91645</text:p>
              </table:table-cell>
              <table:table-cell office:value-type="float" office:value="13.7779">
                <text:p>13.7779</text:p>
              </table:table-cell>
              <table:table-cell office:value-type="float" office:value="0.880812">
                <text:p>0.880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18">
                <text:p>14.5518</text:p>
              </table:table-cell>
              <table:table-cell office:value-type="float" office:value="1.80052">
                <text:p>1.80052</text:p>
              </table:table-cell>
              <table:table-cell office:value-type="float" office:value="13.8375">
                <text:p>13.8375</text:p>
              </table:table-cell>
              <table:table-cell office:value-type="float" office:value="0.888304">
                <text:p>0.888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114">
                <text:p>14.6114</text:p>
              </table:table-cell>
              <table:table-cell office:value-type="float" office:value="1.85894">
                <text:p>1.85894</text:p>
              </table:table-cell>
              <table:table-cell office:value-type="float" office:value="13.8971">
                <text:p>13.8971</text:p>
              </table:table-cell>
              <table:table-cell office:value-type="float" office:value="0.886163">
                <text:p>0.88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71">
                <text:p>14.671</text:p>
              </table:table-cell>
              <table:table-cell office:value-type="float" office:value="1.97878">
                <text:p>1.97878</text:p>
              </table:table-cell>
              <table:table-cell office:value-type="float" office:value="13.9566">
                <text:p>13.9566</text:p>
              </table:table-cell>
              <table:table-cell office:value-type="float" office:value="0.822202">
                <text:p>0.82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306">
                <text:p>14.7306</text:p>
              </table:table-cell>
              <table:table-cell office:value-type="float" office:value="2.00697">
                <text:p>2.00697</text:p>
              </table:table-cell>
              <table:table-cell office:value-type="float" office:value="14.0162">
                <text:p>14.0162</text:p>
              </table:table-cell>
              <table:table-cell office:value-type="float" office:value="0.767561">
                <text:p>0.767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902">
                <text:p>14.7902</text:p>
              </table:table-cell>
              <table:table-cell office:value-type="float" office:value="1.83742">
                <text:p>1.83742</text:p>
              </table:table-cell>
              <table:table-cell office:value-type="float" office:value="14.0758">
                <text:p>14.0758</text:p>
              </table:table-cell>
              <table:table-cell office:value-type="float" office:value="0.717383">
                <text:p>0.717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498">
                <text:p>14.8498</text:p>
              </table:table-cell>
              <table:table-cell office:value-type="float" office:value="1.67945">
                <text:p>1.67945</text:p>
              </table:table-cell>
              <table:table-cell office:value-type="float" office:value="14.1354">
                <text:p>14.1354</text:p>
              </table:table-cell>
              <table:table-cell office:value-type="float" office:value="0.662385">
                <text:p>0.66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093">
                <text:p>14.9093</text:p>
              </table:table-cell>
              <table:table-cell office:value-type="float" office:value="1.66697">
                <text:p>1.66697</text:p>
              </table:table-cell>
              <table:table-cell office:value-type="float" office:value="14.195">
                <text:p>14.195</text:p>
              </table:table-cell>
              <table:table-cell office:value-type="float" office:value="0.569876">
                <text:p>0.569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689">
                <text:p>14.9689</text:p>
              </table:table-cell>
              <table:table-cell office:value-type="float" office:value="1.7519">
                <text:p>1.7519</text:p>
              </table:table-cell>
              <table:table-cell office:value-type="float" office:value="14.2546">
                <text:p>14.2546</text:p>
              </table:table-cell>
              <table:table-cell office:value-type="float" office:value="0.487531">
                <text:p>0.487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285">
                <text:p>15.0285</text:p>
              </table:table-cell>
              <table:table-cell office:value-type="float" office:value="1.58969">
                <text:p>1.58969</text:p>
              </table:table-cell>
              <table:table-cell office:value-type="float" office:value="14.3141">
                <text:p>14.3141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81">
                <text:p>15.0881</text:p>
              </table:table-cell>
              <table:table-cell office:value-type="float" office:value="1.64611">
                <text:p>1.64611</text:p>
              </table:table-cell>
              <table:table-cell office:value-type="float" office:value="14.3737">
                <text:p>14.3737</text:p>
              </table:table-cell>
              <table:table-cell office:value-type="float" office:value="0.366955">
                <text:p>0.366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477">
                <text:p>15.1477</text:p>
              </table:table-cell>
              <table:table-cell office:value-type="float" office:value="1.43978">
                <text:p>1.43978</text:p>
              </table:table-cell>
              <table:table-cell office:value-type="float" office:value="14.4333">
                <text:p>14.4333</text:p>
              </table:table-cell>
              <table:table-cell office:value-type="float" office:value="0.324662">
                <text:p>0.324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2073">
                <text:p>15.2073</text:p>
              </table:table-cell>
              <table:table-cell office:value-type="float" office:value="1.53745">
                <text:p>1.53745</text:p>
              </table:table-cell>
              <table:table-cell office:value-type="float" office:value="14.4929">
                <text:p>14.4929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669">
                <text:p>15.2669</text:p>
              </table:table-cell>
              <table:table-cell office:value-type="float" office:value="1.62089">
                <text:p>1.62089</text:p>
              </table:table-cell>
              <table:table-cell office:value-type="float" office:value="14.5525">
                <text:p>14.5525</text:p>
              </table:table-cell>
              <table:table-cell office:value-type="float" office:value="0.281216">
                <text:p>0.28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265">
                <text:p>15.3265</text:p>
              </table:table-cell>
              <table:table-cell office:value-type="float" office:value="1.69396">
                <text:p>1.69396</text:p>
              </table:table-cell>
              <table:table-cell office:value-type="float" office:value="14.612">
                <text:p>14.612</text:p>
              </table:table-cell>
              <table:table-cell office:value-type="float" office:value="0.267438">
                <text:p>0.267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861">
                <text:p>15.3861</text:p>
              </table:table-cell>
              <table:table-cell office:value-type="float" office:value="1.81681">
                <text:p>1.81681</text:p>
              </table:table-cell>
              <table:table-cell office:value-type="float" office:value="14.6716">
                <text:p>14.6716</text:p>
              </table:table-cell>
              <table:table-cell office:value-type="float" office:value="0.26621">
                <text:p>0.26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457">
                <text:p>15.4457</text:p>
              </table:table-cell>
              <table:table-cell office:value-type="float" office:value="1.89226">
                <text:p>1.89226</text:p>
              </table:table-cell>
              <table:table-cell office:value-type="float" office:value="14.7312">
                <text:p>14.7312</text:p>
              </table:table-cell>
              <table:table-cell office:value-type="float" office:value="0.266434">
                <text:p>0.26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053">
                <text:p>15.5053</text:p>
              </table:table-cell>
              <table:table-cell office:value-type="float" office:value="1.84886">
                <text:p>1.84886</text:p>
              </table:table-cell>
              <table:table-cell office:value-type="float" office:value="14.7908">
                <text:p>14.7908</text:p>
              </table:table-cell>
              <table:table-cell office:value-type="float" office:value="0.267313">
                <text:p>0.267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649">
                <text:p>15.5649</text:p>
              </table:table-cell>
              <table:table-cell office:value-type="float" office:value="2.19875">
                <text:p>2.19875</text:p>
              </table:table-cell>
              <table:table-cell office:value-type="float" office:value="14.8504">
                <text:p>14.8504</text:p>
              </table:table-cell>
              <table:table-cell office:value-type="float" office:value="0.266737">
                <text:p>0.266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6245">
                <text:p>15.6245</text:p>
              </table:table-cell>
              <table:table-cell office:value-type="float" office:value="2.09463">
                <text:p>2.09463</text:p>
              </table:table-cell>
              <table:table-cell office:value-type="float" office:value="14.91">
                <text:p>14.91</text:p>
              </table:table-cell>
              <table:table-cell office:value-type="float" office:value="0.277284">
                <text:p>0.277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6841">
                <text:p>15.6841</text:p>
              </table:table-cell>
              <table:table-cell office:value-type="float" office:value="2.16585">
                <text:p>2.16585</text:p>
              </table:table-cell>
              <table:table-cell office:value-type="float" office:value="14.9695">
                <text:p>14.9695</text:p>
              </table:table-cell>
              <table:table-cell office:value-type="float" office:value="0.29731">
                <text:p>0.29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437">
                <text:p>15.7437</text:p>
              </table:table-cell>
              <table:table-cell office:value-type="float" office:value="2.30779">
                <text:p>2.30779</text:p>
              </table:table-cell>
              <table:table-cell office:value-type="float" office:value="15.0291">
                <text:p>15.0291</text:p>
              </table:table-cell>
              <table:table-cell office:value-type="float" office:value="0.319294">
                <text:p>0.319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032">
                <text:p>15.8032</text:p>
              </table:table-cell>
              <table:table-cell office:value-type="float" office:value="2.45188">
                <text:p>2.45188</text:p>
              </table:table-cell>
              <table:table-cell office:value-type="float" office:value="15.0887">
                <text:p>15.0887</text:p>
              </table:table-cell>
              <table:table-cell office:value-type="float" office:value="0.366806">
                <text:p>0.366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28">
                <text:p>15.8628</text:p>
              </table:table-cell>
              <table:table-cell office:value-type="float" office:value="2.48198">
                <text:p>2.48198</text:p>
              </table:table-cell>
              <table:table-cell office:value-type="float" office:value="15.1483">
                <text:p>15.1483</text:p>
              </table:table-cell>
              <table:table-cell office:value-type="float" office:value="0.400829">
                <text:p>0.40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224">
                <text:p>15.9224</text:p>
              </table:table-cell>
              <table:table-cell office:value-type="float" office:value="2.8186">
                <text:p>2.8186</text:p>
              </table:table-cell>
              <table:table-cell office:value-type="float" office:value="15.2079">
                <text:p>15.2079</text:p>
              </table:table-cell>
              <table:table-cell office:value-type="float" office:value="0.466691">
                <text:p>0.466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82">
                <text:p>15.982</text:p>
              </table:table-cell>
              <table:table-cell office:value-type="float" office:value="2.66718">
                <text:p>2.66718</text:p>
              </table:table-cell>
              <table:table-cell office:value-type="float" office:value="15.2674">
                <text:p>15.2674</text:p>
              </table:table-cell>
              <table:table-cell office:value-type="float" office:value="0.531036">
                <text:p>0.531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0416">
                <text:p>16.0416</text:p>
              </table:table-cell>
              <table:table-cell office:value-type="float" office:value="2.65894">
                <text:p>2.65894</text:p>
              </table:table-cell>
              <table:table-cell office:value-type="float" office:value="15.327">
                <text:p>15.327</text:p>
              </table:table-cell>
              <table:table-cell office:value-type="float" office:value="0.612257">
                <text:p>0.612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1012">
                <text:p>16.1012</text:p>
              </table:table-cell>
              <table:table-cell office:value-type="float" office:value="2.60028">
                <text:p>2.60028</text:p>
              </table:table-cell>
              <table:table-cell office:value-type="float" office:value="15.3866">
                <text:p>15.3866</text:p>
              </table:table-cell>
              <table:table-cell office:value-type="float" office:value="0.738634">
                <text:p>0.738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1608">
                <text:p>16.1608</text:p>
              </table:table-cell>
              <table:table-cell office:value-type="float" office:value="2.79173">
                <text:p>2.79173</text:p>
              </table:table-cell>
              <table:table-cell office:value-type="float" office:value="15.4462">
                <text:p>15.4462</text:p>
              </table:table-cell>
              <table:table-cell office:value-type="float" office:value="0.868821">
                <text:p>0.868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204">
                <text:p>16.2204</text:p>
              </table:table-cell>
              <table:table-cell office:value-type="float" office:value="3.3371">
                <text:p>3.3371</text:p>
              </table:table-cell>
              <table:table-cell office:value-type="float" office:value="15.5058">
                <text:p>15.5058</text:p>
              </table:table-cell>
              <table:table-cell office:value-type="float" office:value="1.01584">
                <text:p>1.01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8">
                <text:p>16.28</text:p>
              </table:table-cell>
              <table:table-cell office:value-type="float" office:value="3.36353">
                <text:p>3.36353</text:p>
              </table:table-cell>
              <table:table-cell office:value-type="float" office:value="15.5654">
                <text:p>15.5654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396">
                <text:p>16.3396</text:p>
              </table:table-cell>
              <table:table-cell office:value-type="float" office:value="3.37856">
                <text:p>3.37856</text:p>
              </table:table-cell>
              <table:table-cell office:value-type="float" office:value="15.6249">
                <text:p>15.6249</text:p>
              </table:table-cell>
              <table:table-cell office:value-type="float" office:value="1.39354">
                <text:p>1.39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992">
                <text:p>16.3992</text:p>
              </table:table-cell>
              <table:table-cell office:value-type="float" office:value="3.64174">
                <text:p>3.64174</text:p>
              </table:table-cell>
              <table:table-cell office:value-type="float" office:value="15.6845">
                <text:p>15.6845</text:p>
              </table:table-cell>
              <table:table-cell office:value-type="float" office:value="1.60198">
                <text:p>1.60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88">
                <text:p>16.4588</text:p>
              </table:table-cell>
              <table:table-cell office:value-type="float" office:value="3.81855">
                <text:p>3.81855</text:p>
              </table:table-cell>
              <table:table-cell office:value-type="float" office:value="15.7441">
                <text:p>15.7441</text:p>
              </table:table-cell>
              <table:table-cell office:value-type="float" office:value="1.83021">
                <text:p>1.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5184">
                <text:p>16.5184</text:p>
              </table:table-cell>
              <table:table-cell office:value-type="float" office:value="3.93616">
                <text:p>3.93616</text:p>
              </table:table-cell>
              <table:table-cell office:value-type="float" office:value="15.8037">
                <text:p>15.8037</text:p>
              </table:table-cell>
              <table:table-cell office:value-type="float" office:value="2.07584">
                <text:p>2.07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578">
                <text:p>16.578</text:p>
              </table:table-cell>
              <table:table-cell office:value-type="float" office:value="3.9835">
                <text:p>3.9835</text:p>
              </table:table-cell>
              <table:table-cell office:value-type="float" office:value="15.8633">
                <text:p>15.8633</text:p>
              </table:table-cell>
              <table:table-cell office:value-type="float" office:value="2.35133">
                <text:p>2.35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375">
                <text:p>16.6375</text:p>
              </table:table-cell>
              <table:table-cell office:value-type="float" office:value="4.13799">
                <text:p>4.13799</text:p>
              </table:table-cell>
              <table:table-cell office:value-type="float" office:value="15.9229">
                <text:p>15.9229</text:p>
              </table:table-cell>
              <table:table-cell office:value-type="float" office:value="2.59415">
                <text:p>2.59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971">
                <text:p>16.6971</text:p>
              </table:table-cell>
              <table:table-cell office:value-type="float" office:value="4.38418">
                <text:p>4.38418</text:p>
              </table:table-cell>
              <table:table-cell office:value-type="float" office:value="15.9824">
                <text:p>15.9824</text:p>
              </table:table-cell>
              <table:table-cell office:value-type="float" office:value="2.75362">
                <text:p>2.75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567">
                <text:p>16.7567</text:p>
              </table:table-cell>
              <table:table-cell office:value-type="float" office:value="4.37024">
                <text:p>4.37024</text:p>
              </table:table-cell>
              <table:table-cell office:value-type="float" office:value="16.042">
                <text:p>16.042</text:p>
              </table:table-cell>
              <table:table-cell office:value-type="float" office:value="2.90601">
                <text:p>2.90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163">
                <text:p>16.8163</text:p>
              </table:table-cell>
              <table:table-cell office:value-type="float" office:value="4.22754">
                <text:p>4.22754</text:p>
              </table:table-cell>
              <table:table-cell office:value-type="float" office:value="16.1016">
                <text:p>16.1016</text:p>
              </table:table-cell>
              <table:table-cell office:value-type="float" office:value="3.14533">
                <text:p>3.14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1612">
                <text:p>16.1612</text:p>
              </table:table-cell>
              <table:table-cell office:value-type="float" office:value="3.36764">
                <text:p>3.3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6.2208">
                <text:p>16.2208</text:p>
              </table:table-cell>
              <table:table-cell office:value-type="float" office:value="3.45009">
                <text:p>3.45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6.2803">
                <text:p>16.2803</text:p>
              </table:table-cell>
              <table:table-cell office:value-type="float" office:value="3.58698">
                <text:p>3.58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6.3399">
                <text:p>16.3399</text:p>
              </table:table-cell>
              <table:table-cell office:value-type="float" office:value="3.87215">
                <text:p>3.8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6.3995">
                <text:p>16.3995</text:p>
              </table:table-cell>
              <table:table-cell office:value-type="float" office:value="4.02755">
                <text:p>4.02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6.4591">
                <text:p>16.4591</text:p>
              </table:table-cell>
              <table:table-cell office:value-type="float" office:value="4.05962">
                <text:p>4.05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2335">
                <text:p>17.2335</text:p>
              </table:table-cell>
              <table:table-cell office:value-type="float" office:value="0.00251788">
                <text:p>0.00251788</text:p>
              </table:table-cell>
              <table:table-cell office:value-type="float" office:value="16.5187">
                <text:p>16.5187</text:p>
              </table:table-cell>
              <table:table-cell office:value-type="float" office:value="4.1864">
                <text:p>4.1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931">
                <text:p>17.2931</text:p>
              </table:table-cell>
              <table:table-cell office:value-type="float" office:value="0.00795717">
                <text:p>0.00795717</text:p>
              </table:table-cell>
              <table:table-cell office:value-type="float" office:value="16.5783">
                <text:p>16.5783</text:p>
              </table:table-cell>
              <table:table-cell office:value-type="float" office:value="4.21348">
                <text:p>4.21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3527">
                <text:p>17.3527</text:p>
              </table:table-cell>
              <table:table-cell office:value-type="float" office:value="0.00528455">
                <text:p>0.00528455</text:p>
              </table:table-cell>
              <table:table-cell office:value-type="float" office:value="16.6378">
                <text:p>16.6378</text:p>
              </table:table-cell>
              <table:table-cell office:value-type="float" office:value="4.23562">
                <text:p>4.23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4123">
                <text:p>17.4123</text:p>
              </table:table-cell>
              <table:table-cell office:value-type="float" office:value="0.00846167">
                <text:p>0.00846167</text:p>
              </table:table-cell>
              <table:table-cell office:value-type="float" office:value="16.6974">
                <text:p>16.6974</text:p>
              </table:table-cell>
              <table:table-cell office:value-type="float" office:value="4.2894">
                <text:p>4.2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6.757">
                <text:p>16.757</text:p>
              </table:table-cell>
              <table:table-cell office:value-type="float" office:value="4.33189">
                <text:p>4.33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314">
                <text:p>17.5314</text:p>
              </table:table-cell>
              <table:table-cell office:value-type="float" office:value="0.00541133">
                <text:p>0.00541133</text:p>
              </table:table-cell>
              <table:table-cell office:value-type="float" office:value="16.8166">
                <text:p>16.8166</text:p>
              </table:table-cell>
              <table:table-cell office:value-type="float" office:value="4.03199">
                <text:p>4.03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6.8762">
                <text:p>16.8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6506">
                <text:p>17.6506</text:p>
              </table:table-cell>
              <table:table-cell office:value-type="float" office:value="0.0040386">
                <text:p>0.0040386</text:p>
              </table:table-cell>
              <table:table-cell office:value-type="float" office:value="16.9357">
                <text:p>16.9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102">
                <text:p>17.7102</text:p>
              </table:table-cell>
              <table:table-cell office:value-type="float" office:value="0.0132838">
                <text:p>0.0132838</text:p>
              </table:table-cell>
              <table:table-cell office:value-type="float" office:value="16.9953">
                <text:p>16.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698">
                <text:p>17.7698</text:p>
              </table:table-cell>
              <table:table-cell office:value-type="float" office:value="0.0168454">
                <text:p>0.0168454</text:p>
              </table:table-cell>
              <table:table-cell office:value-type="float" office:value="17.0549">
                <text:p>17.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1145">
                <text:p>17.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7.1741">
                <text:p>17.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7.2337">
                <text:p>17.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0082">
                <text:p>18.0082</text:p>
              </table:table-cell>
              <table:table-cell office:value-type="float" office:value="0">
                <text:p>0</text:p>
              </table:table-cell>
              <table:table-cell office:value-type="float" office:value="17.2932">
                <text:p>17.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0678">
                <text:p>18.0678</text:p>
              </table:table-cell>
              <table:table-cell office:value-type="float" office:value="0">
                <text:p>0</text:p>
              </table:table-cell>
              <table:table-cell office:value-type="float" office:value="17.3528">
                <text:p>17.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1274">
                <text:p>18.1274</text:p>
              </table:table-cell>
              <table:table-cell office:value-type="float" office:value="0">
                <text:p>0</text:p>
              </table:table-cell>
              <table:table-cell office:value-type="float" office:value="17.4124">
                <text:p>17.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87">
                <text:p>18.187</text:p>
              </table:table-cell>
              <table:table-cell office:value-type="float" office:value="0">
                <text:p>0</text:p>
              </table:table-cell>
              <table:table-cell office:value-type="float" office:value="17.472">
                <text:p>17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2466">
                <text:p>18.2466</text:p>
              </table:table-cell>
              <table:table-cell office:value-type="float" office:value="0">
                <text:p>0</text:p>
              </table:table-cell>
              <table:table-cell office:value-type="float" office:value="17.5316">
                <text:p>17.5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911">
                <text:p>17.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07">
                <text:p>17.65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53cm" svg:height="19.073cm" xlink:href=".." xlink:type="simple" chart:class="chart:scatter" chart:style-name="ch1">
        <chart:legend chart:legend-position="end" svg:x="26.437cm" svg:y="8.5cm" style:legend-expansion="high" chart:style-name="ch2"/>
        <chart:plot-area chart:style-name="ch3" table:cell-range-address="Sheet4.A1:Sheet4.B210 Sheet4.D1:Sheet4.D210 Sheet4.I1:Sheet4.I210" svg:x="0.571cm" svg:y="0.381cm" svg:width="25.295cm" svg:height="18.311cm">
          <chartooo:coordinate-region svg:x="1.298cm" svg:y="0.58cm" svg:width="24.382cm" svg:height="17.4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10" chart:class="chart:scatter">
            <chart:domain table:cell-range-address="Sheet4.A1:Sheet4.A210"/>
            <chart:data-point chart:repeated="210"/>
          </chart:series>
          <chart:series chart:style-name="ch7" chart:values-cell-range-address="Sheet4.D1:Sheet4.D210" chart:class="chart:scatter">
            <chart:data-point chart:repeated="210"/>
          </chart:series>
          <chart:series chart:style-name="ch8" chart:values-cell-range-address="Sheet4.I1:Sheet4.I210" chart:class="chart:scatter">
            <chart:data-point chart:repeated="2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A1:Sheet4.A210</svg:desc>
                </draw:g>
              </table:table-cell>
              <table:table-cell office:value-type="float" office:value="NaN">
                <text:p>NaN</text:p>
                <draw:g>
                  <svg:desc>Sheet4.B1:Sheet4.B210</svg:desc>
                </draw:g>
              </table:table-cell>
              <table:table-cell office:value-type="float" office:value="NaN">
                <text:p>NaN</text:p>
                <draw:g>
                  <svg:desc>Sheet4.D1:Sheet4.D210</svg:desc>
                </draw:g>
              </table:table-cell>
              <table:table-cell office:value-type="float" office:value="NaN">
                <text:p>NaN</text:p>
                <draw:g>
                  <svg:desc>Sheet4.I1:Sheet4.I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596">
                <text:p>13.5596</text:p>
              </table:table-cell>
              <table:table-cell office:value-type="float" office:value="0.289474">
                <text:p>0.28947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848">
                <text:p>13.584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1">
                <text:p>13.61</text:p>
              </table:table-cell>
              <table:table-cell office:value-type="float" office:value="0.272727">
                <text:p>0.272727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352">
                <text:p>13.6352</text:p>
              </table:table-cell>
              <table:table-cell office:value-type="float" office:value="0.217391">
                <text:p>0.217391</text:p>
              </table:table-cell>
              <table:table-cell office:value-type="float" office:value="0">
                <text:p>0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604">
                <text:p>13.6604</text:p>
              </table:table-cell>
              <table:table-cell office:value-type="float" office:value="0.145161">
                <text:p>0.145161</text:p>
              </table:table-cell>
              <table:table-cell office:value-type="float" office:value="0">
                <text:p>0</text:p>
              </table:table-cell>
              <table:table-cell office:value-type="float" office:value="0.255319">
                <text:p>0.255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856">
                <text:p>13.6856</text:p>
              </table:table-cell>
              <table:table-cell office:value-type="float" office:value="0.178082">
                <text:p>0.178082</text:p>
              </table:table-cell>
              <table:table-cell office:value-type="float" office:value="0">
                <text:p>0</text:p>
              </table:table-cell>
              <table:table-cell office:value-type="float" office:value="0.349206">
                <text:p>0.349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108">
                <text:p>13.7108</text:p>
              </table:table-cell>
              <table:table-cell office:value-type="float" office:value="0.294118">
                <text:p>0.294118</text:p>
              </table:table-cell>
              <table:table-cell office:value-type="float" office:value="0">
                <text:p>0</text:p>
              </table:table-cell>
              <table:table-cell office:value-type="float" office:value="0.204301">
                <text:p>0.204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736">
                <text:p>13.736</text:p>
              </table:table-cell>
              <table:table-cell office:value-type="float" office:value="0.258929">
                <text:p>0.258929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611">
                <text:p>13.7611</text:p>
              </table:table-cell>
              <table:table-cell office:value-type="float" office:value="0.252874">
                <text:p>0.252874</text:p>
              </table:table-cell>
              <table:table-cell office:value-type="float" office:value="0">
                <text:p>0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863">
                <text:p>13.7863</text:p>
              </table:table-cell>
              <table:table-cell office:value-type="float" office:value="0.305344">
                <text:p>0.305344</text:p>
              </table:table-cell>
              <table:table-cell office:value-type="float" office:value="0">
                <text:p>0</text:p>
              </table:table-cell>
              <table:table-cell office:value-type="float" office:value="0.268519">
                <text:p>0.268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115">
                <text:p>13.8115</text:p>
              </table:table-cell>
              <table:table-cell office:value-type="float" office:value="0.29771">
                <text:p>0.29771</text:p>
              </table:table-cell>
              <table:table-cell office:value-type="float" office:value="0">
                <text:p>0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367">
                <text:p>13.8367</text:p>
              </table:table-cell>
              <table:table-cell office:value-type="float" office:value="0.296482">
                <text:p>0.296482</text:p>
              </table:table-cell>
              <table:table-cell office:value-type="float" office:value="0">
                <text:p>0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619">
                <text:p>13.8619</text:p>
              </table:table-cell>
              <table:table-cell office:value-type="float" office:value="0.273224">
                <text:p>0.273224</text:p>
              </table:table-cell>
              <table:table-cell office:value-type="float" office:value="0">
                <text:p>0</text:p>
              </table:table-cell>
              <table:table-cell office:value-type="float" office:value="0.245098">
                <text:p>0.245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871">
                <text:p>13.8871</text:p>
              </table:table-cell>
              <table:table-cell office:value-type="float" office:value="0.294393">
                <text:p>0.294393</text:p>
              </table:table-cell>
              <table:table-cell office:value-type="float" office:value="0">
                <text:p>0</text:p>
              </table:table-cell>
              <table:table-cell office:value-type="float" office:value="0.280851">
                <text:p>0.280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123">
                <text:p>13.9123</text:p>
              </table:table-cell>
              <table:table-cell office:value-type="float" office:value="0.271812">
                <text:p>0.271812</text:p>
              </table:table-cell>
              <table:table-cell office:value-type="float" office:value="0">
                <text:p>0</text:p>
              </table:table-cell>
              <table:table-cell office:value-type="float" office:value="0.258555">
                <text:p>0.258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9375">
                <text:p>13.9375</text:p>
              </table:table-cell>
              <table:table-cell office:value-type="float" office:value="0.261589">
                <text:p>0.261589</text:p>
              </table:table-cell>
              <table:table-cell office:value-type="float" office:value="0">
                <text:p>0</text:p>
              </table:table-cell>
              <table:table-cell office:value-type="float" office:value="0.237237">
                <text:p>0.237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9627">
                <text:p>13.9627</text:p>
              </table:table-cell>
              <table:table-cell office:value-type="float" office:value="0.252055">
                <text:p>0.25205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9879">
                <text:p>13.9879</text:p>
              </table:table-cell>
              <table:table-cell office:value-type="float" office:value="0.267218">
                <text:p>0.267218</text:p>
              </table:table-cell>
              <table:table-cell office:value-type="float" office:value="0">
                <text:p>0</text:p>
              </table:table-cell>
              <table:table-cell office:value-type="float" office:value="0.240566">
                <text:p>0.240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0131">
                <text:p>14.0131</text:p>
              </table:table-cell>
              <table:table-cell office:value-type="float" office:value="0.245726">
                <text:p>0.245726</text:p>
              </table:table-cell>
              <table:table-cell office:value-type="float" office:value="0">
                <text:p>0</text:p>
              </table:table-cell>
              <table:table-cell office:value-type="float" office:value="0.284823">
                <text:p>0.284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0383">
                <text:p>14.0383</text:p>
              </table:table-cell>
              <table:table-cell office:value-type="float" office:value="0.278107">
                <text:p>0.278107</text:p>
              </table:table-cell>
              <table:table-cell office:value-type="float" office:value="0">
                <text:p>0</text:p>
              </table:table-cell>
              <table:table-cell office:value-type="float" office:value="0.240672">
                <text:p>0.240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635">
                <text:p>14.0635</text:p>
              </table:table-cell>
              <table:table-cell office:value-type="float" office:value="0.291958">
                <text:p>0.291958</text:p>
              </table:table-cell>
              <table:table-cell office:value-type="float" office:value="0">
                <text:p>0</text:p>
              </table:table-cell>
              <table:table-cell office:value-type="float" office:value="0.244698">
                <text:p>0.244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0887">
                <text:p>14.0887</text:p>
              </table:table-cell>
              <table:table-cell office:value-type="float" office:value="0.262982">
                <text:p>0.262982</text:p>
              </table:table-cell>
              <table:table-cell office:value-type="float" office:value="0">
                <text:p>0</text:p>
              </table:table-cell>
              <table:table-cell office:value-type="float" office:value="0.225564">
                <text:p>0.225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139">
                <text:p>14.1139</text:p>
              </table:table-cell>
              <table:table-cell office:value-type="float" office:value="0.278378">
                <text:p>0.278378</text:p>
              </table:table-cell>
              <table:table-cell office:value-type="float" office:value="0">
                <text:p>0</text:p>
              </table:table-cell>
              <table:table-cell office:value-type="float" office:value="0.255456">
                <text:p>0.255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1391">
                <text:p>14.1391</text:p>
              </table:table-cell>
              <table:table-cell office:value-type="float" office:value="0.269677">
                <text:p>0.269677</text:p>
              </table:table-cell>
              <table:table-cell office:value-type="float" office:value="0">
                <text:p>0</text:p>
              </table:table-cell>
              <table:table-cell office:value-type="float" office:value="0.241822">
                <text:p>0.24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643">
                <text:p>14.1643</text:p>
              </table:table-cell>
              <table:table-cell office:value-type="float" office:value="0.234483">
                <text:p>0.234483</text:p>
              </table:table-cell>
              <table:table-cell office:value-type="float" office:value="0">
                <text:p>0</text:p>
              </table:table-cell>
              <table:table-cell office:value-type="float" office:value="0.282999">
                <text:p>0.28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895">
                <text:p>14.1895</text:p>
              </table:table-cell>
              <table:table-cell office:value-type="float" office:value="0.215746">
                <text:p>0.215746</text:p>
              </table:table-cell>
              <table:table-cell office:value-type="float" office:value="0.00102249">
                <text:p>0.00102249</text:p>
              </table:table-cell>
              <table:table-cell office:value-type="float" office:value="0.27425">
                <text:p>0.27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147">
                <text:p>14.2147</text:p>
              </table:table-cell>
              <table:table-cell office:value-type="float" office:value="0.218094">
                <text:p>0.218094</text:p>
              </table:table-cell>
              <table:table-cell office:value-type="float" office:value="0.00161551">
                <text:p>0.00161551</text:p>
              </table:table-cell>
              <table:table-cell office:value-type="float" office:value="0.261182">
                <text:p>0.26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399">
                <text:p>14.2399</text:p>
              </table:table-cell>
              <table:table-cell office:value-type="float" office:value="0.20549">
                <text:p>0.20549</text:p>
              </table:table-cell>
              <table:table-cell office:value-type="float" office:value="0">
                <text:p>0</text:p>
              </table:table-cell>
              <table:table-cell office:value-type="float" office:value="0.273178">
                <text:p>0.27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651">
                <text:p>14.2651</text:p>
              </table:table-cell>
              <table:table-cell office:value-type="float" office:value="0.220718">
                <text:p>0.220718</text:p>
              </table:table-cell>
              <table:table-cell office:value-type="float" office:value="0">
                <text:p>0</text:p>
              </table:table-cell>
              <table:table-cell office:value-type="float" office:value="0.247563">
                <text:p>0.247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2903">
                <text:p>14.2903</text:p>
              </table:table-cell>
              <table:table-cell office:value-type="float" office:value="0.214582">
                <text:p>0.214582</text:p>
              </table:table-cell>
              <table:table-cell office:value-type="float" office:value="0">
                <text:p>0</text:p>
              </table:table-cell>
              <table:table-cell office:value-type="float" office:value="0.274103">
                <text:p>0.274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155">
                <text:p>14.3155</text:p>
              </table:table-cell>
              <table:table-cell office:value-type="float" office:value="0.211444">
                <text:p>0.211444</text:p>
              </table:table-cell>
              <table:table-cell office:value-type="float" office:value="0.000544959">
                <text:p>0.000544959</text:p>
              </table:table-cell>
              <table:table-cell office:value-type="float" office:value="0.274937">
                <text:p>0.274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3407">
                <text:p>14.3407</text:p>
              </table:table-cell>
              <table:table-cell office:value-type="float" office:value="0.220422">
                <text:p>0.220422</text:p>
              </table:table-cell>
              <table:table-cell office:value-type="float" office:value="0.000490918">
                <text:p>0.000490918</text:p>
              </table:table-cell>
              <table:table-cell office:value-type="float" office:value="0.281549">
                <text:p>0.281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3659">
                <text:p>14.3659</text:p>
              </table:table-cell>
              <table:table-cell office:value-type="float" office:value="0.220384">
                <text:p>0.220384</text:p>
              </table:table-cell>
              <table:table-cell office:value-type="float" office:value="0">
                <text:p>0</text:p>
              </table:table-cell>
              <table:table-cell office:value-type="float" office:value="0.273455">
                <text:p>0.273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3911">
                <text:p>14.3911</text:p>
              </table:table-cell>
              <table:table-cell office:value-type="float" office:value="0.201705">
                <text:p>0.201705</text:p>
              </table:table-cell>
              <table:table-cell office:value-type="float" office:value="0.000811688">
                <text:p>0.000811688</text:p>
              </table:table-cell>
              <table:table-cell office:value-type="float" office:value="0.265665">
                <text:p>0.265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4163">
                <text:p>14.4163</text:p>
              </table:table-cell>
              <table:table-cell office:value-type="float" office:value="0.21285">
                <text:p>0.21285</text:p>
              </table:table-cell>
              <table:table-cell office:value-type="float" office:value="0.000358938">
                <text:p>0.000358938</text:p>
              </table:table-cell>
              <table:table-cell office:value-type="float" office:value="0.261144">
                <text:p>0.261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415">
                <text:p>14.4415</text:p>
              </table:table-cell>
              <table:table-cell office:value-type="float" office:value="0.222149">
                <text:p>0.222149</text:p>
              </table:table-cell>
              <table:table-cell office:value-type="float" office:value="0.000327654">
                <text:p>0.000327654</text:p>
              </table:table-cell>
              <table:table-cell office:value-type="float" office:value="0.261187">
                <text:p>0.261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667">
                <text:p>14.4667</text:p>
              </table:table-cell>
              <table:table-cell office:value-type="float" office:value="0.206301">
                <text:p>0.206301</text:p>
              </table:table-cell>
              <table:table-cell office:value-type="float" office:value="0.000302939">
                <text:p>0.000302939</text:p>
              </table:table-cell>
              <table:table-cell office:value-type="float" office:value="0.258139">
                <text:p>0.25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919">
                <text:p>14.4919</text:p>
              </table:table-cell>
              <table:table-cell office:value-type="float" office:value="0.211778">
                <text:p>0.211778</text:p>
              </table:table-cell>
              <table:table-cell office:value-type="float" office:value="0.000276472">
                <text:p>0.000276472</text:p>
              </table:table-cell>
              <table:table-cell office:value-type="float" office:value="0.256658">
                <text:p>0.256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171">
                <text:p>14.5171</text:p>
              </table:table-cell>
              <table:table-cell office:value-type="float" office:value="0.201615">
                <text:p>0.201615</text:p>
              </table:table-cell>
              <table:table-cell office:value-type="float" office:value="0">
                <text:p>0</text:p>
              </table:table-cell>
              <table:table-cell office:value-type="float" office:value="0.251236">
                <text:p>0.251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423">
                <text:p>14.5423</text:p>
              </table:table-cell>
              <table:table-cell office:value-type="float" office:value="0.204167">
                <text:p>0.204167</text:p>
              </table:table-cell>
              <table:table-cell office:value-type="float" office:value="0.000925926">
                <text:p>0.000925926</text:p>
              </table:table-cell>
              <table:table-cell office:value-type="float" office:value="0.243338">
                <text:p>0.243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5675">
                <text:p>14.5675</text:p>
              </table:table-cell>
              <table:table-cell office:value-type="float" office:value="0.21891">
                <text:p>0.21891</text:p>
              </table:table-cell>
              <table:table-cell office:value-type="float" office:value="0.000851789">
                <text:p>0.000851789</text:p>
              </table:table-cell>
              <table:table-cell office:value-type="float" office:value="0.249691">
                <text:p>0.249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927">
                <text:p>14.5927</text:p>
              </table:table-cell>
              <table:table-cell office:value-type="float" office:value="0.213654">
                <text:p>0.213654</text:p>
              </table:table-cell>
              <table:table-cell office:value-type="float" office:value="0.000384615">
                <text:p>0.000384615</text:p>
              </table:table-cell>
              <table:table-cell office:value-type="float" office:value="0.258324">
                <text:p>0.258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179">
                <text:p>14.6179</text:p>
              </table:table-cell>
              <table:table-cell office:value-type="float" office:value="0.209127">
                <text:p>0.209127</text:p>
              </table:table-cell>
              <table:table-cell office:value-type="float" office:value="0">
                <text:p>0</text:p>
              </table:table-cell>
              <table:table-cell office:value-type="float" office:value="0.250353">
                <text:p>0.250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6431">
                <text:p>14.6431</text:p>
              </table:table-cell>
              <table:table-cell office:value-type="float" office:value="0.206902">
                <text:p>0.206902</text:p>
              </table:table-cell>
              <table:table-cell office:value-type="float" office:value="0.00015977">
                <text:p>0.00015977</text:p>
              </table:table-cell>
              <table:table-cell office:value-type="float" office:value="0.246535">
                <text:p>0.246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683">
                <text:p>14.6683</text:p>
              </table:table-cell>
              <table:table-cell office:value-type="float" office:value="0.213851">
                <text:p>0.213851</text:p>
              </table:table-cell>
              <table:table-cell office:value-type="float" office:value="0.000152207">
                <text:p>0.000152207</text:p>
              </table:table-cell>
              <table:table-cell office:value-type="float" office:value="0.243422">
                <text:p>0.243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935">
                <text:p>14.6935</text:p>
              </table:table-cell>
              <table:table-cell office:value-type="float" office:value="0.216976">
                <text:p>0.216976</text:p>
              </table:table-cell>
              <table:table-cell office:value-type="float" office:value="0">
                <text:p>0</text:p>
              </table:table-cell>
              <table:table-cell office:value-type="float" office:value="0.241003">
                <text:p>0.241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187">
                <text:p>14.7187</text:p>
              </table:table-cell>
              <table:table-cell office:value-type="float" office:value="0.211998">
                <text:p>0.211998</text:p>
              </table:table-cell>
              <table:table-cell office:value-type="float" office:value="0.000261404">
                <text:p>0.000261404</text:p>
              </table:table-cell>
              <table:table-cell office:value-type="float" office:value="0.240496">
                <text:p>0.240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9">
                <text:p>14.7439</text:p>
              </table:table-cell>
              <table:table-cell office:value-type="float" office:value="0.212114">
                <text:p>0.212114</text:p>
              </table:table-cell>
              <table:table-cell office:value-type="float" office:value="0.000242277">
                <text:p>0.000242277</text:p>
              </table:table-cell>
              <table:table-cell office:value-type="float" office:value="0.230605">
                <text:p>0.23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691">
                <text:p>14.7691</text:p>
              </table:table-cell>
              <table:table-cell office:value-type="float" office:value="0.210958">
                <text:p>0.210958</text:p>
              </table:table-cell>
              <table:table-cell office:value-type="float" office:value="0.000117069">
                <text:p>0.000117069</text:p>
              </table:table-cell>
              <table:table-cell office:value-type="float" office:value="0.233631">
                <text:p>0.233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7943">
                <text:p>14.7943</text:p>
              </table:table-cell>
              <table:table-cell office:value-type="float" office:value="0.206874">
                <text:p>0.206874</text:p>
              </table:table-cell>
              <table:table-cell office:value-type="float" office:value="0.000106746">
                <text:p>0.000106746</text:p>
              </table:table-cell>
              <table:table-cell office:value-type="float" office:value="0.225206">
                <text:p>0.225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8195">
                <text:p>14.8195</text:p>
              </table:table-cell>
              <table:table-cell office:value-type="float" office:value="0.207967">
                <text:p>0.207967</text:p>
              </table:table-cell>
              <table:table-cell office:value-type="float" office:value="0.000206932">
                <text:p>0.000206932</text:p>
              </table:table-cell>
              <table:table-cell office:value-type="float" office:value="0.232353">
                <text:p>0.232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8447">
                <text:p>14.8447</text:p>
              </table:table-cell>
              <table:table-cell office:value-type="float" office:value="0.200389">
                <text:p>0.200389</text:p>
              </table:table-cell>
              <table:table-cell office:value-type="float" office:value="0.000389294">
                <text:p>0.000389294</text:p>
              </table:table-cell>
              <table:table-cell office:value-type="float" office:value="0.230553">
                <text:p>0.230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699">
                <text:p>14.8699</text:p>
              </table:table-cell>
              <table:table-cell office:value-type="float" office:value="0.204143">
                <text:p>0.204143</text:p>
              </table:table-cell>
              <table:table-cell office:value-type="float" office:value="0.000547545">
                <text:p>0.000547545</text:p>
              </table:table-cell>
              <table:table-cell office:value-type="float" office:value="0.230111">
                <text:p>0.230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8951">
                <text:p>14.8951</text:p>
              </table:table-cell>
              <table:table-cell office:value-type="float" office:value="0.194703">
                <text:p>0.194703</text:p>
              </table:table-cell>
              <table:table-cell office:value-type="float" office:value="0.000522694">
                <text:p>0.000522694</text:p>
              </table:table-cell>
              <table:table-cell office:value-type="float" office:value="0.223869">
                <text:p>0.223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203">
                <text:p>14.9203</text:p>
              </table:table-cell>
              <table:table-cell office:value-type="float" office:value="0.197465">
                <text:p>0.197465</text:p>
              </table:table-cell>
              <table:table-cell office:value-type="float" office:value="0.00041978">
                <text:p>0.00041978</text:p>
              </table:table-cell>
              <table:table-cell office:value-type="float" office:value="0.222915">
                <text:p>0.222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454">
                <text:p>14.9454</text:p>
              </table:table-cell>
              <table:table-cell office:value-type="float" office:value="0.194541">
                <text:p>0.194541</text:p>
              </table:table-cell>
              <table:table-cell office:value-type="float" office:value="0.000316456">
                <text:p>0.000316456</text:p>
              </table:table-cell>
              <table:table-cell office:value-type="float" office:value="0.222833">
                <text:p>0.222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9706">
                <text:p>14.9706</text:p>
              </table:table-cell>
              <table:table-cell office:value-type="float" office:value="0.187248">
                <text:p>0.187248</text:p>
              </table:table-cell>
              <table:table-cell office:value-type="float" office:value="0.000228258">
                <text:p>0.000228258</text:p>
              </table:table-cell>
              <table:table-cell office:value-type="float" office:value="0.211204">
                <text:p>0.211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958">
                <text:p>14.9958</text:p>
              </table:table-cell>
              <table:table-cell office:value-type="float" office:value="0.191114">
                <text:p>0.191114</text:p>
              </table:table-cell>
              <table:table-cell office:value-type="float" office:value="0.0000735619">
                <text:p>0.0000735619</text:p>
              </table:table-cell>
              <table:table-cell office:value-type="float" office:value="0.220135">
                <text:p>0.220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21">
                <text:p>15.021</text:p>
              </table:table-cell>
              <table:table-cell office:value-type="float" office:value="0.19088">
                <text:p>0.19088</text:p>
              </table:table-cell>
              <table:table-cell office:value-type="float" office:value="0.000420905">
                <text:p>0.000420905</text:p>
              </table:table-cell>
              <table:table-cell office:value-type="float" office:value="0.222745">
                <text:p>0.222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462">
                <text:p>15.0462</text:p>
              </table:table-cell>
              <table:table-cell office:value-type="float" office:value="0.176221">
                <text:p>0.176221</text:p>
              </table:table-cell>
              <table:table-cell office:value-type="float" office:value="0.000199045">
                <text:p>0.000199045</text:p>
              </table:table-cell>
              <table:table-cell office:value-type="float" office:value="0.221378">
                <text:p>0.221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0714">
                <text:p>15.0714</text:p>
              </table:table-cell>
              <table:table-cell office:value-type="float" office:value="0.18447">
                <text:p>0.18447</text:p>
              </table:table-cell>
              <table:table-cell office:value-type="float" office:value="0.000258181">
                <text:p>0.000258181</text:p>
              </table:table-cell>
              <table:table-cell office:value-type="float" office:value="0.218209">
                <text:p>0.218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0966">
                <text:p>15.0966</text:p>
              </table:table-cell>
              <table:table-cell office:value-type="float" office:value="0.181084">
                <text:p>0.181084</text:p>
              </table:table-cell>
              <table:table-cell office:value-type="float" office:value="0">
                <text:p>0</text:p>
              </table:table-cell>
              <table:table-cell office:value-type="float" office:value="0.216909">
                <text:p>0.216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1218">
                <text:p>15.1218</text:p>
              </table:table-cell>
              <table:table-cell office:value-type="float" office:value="0.180658">
                <text:p>0.180658</text:p>
              </table:table-cell>
              <table:table-cell office:value-type="float" office:value="0.000180538">
                <text:p>0.000180538</text:p>
              </table:table-cell>
              <table:table-cell office:value-type="float" office:value="0.22177">
                <text:p>0.22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147">
                <text:p>15.147</text:p>
              </table:table-cell>
              <table:table-cell office:value-type="float" office:value="0.180858">
                <text:p>0.180858</text:p>
              </table:table-cell>
              <table:table-cell office:value-type="float" office:value="0.000180018">
                <text:p>0.000180018</text:p>
              </table:table-cell>
              <table:table-cell office:value-type="float" office:value="0.21047">
                <text:p>0.21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1722">
                <text:p>15.1722</text:p>
              </table:table-cell>
              <table:table-cell office:value-type="float" office:value="0.179183">
                <text:p>0.179183</text:p>
              </table:table-cell>
              <table:table-cell office:value-type="float" office:value="0.000117612">
                <text:p>0.000117612</text:p>
              </table:table-cell>
              <table:table-cell office:value-type="float" office:value="0.218476">
                <text:p>0.218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974">
                <text:p>15.1974</text:p>
              </table:table-cell>
              <table:table-cell office:value-type="float" office:value="0.17811">
                <text:p>0.17811</text:p>
              </table:table-cell>
              <table:table-cell office:value-type="float" office:value="0.00023374">
                <text:p>0.00023374</text:p>
              </table:table-cell>
              <table:table-cell office:value-type="float" office:value="0.219625">
                <text:p>0.219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2226">
                <text:p>15.2226</text:p>
              </table:table-cell>
              <table:table-cell office:value-type="float" office:value="0.186667">
                <text:p>0.186667</text:p>
              </table:table-cell>
              <table:table-cell office:value-type="float" office:value="0.000112892">
                <text:p>0.000112892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2478">
                <text:p>15.2478</text:p>
              </table:table-cell>
              <table:table-cell office:value-type="float" office:value="0.181834">
                <text:p>0.181834</text:p>
              </table:table-cell>
              <table:table-cell office:value-type="float" office:value="0.189232">
                <text:p>0.189232</text:p>
              </table:table-cell>
              <table:table-cell office:value-type="float" office:value="0.218151">
                <text:p>0.218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73">
                <text:p>15.273</text:p>
              </table:table-cell>
              <table:table-cell office:value-type="float" office:value="0.186384">
                <text:p>0.186384</text:p>
              </table:table-cell>
              <table:table-cell office:value-type="float" office:value="0.62077">
                <text:p>0.62077</text:p>
              </table:table-cell>
              <table:table-cell office:value-type="float" office:value="0.216457">
                <text:p>0.216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982">
                <text:p>15.2982</text:p>
              </table:table-cell>
              <table:table-cell office:value-type="float" office:value="0.184897">
                <text:p>0.184897</text:p>
              </table:table-cell>
              <table:table-cell office:value-type="float" office:value="0.612441">
                <text:p>0.612441</text:p>
              </table:table-cell>
              <table:table-cell office:value-type="float" office:value="0.218736">
                <text:p>0.218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3234">
                <text:p>15.3234</text:p>
              </table:table-cell>
              <table:table-cell office:value-type="float" office:value="0.187174">
                <text:p>0.187174</text:p>
              </table:table-cell>
              <table:table-cell office:value-type="float" office:value="0.607734">
                <text:p>0.607734</text:p>
              </table:table-cell>
              <table:table-cell office:value-type="float" office:value="0.218739">
                <text:p>0.218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3486">
                <text:p>15.3486</text:p>
              </table:table-cell>
              <table:table-cell office:value-type="float" office:value="0.194244">
                <text:p>0.194244</text:p>
              </table:table-cell>
              <table:table-cell office:value-type="float" office:value="0.601078">
                <text:p>0.601078</text:p>
              </table:table-cell>
              <table:table-cell office:value-type="float" office:value="0.227439">
                <text:p>0.227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3738">
                <text:p>15.3738</text:p>
              </table:table-cell>
              <table:table-cell office:value-type="float" office:value="0.192218">
                <text:p>0.192218</text:p>
              </table:table-cell>
              <table:table-cell office:value-type="float" office:value="0.59883">
                <text:p>0.59883</text:p>
              </table:table-cell>
              <table:table-cell office:value-type="float" office:value="0.235918">
                <text:p>0.235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399">
                <text:p>15.399</text:p>
              </table:table-cell>
              <table:table-cell office:value-type="float" office:value="0.200151">
                <text:p>0.200151</text:p>
              </table:table-cell>
              <table:table-cell office:value-type="float" office:value="0.584655">
                <text:p>0.584655</text:p>
              </table:table-cell>
              <table:table-cell office:value-type="float" office:value="0.235731">
                <text:p>0.235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4242">
                <text:p>15.4242</text:p>
              </table:table-cell>
              <table:table-cell office:value-type="float" office:value="0.205665">
                <text:p>0.205665</text:p>
              </table:table-cell>
              <table:table-cell office:value-type="float" office:value="0.585615">
                <text:p>0.585615</text:p>
              </table:table-cell>
              <table:table-cell office:value-type="float" office:value="0.240651">
                <text:p>0.240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494">
                <text:p>15.4494</text:p>
              </table:table-cell>
              <table:table-cell office:value-type="float" office:value="0.208328">
                <text:p>0.208328</text:p>
              </table:table-cell>
              <table:table-cell office:value-type="float" office:value="0.574476">
                <text:p>0.574476</text:p>
              </table:table-cell>
              <table:table-cell office:value-type="float" office:value="0.2413">
                <text:p>0.2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4746">
                <text:p>15.4746</text:p>
              </table:table-cell>
              <table:table-cell office:value-type="float" office:value="0.211469">
                <text:p>0.211469</text:p>
              </table:table-cell>
              <table:table-cell office:value-type="float" office:value="0.558372">
                <text:p>0.558372</text:p>
              </table:table-cell>
              <table:table-cell office:value-type="float" office:value="0.240877">
                <text:p>0.240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4998">
                <text:p>15.4998</text:p>
              </table:table-cell>
              <table:table-cell office:value-type="float" office:value="0.215578">
                <text:p>0.215578</text:p>
              </table:table-cell>
              <table:table-cell office:value-type="float" office:value="0.54954">
                <text:p>0.54954</text:p>
              </table:table-cell>
              <table:table-cell office:value-type="float" office:value="0.239226">
                <text:p>0.239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525">
                <text:p>15.525</text:p>
              </table:table-cell>
              <table:table-cell office:value-type="float" office:value="0.221161">
                <text:p>0.221161</text:p>
              </table:table-cell>
              <table:table-cell office:value-type="float" office:value="0.538887">
                <text:p>0.538887</text:p>
              </table:table-cell>
              <table:table-cell office:value-type="float" office:value="0.239674">
                <text:p>0.239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502">
                <text:p>15.5502</text:p>
              </table:table-cell>
              <table:table-cell office:value-type="float" office:value="0.222687">
                <text:p>0.222687</text:p>
              </table:table-cell>
              <table:table-cell office:value-type="float" office:value="0.539634">
                <text:p>0.539634</text:p>
              </table:table-cell>
              <table:table-cell office:value-type="float" office:value="0.241507">
                <text:p>0.241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5754">
                <text:p>15.5754</text:p>
              </table:table-cell>
              <table:table-cell office:value-type="float" office:value="0.226954">
                <text:p>0.226954</text:p>
              </table:table-cell>
              <table:table-cell office:value-type="float" office:value="0.52768">
                <text:p>0.52768</text:p>
              </table:table-cell>
              <table:table-cell office:value-type="float" office:value="0.24786">
                <text:p>0.24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006">
                <text:p>15.6006</text:p>
              </table:table-cell>
              <table:table-cell office:value-type="float" office:value="0.23422">
                <text:p>0.23422</text:p>
              </table:table-cell>
              <table:table-cell office:value-type="float" office:value="0.509383">
                <text:p>0.509383</text:p>
              </table:table-cell>
              <table:table-cell office:value-type="float" office:value="0.249947">
                <text:p>0.249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6258">
                <text:p>15.6258</text:p>
              </table:table-cell>
              <table:table-cell office:value-type="float" office:value="0.237583">
                <text:p>0.237583</text:p>
              </table:table-cell>
              <table:table-cell office:value-type="float" office:value="0.498528">
                <text:p>0.498528</text:p>
              </table:table-cell>
              <table:table-cell office:value-type="float" office:value="0.252811">
                <text:p>0.252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651">
                <text:p>15.651</text:p>
              </table:table-cell>
              <table:table-cell office:value-type="float" office:value="0.239744">
                <text:p>0.239744</text:p>
              </table:table-cell>
              <table:table-cell office:value-type="float" office:value="0.485248">
                <text:p>0.485248</text:p>
              </table:table-cell>
              <table:table-cell office:value-type="float" office:value="0.256016">
                <text:p>0.256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6762">
                <text:p>15.6762</text:p>
              </table:table-cell>
              <table:table-cell office:value-type="float" office:value="0.246268">
                <text:p>0.246268</text:p>
              </table:table-cell>
              <table:table-cell office:value-type="float" office:value="0.48769">
                <text:p>0.48769</text:p>
              </table:table-cell>
              <table:table-cell office:value-type="float" office:value="0.261269">
                <text:p>0.2612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7014">
                <text:p>15.7014</text:p>
              </table:table-cell>
              <table:table-cell office:value-type="float" office:value="0.249162">
                <text:p>0.249162</text:p>
              </table:table-cell>
              <table:table-cell office:value-type="float" office:value="0.472014">
                <text:p>0.472014</text:p>
              </table:table-cell>
              <table:table-cell office:value-type="float" office:value="0.26323">
                <text:p>0.26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7266">
                <text:p>15.7266</text:p>
              </table:table-cell>
              <table:table-cell office:value-type="float" office:value="0.258166">
                <text:p>0.258166</text:p>
              </table:table-cell>
              <table:table-cell office:value-type="float" office:value="0.458809">
                <text:p>0.458809</text:p>
              </table:table-cell>
              <table:table-cell office:value-type="float" office:value="0.267934">
                <text:p>0.2679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7518">
                <text:p>15.7518</text:p>
              </table:table-cell>
              <table:table-cell office:value-type="float" office:value="0.260924">
                <text:p>0.260924</text:p>
              </table:table-cell>
              <table:table-cell office:value-type="float" office:value="0.446667">
                <text:p>0.446667</text:p>
              </table:table-cell>
              <table:table-cell office:value-type="float" office:value="0.281303">
                <text:p>0.281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777">
                <text:p>15.777</text:p>
              </table:table-cell>
              <table:table-cell office:value-type="float" office:value="0.266333">
                <text:p>0.266333</text:p>
              </table:table-cell>
              <table:table-cell office:value-type="float" office:value="0.4404">
                <text:p>0.4404</text:p>
              </table:table-cell>
              <table:table-cell office:value-type="float" office:value="0.279286">
                <text:p>0.279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8022">
                <text:p>15.8022</text:p>
              </table:table-cell>
              <table:table-cell office:value-type="float" office:value="0.277726">
                <text:p>0.277726</text:p>
              </table:table-cell>
              <table:table-cell office:value-type="float" office:value="0.433525">
                <text:p>0.433525</text:p>
              </table:table-cell>
              <table:table-cell office:value-type="float" office:value="0.292334">
                <text:p>0.292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274">
                <text:p>15.8274</text:p>
              </table:table-cell>
              <table:table-cell office:value-type="float" office:value="0.273046">
                <text:p>0.273046</text:p>
              </table:table-cell>
              <table:table-cell office:value-type="float" office:value="0.422642">
                <text:p>0.422642</text:p>
              </table:table-cell>
              <table:table-cell office:value-type="float" office:value="0.294891">
                <text:p>0.294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526">
                <text:p>15.8526</text:p>
              </table:table-cell>
              <table:table-cell office:value-type="float" office:value="0.283874">
                <text:p>0.283874</text:p>
              </table:table-cell>
              <table:table-cell office:value-type="float" office:value="0.417189">
                <text:p>0.417189</text:p>
              </table:table-cell>
              <table:table-cell office:value-type="float" office:value="0.300402">
                <text:p>0.300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778">
                <text:p>15.8778</text:p>
              </table:table-cell>
              <table:table-cell office:value-type="float" office:value="0.289295">
                <text:p>0.289295</text:p>
              </table:table-cell>
              <table:table-cell office:value-type="float" office:value="0.411221">
                <text:p>0.411221</text:p>
              </table:table-cell>
              <table:table-cell office:value-type="float" office:value="0.30576">
                <text:p>0.30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903">
                <text:p>15.903</text:p>
              </table:table-cell>
              <table:table-cell office:value-type="float" office:value="0.285209">
                <text:p>0.285209</text:p>
              </table:table-cell>
              <table:table-cell office:value-type="float" office:value="0.395376">
                <text:p>0.395376</text:p>
              </table:table-cell>
              <table:table-cell office:value-type="float" office:value="0.312907">
                <text:p>0.312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9282">
                <text:p>15.9282</text:p>
              </table:table-cell>
              <table:table-cell office:value-type="float" office:value="0.303886">
                <text:p>0.303886</text:p>
              </table:table-cell>
              <table:table-cell office:value-type="float" office:value="0.395212">
                <text:p>0.395212</text:p>
              </table:table-cell>
              <table:table-cell office:value-type="float" office:value="0.330208">
                <text:p>0.330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9534">
                <text:p>15.9534</text:p>
              </table:table-cell>
              <table:table-cell office:value-type="float" office:value="0.300305">
                <text:p>0.300305</text:p>
              </table:table-cell>
              <table:table-cell office:value-type="float" office:value="0.386909">
                <text:p>0.386909</text:p>
              </table:table-cell>
              <table:table-cell office:value-type="float" office:value="0.319363">
                <text:p>0.319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786">
                <text:p>15.9786</text:p>
              </table:table-cell>
              <table:table-cell office:value-type="float" office:value="0.305989">
                <text:p>0.305989</text:p>
              </table:table-cell>
              <table:table-cell office:value-type="float" office:value="0.382622">
                <text:p>0.382622</text:p>
              </table:table-cell>
              <table:table-cell office:value-type="float" office:value="0.337117">
                <text:p>0.337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0038">
                <text:p>16.0038</text:p>
              </table:table-cell>
              <table:table-cell office:value-type="float" office:value="0.312773">
                <text:p>0.312773</text:p>
              </table:table-cell>
              <table:table-cell office:value-type="float" office:value="0.372788">
                <text:p>0.372788</text:p>
              </table:table-cell>
              <table:table-cell office:value-type="float" office:value="0.342393">
                <text:p>0.342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029">
                <text:p>16.029</text:p>
              </table:table-cell>
              <table:table-cell office:value-type="float" office:value="0.319035">
                <text:p>0.319035</text:p>
              </table:table-cell>
              <table:table-cell office:value-type="float" office:value="0.361512">
                <text:p>0.361512</text:p>
              </table:table-cell>
              <table:table-cell office:value-type="float" office:value="0.341018">
                <text:p>0.341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0542">
                <text:p>16.0542</text:p>
              </table:table-cell>
              <table:table-cell office:value-type="float" office:value="0.323882">
                <text:p>0.323882</text:p>
              </table:table-cell>
              <table:table-cell office:value-type="float" office:value="0.352237">
                <text:p>0.352237</text:p>
              </table:table-cell>
              <table:table-cell office:value-type="float" office:value="0.352237">
                <text:p>0.352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0794">
                <text:p>16.0794</text:p>
              </table:table-cell>
              <table:table-cell office:value-type="float" office:value="0.323762">
                <text:p>0.323762</text:p>
              </table:table-cell>
              <table:table-cell office:value-type="float" office:value="0.341018">
                <text:p>0.341018</text:p>
              </table:table-cell>
              <table:table-cell office:value-type="float" office:value="0.361512">
                <text:p>0.361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1046">
                <text:p>16.1046</text:p>
              </table:table-cell>
              <table:table-cell office:value-type="float" office:value="0.339993">
                <text:p>0.339993</text:p>
              </table:table-cell>
              <table:table-cell office:value-type="float" office:value="0.342393">
                <text:p>0.342393</text:p>
              </table:table-cell>
              <table:table-cell office:value-type="float" office:value="0.372788">
                <text:p>0.37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1297">
                <text:p>16.1297</text:p>
              </table:table-cell>
              <table:table-cell office:value-type="float" office:value="0.340621">
                <text:p>0.340621</text:p>
              </table:table-cell>
              <table:table-cell office:value-type="float" office:value="0.337117">
                <text:p>0.337117</text:p>
              </table:table-cell>
              <table:table-cell office:value-type="float" office:value="0.382622">
                <text:p>0.382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1549">
                <text:p>16.1549</text:p>
              </table:table-cell>
              <table:table-cell office:value-type="float" office:value="0.342655">
                <text:p>0.342655</text:p>
              </table:table-cell>
              <table:table-cell office:value-type="float" office:value="0.319363">
                <text:p>0.319363</text:p>
              </table:table-cell>
              <table:table-cell office:value-type="float" office:value="0.386909">
                <text:p>0.386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1801">
                <text:p>16.1801</text:p>
              </table:table-cell>
              <table:table-cell office:value-type="float" office:value="0.34325">
                <text:p>0.34325</text:p>
              </table:table-cell>
              <table:table-cell office:value-type="float" office:value="0.330208">
                <text:p>0.330208</text:p>
              </table:table-cell>
              <table:table-cell office:value-type="float" office:value="0.395212">
                <text:p>0.3952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2053">
                <text:p>16.2053</text:p>
              </table:table-cell>
              <table:table-cell office:value-type="float" office:value="0.355369">
                <text:p>0.355369</text:p>
              </table:table-cell>
              <table:table-cell office:value-type="float" office:value="0.312907">
                <text:p>0.312907</text:p>
              </table:table-cell>
              <table:table-cell office:value-type="float" office:value="0.395376">
                <text:p>0.395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2305">
                <text:p>16.2305</text:p>
              </table:table-cell>
              <table:table-cell office:value-type="float" office:value="0.36557">
                <text:p>0.36557</text:p>
              </table:table-cell>
              <table:table-cell office:value-type="float" office:value="0.30576">
                <text:p>0.30576</text:p>
              </table:table-cell>
              <table:table-cell office:value-type="float" office:value="0.411221">
                <text:p>0.411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2557">
                <text:p>16.2557</text:p>
              </table:table-cell>
              <table:table-cell office:value-type="float" office:value="0.371201">
                <text:p>0.371201</text:p>
              </table:table-cell>
              <table:table-cell office:value-type="float" office:value="0.300402">
                <text:p>0.300402</text:p>
              </table:table-cell>
              <table:table-cell office:value-type="float" office:value="0.417189">
                <text:p>0.4171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2809">
                <text:p>16.2809</text:p>
              </table:table-cell>
              <table:table-cell office:value-type="float" office:value="0.381136">
                <text:p>0.381136</text:p>
              </table:table-cell>
              <table:table-cell office:value-type="float" office:value="0.294891">
                <text:p>0.294891</text:p>
              </table:table-cell>
              <table:table-cell office:value-type="float" office:value="0.422642">
                <text:p>0.4226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3061">
                <text:p>16.3061</text:p>
              </table:table-cell>
              <table:table-cell office:value-type="float" office:value="0.375899">
                <text:p>0.375899</text:p>
              </table:table-cell>
              <table:table-cell office:value-type="float" office:value="0.292334">
                <text:p>0.292334</text:p>
              </table:table-cell>
              <table:table-cell office:value-type="float" office:value="0.433525">
                <text:p>0.433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3313">
                <text:p>16.3313</text:p>
              </table:table-cell>
              <table:table-cell office:value-type="float" office:value="0.383566">
                <text:p>0.383566</text:p>
              </table:table-cell>
              <table:table-cell office:value-type="float" office:value="0.279286">
                <text:p>0.279286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3565">
                <text:p>16.3565</text:p>
              </table:table-cell>
              <table:table-cell office:value-type="float" office:value="0.395821">
                <text:p>0.395821</text:p>
              </table:table-cell>
              <table:table-cell office:value-type="float" office:value="0.281303">
                <text:p>0.281303</text:p>
              </table:table-cell>
              <table:table-cell office:value-type="float" office:value="0.446667">
                <text:p>0.44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3817">
                <text:p>16.3817</text:p>
              </table:table-cell>
              <table:table-cell office:value-type="float" office:value="0.402714">
                <text:p>0.402714</text:p>
              </table:table-cell>
              <table:table-cell office:value-type="float" office:value="0.267934">
                <text:p>0.267934</text:p>
              </table:table-cell>
              <table:table-cell office:value-type="float" office:value="0.458809">
                <text:p>0.4588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069">
                <text:p>16.4069</text:p>
              </table:table-cell>
              <table:table-cell office:value-type="float" office:value="0.408433">
                <text:p>0.408433</text:p>
              </table:table-cell>
              <table:table-cell office:value-type="float" office:value="0.26323">
                <text:p>0.26323</text:p>
              </table:table-cell>
              <table:table-cell office:value-type="float" office:value="0.472014">
                <text:p>0.472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4321">
                <text:p>16.4321</text:p>
              </table:table-cell>
              <table:table-cell office:value-type="float" office:value="0.418389">
                <text:p>0.418389</text:p>
              </table:table-cell>
              <table:table-cell office:value-type="float" office:value="0.261269">
                <text:p>0.261269</text:p>
              </table:table-cell>
              <table:table-cell office:value-type="float" office:value="0.48769">
                <text:p>0.48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4573">
                <text:p>16.4573</text:p>
              </table:table-cell>
              <table:table-cell office:value-type="float" office:value="0.422353">
                <text:p>0.422353</text:p>
              </table:table-cell>
              <table:table-cell office:value-type="float" office:value="0.256016">
                <text:p>0.256016</text:p>
              </table:table-cell>
              <table:table-cell office:value-type="float" office:value="0.485248">
                <text:p>0.485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4825">
                <text:p>16.4825</text:p>
              </table:table-cell>
              <table:table-cell office:value-type="float" office:value="0.427487">
                <text:p>0.427487</text:p>
              </table:table-cell>
              <table:table-cell office:value-type="float" office:value="0.252811">
                <text:p>0.252811</text:p>
              </table:table-cell>
              <table:table-cell office:value-type="float" office:value="0.498528">
                <text:p>0.498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5077">
                <text:p>16.5077</text:p>
              </table:table-cell>
              <table:table-cell office:value-type="float" office:value="0.43705">
                <text:p>0.43705</text:p>
              </table:table-cell>
              <table:table-cell office:value-type="float" office:value="0.249947">
                <text:p>0.249947</text:p>
              </table:table-cell>
              <table:table-cell office:value-type="float" office:value="0.509383">
                <text:p>0.5093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5329">
                <text:p>16.5329</text:p>
              </table:table-cell>
              <table:table-cell office:value-type="float" office:value="0.447408">
                <text:p>0.447408</text:p>
              </table:table-cell>
              <table:table-cell office:value-type="float" office:value="0.24786">
                <text:p>0.24786</text:p>
              </table:table-cell>
              <table:table-cell office:value-type="float" office:value="0.52768">
                <text:p>0.52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5581">
                <text:p>16.5581</text:p>
              </table:table-cell>
              <table:table-cell office:value-type="float" office:value="0.448615">
                <text:p>0.448615</text:p>
              </table:table-cell>
              <table:table-cell office:value-type="float" office:value="0.241507">
                <text:p>0.241507</text:p>
              </table:table-cell>
              <table:table-cell office:value-type="float" office:value="0.539634">
                <text:p>0.539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5833">
                <text:p>16.5833</text:p>
              </table:table-cell>
              <table:table-cell office:value-type="float" office:value="0.460483">
                <text:p>0.460483</text:p>
              </table:table-cell>
              <table:table-cell office:value-type="float" office:value="0.239674">
                <text:p>0.239674</text:p>
              </table:table-cell>
              <table:table-cell office:value-type="float" office:value="0.538887">
                <text:p>0.5388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6085">
                <text:p>16.6085</text:p>
              </table:table-cell>
              <table:table-cell office:value-type="float" office:value="0.466505">
                <text:p>0.466505</text:p>
              </table:table-cell>
              <table:table-cell office:value-type="float" office:value="0.239226">
                <text:p>0.239226</text:p>
              </table:table-cell>
              <table:table-cell office:value-type="float" office:value="0.54954">
                <text:p>0.54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337">
                <text:p>16.6337</text:p>
              </table:table-cell>
              <table:table-cell office:value-type="float" office:value="0.473338">
                <text:p>0.473338</text:p>
              </table:table-cell>
              <table:table-cell office:value-type="float" office:value="0.240877">
                <text:p>0.240877</text:p>
              </table:table-cell>
              <table:table-cell office:value-type="float" office:value="0.558372">
                <text:p>0.558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6589">
                <text:p>16.6589</text:p>
              </table:table-cell>
              <table:table-cell office:value-type="float" office:value="0.474907">
                <text:p>0.474907</text:p>
              </table:table-cell>
              <table:table-cell office:value-type="float" office:value="0.2413">
                <text:p>0.2413</text:p>
              </table:table-cell>
              <table:table-cell office:value-type="float" office:value="0.574476">
                <text:p>0.574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6841">
                <text:p>16.6841</text:p>
              </table:table-cell>
              <table:table-cell office:value-type="float" office:value="0.491331">
                <text:p>0.491331</text:p>
              </table:table-cell>
              <table:table-cell office:value-type="float" office:value="0.240651">
                <text:p>0.240651</text:p>
              </table:table-cell>
              <table:table-cell office:value-type="float" office:value="0.585615">
                <text:p>0.585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7093">
                <text:p>16.7093</text:p>
              </table:table-cell>
              <table:table-cell office:value-type="float" office:value="0.496076">
                <text:p>0.496076</text:p>
              </table:table-cell>
              <table:table-cell office:value-type="float" office:value="0.235731">
                <text:p>0.235731</text:p>
              </table:table-cell>
              <table:table-cell office:value-type="float" office:value="0.584655">
                <text:p>0.584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7345">
                <text:p>16.7345</text:p>
              </table:table-cell>
              <table:table-cell office:value-type="float" office:value="0.500685">
                <text:p>0.500685</text:p>
              </table:table-cell>
              <table:table-cell office:value-type="float" office:value="0.235918">
                <text:p>0.235918</text:p>
              </table:table-cell>
              <table:table-cell office:value-type="float" office:value="0.59883">
                <text:p>0.598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97">
                <text:p>16.7597</text:p>
              </table:table-cell>
              <table:table-cell office:value-type="float" office:value="0.507942">
                <text:p>0.507942</text:p>
              </table:table-cell>
              <table:table-cell office:value-type="float" office:value="0.227439">
                <text:p>0.227439</text:p>
              </table:table-cell>
              <table:table-cell office:value-type="float" office:value="0.601078">
                <text:p>0.601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7849">
                <text:p>16.7849</text:p>
              </table:table-cell>
              <table:table-cell office:value-type="float" office:value="0.508859">
                <text:p>0.508859</text:p>
              </table:table-cell>
              <table:table-cell office:value-type="float" office:value="0.218739">
                <text:p>0.218739</text:p>
              </table:table-cell>
              <table:table-cell office:value-type="float" office:value="0.607734">
                <text:p>0.6077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8101">
                <text:p>16.8101</text:p>
              </table:table-cell>
              <table:table-cell office:value-type="float" office:value="0.512216">
                <text:p>0.512216</text:p>
              </table:table-cell>
              <table:table-cell office:value-type="float" office:value="0.218736">
                <text:p>0.218736</text:p>
              </table:table-cell>
              <table:table-cell office:value-type="float" office:value="0.612441">
                <text:p>0.61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8353">
                <text:p>16.8353</text:p>
              </table:table-cell>
              <table:table-cell office:value-type="float" office:value="0.516138">
                <text:p>0.516138</text:p>
              </table:table-cell>
              <table:table-cell office:value-type="float" office:value="0.216457">
                <text:p>0.216457</text:p>
              </table:table-cell>
              <table:table-cell office:value-type="float" office:value="0.62077">
                <text:p>0.620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8605">
                <text:p>16.8605</text:p>
              </table:table-cell>
              <table:table-cell office:value-type="float" office:value="0.167237">
                <text:p>0.167237</text:p>
              </table:table-cell>
              <table:table-cell office:value-type="float" office:value="0.218151">
                <text:p>0.218151</text:p>
              </table:table-cell>
              <table:table-cell office:value-type="float" office:value="0.189232">
                <text:p>0.189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8857">
                <text:p>16.8857</text:p>
              </table:table-cell>
              <table:table-cell office:value-type="float" office:value="0">
                <text:p>0</text:p>
              </table:table-cell>
              <table:table-cell office:value-type="float" office:value="0.210526">
                <text:p>0.210526</text:p>
              </table:table-cell>
              <table:table-cell office:value-type="float" office:value="0.000112892">
                <text:p>0.000112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9109">
                <text:p>16.9109</text:p>
              </table:table-cell>
              <table:table-cell office:value-type="float" office:value="0.000367512">
                <text:p>0.000367512</text:p>
              </table:table-cell>
              <table:table-cell office:value-type="float" office:value="0.219625">
                <text:p>0.219625</text:p>
              </table:table-cell>
              <table:table-cell office:value-type="float" office:value="0.00023374">
                <text:p>0.000233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9361">
                <text:p>16.9361</text:p>
              </table:table-cell>
              <table:table-cell office:value-type="float" office:value="0.000371306">
                <text:p>0.000371306</text:p>
              </table:table-cell>
              <table:table-cell office:value-type="float" office:value="0.218476">
                <text:p>0.218476</text:p>
              </table:table-cell>
              <table:table-cell office:value-type="float" office:value="0.000117612">
                <text:p>0.000117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9613">
                <text:p>16.9613</text:p>
              </table:table-cell>
              <table:table-cell office:value-type="float" office:value="0.00022927">
                <text:p>0.00022927</text:p>
              </table:table-cell>
              <table:table-cell office:value-type="float" office:value="0.21047">
                <text:p>0.21047</text:p>
              </table:table-cell>
              <table:table-cell office:value-type="float" office:value="0.000180018">
                <text:p>0.000180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9865">
                <text:p>16.9865</text:p>
              </table:table-cell>
              <table:table-cell office:value-type="float" office:value="0.000307267">
                <text:p>0.000307267</text:p>
              </table:table-cell>
              <table:table-cell office:value-type="float" office:value="0.22177">
                <text:p>0.22177</text:p>
              </table:table-cell>
              <table:table-cell office:value-type="float" office:value="0.000180538">
                <text:p>0.000180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0117">
                <text:p>17.0117</text:p>
              </table:table-cell>
              <table:table-cell office:value-type="float" office:value="0.000232486">
                <text:p>0.000232486</text:p>
              </table:table-cell>
              <table:table-cell office:value-type="float" office:value="0.216909">
                <text:p>0.216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0369">
                <text:p>17.0369</text:p>
              </table:table-cell>
              <table:table-cell office:value-type="float" office:value="0.0000790326">
                <text:p>0.0000790326</text:p>
              </table:table-cell>
              <table:table-cell office:value-type="float" office:value="0.218209">
                <text:p>0.218209</text:p>
              </table:table-cell>
              <table:table-cell office:value-type="float" office:value="0.000258181">
                <text:p>0.000258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0621">
                <text:p>17.0621</text:p>
              </table:table-cell>
              <table:table-cell office:value-type="float" office:value="0.000244978">
                <text:p>0.000244978</text:p>
              </table:table-cell>
              <table:table-cell office:value-type="float" office:value="0.221378">
                <text:p>0.221378</text:p>
              </table:table-cell>
              <table:table-cell office:value-type="float" office:value="0.000199045">
                <text:p>0.000199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0873">
                <text:p>17.0873</text:p>
              </table:table-cell>
              <table:table-cell office:value-type="float" office:value="0.00016811">
                <text:p>0.00016811</text:p>
              </table:table-cell>
              <table:table-cell office:value-type="float" office:value="0.222745">
                <text:p>0.222745</text:p>
              </table:table-cell>
              <table:table-cell office:value-type="float" office:value="0.000420905">
                <text:p>0.000420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1125">
                <text:p>17.1125</text:p>
              </table:table-cell>
              <table:table-cell office:value-type="float" office:value="0.0000857559">
                <text:p>0.0000857559</text:p>
              </table:table-cell>
              <table:table-cell office:value-type="float" office:value="0.220135">
                <text:p>0.220135</text:p>
              </table:table-cell>
              <table:table-cell office:value-type="float" office:value="0.0000735619">
                <text:p>0.00007356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1377">
                <text:p>17.1377</text:p>
              </table:table-cell>
              <table:table-cell office:value-type="float" office:value="0.0000882223">
                <text:p>0.0000882223</text:p>
              </table:table-cell>
              <table:table-cell office:value-type="float" office:value="0.211204">
                <text:p>0.211204</text:p>
              </table:table-cell>
              <table:table-cell office:value-type="float" office:value="0.000228258">
                <text:p>0.0002282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1629">
                <text:p>17.1629</text:p>
              </table:table-cell>
              <table:table-cell office:value-type="float" office:value="0.000709094">
                <text:p>0.000709094</text:p>
              </table:table-cell>
              <table:table-cell office:value-type="float" office:value="0.222833">
                <text:p>0.222833</text:p>
              </table:table-cell>
              <table:table-cell office:value-type="float" office:value="0.000316456">
                <text:p>0.000316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1881">
                <text:p>17.1881</text:p>
              </table:table-cell>
              <table:table-cell office:value-type="float" office:value="0.000185995">
                <text:p>0.000185995</text:p>
              </table:table-cell>
              <table:table-cell office:value-type="float" office:value="0.222915">
                <text:p>0.222915</text:p>
              </table:table-cell>
              <table:table-cell office:value-type="float" office:value="0.00041978">
                <text:p>0.00041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2133">
                <text:p>17.2133</text:p>
              </table:table-cell>
              <table:table-cell office:value-type="float" office:value="0.000193742">
                <text:p>0.000193742</text:p>
              </table:table-cell>
              <table:table-cell office:value-type="float" office:value="0.223869">
                <text:p>0.223869</text:p>
              </table:table-cell>
              <table:table-cell office:value-type="float" office:value="0.000522694">
                <text:p>0.000522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2385">
                <text:p>17.2385</text:p>
              </table:table-cell>
              <table:table-cell office:value-type="float" office:value="0.00040282">
                <text:p>0.00040282</text:p>
              </table:table-cell>
              <table:table-cell office:value-type="float" office:value="0.230111">
                <text:p>0.230111</text:p>
              </table:table-cell>
              <table:table-cell office:value-type="float" office:value="0.000547545">
                <text:p>0.000547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637">
                <text:p>17.2637</text:p>
              </table:table-cell>
              <table:table-cell office:value-type="float" office:value="0.000833073">
                <text:p>0.000833073</text:p>
              </table:table-cell>
              <table:table-cell office:value-type="float" office:value="0.230553">
                <text:p>0.230553</text:p>
              </table:table-cell>
              <table:table-cell office:value-type="float" office:value="0.000389294">
                <text:p>0.000389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2889">
                <text:p>17.2889</text:p>
              </table:table-cell>
              <table:table-cell office:value-type="float" office:value="0.000653595">
                <text:p>0.000653595</text:p>
              </table:table-cell>
              <table:table-cell office:value-type="float" office:value="0.232353">
                <text:p>0.232353</text:p>
              </table:table-cell>
              <table:table-cell office:value-type="float" office:value="0.000206932">
                <text:p>0.000206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314">
                <text:p>17.314</text:p>
              </table:table-cell>
              <table:table-cell office:value-type="float" office:value="0.000445732">
                <text:p>0.000445732</text:p>
              </table:table-cell>
              <table:table-cell office:value-type="float" office:value="0.225206">
                <text:p>0.225206</text:p>
              </table:table-cell>
              <table:table-cell office:value-type="float" office:value="0.000106746">
                <text:p>0.0001067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3392">
                <text:p>17.3392</text:p>
              </table:table-cell>
              <table:table-cell office:value-type="float" office:value="0.000724813">
                <text:p>0.000724813</text:p>
              </table:table-cell>
              <table:table-cell office:value-type="float" office:value="0.233631">
                <text:p>0.233631</text:p>
              </table:table-cell>
              <table:table-cell office:value-type="float" office:value="0.000117069">
                <text:p>0.000117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3644">
                <text:p>17.3644</text:p>
              </table:table-cell>
              <table:table-cell office:value-type="float" office:value="0.00100756">
                <text:p>0.00100756</text:p>
              </table:table-cell>
              <table:table-cell office:value-type="float" office:value="0.230605">
                <text:p>0.230605</text:p>
              </table:table-cell>
              <table:table-cell office:value-type="float" office:value="0.000242277">
                <text:p>0.0002422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3896">
                <text:p>17.3896</text:p>
              </table:table-cell>
              <table:table-cell office:value-type="float" office:value="0.000933707">
                <text:p>0.000933707</text:p>
              </table:table-cell>
              <table:table-cell office:value-type="float" office:value="0.240496">
                <text:p>0.240496</text:p>
              </table:table-cell>
              <table:table-cell office:value-type="float" office:value="0.000261404">
                <text:p>0.0002614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4148">
                <text:p>17.4148</text:p>
              </table:table-cell>
              <table:table-cell office:value-type="float" office:value="0.000850099">
                <text:p>0.000850099</text:p>
              </table:table-cell>
              <table:table-cell office:value-type="float" office:value="0.241003">
                <text:p>0.24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44">
                <text:p>17.44</text:p>
              </table:table-cell>
              <table:table-cell office:value-type="float" office:value="0.00135318">
                <text:p>0.00135318</text:p>
              </table:table-cell>
              <table:table-cell office:value-type="float" office:value="0.243422">
                <text:p>0.243422</text:p>
              </table:table-cell>
              <table:table-cell office:value-type="float" office:value="0.000152207">
                <text:p>0.0001522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4652">
                <text:p>17.4652</text:p>
              </table:table-cell>
              <table:table-cell office:value-type="float" office:value="0.00049505">
                <text:p>0.00049505</text:p>
              </table:table-cell>
              <table:table-cell office:value-type="float" office:value="0.246535">
                <text:p>0.246535</text:p>
              </table:table-cell>
              <table:table-cell office:value-type="float" office:value="0.00015977">
                <text:p>0.00015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904">
                <text:p>17.4904</text:p>
              </table:table-cell>
              <table:table-cell office:value-type="float" office:value="0.000529287">
                <text:p>0.000529287</text:p>
              </table:table-cell>
              <table:table-cell office:value-type="float" office:value="0.250353">
                <text:p>0.250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156">
                <text:p>17.5156</text:p>
              </table:table-cell>
              <table:table-cell office:value-type="float" office:value="0.000574053">
                <text:p>0.000574053</text:p>
              </table:table-cell>
              <table:table-cell office:value-type="float" office:value="0.258324">
                <text:p>0.258324</text:p>
              </table:table-cell>
              <table:table-cell office:value-type="float" office:value="0.000384615">
                <text:p>0.000384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408">
                <text:p>17.5408</text:p>
              </table:table-cell>
              <table:table-cell office:value-type="float" office:value="0.000205677">
                <text:p>0.000205677</text:p>
              </table:table-cell>
              <table:table-cell office:value-type="float" office:value="0.249691">
                <text:p>0.249691</text:p>
              </table:table-cell>
              <table:table-cell office:value-type="float" office:value="0.000851789">
                <text:p>0.000851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566">
                <text:p>17.566</text:p>
              </table:table-cell>
              <table:table-cell office:value-type="float" office:value="0.00132129">
                <text:p>0.00132129</text:p>
              </table:table-cell>
              <table:table-cell office:value-type="float" office:value="0.243338">
                <text:p>0.243338</text:p>
              </table:table-cell>
              <table:table-cell office:value-type="float" office:value="0.000925926">
                <text:p>0.0009259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5912">
                <text:p>17.5912</text:p>
              </table:table-cell>
              <table:table-cell office:value-type="float" office:value="0.0012364">
                <text:p>0.0012364</text:p>
              </table:table-cell>
              <table:table-cell office:value-type="float" office:value="0.251236">
                <text:p>0.25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6164">
                <text:p>17.6164</text:p>
              </table:table-cell>
              <table:table-cell office:value-type="float" office:value="0.00078329">
                <text:p>0.00078329</text:p>
              </table:table-cell>
              <table:table-cell office:value-type="float" office:value="0.256658">
                <text:p>0.256658</text:p>
              </table:table-cell>
              <table:table-cell office:value-type="float" office:value="0.000276472">
                <text:p>0.000276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6416">
                <text:p>17.6416</text:p>
              </table:table-cell>
              <table:table-cell office:value-type="float" office:value="0.000864304">
                <text:p>0.000864304</text:p>
              </table:table-cell>
              <table:table-cell office:value-type="float" office:value="0.258139">
                <text:p>0.258139</text:p>
              </table:table-cell>
              <table:table-cell office:value-type="float" office:value="0.000302939">
                <text:p>0.0003029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668">
                <text:p>17.6668</text:p>
              </table:table-cell>
              <table:table-cell office:value-type="float" office:value="0.00031736">
                <text:p>0.00031736</text:p>
              </table:table-cell>
              <table:table-cell office:value-type="float" office:value="0.261187">
                <text:p>0.261187</text:p>
              </table:table-cell>
              <table:table-cell office:value-type="float" office:value="0.000327654">
                <text:p>0.000327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692">
                <text:p>17.692</text:p>
              </table:table-cell>
              <table:table-cell office:value-type="float" office:value="0.000998004">
                <text:p>0.000998004</text:p>
              </table:table-cell>
              <table:table-cell office:value-type="float" office:value="0.261144">
                <text:p>0.261144</text:p>
              </table:table-cell>
              <table:table-cell office:value-type="float" office:value="0.000358938">
                <text:p>0.000358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7172">
                <text:p>17.7172</text:p>
              </table:table-cell>
              <table:table-cell office:value-type="float" office:value="0.000366435">
                <text:p>0.000366435</text:p>
              </table:table-cell>
              <table:table-cell office:value-type="float" office:value="0.265665">
                <text:p>0.265665</text:p>
              </table:table-cell>
              <table:table-cell office:value-type="float" office:value="0.000811688">
                <text:p>0.000811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7424">
                <text:p>17.7424</text:p>
              </table:table-cell>
              <table:table-cell office:value-type="float" office:value="0.00190694">
                <text:p>0.00190694</text:p>
              </table:table-cell>
              <table:table-cell office:value-type="float" office:value="0.273455">
                <text:p>0.27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676">
                <text:p>17.7676</text:p>
              </table:table-cell>
              <table:table-cell office:value-type="float" office:value="0.000455581">
                <text:p>0.000455581</text:p>
              </table:table-cell>
              <table:table-cell office:value-type="float" office:value="0.281549">
                <text:p>0.281549</text:p>
              </table:table-cell>
              <table:table-cell office:value-type="float" office:value="0.000490918">
                <text:p>0.00049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928">
                <text:p>17.7928</text:p>
              </table:table-cell>
              <table:table-cell office:value-type="float" office:value="0.00202532">
                <text:p>0.00202532</text:p>
              </table:table-cell>
              <table:table-cell office:value-type="float" office:value="0.274937">
                <text:p>0.274937</text:p>
              </table:table-cell>
              <table:table-cell office:value-type="float" office:value="0.000544959">
                <text:p>0.0005449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18">
                <text:p>17.818</text:p>
              </table:table-cell>
              <table:table-cell office:value-type="float" office:value="0.00112108">
                <text:p>0.00112108</text:p>
              </table:table-cell>
              <table:table-cell office:value-type="float" office:value="0.274103">
                <text:p>0.27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432">
                <text:p>17.8432</text:p>
              </table:table-cell>
              <table:table-cell office:value-type="float" office:value="0">
                <text:p>0</text:p>
              </table:table-cell>
              <table:table-cell office:value-type="float" office:value="0.247563">
                <text:p>0.247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684">
                <text:p>17.8684</text:p>
              </table:table-cell>
              <table:table-cell office:value-type="float" office:value="0.00141543">
                <text:p>0.00141543</text:p>
              </table:table-cell>
              <table:table-cell office:value-type="float" office:value="0.273178">
                <text:p>0.27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36">
                <text:p>17.8936</text:p>
              </table:table-cell>
              <table:table-cell office:value-type="float" office:value="0">
                <text:p>0</text:p>
              </table:table-cell>
              <table:table-cell office:value-type="float" office:value="0.261182">
                <text:p>0.261182</text:p>
              </table:table-cell>
              <table:table-cell office:value-type="float" office:value="0.00161551">
                <text:p>0.001615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188">
                <text:p>17.9188</text:p>
              </table:table-cell>
              <table:table-cell office:value-type="float" office:value="0">
                <text:p>0</text:p>
              </table:table-cell>
              <table:table-cell office:value-type="float" office:value="0.27425">
                <text:p>0.27425</text:p>
              </table:table-cell>
              <table:table-cell office:value-type="float" office:value="0.00102249">
                <text:p>0.00102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944">
                <text:p>17.944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282999">
                <text:p>0.28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9692">
                <text:p>17.9692</text:p>
              </table:table-cell>
              <table:table-cell office:value-type="float" office:value="0.00116822">
                <text:p>0.00116822</text:p>
              </table:table-cell>
              <table:table-cell office:value-type="float" office:value="0.241822">
                <text:p>0.24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9944">
                <text:p>17.9944</text:p>
              </table:table-cell>
              <table:table-cell office:value-type="float" office:value="0">
                <text:p>0</text:p>
              </table:table-cell>
              <table:table-cell office:value-type="float" office:value="0.255456">
                <text:p>0.25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0196">
                <text:p>18.0196</text:p>
              </table:table-cell>
              <table:table-cell office:value-type="float" office:value="0">
                <text:p>0</text:p>
              </table:table-cell>
              <table:table-cell office:value-type="float" office:value="0.225564">
                <text:p>0.22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0448">
                <text:p>18.0448</text:p>
              </table:table-cell>
              <table:table-cell office:value-type="float" office:value="0">
                <text:p>0</text:p>
              </table:table-cell>
              <table:table-cell office:value-type="float" office:value="0.244698">
                <text:p>0.24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07">
                <text:p>18.07</text:p>
              </table:table-cell>
              <table:table-cell office:value-type="float" office:value="0">
                <text:p>0</text:p>
              </table:table-cell>
              <table:table-cell office:value-type="float" office:value="0.240672">
                <text:p>0.240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0952">
                <text:p>18.0952</text:p>
              </table:table-cell>
              <table:table-cell office:value-type="float" office:value="0">
                <text:p>0</text:p>
              </table:table-cell>
              <table:table-cell office:value-type="float" office:value="0.284823">
                <text:p>0.28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1204">
                <text:p>18.1204</text:p>
              </table:table-cell>
              <table:table-cell office:value-type="float" office:value="0">
                <text:p>0</text:p>
              </table:table-cell>
              <table:table-cell office:value-type="float" office:value="0.240566">
                <text:p>0.24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1456">
                <text:p>18.145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1708">
                <text:p>18.1708</text:p>
              </table:table-cell>
              <table:table-cell office:value-type="float" office:value="0">
                <text:p>0</text:p>
              </table:table-cell>
              <table:table-cell office:value-type="float" office:value="0.237237">
                <text:p>0.23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196">
                <text:p>18.196</text:p>
              </table:table-cell>
              <table:table-cell office:value-type="float" office:value="0">
                <text:p>0</text:p>
              </table:table-cell>
              <table:table-cell office:value-type="float" office:value="0.258555">
                <text:p>0.25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2212">
                <text:p>18.2212</text:p>
              </table:table-cell>
              <table:table-cell office:value-type="float" office:value="0">
                <text:p>0</text:p>
              </table:table-cell>
              <table:table-cell office:value-type="float" office:value="0.280851">
                <text:p>0.280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2464">
                <text:p>18.2464</text:p>
              </table:table-cell>
              <table:table-cell office:value-type="float" office:value="0">
                <text:p>0</text:p>
              </table:table-cell>
              <table:table-cell office:value-type="float" office:value="0.245098">
                <text:p>0.245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2716">
                <text:p>18.2716</text:p>
              </table:table-cell>
              <table:table-cell office:value-type="float" office:value="0">
                <text:p>0</text:p>
              </table:table-cell>
              <table:table-cell office:value-type="float" office:value="0.215686">
                <text:p>0.215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2968">
                <text:p>18.2968</text:p>
              </table:table-cell>
              <table:table-cell office:value-type="float" office:value="0">
                <text:p>0</text:p>
              </table:table-cell>
              <table:table-cell office:value-type="float" office:value="0.257812">
                <text:p>0.257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322">
                <text:p>18.322</text:p>
              </table:table-cell>
              <table:table-cell office:value-type="float" office:value="0">
                <text:p>0</text:p>
              </table:table-cell>
              <table:table-cell office:value-type="float" office:value="0.268519">
                <text:p>0.26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472">
                <text:p>18.3472</text:p>
              </table:table-cell>
              <table:table-cell office:value-type="float" office:value="0">
                <text:p>0</text:p>
              </table:table-cell>
              <table:table-cell office:value-type="float" office:value="0.222222">
                <text:p>0.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3724">
                <text:p>18.3724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3976">
                <text:p>18.3976</text:p>
              </table:table-cell>
              <table:table-cell office:value-type="float" office:value="0">
                <text:p>0</text:p>
              </table:table-cell>
              <table:table-cell office:value-type="float" office:value="0.204301">
                <text:p>0.204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4228">
                <text:p>18.4228</text:p>
              </table:table-cell>
              <table:table-cell office:value-type="float" office:value="0">
                <text:p>0</text:p>
              </table:table-cell>
              <table:table-cell office:value-type="float" office:value="0.349206">
                <text:p>0.34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448">
                <text:p>18.448</text:p>
              </table:table-cell>
              <table:table-cell office:value-type="float" office:value="0">
                <text:p>0</text:p>
              </table:table-cell>
              <table:table-cell office:value-type="float" office:value="0.255319">
                <text:p>0.25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4732">
                <text:p>18.4732</text:p>
              </table:table-cell>
              <table:table-cell office:value-type="float" office:value="0">
                <text:p>0</text:p>
              </table:table-cell>
              <table:table-cell office:value-type="float" office:value="0.0512821">
                <text:p>0.051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4983">
                <text:p>18.4983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5235">
                <text:p>18.523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5487">
                <text:p>18.548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5739">
                <text:p>18.5739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5991">
                <text:p>18.5991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6243">
                <text:p>18.6243</text:p>
              </table:table-cell>
              <table:table-cell office:value-type="float" office:value="0">
                <text:p>0</text:p>
              </table:table-cell>
              <table:table-cell office:value-type="float" office:value="0.454545">
                <text:p>0.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495">
                <text:p>18.6495</text:p>
              </table:table-cell>
              <table:table-cell office:value-type="float" office:value="0">
                <text:p>0</text:p>
              </table:table-cell>
              <table:table-cell office:value-type="float" office:value="0.181818">
                <text:p>0.1818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